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cell-protect="protected"/>
    </style:style>
    <style:style style:name="ce3" style:family="table-cell" style:parent-style-name="Default" style:data-style-name="N0">
      <style:table-cell-properties style:vertical-align="automatic" fo:background-color="transparent" style:cell-protect="protected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fo:background-color="transparent" style:cell-protect="protected"/>
      <style:text-properties fo:font-size="9pt" style:font-size-asian="9pt" style:font-size-complex="9pt"/>
    </style:style>
    <style:style style:name="ce5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fo:font-size="26pt" style:font-size-asian="26pt" style:font-size-complex="26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fo:background-color="transparent" style:cell-protect="protected" style:repeat-content="false"/>
      <style:paragraph-properties fo:text-align="center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fo:border-top="none" fo:border-bottom="thick solid #000000" fo:border-left="none" fo:border-right="none" style:vertical-align="automatic" fo:background-color="#6699CC" style:cell-protect="protected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ck solid #000000" fo:border-left="none" fo:border-right="none" style:vertical-align="automatic" fo:background-color="#6699C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ck solid #000000" fo:border-left="none" fo:border-right="none" style:vertical-align="automatic" fo:background-color="transparent" style:cell-protect="protected"/>
    </style:style>
    <style:style style:name="ce11" style:family="table-cell" style:parent-style-name="Default" style:data-style-name="N0">
      <style:table-cell-properties style:vertical-align="automatic" fo:background-color="#FFFFFF" style:cell-protect="protected"/>
    </style:style>
    <style:style style:name="ce12" style:family="table-cell" style:parent-style-name="Default" style:data-style-name="N3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4">
      <style:table-cell-properties style:vertical-align="automatic" fo:background-color="#FFFFFF" style:cell-protect="protected"/>
    </style:style>
    <style:style style:name="co1" style:family="table-column">
      <style:table-column-properties fo:break-before="auto" style:column-width="0.396875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0.47625cm"/>
    </style:style>
    <style:style style:name="co4" style:family="table-column">
      <style:table-column-properties fo:break-before="auto" style:column-width="4.63020833333333cm"/>
    </style:style>
    <style:style style:name="co5" style:family="table-column">
      <style:table-column-properties fo:break-before="auto" style:column-width="3.65125cm"/>
    </style:style>
    <style:style style:name="co6" style:family="table-column">
      <style:table-column-properties fo:break-before="auto" style:column-width="3.20145833333333cm"/>
    </style:style>
    <style:style style:name="co7" style:family="table-column">
      <style:table-column-properties fo:break-before="auto" style:column-width="3.12208333333333cm"/>
    </style:style>
    <style:style style:name="co8" style:family="table-column">
      <style:table-column-properties fo:break-before="auto" style:column-width="4.92125cm"/>
    </style:style>
    <style:style style:name="co9" style:family="table-column">
      <style:table-column-properties fo:break-before="auto" style:column-width="4.28625cm"/>
    </style:style>
    <style:style style:name="co10" style:family="table-column">
      <style:table-column-properties fo:break-before="auto" style:column-width="3.413125cm"/>
    </style:style>
    <style:style style:name="co11" style:family="table-column">
      <style:table-column-properties fo:break-before="auto" style:column-width="2.88395833333333cm"/>
    </style:style>
    <style:style style:name="co12" style:family="table-column">
      <style:table-column-properties fo:break-before="auto" style:column-width="27.9135416666667cm"/>
    </style:style>
    <style:style style:name="co13" style:family="table-column">
      <style:table-column-properties fo:break-before="auto" style:column-width="3.62479166666667cm"/>
    </style:style>
    <style:style style:name="co14" style:family="table-column">
      <style:table-column-properties fo:break-before="auto" style:column-width="9.47208333333333cm"/>
    </style:style>
    <style:style style:name="co15" style:family="table-column">
      <style:table-column-properties fo:break-before="auto" style:column-width="6.29708333333333cm"/>
    </style:style>
    <style:style style:name="co16" style:family="table-column">
      <style:table-column-properties fo:break-before="auto" style:column-width="4.78895833333333cm"/>
    </style:style>
    <style:style style:name="co17" style:family="table-column">
      <style:table-column-properties fo:break-before="auto" style:column-width="4.445cm"/>
    </style:style>
    <style:style style:name="co18" style:family="table-column">
      <style:table-column-properties fo:break-before="auto" style:column-width="5.6356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 style:parent-style-name="Graphics">
      <style:graphic-properties draw:fill="none" draw:stroke="none" style:protect="position size"/>
    </style:style>
  </office:automatic-styles>
  <office:body>
    <office:spreadsheet>
      <table:calculation-settings table:case-sensitive="false" table:search-criteria-must-apply-to-whole-cell="false"/>
      <table:table table:name="Caratula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2" table:number-columns-repeated="16378" table:default-cell-style-name="ce2"/>
        <table:table-row table:style-name="ro1">
          <table:table-cell table:number-columns-repeated="16384"/>
        </table:table-row>
        <table:table-row table:style-name="ro2">
          <table:table-cell/>
          <table:table-cell table:style-name="ce2">
            <draw:frame draw:z-index="1" draw:id="id0" draw:style-name="a0" draw:name="Logo" svg:x="0in" svg:y="0in" svg:width="2.5625in" svg:height="0.83333in" style:rel-width="scale" style:rel-height="scale">
              <draw:image xlink:href="media/image1.jpg" xlink:type="simple" xlink:show="embed" xlink:actuate="onLoad"/>
              <svg:title/>
              <svg:desc/>
            </draw:frame>
          </table:table-cell>
          <table:table-cell table:number-columns-repeated="3" table:style-name="ce2"/>
          <table:table-cell office:value-type="string" table:number-columns-spanned="4" table:number-rows-spanned="1" table:style-name="ce3">
            <text:p>SECRETARÍA DE ESTADO DE ENERGÍA</text:p>
          </table:table-cell>
          <table:covered-table-cell table:number-columns-repeated="3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2"/>
          <table:table-cell office:value-type="string" table:number-columns-spanned="3" table:number-rows-spanned="2" table:style-name="ce4">
            <text:p>DIRECCIÓN GENERAL DE POLÍTICA ENERGÉTICA Y MINAS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/>
          <table:table-cell table:number-columns-repeated="5" table:style-name="ce2"/>
          <table:covered-table-cell/>
          <table:covered-table-cell table:number-columns-repeated="2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2"/>
          <table:table-cell office:value-type="string" table:number-columns-spanned="3" table:number-rows-spanned="2" table:style-name="ce4">
            <text:p>NIPO EN LINEA: 084-17-032-8</text:p>
          </table:table-cell>
          <table:covered-table-cell table:number-columns-repeated="2"/>
          <table:table-cell table:number-columns-repeated="16375"/>
        </table:table-row>
        <table:table-row table:style-name="ro1">
          <table:table-cell/>
          <table:table-cell table:number-columns-repeated="5" table:style-name="ce2"/>
          <table:covered-table-cell/>
          <table:covered-table-cell table:number-columns-repeated="2"/>
          <table:table-cell table:number-columns-repeated="16375"/>
        </table:table-row>
        <table:table-row table:number-rows-repeated="7"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8" table:number-rows-spanned="5" table:style-name="ce5">
            <text:p>ESTADÍSTICA DE LA INDUSTRIA DE LA ENERGÍA ELÉCTRICA 2016</text:p>
          </table:table-cell>
          <table:covered-table-cell table:number-columns-repeated="7"/>
          <table:table-cell table:number-columns-repeated="16375"/>
        </table:table-row>
        <table:table-row table:number-rows-repeated="4" table:style-name="ro1">
          <table:table-cell/>
          <table:covered-table-cell/>
          <table:covered-table-cell table:number-columns-repeated="7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2"/>
          <table:table-cell office:value-type="string" table:number-columns-spanned="3" table:number-rows-spanned="1" table:style-name="ce6">
            <text:p>Datos provisionales</text:p>
          </table:table-cell>
          <table:covered-table-cell table:number-columns-repeated="2"/>
          <table:table-cell table:number-columns-repeated="16375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/>
          <table:table-cell table:number-columns-spanned="4" table:number-rows-spanned="1" table:style-name="ce7"/>
          <table:covered-table-cell table:number-columns-repeated="3"/>
          <table:table-cell table:number-columns-repeated="16379" table:style-name="ce2"/>
        </table:table-row>
        <table:table-row table:number-rows-repeated="1048548" table:style-name="ro1">
          <table:table-cell table:number-columns-repeated="16384"/>
        </table:table-row>
      </table:table>
      <table:table table:name="Nacional" table:style-name="ta2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6" table:default-cell-style-name="ce2"/>
        <table:table-column table:style-name="co11" table:default-cell-style-name="ce2"/>
        <table:table-column table:style-name="co12" table:number-columns-repeated="16375" table:default-cell-style-name="ce2"/>
        <table:table-row table:style-name="ro2">
          <table:table-cell office:value-type="string" table:style-name="ce8">
            <text:p>DESCRIPCION_FILA</text:p>
          </table:table-cell>
          <table:table-cell office:value-type="string" table:style-name="ce9">
            <text:p>CENTRALES ACTIVAS</text:p>
          </table:table-cell>
          <table:table-cell office:value-type="string" table:style-name="ce9">
            <text:p>POTENCIA ACTIVA (MW)</text:p>
          </table:table-cell>
          <table:table-cell office:value-type="string" table:style-name="ce9">
            <text:p>HORAS UTILIZACION</text:p>
          </table:table-cell>
          <table:table-cell office:value-type="string" table:style-name="ce9">
            <text:p>PRODUCCION EN BORNES DE LOS GENERADORES (MWh)</text:p>
          </table:table-cell>
          <table:table-cell office:value-type="string" table:style-name="ce9">
            <text:p>CONSUMOS EN GENERACION (MWh)</text:p>
          </table:table-cell>
          <table:table-cell office:value-type="string" table:style-name="ce9">
            <text:p>PRODUCCION NETA (MWH)</text:p>
          </table:table-cell>
          <table:table-cell office:value-type="string" table:style-name="ce9">
            <text:p>AUTOCONSUMOS (MWh)</text:p>
          </table:table-cell>
          <table:table-cell office:value-type="string" table:style-name="ce9">
            <text:p>CONSUMOS EN BOMBEO (MWh)</text:p>
          </table:table-cell>
          <table:table-cell table:number-columns-repeated="16375" table:style-name="ce10"/>
        </table:table-row>
        <table:table-row table:style-name="ro2">
          <table:table-cell office:value-type="string" table:style-name="ce11">
            <text:p>Hidraúlica</text:p>
          </table:table-cell>
          <table:table-cell office:value-type="float" office:value="369" table:style-name="ce12">
            <text:p>369</text:p>
          </table:table-cell>
          <table:table-cell office:value-type="float" office:value="16884.88" table:style-name="ce13">
            <text:p>16.884,88</text:p>
          </table:table-cell>
          <table:table-cell office:value-type="float" office:value="1923.1022944788499" table:style-name="ce13">
            <text:p>1.923,10</text:p>
          </table:table-cell>
          <table:table-cell office:value-type="float" office:value="32471351.469999999" table:style-name="ce13">
            <text:p>32.471.351,47</text:p>
          </table:table-cell>
          <table:table-cell office:value-type="float" office:value="340358.16" table:style-name="ce13">
            <text:p>340.358,16</text:p>
          </table:table-cell>
          <table:table-cell office:value-type="float" office:value="32130993.309999999" table:style-name="ce13">
            <text:p>32.130.993,31</text:p>
          </table:table-cell>
          <table:table-cell office:value-type="float" office:value="0" table:style-name="ce13">
            <text:p>0,00</text:p>
          </table:table-cell>
          <table:table-cell office:value-type="float" office:value="3932938.88" table:style-name="ce13">
            <text:p>3.932.938,88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puro</text:p>
          </table:table-cell>
          <table:table-cell office:value-type="float" office:value="7" table:style-name="ce12">
            <text:p>7</text:p>
          </table:table-cell>
          <table:table-cell office:value-type="float" office:value="2455" table:style-name="ce13">
            <text:p>2.455,00</text:p>
          </table:table-cell>
          <table:table-cell office:value-type="float" office:value="720.77964969450102" table:style-name="ce13">
            <text:p>720,78</text:p>
          </table:table-cell>
          <table:table-cell office:value-type="float" office:value="1769514.04" table:style-name="ce13">
            <text:p>1.769.514,04</text:p>
          </table:table-cell>
          <table:table-cell office:value-type="float" office:value="13938.31" table:style-name="ce13">
            <text:p>13.938,31</text:p>
          </table:table-cell>
          <table:table-cell office:value-type="float" office:value="1755575.73" table:style-name="ce13">
            <text:p>1.755.575,73</text:p>
          </table:table-cell>
          <table:table-cell office:value-type="float" office:value="0" table:style-name="ce13">
            <text:p>0,00</text:p>
          </table:table-cell>
          <table:table-cell office:value-type="float" office:value="2687604.21" table:style-name="ce13">
            <text:p>2.687.604,21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mixto</text:p>
          </table:table-cell>
          <table:table-cell office:value-type="float" office:value="13" table:style-name="ce12">
            <text:p>13</text:p>
          </table:table-cell>
          <table:table-cell office:value-type="float" office:value="2683.06" table:style-name="ce13">
            <text:p>2.683,06</text:p>
          </table:table-cell>
          <table:table-cell office:value-type="float" office:value="1585.28218153899" table:style-name="ce13">
            <text:p>1.585,28</text:p>
          </table:table-cell>
          <table:table-cell office:value-type="float" office:value="4253407.21" table:style-name="ce13">
            <text:p>4.253.407,21</text:p>
          </table:table-cell>
          <table:table-cell office:value-type="float" office:value="30412.18" table:style-name="ce13">
            <text:p>30.412,18</text:p>
          </table:table-cell>
          <table:table-cell office:value-type="float" office:value="4222995.03" table:style-name="ce13">
            <text:p>4.222.995,03</text:p>
          </table:table-cell>
          <table:table-cell office:value-type="float" office:value="0" table:style-name="ce13">
            <text:p>0,00</text:p>
          </table:table-cell>
          <table:table-cell office:value-type="float" office:value="1245334.67" table:style-name="ce13">
            <text:p>1.245.334,67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Nuclear</text:p>
          </table:table-cell>
          <table:table-cell office:value-type="float" office:value="6" table:style-name="ce12">
            <text:p>6</text:p>
          </table:table-cell>
          <table:table-cell office:value-type="float" office:value="8119.04" table:style-name="ce13">
            <text:p>8.119,04</text:p>
          </table:table-cell>
          <table:table-cell office:value-type="float" office:value="7219.4014316963603" table:style-name="ce13">
            <text:p>7.219,40</text:p>
          </table:table-cell>
          <table:table-cell office:value-type="float" office:value="58614609" table:style-name="ce13">
            <text:p>58.614.609,00</text:p>
          </table:table-cell>
          <table:table-cell office:value-type="float" office:value="2499333" table:style-name="ce13">
            <text:p>2.499.333,00</text:p>
          </table:table-cell>
          <table:table-cell office:value-type="float" office:value="56115276" table:style-name="ce13">
            <text:p>56.115.276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arbón</text:p>
          </table:table-cell>
          <table:table-cell office:value-type="float" office:value="15" table:style-name="ce12">
            <text:p>15</text:p>
          </table:table-cell>
          <table:table-cell office:value-type="float" office:value="11016.18" table:style-name="ce13">
            <text:p>11.016,18</text:p>
          </table:table-cell>
          <table:table-cell office:value-type="float" office:value="3642.8032067377299" table:style-name="ce13">
            <text:p>3.642,80</text:p>
          </table:table-cell>
          <table:table-cell office:value-type="float" office:value="40129775.829999998" table:style-name="ce13">
            <text:p>40.129.775,83</text:p>
          </table:table-cell>
          <table:table-cell office:value-type="float" office:value="2794733.84" table:style-name="ce13">
            <text:p>2.794.733,84</text:p>
          </table:table-cell>
          <table:table-cell office:value-type="float" office:value="37335041.990000002" table:style-name="ce13">
            <text:p>37.335.041,99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Fuel+gas y ciclo combinado</text:p>
          </table:table-cell>
          <table:table-cell office:value-type="float" office:value="52" table:style-name="ce12">
            <text:p>52</text:p>
          </table:table-cell>
          <table:table-cell office:value-type="float" office:value="25542.78" table:style-name="ce13">
            <text:p>25.542,78</text:p>
          </table:table-cell>
          <table:table-cell office:value-type="float" office:value="1460.0351132492201" table:style-name="ce13">
            <text:p>1.460,04</text:p>
          </table:table-cell>
          <table:table-cell office:value-type="float" office:value="37293355.689999998" table:style-name="ce13">
            <text:p>37.293.355,69</text:p>
          </table:table-cell>
          <table:table-cell office:value-type="float" office:value="1333710.3600000001" table:style-name="ce13">
            <text:p>1.333.710,36</text:p>
          </table:table-cell>
          <table:table-cell office:value-type="float" office:value="35959645.329999998" table:style-name="ce13">
            <text:p>35.959.645,33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Resto hidráulica</text:p>
          </table:table-cell>
          <table:table-cell office:value-type="float" office:value="818" table:style-name="ce12">
            <text:p>818</text:p>
          </table:table-cell>
          <table:table-cell office:value-type="float" office:value="1869.72" table:style-name="ce13">
            <text:p>1.869,72</text:p>
          </table:table-cell>
          <table:table-cell office:value-type="float" office:value="2780.1869103395202" table:style-name="ce13">
            <text:p>2.780,19</text:p>
          </table:table-cell>
          <table:table-cell office:value-type="float" office:value="5198171.07" table:style-name="ce13">
            <text:p>5.198.171,07</text:p>
          </table:table-cell>
          <table:table-cell office:value-type="float" office:value="50160.33" table:style-name="ce13">
            <text:p>50.160,33</text:p>
          </table:table-cell>
          <table:table-cell office:value-type="float" office:value="5148010.74" table:style-name="ce13">
            <text:p>5.148.010,74</text:p>
          </table:table-cell>
          <table:table-cell office:value-type="float" office:value="24357.97" table:style-name="ce13">
            <text:p>24.357,97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907" table:style-name="ce12">
            <text:p>907</text:p>
          </table:table-cell>
          <table:table-cell office:value-type="float" office:value="22766.97" table:style-name="ce13">
            <text:p>22.766,97</text:p>
          </table:table-cell>
          <table:table-cell office:value-type="float" office:value="2122.1779784485998" table:style-name="ce13">
            <text:p>2.122,18</text:p>
          </table:table-cell>
          <table:table-cell office:value-type="float" office:value="48315562.369999997" table:style-name="ce13">
            <text:p>48.315.562,37</text:p>
          </table:table-cell>
          <table:table-cell office:value-type="float" office:value="839869.84" table:style-name="ce13">
            <text:p>839.869,84</text:p>
          </table:table-cell>
          <table:table-cell office:value-type="float" office:value="47475692.530000001" table:style-name="ce13">
            <text:p>47.475.692,53</text:p>
          </table:table-cell>
          <table:table-cell office:value-type="float" office:value="37438.85" table:style-name="ce13">
            <text:p>37.438,85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61386" table:style-name="ce12">
            <text:p>61.386</text:p>
          </table:table-cell>
          <table:table-cell office:value-type="float" office:value="4674.04" table:style-name="ce13">
            <text:p>4.674,04</text:p>
          </table:table-cell>
          <table:table-cell office:value-type="float" office:value="1716.14620328452" table:style-name="ce13">
            <text:p>1.716,15</text:p>
          </table:table-cell>
          <table:table-cell office:value-type="float" office:value="8021336" table:style-name="ce13">
            <text:p>8.021.336,00</text:p>
          </table:table-cell>
          <table:table-cell office:value-type="float" office:value="79419.179999999993" table:style-name="ce13">
            <text:p>79.419,18</text:p>
          </table:table-cell>
          <table:table-cell office:value-type="float" office:value="7941916.8200000003" table:style-name="ce13">
            <text:p>7.941.916,82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51" table:style-name="ce12">
            <text:p>51</text:p>
          </table:table-cell>
          <table:table-cell office:value-type="float" office:value="2299.5300000000002" table:style-name="ce13">
            <text:p>2.299,53</text:p>
          </table:table-cell>
          <table:table-cell office:value-type="float" office:value="2425.5829104208301" table:style-name="ce13">
            <text:p>2.425,58</text:p>
          </table:table-cell>
          <table:table-cell office:value-type="float" office:value="5577700.6699999999" table:style-name="ce13">
            <text:p>5.577.700,67</text:p>
          </table:table-cell>
          <table:table-cell office:value-type="float" office:value="507063.7" table:style-name="ce13">
            <text:p>507.063,70</text:p>
          </table:table-cell>
          <table:table-cell office:value-type="float" office:value="5070636.97" table:style-name="ce13">
            <text:p>5.070.636,97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ogeneración</text:p>
          </table:table-cell>
          <table:table-cell office:value-type="float" office:value="525" table:style-name="ce12">
            <text:p>525</text:p>
          </table:table-cell>
          <table:table-cell office:value-type="float" office:value="4837.68" table:style-name="ce13">
            <text:p>4.837,68</text:p>
          </table:table-cell>
          <table:table-cell office:value-type="float" office:value="6133.2349535314497" table:style-name="ce13">
            <text:p>6.133,23</text:p>
          </table:table-cell>
          <table:table-cell office:value-type="float" office:value="29670628.07" table:style-name="ce13">
            <text:p>29.670.628,07</text:p>
          </table:table-cell>
          <table:table-cell office:value-type="float" office:value="896289.28000000003" table:style-name="ce13">
            <text:p>896.289,28</text:p>
          </table:table-cell>
          <table:table-cell office:value-type="float" office:value="28774338.789999999" table:style-name="ce13">
            <text:p>28.774.338,79</text:p>
          </table:table-cell>
          <table:table-cell office:value-type="float" office:value="-1985686.31" table:style-name="ce13">
            <text:p>-1.985.686,31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érmica renovable y resto</text:p>
          </table:table-cell>
          <table:table-cell office:value-type="float" office:value="131" table:style-name="ce12">
            <text:p>131</text:p>
          </table:table-cell>
          <table:table-cell office:value-type="float" office:value="1030.8900000000001" table:style-name="ce13">
            <text:p>1.030,89</text:p>
          </table:table-cell>
          <table:table-cell office:value-type="float" office:value="5493.8745840972397" table:style-name="ce13">
            <text:p>5.493,87</text:p>
          </table:table-cell>
          <table:table-cell office:value-type="float" office:value="5663580.3700000001" table:style-name="ce13">
            <text:p>5.663.580,37</text:p>
          </table:table-cell>
          <table:table-cell office:value-type="float" office:value="547502.06000000006" table:style-name="ce13">
            <text:p>547.502,06</text:p>
          </table:table-cell>
          <table:table-cell office:value-type="float" office:value="5116078.3099999996" table:style-name="ce13">
            <text:p>5.116.078,31</text:p>
          </table:table-cell>
          <table:table-cell office:value-type="float" office:value="-194119.36" table:style-name="ce13">
            <text:p>-194.119,36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64260" table:style-name="ce12">
            <text:p>64.260</text:p>
          </table:table-cell>
          <table:table-cell office:value-type="float" office:value="99041.71" table:style-name="ce13">
            <text:p>99.041,71</text:p>
          </table:table-cell>
          <table:table-cell office:value-type="float" office:value="2735.7773865172599" table:style-name="ce13">
            <text:p>2.735,78</text:p>
          </table:table-cell>
          <table:table-cell office:value-type="float" office:value="270956070.54000002" table:style-name="ce13">
            <text:p>270.956.070,54</text:p>
          </table:table-cell>
          <table:table-cell office:value-type="float" office:value="9888439.75" table:style-name="ce13">
            <text:p>9.888.439,75</text:p>
          </table:table-cell>
          <table:table-cell office:value-type="float" office:value="261067630.78999999" table:style-name="ce13">
            <text:p>261.067.630,79</text:p>
          </table:table-cell>
          <table:table-cell office:value-type="float" office:value="2241602.4900000002" table:style-name="ce13">
            <text:p>2.241.602,49</text:p>
          </table:table-cell>
          <table:table-cell office:value-type="float" office:value="3932938.88" table:style-name="ce13">
            <text:p>3.932.938,88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Peninsular" table:style-name="ta2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6" table:default-cell-style-name="ce2"/>
        <table:table-column table:style-name="co11" table:default-cell-style-name="ce2"/>
        <table:table-column table:style-name="co12" table:number-columns-repeated="16375" table:default-cell-style-name="ce2"/>
        <table:table-row table:style-name="ro2">
          <table:table-cell office:value-type="string" table:style-name="ce8">
            <text:p>DESCRIPCION_FILA</text:p>
          </table:table-cell>
          <table:table-cell office:value-type="string" table:style-name="ce9">
            <text:p>CENTRALES ACTIVAS</text:p>
          </table:table-cell>
          <table:table-cell office:value-type="string" table:style-name="ce9">
            <text:p>POTENCIA ACTIVA (MW)</text:p>
          </table:table-cell>
          <table:table-cell office:value-type="string" table:style-name="ce9">
            <text:p>HORAS UTILIZACION</text:p>
          </table:table-cell>
          <table:table-cell office:value-type="string" table:style-name="ce9">
            <text:p>PRODUCCION EN BORNES DE LOS GENERADORES (MWh)</text:p>
          </table:table-cell>
          <table:table-cell office:value-type="string" table:style-name="ce9">
            <text:p>CONSUMOS EN GENERACION (MWh)</text:p>
          </table:table-cell>
          <table:table-cell office:value-type="string" table:style-name="ce9">
            <text:p>PRODUCCION NETA (MWH)</text:p>
          </table:table-cell>
          <table:table-cell office:value-type="string" table:style-name="ce9">
            <text:p>AUTOCONSUMOS (MWh)</text:p>
          </table:table-cell>
          <table:table-cell office:value-type="string" table:style-name="ce9">
            <text:p>CONSUMOS EN BOMBEO (MWh)</text:p>
          </table:table-cell>
          <table:table-cell table:number-columns-repeated="16375" table:style-name="ce10"/>
        </table:table-row>
        <table:table-row table:style-name="ro2">
          <table:table-cell office:value-type="string" table:style-name="ce11">
            <text:p>Hidraúlica</text:p>
          </table:table-cell>
          <table:table-cell office:value-type="float" office:value="369" table:style-name="ce12">
            <text:p>369</text:p>
          </table:table-cell>
          <table:table-cell office:value-type="float" office:value="16884.88" table:style-name="ce13">
            <text:p>16.884,88</text:p>
          </table:table-cell>
          <table:table-cell office:value-type="float" office:value="1923.1022944788499" table:style-name="ce13">
            <text:p>1.923,10</text:p>
          </table:table-cell>
          <table:table-cell office:value-type="float" office:value="32471351.469999999" table:style-name="ce13">
            <text:p>32.471.351,47</text:p>
          </table:table-cell>
          <table:table-cell office:value-type="float" office:value="340358.16" table:style-name="ce13">
            <text:p>340.358,16</text:p>
          </table:table-cell>
          <table:table-cell office:value-type="float" office:value="32130993.309999999" table:style-name="ce13">
            <text:p>32.130.993,31</text:p>
          </table:table-cell>
          <table:table-cell office:value-type="float" office:value="0" table:style-name="ce13">
            <text:p>0,00</text:p>
          </table:table-cell>
          <table:table-cell office:value-type="float" office:value="3932938.88" table:style-name="ce13">
            <text:p>3.932.938,88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puro</text:p>
          </table:table-cell>
          <table:table-cell office:value-type="float" office:value="7" table:style-name="ce12">
            <text:p>7</text:p>
          </table:table-cell>
          <table:table-cell office:value-type="float" office:value="2455" table:style-name="ce13">
            <text:p>2.455,00</text:p>
          </table:table-cell>
          <table:table-cell office:value-type="float" office:value="720.77964969450102" table:style-name="ce13">
            <text:p>720,78</text:p>
          </table:table-cell>
          <table:table-cell office:value-type="float" office:value="1769514.04" table:style-name="ce13">
            <text:p>1.769.514,04</text:p>
          </table:table-cell>
          <table:table-cell office:value-type="float" office:value="13938.31" table:style-name="ce13">
            <text:p>13.938,31</text:p>
          </table:table-cell>
          <table:table-cell office:value-type="float" office:value="1755575.73" table:style-name="ce13">
            <text:p>1.755.575,73</text:p>
          </table:table-cell>
          <table:table-cell office:value-type="float" office:value="0" table:style-name="ce13">
            <text:p>0,00</text:p>
          </table:table-cell>
          <table:table-cell office:value-type="float" office:value="2687604.21" table:style-name="ce13">
            <text:p>2.687.604,21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mixto</text:p>
          </table:table-cell>
          <table:table-cell office:value-type="float" office:value="13" table:style-name="ce12">
            <text:p>13</text:p>
          </table:table-cell>
          <table:table-cell office:value-type="float" office:value="2683.06" table:style-name="ce13">
            <text:p>2.683,06</text:p>
          </table:table-cell>
          <table:table-cell office:value-type="float" office:value="1585.28218153899" table:style-name="ce13">
            <text:p>1.585,28</text:p>
          </table:table-cell>
          <table:table-cell office:value-type="float" office:value="4253407.21" table:style-name="ce13">
            <text:p>4.253.407,21</text:p>
          </table:table-cell>
          <table:table-cell office:value-type="float" office:value="30412.18" table:style-name="ce13">
            <text:p>30.412,18</text:p>
          </table:table-cell>
          <table:table-cell office:value-type="float" office:value="4222995.03" table:style-name="ce13">
            <text:p>4.222.995,03</text:p>
          </table:table-cell>
          <table:table-cell office:value-type="float" office:value="0" table:style-name="ce13">
            <text:p>0,00</text:p>
          </table:table-cell>
          <table:table-cell office:value-type="float" office:value="1245334.67" table:style-name="ce13">
            <text:p>1.245.334,67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Nuclear</text:p>
          </table:table-cell>
          <table:table-cell office:value-type="float" office:value="6" table:style-name="ce12">
            <text:p>6</text:p>
          </table:table-cell>
          <table:table-cell office:value-type="float" office:value="8119.04" table:style-name="ce13">
            <text:p>8.119,04</text:p>
          </table:table-cell>
          <table:table-cell office:value-type="float" office:value="7219.4014316963603" table:style-name="ce13">
            <text:p>7.219,40</text:p>
          </table:table-cell>
          <table:table-cell office:value-type="float" office:value="58614609" table:style-name="ce13">
            <text:p>58.614.609,00</text:p>
          </table:table-cell>
          <table:table-cell office:value-type="float" office:value="2499333" table:style-name="ce13">
            <text:p>2.499.333,00</text:p>
          </table:table-cell>
          <table:table-cell office:value-type="float" office:value="56115276" table:style-name="ce13">
            <text:p>56.115.276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arbón</text:p>
          </table:table-cell>
          <table:table-cell office:value-type="float" office:value="14" table:style-name="ce12">
            <text:p>14</text:p>
          </table:table-cell>
          <table:table-cell office:value-type="float" office:value="10431.18" table:style-name="ce13">
            <text:p>10.431,18</text:p>
          </table:table-cell>
          <table:table-cell office:value-type="float" office:value="3604.19365019106" table:style-name="ce13">
            <text:p>3.604,19</text:p>
          </table:table-cell>
          <table:table-cell office:value-type="float" office:value="37595992.719999999" table:style-name="ce13">
            <text:p>37.595.992,72</text:p>
          </table:table-cell>
          <table:table-cell office:value-type="float" office:value="2565852.6" table:style-name="ce13">
            <text:p>2.565.852,60</text:p>
          </table:table-cell>
          <table:table-cell office:value-type="float" office:value="35030140.119999997" table:style-name="ce13">
            <text:p>35.030.140,12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Fuel+gas y ciclo combinado</text:p>
          </table:table-cell>
          <table:table-cell office:value-type="float" office:value="36" table:style-name="ce12">
            <text:p>36</text:p>
          </table:table-cell>
          <table:table-cell office:value-type="float" office:value="21189.37" table:style-name="ce13">
            <text:p>21.189,37</text:p>
          </table:table-cell>
          <table:table-cell office:value-type="float" office:value="1246.6765750940201" table:style-name="ce13">
            <text:p>1.246,68</text:p>
          </table:table-cell>
          <table:table-cell office:value-type="float" office:value="26416291.219999999" table:style-name="ce13">
            <text:p>26.416.291,22</text:p>
          </table:table-cell>
          <table:table-cell office:value-type="float" office:value="785163.83" table:style-name="ce13">
            <text:p>785.163,83</text:p>
          </table:table-cell>
          <table:table-cell office:value-type="float" office:value="25631127.390000001" table:style-name="ce13">
            <text:p>25.631.127,39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Resto hidráulica</text:p>
          </table:table-cell>
          <table:table-cell office:value-type="float" office:value="817" table:style-name="ce12">
            <text:p>817</text:p>
          </table:table-cell>
          <table:table-cell office:value-type="float" office:value="1869.26" table:style-name="ce13">
            <text:p>1.869,26</text:p>
          </table:table-cell>
          <table:table-cell office:value-type="float" office:value="2779.01378085446" table:style-name="ce13">
            <text:p>2.779,01</text:p>
          </table:table-cell>
          <table:table-cell office:value-type="float" office:value="5194699.3" table:style-name="ce13">
            <text:p>5.194.699,30</text:p>
          </table:table-cell>
          <table:table-cell office:value-type="float" office:value="50160.33" table:style-name="ce13">
            <text:p>50.160,33</text:p>
          </table:table-cell>
          <table:table-cell office:value-type="float" office:value="5144538.97" table:style-name="ce13">
            <text:p>5.144.538,97</text:p>
          </table:table-cell>
          <table:table-cell office:value-type="float" office:value="24357.97" table:style-name="ce13">
            <text:p>24.357,97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866" table:style-name="ce12">
            <text:p>866</text:p>
          </table:table-cell>
          <table:table-cell office:value-type="float" office:value="22622.57" table:style-name="ce13">
            <text:p>22.622,57</text:p>
          </table:table-cell>
          <table:table-cell office:value-type="float" office:value="2117.7511834420202" table:style-name="ce13">
            <text:p>2.117,75</text:p>
          </table:table-cell>
          <table:table-cell office:value-type="float" office:value="47908974.390000001" table:style-name="ce13">
            <text:p>47.908.974,39</text:p>
          </table:table-cell>
          <table:table-cell office:value-type="float" office:value="832547.43" table:style-name="ce13">
            <text:p>832.547,43</text:p>
          </table:table-cell>
          <table:table-cell office:value-type="float" office:value="47076426.960000001" table:style-name="ce13">
            <text:p>47.076.426,96</text:p>
          </table:table-cell>
          <table:table-cell office:value-type="float" office:value="11374.73" table:style-name="ce13">
            <text:p>11.374,73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59098" table:style-name="ce12">
            <text:p>59.098</text:p>
          </table:table-cell>
          <table:table-cell office:value-type="float" office:value="4429.74" table:style-name="ce13">
            <text:p>4.429,74</text:p>
          </table:table-cell>
          <table:table-cell office:value-type="float" office:value="1720.9744951170901" table:style-name="ce13">
            <text:p>1.720,97</text:p>
          </table:table-cell>
          <table:table-cell office:value-type="float" office:value="7623469.5599999996" table:style-name="ce13">
            <text:p>7.623.469,56</text:p>
          </table:table-cell>
          <table:table-cell office:value-type="float" office:value="75479.899999999994" table:style-name="ce13">
            <text:p>75.479,90</text:p>
          </table:table-cell>
          <table:table-cell office:value-type="float" office:value="7547989.6600000001" table:style-name="ce13">
            <text:p>7.547.989,66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51" table:style-name="ce12">
            <text:p>51</text:p>
          </table:table-cell>
          <table:table-cell office:value-type="float" office:value="2299.5300000000002" table:style-name="ce13">
            <text:p>2.299,53</text:p>
          </table:table-cell>
          <table:table-cell office:value-type="float" office:value="2425.5829104208301" table:style-name="ce13">
            <text:p>2.425,58</text:p>
          </table:table-cell>
          <table:table-cell office:value-type="float" office:value="5577700.6699999999" table:style-name="ce13">
            <text:p>5.577.700,67</text:p>
          </table:table-cell>
          <table:table-cell office:value-type="float" office:value="507063.7" table:style-name="ce13">
            <text:p>507.063,70</text:p>
          </table:table-cell>
          <table:table-cell office:value-type="float" office:value="5070636.97" table:style-name="ce13">
            <text:p>5.070.636,97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ogeneración</text:p>
          </table:table-cell>
          <table:table-cell office:value-type="float" office:value="520" table:style-name="ce12">
            <text:p>520</text:p>
          </table:table-cell>
          <table:table-cell office:value-type="float" office:value="4825.63" table:style-name="ce13">
            <text:p>4.825,63</text:p>
          </table:table-cell>
          <table:table-cell office:value-type="float" office:value="6139.10553233464" table:style-name="ce13">
            <text:p>6.139,11</text:p>
          </table:table-cell>
          <table:table-cell office:value-type="float" office:value="29625051.829999998" table:style-name="ce13">
            <text:p>29.625.051,83</text:p>
          </table:table-cell>
          <table:table-cell office:value-type="float" office:value="895281.16" table:style-name="ce13">
            <text:p>895.281,16</text:p>
          </table:table-cell>
          <table:table-cell office:value-type="float" office:value="28729770.670000002" table:style-name="ce13">
            <text:p>28.729.770,67</text:p>
          </table:table-cell>
          <table:table-cell office:value-type="float" office:value="1977146.91" table:style-name="ce13">
            <text:p>1.977.146,91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érmica renovable y resto</text:p>
          </table:table-cell>
          <table:table-cell office:value-type="float" office:value="125" table:style-name="ce12">
            <text:p>125</text:p>
          </table:table-cell>
          <table:table-cell office:value-type="float" office:value="945.92" table:style-name="ce13">
            <text:p>945,92</text:p>
          </table:table-cell>
          <table:table-cell office:value-type="float" office:value="5634.2457184539899" table:style-name="ce13">
            <text:p>5.634,25</text:p>
          </table:table-cell>
          <table:table-cell office:value-type="float" office:value="5329545.71" table:style-name="ce13">
            <text:p>5.329.545,71</text:p>
          </table:table-cell>
          <table:table-cell office:value-type="float" office:value="500724.88" table:style-name="ce13">
            <text:p>500.724,88</text:p>
          </table:table-cell>
          <table:table-cell office:value-type="float" office:value="4828820.83" table:style-name="ce13">
            <text:p>4.828.820,83</text:p>
          </table:table-cell>
          <table:table-cell office:value-type="float" office:value="187758.87" table:style-name="ce13">
            <text:p>187.758,87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61902" table:style-name="ce12">
            <text:p>61.902</text:p>
          </table:table-cell>
          <table:table-cell office:value-type="float" office:value="93617.12" table:style-name="ce13">
            <text:p>93.617,12</text:p>
          </table:table-cell>
          <table:table-cell office:value-type="float" office:value="2738.3633022464301" table:style-name="ce13">
            <text:p>2.738,36</text:p>
          </table:table-cell>
          <table:table-cell office:value-type="float" office:value="256357685.87" table:style-name="ce13">
            <text:p>256.357.685,87</text:p>
          </table:table-cell>
          <table:table-cell office:value-type="float" office:value="9051964.9900000002" table:style-name="ce13">
            <text:p>9.051.964,99</text:p>
          </table:table-cell>
          <table:table-cell office:value-type="float" office:value="247305720.88" table:style-name="ce13">
            <text:p>247.305.720,88</text:p>
          </table:table-cell>
          <table:table-cell office:value-type="float" office:value="2200638.48" table:style-name="ce13">
            <text:p>2.200.638,48</text:p>
          </table:table-cell>
          <table:table-cell office:value-type="float" office:value="3932938.88" table:style-name="ce13">
            <text:p>3.932.938,88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Extrapeninsular" table:style-name="ta2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6" table:default-cell-style-name="ce2"/>
        <table:table-column table:style-name="co11" table:default-cell-style-name="ce2"/>
        <table:table-column table:style-name="co12" table:number-columns-repeated="16375" table:default-cell-style-name="ce2"/>
        <table:table-row table:style-name="ro2">
          <table:table-cell office:value-type="string" table:style-name="ce8">
            <text:p>DESCRIPCION_FILA</text:p>
          </table:table-cell>
          <table:table-cell office:value-type="string" table:style-name="ce9">
            <text:p>CENTRALES ACTIVAS</text:p>
          </table:table-cell>
          <table:table-cell office:value-type="string" table:style-name="ce9">
            <text:p>POTENCIA ACTIVA (MW)</text:p>
          </table:table-cell>
          <table:table-cell office:value-type="string" table:style-name="ce9">
            <text:p>HORAS UTILIZACION</text:p>
          </table:table-cell>
          <table:table-cell office:value-type="string" table:style-name="ce9">
            <text:p>PRODUCCION EN BORNES DE LOS GENERADORES (MWh)</text:p>
          </table:table-cell>
          <table:table-cell office:value-type="string" table:style-name="ce9">
            <text:p>CONSUMOS EN GENERACION (MWh)</text:p>
          </table:table-cell>
          <table:table-cell office:value-type="string" table:style-name="ce9">
            <text:p>PRODUCCION NETA (MWH)</text:p>
          </table:table-cell>
          <table:table-cell office:value-type="string" table:style-name="ce9">
            <text:p>AUTOCONSUMOS (MWh)</text:p>
          </table:table-cell>
          <table:table-cell office:value-type="string" table:style-name="ce9">
            <text:p>CONSUMOS EN BOMBEO (MWh)</text:p>
          </table:table-cell>
          <table:table-cell table:number-columns-repeated="16375" table:style-name="ce10"/>
        </table:table-row>
        <table:table-row table:style-name="ro2">
          <table:table-cell office:value-type="string" table:style-name="ce11">
            <text:p>Hidraúl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pur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mixt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Nuclear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arbón</text:p>
          </table:table-cell>
          <table:table-cell office:value-type="float" office:value="1" table:style-name="ce12">
            <text:p>1</text:p>
          </table:table-cell>
          <table:table-cell office:value-type="float" office:value="585" table:style-name="ce13">
            <text:p>585,00</text:p>
          </table:table-cell>
          <table:table-cell office:value-type="float" office:value="4331.2531794871802" table:style-name="ce13">
            <text:p>4.331,25</text:p>
          </table:table-cell>
          <table:table-cell office:value-type="float" office:value="2533783.11" table:style-name="ce13">
            <text:p>2.533.783,11</text:p>
          </table:table-cell>
          <table:table-cell office:value-type="float" office:value="228881.24" table:style-name="ce13">
            <text:p>228.881,24</text:p>
          </table:table-cell>
          <table:table-cell office:value-type="float" office:value="2304901.87" table:style-name="ce13">
            <text:p>2.304.901,87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Fuel+gas y ciclo combinado</text:p>
          </table:table-cell>
          <table:table-cell office:value-type="float" office:value="16" table:style-name="ce12">
            <text:p>16</text:p>
          </table:table-cell>
          <table:table-cell office:value-type="float" office:value="4353.41" table:style-name="ce13">
            <text:p>4.353,41</text:p>
          </table:table-cell>
          <table:table-cell office:value-type="float" office:value="2498.5159840217202" table:style-name="ce13">
            <text:p>2.498,52</text:p>
          </table:table-cell>
          <table:table-cell office:value-type="float" office:value="10877064.470000001" table:style-name="ce13">
            <text:p>10.877.064,47</text:p>
          </table:table-cell>
          <table:table-cell office:value-type="float" office:value="548546.53" table:style-name="ce13">
            <text:p>548.546,53</text:p>
          </table:table-cell>
          <table:table-cell office:value-type="float" office:value="10328517.939999999" table:style-name="ce13">
            <text:p>10.328.517,94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Resto hidráulica</text:p>
          </table:table-cell>
          <table:table-cell office:value-type="float" office:value="1" table:style-name="ce12">
            <text:p>1</text:p>
          </table:table-cell>
          <table:table-cell office:value-type="float" office:value="0.46" table:style-name="ce13">
            <text:p>0,46</text:p>
          </table:table-cell>
          <table:table-cell office:value-type="float" office:value="7547.3260869565202" table:style-name="ce13">
            <text:p>7.547,33</text:p>
          </table:table-cell>
          <table:table-cell office:value-type="float" office:value="3471.77" table:style-name="ce13">
            <text:p>3.471,77</text:p>
          </table:table-cell>
          <table:table-cell office:value-type="float" office:value="0" table:style-name="ce13">
            <text:p>0,00</text:p>
          </table:table-cell>
          <table:table-cell office:value-type="float" office:value="3471.77" table:style-name="ce13">
            <text:p>3.471,77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41" table:style-name="ce12">
            <text:p>41</text:p>
          </table:table-cell>
          <table:table-cell office:value-type="float" office:value="144.4" table:style-name="ce13">
            <text:p>144,40</text:p>
          </table:table-cell>
          <table:table-cell office:value-type="float" office:value="2815.70623268698" table:style-name="ce13">
            <text:p>2.815,71</text:p>
          </table:table-cell>
          <table:table-cell office:value-type="float" office:value="406587.98" table:style-name="ce13">
            <text:p>406.587,98</text:p>
          </table:table-cell>
          <table:table-cell office:value-type="float" office:value="7322.41" table:style-name="ce13">
            <text:p>7.322,41</text:p>
          </table:table-cell>
          <table:table-cell office:value-type="float" office:value="399265.57" table:style-name="ce13">
            <text:p>399.265,57</text:p>
          </table:table-cell>
          <table:table-cell office:value-type="float" office:value="26064.12" table:style-name="ce13">
            <text:p>26.064,12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2288" table:style-name="ce12">
            <text:p>2.288</text:p>
          </table:table-cell>
          <table:table-cell office:value-type="float" office:value="244.3" table:style-name="ce13">
            <text:p>244,30</text:p>
          </table:table-cell>
          <table:table-cell office:value-type="float" office:value="1628.5977896029499" table:style-name="ce13">
            <text:p>1.628,60</text:p>
          </table:table-cell>
          <table:table-cell office:value-type="float" office:value="397866.44" table:style-name="ce13">
            <text:p>397.866,44</text:p>
          </table:table-cell>
          <table:table-cell office:value-type="float" office:value="3939.28" table:style-name="ce13">
            <text:p>3.939,28</text:p>
          </table:table-cell>
          <table:table-cell office:value-type="float" office:value="393927.16" table:style-name="ce13">
            <text:p>393.927,16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ogeneración</text:p>
          </table:table-cell>
          <table:table-cell office:value-type="float" office:value="5" table:style-name="ce12">
            <text:p>5</text:p>
          </table:table-cell>
          <table:table-cell office:value-type="float" office:value="12.05" table:style-name="ce13">
            <text:p>12,05</text:p>
          </table:table-cell>
          <table:table-cell office:value-type="float" office:value="3782.26058091286" table:style-name="ce13">
            <text:p>3.782,26</text:p>
          </table:table-cell>
          <table:table-cell office:value-type="float" office:value="45576.24" table:style-name="ce13">
            <text:p>45.576,24</text:p>
          </table:table-cell>
          <table:table-cell office:value-type="float" office:value="1008.12" table:style-name="ce13">
            <text:p>1.008,12</text:p>
          </table:table-cell>
          <table:table-cell office:value-type="float" office:value="44568.12" table:style-name="ce13">
            <text:p>44.568,12</text:p>
          </table:table-cell>
          <table:table-cell office:value-type="float" office:value="8539.4" table:style-name="ce13">
            <text:p>8.539,4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érmica renovable y resto</text:p>
          </table:table-cell>
          <table:table-cell office:value-type="float" office:value="6" table:style-name="ce12">
            <text:p>6</text:p>
          </table:table-cell>
          <table:table-cell office:value-type="float" office:value="84.97" table:style-name="ce13">
            <text:p>84,97</text:p>
          </table:table-cell>
          <table:table-cell office:value-type="float" office:value="3931.2070142403199" table:style-name="ce13">
            <text:p>3.931,21</text:p>
          </table:table-cell>
          <table:table-cell office:value-type="float" office:value="334034.65999999997" table:style-name="ce13">
            <text:p>334.034,66</text:p>
          </table:table-cell>
          <table:table-cell office:value-type="float" office:value="46777.18" table:style-name="ce13">
            <text:p>46.777,18</text:p>
          </table:table-cell>
          <table:table-cell office:value-type="float" office:value="287257.48" table:style-name="ce13">
            <text:p>287.257,48</text:p>
          </table:table-cell>
          <table:table-cell office:value-type="float" office:value="6360.49" table:style-name="ce13">
            <text:p>6.360,49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2358" table:style-name="ce12">
            <text:p>2.358</text:p>
          </table:table-cell>
          <table:table-cell office:value-type="float" office:value="5424.59" table:style-name="ce13">
            <text:p>5.424,59</text:p>
          </table:table-cell>
          <table:table-cell office:value-type="float" office:value="2691.1498693910498" table:style-name="ce13">
            <text:p>2.691,15</text:p>
          </table:table-cell>
          <table:table-cell office:value-type="float" office:value="14598384.67" table:style-name="ce13">
            <text:p>14.598.384,67</text:p>
          </table:table-cell>
          <table:table-cell office:value-type="float" office:value="836474.76" table:style-name="ce13">
            <text:p>836.474,76</text:p>
          </table:table-cell>
          <table:table-cell office:value-type="float" office:value="13761909.91" table:style-name="ce13">
            <text:p>13.761.909,91</text:p>
          </table:table-cell>
          <table:table-cell office:value-type="float" office:value="40964.01" table:style-name="ce13">
            <text:p>40.964,01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ARABA-ÁLAVA" table:style-name="ta3">
        <table:table-column table:style-name="co4" table:default-cell-style-name="ce2"/>
        <table:table-column table:style-name="co5" table:default-cell-style-name="ce2"/>
        <table:table-column table:style-name="co9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2" table:number-columns-repeated="16375" table:default-cell-style-name="ce2"/>
        <table:table-row table:style-name="ro2">
          <table:table-cell office:value-type="string" table:style-name="ce8">
            <text:p>DESCRIPCION_FILA</text:p>
          </table:table-cell>
          <table:table-cell office:value-type="string" table:style-name="ce8">
            <text:p>CENTRALES ACTIVAS</text:p>
          </table:table-cell>
          <table:table-cell office:value-type="string" table:style-name="ce8">
            <text:p>POTENCIA ACTIVA (MW)</text:p>
          </table:table-cell>
          <table:table-cell office:value-type="string" table:style-name="ce8">
            <text:p>HORAS UTILIZACION</text:p>
          </table:table-cell>
          <table:table-cell office:value-type="string" table:style-name="ce8">
            <text:p>PRODUCCION EN BORNES DE LOS GENERADORES (MWh)</text:p>
          </table:table-cell>
          <table:table-cell office:value-type="string" table:style-name="ce8">
            <text:p>CONSUMOS EN GENERACION (MWh)</text:p>
          </table:table-cell>
          <table:table-cell office:value-type="string" table:style-name="ce8">
            <text:p>PRODUCCION NETA (MWH)</text:p>
          </table:table-cell>
          <table:table-cell office:value-type="string" table:style-name="ce8">
            <text:p>AUTOCONSUMOS (MWh)</text:p>
          </table:table-cell>
          <table:table-cell office:value-type="string" table:style-name="ce8">
            <text:p>CONSUMOS EN BOMBEO (MWh)</text:p>
          </table:table-cell>
          <table:table-cell table:number-columns-repeated="16375" table:style-name="ce10"/>
        </table:table-row>
        <table:table-row table:style-name="ro2">
          <table:table-cell office:value-type="string" table:style-name="ce11">
            <text:p>Hidraúlica</text:p>
          </table:table-cell>
          <table:table-cell office:value-type="float" office:value="4" table:style-name="ce12">
            <text:p>4</text:p>
          </table:table-cell>
          <table:table-cell office:value-type="float" office:value="32.729999999999997" table:style-name="ce13">
            <text:p>32,73</text:p>
          </table:table-cell>
          <table:table-cell office:value-type="float" office:value="3768.6816376413099" table:style-name="ce13">
            <text:p>3.768,68</text:p>
          </table:table-cell>
          <table:table-cell office:value-type="float" office:value="123348.95" table:style-name="ce13">
            <text:p>123.348,95</text:p>
          </table:table-cell>
          <table:table-cell office:value-type="float" office:value="605" table:style-name="ce13">
            <text:p>605,00</text:p>
          </table:table-cell>
          <table:table-cell office:value-type="float" office:value="122743.95" table:style-name="ce13">
            <text:p>122.743,95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pur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mixt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Nuclear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arbón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Fuel+gas y ciclo combinad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Resto hidráulica</text:p>
          </table:table-cell>
          <table:table-cell office:value-type="float" office:value="10" table:style-name="ce12">
            <text:p>10</text:p>
          </table:table-cell>
          <table:table-cell office:value-type="float" office:value="11.34" table:style-name="ce13">
            <text:p>11,34</text:p>
          </table:table-cell>
          <table:table-cell office:value-type="float" office:value="3484.1490299823599" table:style-name="ce13">
            <text:p>3.484,15</text:p>
          </table:table-cell>
          <table:table-cell office:value-type="float" office:value="39510.25" table:style-name="ce13">
            <text:p>39.510,25</text:p>
          </table:table-cell>
          <table:table-cell office:value-type="float" office:value="374.14" table:style-name="ce13">
            <text:p>374,14</text:p>
          </table:table-cell>
          <table:table-cell office:value-type="float" office:value="39136.11" table:style-name="ce13">
            <text:p>39.136,11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4" table:style-name="ce12">
            <text:p>4</text:p>
          </table:table-cell>
          <table:table-cell office:value-type="float" office:value="109.26" table:style-name="ce13">
            <text:p>109,26</text:p>
          </table:table-cell>
          <table:table-cell office:value-type="float" office:value="2327.3521874428002" table:style-name="ce13">
            <text:p>2.327,35</text:p>
          </table:table-cell>
          <table:table-cell office:value-type="float" office:value="254286.5" table:style-name="ce13">
            <text:p>254.286,50</text:p>
          </table:table-cell>
          <table:table-cell office:value-type="float" office:value="1567" table:style-name="ce13">
            <text:p>1.567,00</text:p>
          </table:table-cell>
          <table:table-cell office:value-type="float" office:value="252719.5" table:style-name="ce13">
            <text:p>252.719,5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722" table:style-name="ce12">
            <text:p>722</text:p>
          </table:table-cell>
          <table:table-cell office:value-type="float" office:value="13.85" table:style-name="ce13">
            <text:p>13,85</text:p>
          </table:table-cell>
          <table:table-cell office:value-type="float" office:value="1268.1545126353799" table:style-name="ce13">
            <text:p>1.268,15</text:p>
          </table:table-cell>
          <table:table-cell office:value-type="float" office:value="17563.939999999999" table:style-name="ce13">
            <text:p>17.563,94</text:p>
          </table:table-cell>
          <table:table-cell office:value-type="float" office:value="173.9" table:style-name="ce13">
            <text:p>173,90</text:p>
          </table:table-cell>
          <table:table-cell office:value-type="float" office:value="17390.04" table:style-name="ce13">
            <text:p>17.390,04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ogeneración</text:p>
          </table:table-cell>
          <table:table-cell office:value-type="float" office:value="8" table:style-name="ce12">
            <text:p>8</text:p>
          </table:table-cell>
          <table:table-cell office:value-type="float" office:value="59.91" table:style-name="ce13">
            <text:p>59,91</text:p>
          </table:table-cell>
          <table:table-cell office:value-type="float" office:value="7210.9357369387399" table:style-name="ce13">
            <text:p>7.210,94</text:p>
          </table:table-cell>
          <table:table-cell office:value-type="float" office:value="432007.16" table:style-name="ce13">
            <text:p>432.007,16</text:p>
          </table:table-cell>
          <table:table-cell office:value-type="float" office:value="4299.24" table:style-name="ce13">
            <text:p>4.299,24</text:p>
          </table:table-cell>
          <table:table-cell office:value-type="float" office:value="427707.92" table:style-name="ce13">
            <text:p>427.707,92</text:p>
          </table:table-cell>
          <table:table-cell office:value-type="float" office:value="14706" table:style-name="ce13">
            <text:p>14.706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érmica renovable y resto</text:p>
          </table:table-cell>
          <table:table-cell office:value-type="float" office:value="2" table:style-name="ce12">
            <text:p>2</text:p>
          </table:table-cell>
          <table:table-cell office:value-type="float" office:value="14.22" table:style-name="ce13">
            <text:p>14,22</text:p>
          </table:table-cell>
          <table:table-cell office:value-type="float" office:value="663.62728551336102" table:style-name="ce13">
            <text:p>663,63</text:p>
          </table:table-cell>
          <table:table-cell office:value-type="float" office:value="9436.7800000000007" table:style-name="ce13">
            <text:p>9.436,78</text:p>
          </table:table-cell>
          <table:table-cell office:value-type="float" office:value="0" table:style-name="ce13">
            <text:p>0,00</text:p>
          </table:table-cell>
          <table:table-cell office:value-type="float" office:value="9436.7800000000007" table:style-name="ce13">
            <text:p>9.436,78</text:p>
          </table:table-cell>
          <table:table-cell office:value-type="float" office:value="3641.95" table:style-name="ce13">
            <text:p>3.641,95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750" table:style-name="ce12">
            <text:p>750</text:p>
          </table:table-cell>
          <table:table-cell office:value-type="float" office:value="241.31" table:style-name="ce13">
            <text:p>241,31</text:p>
          </table:table-cell>
          <table:table-cell office:value-type="float" office:value="3630.8216816542999" table:style-name="ce13">
            <text:p>3.630,82</text:p>
          </table:table-cell>
          <table:table-cell office:value-type="float" office:value="876153.58" table:style-name="ce13">
            <text:p>876.153,58</text:p>
          </table:table-cell>
          <table:table-cell office:value-type="float" office:value="7019.28" table:style-name="ce13">
            <text:p>7.019,28</text:p>
          </table:table-cell>
          <table:table-cell office:value-type="float" office:value="869134.3" table:style-name="ce13">
            <text:p>869.134,30</text:p>
          </table:table-cell>
          <table:table-cell office:value-type="float" office:value="18347.95" table:style-name="ce13">
            <text:p>18.347,95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ALBACETE" table:style-name="ta3">
        <table:table-column table:style-name="co4" table:default-cell-style-name="ce2"/>
        <table:table-column table:style-name="co5" table:default-cell-style-name="ce2"/>
        <table:table-column table:style-name="co9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2" table:number-columns-repeated="16375" table:default-cell-style-name="ce2"/>
        <table:table-row table:style-name="ro2">
          <table:table-cell office:value-type="string" table:style-name="ce8">
            <text:p>DESCRIPCION_FILA</text:p>
          </table:table-cell>
          <table:table-cell office:value-type="string" table:style-name="ce8">
            <text:p>CENTRALES ACTIVAS</text:p>
          </table:table-cell>
          <table:table-cell office:value-type="string" table:style-name="ce8">
            <text:p>POTENCIA ACTIVA (MW)</text:p>
          </table:table-cell>
          <table:table-cell office:value-type="string" table:style-name="ce8">
            <text:p>HORAS UTILIZACION</text:p>
          </table:table-cell>
          <table:table-cell office:value-type="string" table:style-name="ce8">
            <text:p>PRODUCCION EN BORNES DE LOS GENERADORES (MWh)</text:p>
          </table:table-cell>
          <table:table-cell office:value-type="string" table:style-name="ce8">
            <text:p>CONSUMOS EN GENERACION (MWh)</text:p>
          </table:table-cell>
          <table:table-cell office:value-type="string" table:style-name="ce8">
            <text:p>PRODUCCION NETA (MWH)</text:p>
          </table:table-cell>
          <table:table-cell office:value-type="string" table:style-name="ce8">
            <text:p>AUTOCONSUMOS (MWh)</text:p>
          </table:table-cell>
          <table:table-cell office:value-type="string" table:style-name="ce8">
            <text:p>CONSUMOS EN BOMBEO (MWh)</text:p>
          </table:table-cell>
          <table:table-cell table:number-columns-repeated="16375" table:style-name="ce10"/>
        </table:table-row>
        <table:table-row table:style-name="ro2">
          <table:table-cell office:value-type="string" table:style-name="ce11">
            <text:p>Hidraúlica</text:p>
          </table:table-cell>
          <table:table-cell office:value-type="float" office:value="6" table:style-name="ce12">
            <text:p>6</text:p>
          </table:table-cell>
          <table:table-cell office:value-type="float" office:value="22.52" table:style-name="ce13">
            <text:p>22,52</text:p>
          </table:table-cell>
          <table:table-cell office:value-type="float" office:value="1711.4058614564799" table:style-name="ce13">
            <text:p>1.711,41</text:p>
          </table:table-cell>
          <table:table-cell office:value-type="float" office:value="38540.86" table:style-name="ce13">
            <text:p>38.540,86</text:p>
          </table:table-cell>
          <table:table-cell office:value-type="float" office:value="362" table:style-name="ce13">
            <text:p>362,00</text:p>
          </table:table-cell>
          <table:table-cell office:value-type="float" office:value="38178.86" table:style-name="ce13">
            <text:p>38.178,86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pur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mixt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Nuclear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arbón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Fuel+gas y ciclo combinad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Resto hidráulica</text:p>
          </table:table-cell>
          <table:table-cell office:value-type="float" office:value="11" table:style-name="ce12">
            <text:p>11</text:p>
          </table:table-cell>
          <table:table-cell office:value-type="float" office:value="53.86" table:style-name="ce13">
            <text:p>53,86</text:p>
          </table:table-cell>
          <table:table-cell office:value-type="float" office:value="2404.1544745636802" table:style-name="ce13">
            <text:p>2.404,15</text:p>
          </table:table-cell>
          <table:table-cell office:value-type="float" office:value="129487.76" table:style-name="ce13">
            <text:p>129.487,76</text:p>
          </table:table-cell>
          <table:table-cell office:value-type="float" office:value="751.23" table:style-name="ce13">
            <text:p>751,23</text:p>
          </table:table-cell>
          <table:table-cell office:value-type="float" office:value="128736.53" table:style-name="ce13">
            <text:p>128.736,53</text:p>
          </table:table-cell>
          <table:table-cell office:value-type="float" office:value="426" table:style-name="ce13">
            <text:p>426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61" table:style-name="ce12">
            <text:p>61</text:p>
          </table:table-cell>
          <table:table-cell office:value-type="float" office:value="2007.92" table:style-name="ce13">
            <text:p>2.007,92</text:p>
          </table:table-cell>
          <table:table-cell office:value-type="float" office:value="2119.0925933304102" table:style-name="ce13">
            <text:p>2.119,09</text:p>
          </table:table-cell>
          <table:table-cell office:value-type="float" office:value="4254968.4000000004" table:style-name="ce13">
            <text:p>4.254.968,40</text:p>
          </table:table-cell>
          <table:table-cell office:value-type="float" office:value="77715.83" table:style-name="ce13">
            <text:p>77.715,83</text:p>
          </table:table-cell>
          <table:table-cell office:value-type="float" office:value="4177252.57" table:style-name="ce13">
            <text:p>4.177.252,57</text:p>
          </table:table-cell>
          <table:table-cell office:value-type="float" office:value="1091.5899999999999" table:style-name="ce13">
            <text:p>1.091,59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4071" table:style-name="ce12">
            <text:p>4.071</text:p>
          </table:table-cell>
          <table:table-cell office:value-type="float" office:value="295.77999999999997" table:style-name="ce13">
            <text:p>295,78</text:p>
          </table:table-cell>
          <table:table-cell office:value-type="float" office:value="1867.71891270539" table:style-name="ce13">
            <text:p>1.867,72</text:p>
          </table:table-cell>
          <table:table-cell office:value-type="float" office:value="552433.9" table:style-name="ce13">
            <text:p>552.433,90</text:p>
          </table:table-cell>
          <table:table-cell office:value-type="float" office:value="5469.64" table:style-name="ce13">
            <text:p>5.469,64</text:p>
          </table:table-cell>
          <table:table-cell office:value-type="float" office:value="546964.26" table:style-name="ce13">
            <text:p>546.964,26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ogeneración</text:p>
          </table:table-cell>
          <table:table-cell office:value-type="float" office:value="7" table:style-name="ce12">
            <text:p>7</text:p>
          </table:table-cell>
          <table:table-cell office:value-type="float" office:value="37.9" table:style-name="ce13">
            <text:p>37,90</text:p>
          </table:table-cell>
          <table:table-cell office:value-type="float" office:value="4218.6116094986801" table:style-name="ce13">
            <text:p>4.218,61</text:p>
          </table:table-cell>
          <table:table-cell office:value-type="float" office:value="159885.38" table:style-name="ce13">
            <text:p>159.885,38</text:p>
          </table:table-cell>
          <table:table-cell office:value-type="float" office:value="880.93" table:style-name="ce13">
            <text:p>880,93</text:p>
          </table:table-cell>
          <table:table-cell office:value-type="float" office:value="159004.45000000001" table:style-name="ce13">
            <text:p>159.004,45</text:p>
          </table:table-cell>
          <table:table-cell office:value-type="float" office:value="10280" table:style-name="ce13">
            <text:p>10.28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érmica renovable y resto</text:p>
          </table:table-cell>
          <table:table-cell office:value-type="float" office:value="1" table:style-name="ce12">
            <text:p>1</text:p>
          </table:table-cell>
          <table:table-cell office:value-type="float" office:value="1.06" table:style-name="ce13">
            <text:p>1,06</text:p>
          </table:table-cell>
          <table:table-cell office:value-type="float" office:value="5918.6226415094297" table:style-name="ce13">
            <text:p>5.918,62</text:p>
          </table:table-cell>
          <table:table-cell office:value-type="float" office:value="6273.74" table:style-name="ce13">
            <text:p>6.273,74</text:p>
          </table:table-cell>
          <table:table-cell office:value-type="float" office:value="0" table:style-name="ce13">
            <text:p>0,00</text:p>
          </table:table-cell>
          <table:table-cell office:value-type="float" office:value="6273.74" table:style-name="ce13">
            <text:p>6.273,74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4157" table:style-name="ce12">
            <text:p>4.157</text:p>
          </table:table-cell>
          <table:table-cell office:value-type="float" office:value="2419.04" table:style-name="ce13">
            <text:p>2.419,04</text:p>
          </table:table-cell>
          <table:table-cell office:value-type="float" office:value="2125.4671439909998" table:style-name="ce13">
            <text:p>2.125,47</text:p>
          </table:table-cell>
          <table:table-cell office:value-type="float" office:value="5141590.04" table:style-name="ce13">
            <text:p>5.141.590,04</text:p>
          </table:table-cell>
          <table:table-cell office:value-type="float" office:value="85179.63" table:style-name="ce13">
            <text:p>85.179,63</text:p>
          </table:table-cell>
          <table:table-cell office:value-type="float" office:value="5056410.41" table:style-name="ce13">
            <text:p>5.056.410,41</text:p>
          </table:table-cell>
          <table:table-cell office:value-type="float" office:value="11797.59" table:style-name="ce13">
            <text:p>11.797,59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ALICANTE-ALACANT" table:style-name="ta3">
        <table:table-column table:style-name="co4" table:default-cell-style-name="ce2"/>
        <table:table-column table:style-name="co5" table:default-cell-style-name="ce2"/>
        <table:table-column table:style-name="co9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2" table:number-columns-repeated="16375" table:default-cell-style-name="ce2"/>
        <table:table-row table:style-name="ro2">
          <table:table-cell office:value-type="string" table:style-name="ce8">
            <text:p>DESCRIPCION_FILA</text:p>
          </table:table-cell>
          <table:table-cell office:value-type="string" table:style-name="ce8">
            <text:p>CENTRALES ACTIVAS</text:p>
          </table:table-cell>
          <table:table-cell office:value-type="string" table:style-name="ce8">
            <text:p>POTENCIA ACTIVA (MW)</text:p>
          </table:table-cell>
          <table:table-cell office:value-type="string" table:style-name="ce8">
            <text:p>HORAS UTILIZACION</text:p>
          </table:table-cell>
          <table:table-cell office:value-type="string" table:style-name="ce8">
            <text:p>PRODUCCION EN BORNES DE LOS GENERADORES (MWh)</text:p>
          </table:table-cell>
          <table:table-cell office:value-type="string" table:style-name="ce8">
            <text:p>CONSUMOS EN GENERACION (MWh)</text:p>
          </table:table-cell>
          <table:table-cell office:value-type="string" table:style-name="ce8">
            <text:p>PRODUCCION NETA (MWH)</text:p>
          </table:table-cell>
          <table:table-cell office:value-type="string" table:style-name="ce8">
            <text:p>AUTOCONSUMOS (MWh)</text:p>
          </table:table-cell>
          <table:table-cell office:value-type="string" table:style-name="ce8">
            <text:p>CONSUMOS EN BOMBEO (MWh)</text:p>
          </table:table-cell>
          <table:table-cell table:number-columns-repeated="16375" table:style-name="ce10"/>
        </table:table-row>
        <table:table-row table:style-name="ro2">
          <table:table-cell office:value-type="string" table:style-name="ce11">
            <text:p>Hidraúl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pur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mixt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Nuclear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arbón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Fuel+gas y ciclo combinad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Resto hidráulica</text:p>
          </table:table-cell>
          <table:table-cell office:value-type="float" office:value="2" table:style-name="ce12">
            <text:p>2</text:p>
          </table:table-cell>
          <table:table-cell office:value-type="float" office:value="1.91" table:style-name="ce13">
            <text:p>1,91</text:p>
          </table:table-cell>
          <table:table-cell office:value-type="float" office:value="501.28272251308903" table:style-name="ce13">
            <text:p>501,28</text:p>
          </table:table-cell>
          <table:table-cell office:value-type="float" office:value="957.45" table:style-name="ce13">
            <text:p>957,45</text:p>
          </table:table-cell>
          <table:table-cell office:value-type="float" office:value="10.57" table:style-name="ce13">
            <text:p>10,57</text:p>
          </table:table-cell>
          <table:table-cell office:value-type="float" office:value="946.88" table:style-name="ce13">
            <text:p>946,88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2052" table:style-name="ce12">
            <text:p>2.052</text:p>
          </table:table-cell>
          <table:table-cell office:value-type="float" office:value="134.05000000000001" table:style-name="ce13">
            <text:p>134,05</text:p>
          </table:table-cell>
          <table:table-cell office:value-type="float" office:value="1509.7027228646" table:style-name="ce13">
            <text:p>1.509,70</text:p>
          </table:table-cell>
          <table:table-cell office:value-type="float" office:value="202375.65" table:style-name="ce13">
            <text:p>202.375,65</text:p>
          </table:table-cell>
          <table:table-cell office:value-type="float" office:value="2003.71" table:style-name="ce13">
            <text:p>2.003,71</text:p>
          </table:table-cell>
          <table:table-cell office:value-type="float" office:value="200371.94" table:style-name="ce13">
            <text:p>200.371,94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1" table:style-name="ce12">
            <text:p>1</text:p>
          </table:table-cell>
          <table:table-cell office:value-type="float" office:value="49.9" table:style-name="ce13">
            <text:p>49,90</text:p>
          </table:table-cell>
          <table:table-cell office:value-type="float" office:value="1546.4138276553099" table:style-name="ce13">
            <text:p>1.546,41</text:p>
          </table:table-cell>
          <table:table-cell office:value-type="float" office:value="77166.05" table:style-name="ce13">
            <text:p>77.166,05</text:p>
          </table:table-cell>
          <table:table-cell office:value-type="float" office:value="7015.1" table:style-name="ce13">
            <text:p>7.015,10</text:p>
          </table:table-cell>
          <table:table-cell office:value-type="float" office:value="70150.95" table:style-name="ce13">
            <text:p>70.150,95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ogeneración</text:p>
          </table:table-cell>
          <table:table-cell office:value-type="float" office:value="15" table:style-name="ce12">
            <text:p>15</text:p>
          </table:table-cell>
          <table:table-cell office:value-type="float" office:value="34.89" table:style-name="ce13">
            <text:p>34,89</text:p>
          </table:table-cell>
          <table:table-cell office:value-type="float" office:value="2623.9515620521602" table:style-name="ce13">
            <text:p>2.623,95</text:p>
          </table:table-cell>
          <table:table-cell office:value-type="float" office:value="91549.67" table:style-name="ce13">
            <text:p>91.549,67</text:p>
          </table:table-cell>
          <table:table-cell office:value-type="float" office:value="2965.81" table:style-name="ce13">
            <text:p>2.965,81</text:p>
          </table:table-cell>
          <table:table-cell office:value-type="float" office:value="88583.86" table:style-name="ce13">
            <text:p>88.583,86</text:p>
          </table:table-cell>
          <table:table-cell office:value-type="float" office:value="18958.82" table:style-name="ce13">
            <text:p>18.958,82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érmica renovable y resto</text:p>
          </table:table-cell>
          <table:table-cell office:value-type="float" office:value="2" table:style-name="ce12">
            <text:p>2</text:p>
          </table:table-cell>
          <table:table-cell office:value-type="float" office:value="3.56" table:style-name="ce13">
            <text:p>3,56</text:p>
          </table:table-cell>
          <table:table-cell office:value-type="float" office:value="4404.2921348314603" table:style-name="ce13">
            <text:p>4.404,29</text:p>
          </table:table-cell>
          <table:table-cell office:value-type="float" office:value="15679.28" table:style-name="ce13">
            <text:p>15.679,28</text:p>
          </table:table-cell>
          <table:table-cell office:value-type="float" office:value="49.02" table:style-name="ce13">
            <text:p>49,02</text:p>
          </table:table-cell>
          <table:table-cell office:value-type="float" office:value="15630.26" table:style-name="ce13">
            <text:p>15.630,26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2072" table:style-name="ce12">
            <text:p>2.072</text:p>
          </table:table-cell>
          <table:table-cell office:value-type="float" office:value="224.31" table:style-name="ce13">
            <text:p>224,31</text:p>
          </table:table-cell>
          <table:table-cell office:value-type="float" office:value="1728.53684632874" table:style-name="ce13">
            <text:p>1.728,54</text:p>
          </table:table-cell>
          <table:table-cell office:value-type="float" office:value="387728.1" table:style-name="ce13">
            <text:p>387.728,10</text:p>
          </table:table-cell>
          <table:table-cell office:value-type="float" office:value="12044.21" table:style-name="ce13">
            <text:p>12.044,21</text:p>
          </table:table-cell>
          <table:table-cell office:value-type="float" office:value="375683.89" table:style-name="ce13">
            <text:p>375.683,89</text:p>
          </table:table-cell>
          <table:table-cell office:value-type="float" office:value="18958.82" table:style-name="ce13">
            <text:p>18.958,82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ALMERÍA" table:style-name="ta3">
        <table:table-column table:style-name="co4" table:default-cell-style-name="ce2"/>
        <table:table-column table:style-name="co5" table:default-cell-style-name="ce2"/>
        <table:table-column table:style-name="co9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2" table:number-columns-repeated="16375" table:default-cell-style-name="ce2"/>
        <table:table-row table:style-name="ro2">
          <table:table-cell office:value-type="string" table:style-name="ce8">
            <text:p>DESCRIPCION_FILA</text:p>
          </table:table-cell>
          <table:table-cell office:value-type="string" table:style-name="ce8">
            <text:p>CENTRALES ACTIVAS</text:p>
          </table:table-cell>
          <table:table-cell office:value-type="string" table:style-name="ce8">
            <text:p>POTENCIA ACTIVA (MW)</text:p>
          </table:table-cell>
          <table:table-cell office:value-type="string" table:style-name="ce8">
            <text:p>HORAS UTILIZACION</text:p>
          </table:table-cell>
          <table:table-cell office:value-type="string" table:style-name="ce8">
            <text:p>PRODUCCION EN BORNES DE LOS GENERADORES (MWh)</text:p>
          </table:table-cell>
          <table:table-cell office:value-type="string" table:style-name="ce8">
            <text:p>CONSUMOS EN GENERACION (MWh)</text:p>
          </table:table-cell>
          <table:table-cell office:value-type="string" table:style-name="ce8">
            <text:p>PRODUCCION NETA (MWH)</text:p>
          </table:table-cell>
          <table:table-cell office:value-type="string" table:style-name="ce8">
            <text:p>AUTOCONSUMOS (MWh)</text:p>
          </table:table-cell>
          <table:table-cell office:value-type="string" table:style-name="ce8">
            <text:p>CONSUMOS EN BOMBEO (MWh)</text:p>
          </table:table-cell>
          <table:table-cell table:number-columns-repeated="16375" table:style-name="ce10"/>
        </table:table-row>
        <table:table-row table:style-name="ro2">
          <table:table-cell office:value-type="string" table:style-name="ce11">
            <text:p>Hidraúl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pur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mixt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Nuclear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arbón</text:p>
          </table:table-cell>
          <table:table-cell office:value-type="float" office:value="1" table:style-name="ce12">
            <text:p>1</text:p>
          </table:table-cell>
          <table:table-cell office:value-type="float" office:value="1158.9000000000001" table:style-name="ce13">
            <text:p>1.158,90</text:p>
          </table:table-cell>
          <table:table-cell office:value-type="float" office:value="4608.0619553024399" table:style-name="ce13">
            <text:p>4.608,06</text:p>
          </table:table-cell>
          <table:table-cell office:value-type="float" office:value="5340283" table:style-name="ce13">
            <text:p>5.340.283,00</text:p>
          </table:table-cell>
          <table:table-cell office:value-type="float" office:value="285459" table:style-name="ce13">
            <text:p>285.459,00</text:p>
          </table:table-cell>
          <table:table-cell office:value-type="float" office:value="5054824" table:style-name="ce13">
            <text:p>5.054.824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Fuel+gas y ciclo combinad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Resto hidráulica</text:p>
          </table:table-cell>
          <table:table-cell office:value-type="float" office:value="2" table:style-name="ce12">
            <text:p>2</text:p>
          </table:table-cell>
          <table:table-cell office:value-type="float" office:value="8.2799999999999994" table:style-name="ce13">
            <text:p>8,28</text:p>
          </table:table-cell>
          <table:table-cell office:value-type="float" office:value="5622.7874396135303" table:style-name="ce13">
            <text:p>5.622,79</text:p>
          </table:table-cell>
          <table:table-cell office:value-type="float" office:value="46556.68" table:style-name="ce13">
            <text:p>46.556,68</text:p>
          </table:table-cell>
          <table:table-cell office:value-type="float" office:value="21.6" table:style-name="ce13">
            <text:p>21,60</text:p>
          </table:table-cell>
          <table:table-cell office:value-type="float" office:value="46535.08" table:style-name="ce13">
            <text:p>46.535,08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19" table:style-name="ce12">
            <text:p>19</text:p>
          </table:table-cell>
          <table:table-cell office:value-type="float" office:value="510.75" table:style-name="ce13">
            <text:p>510,75</text:p>
          </table:table-cell>
          <table:table-cell office:value-type="float" office:value="1893.19369554577" table:style-name="ce13">
            <text:p>1.893,19</text:p>
          </table:table-cell>
          <table:table-cell office:value-type="float" office:value="966948.68" table:style-name="ce13">
            <text:p>966.948,68</text:p>
          </table:table-cell>
          <table:table-cell office:value-type="float" office:value="23614.53" table:style-name="ce13">
            <text:p>23.614,53</text:p>
          </table:table-cell>
          <table:table-cell office:value-type="float" office:value="943334.15" table:style-name="ce13">
            <text:p>943.334,15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595" table:style-name="ce12">
            <text:p>595</text:p>
          </table:table-cell>
          <table:table-cell office:value-type="float" office:value="84.03" table:style-name="ce13">
            <text:p>84,03</text:p>
          </table:table-cell>
          <table:table-cell office:value-type="float" office:value="1697.08842080209" table:style-name="ce13">
            <text:p>1.697,09</text:p>
          </table:table-cell>
          <table:table-cell office:value-type="float" office:value="142606.34" table:style-name="ce13">
            <text:p>142.606,34</text:p>
          </table:table-cell>
          <table:table-cell office:value-type="float" office:value="1411.95" table:style-name="ce13">
            <text:p>1.411,95</text:p>
          </table:table-cell>
          <table:table-cell office:value-type="float" office:value="141194.39000000001" table:style-name="ce13">
            <text:p>141.194,39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ogeneración</text:p>
          </table:table-cell>
          <table:table-cell office:value-type="float" office:value="3" table:style-name="ce12">
            <text:p>3</text:p>
          </table:table-cell>
          <table:table-cell office:value-type="float" office:value="31.15" table:style-name="ce13">
            <text:p>31,15</text:p>
          </table:table-cell>
          <table:table-cell office:value-type="float" office:value="6628.0619582664503" table:style-name="ce13">
            <text:p>6.628,06</text:p>
          </table:table-cell>
          <table:table-cell office:value-type="float" office:value="206464.13" table:style-name="ce13">
            <text:p>206.464,13</text:p>
          </table:table-cell>
          <table:table-cell office:value-type="float" office:value="7962.95" table:style-name="ce13">
            <text:p>7.962,95</text:p>
          </table:table-cell>
          <table:table-cell office:value-type="float" office:value="198501.18" table:style-name="ce13">
            <text:p>198.501,18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érmica renovable y resto</text:p>
          </table:table-cell>
          <table:table-cell office:value-type="float" office:value="1" table:style-name="ce12">
            <text:p>1</text:p>
          </table:table-cell>
          <table:table-cell office:value-type="float" office:value="1.06" table:style-name="ce13">
            <text:p>1,06</text:p>
          </table:table-cell>
          <table:table-cell office:value-type="float" office:value="3750.9339622641501" table:style-name="ce13">
            <text:p>3.750,93</text:p>
          </table:table-cell>
          <table:table-cell office:value-type="float" office:value="3975.99" table:style-name="ce13">
            <text:p>3.975,99</text:p>
          </table:table-cell>
          <table:table-cell office:value-type="float" office:value="216.81" table:style-name="ce13">
            <text:p>216,81</text:p>
          </table:table-cell>
          <table:table-cell office:value-type="float" office:value="3759.18" table:style-name="ce13">
            <text:p>3.759,18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621" table:style-name="ce12">
            <text:p>621</text:p>
          </table:table-cell>
          <table:table-cell office:value-type="float" office:value="1794.17" table:style-name="ce13">
            <text:p>1.794,17</text:p>
          </table:table-cell>
          <table:table-cell office:value-type="float" office:value="3738.1267215481298" table:style-name="ce13">
            <text:p>3.738,13</text:p>
          </table:table-cell>
          <table:table-cell office:value-type="float" office:value="6706834.8200000003" table:style-name="ce13">
            <text:p>6.706.834,82</text:p>
          </table:table-cell>
          <table:table-cell office:value-type="float" office:value="318686.84000000003" table:style-name="ce13">
            <text:p>318.686,84</text:p>
          </table:table-cell>
          <table:table-cell office:value-type="float" office:value="6388147.9800000004" table:style-name="ce13">
            <text:p>6.388.147,98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ÁVILA" table:style-name="ta3">
        <table:table-column table:style-name="co4" table:default-cell-style-name="ce2"/>
        <table:table-column table:style-name="co5" table:default-cell-style-name="ce2"/>
        <table:table-column table:style-name="co9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2" table:number-columns-repeated="16375" table:default-cell-style-name="ce2"/>
        <table:table-row table:style-name="ro2">
          <table:table-cell office:value-type="string" table:style-name="ce8">
            <text:p>DESCRIPCION_FILA</text:p>
          </table:table-cell>
          <table:table-cell office:value-type="string" table:style-name="ce8">
            <text:p>CENTRALES ACTIVAS</text:p>
          </table:table-cell>
          <table:table-cell office:value-type="string" table:style-name="ce8">
            <text:p>POTENCIA ACTIVA (MW)</text:p>
          </table:table-cell>
          <table:table-cell office:value-type="string" table:style-name="ce8">
            <text:p>HORAS UTILIZACION</text:p>
          </table:table-cell>
          <table:table-cell office:value-type="string" table:style-name="ce8">
            <text:p>PRODUCCION EN BORNES DE LOS GENERADORES (MWh)</text:p>
          </table:table-cell>
          <table:table-cell office:value-type="string" table:style-name="ce8">
            <text:p>CONSUMOS EN GENERACION (MWh)</text:p>
          </table:table-cell>
          <table:table-cell office:value-type="string" table:style-name="ce8">
            <text:p>PRODUCCION NETA (MWH)</text:p>
          </table:table-cell>
          <table:table-cell office:value-type="string" table:style-name="ce8">
            <text:p>AUTOCONSUMOS (MWh)</text:p>
          </table:table-cell>
          <table:table-cell office:value-type="string" table:style-name="ce8">
            <text:p>CONSUMOS EN BOMBEO (MWh)</text:p>
          </table:table-cell>
          <table:table-cell table:number-columns-repeated="16375" table:style-name="ce10"/>
        </table:table-row>
        <table:table-row table:style-name="ro2">
          <table:table-cell office:value-type="string" table:style-name="ce11">
            <text:p>Hidraúlica</text:p>
          </table:table-cell>
          <table:table-cell office:value-type="float" office:value="4" table:style-name="ce12">
            <text:p>4</text:p>
          </table:table-cell>
          <table:table-cell office:value-type="float" office:value="76.319999999999993" table:style-name="ce13">
            <text:p>76,32</text:p>
          </table:table-cell>
          <table:table-cell office:value-type="float" office:value="1235.1688941299799" table:style-name="ce13">
            <text:p>1.235,17</text:p>
          </table:table-cell>
          <table:table-cell office:value-type="float" office:value="94268.09" table:style-name="ce13">
            <text:p>94.268,09</text:p>
          </table:table-cell>
          <table:table-cell office:value-type="float" office:value="1866.62" table:style-name="ce13">
            <text:p>1.866,62</text:p>
          </table:table-cell>
          <table:table-cell office:value-type="float" office:value="92401.47" table:style-name="ce13">
            <text:p>92.401,47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pur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mixt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Nuclear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arbón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Fuel+gas y ciclo combinad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Resto hidráulica</text:p>
          </table:table-cell>
          <table:table-cell office:value-type="float" office:value="11" table:style-name="ce12">
            <text:p>11</text:p>
          </table:table-cell>
          <table:table-cell office:value-type="float" office:value="23.84" table:style-name="ce13">
            <text:p>23,84</text:p>
          </table:table-cell>
          <table:table-cell office:value-type="float" office:value="1825.7479026845599" table:style-name="ce13">
            <text:p>1.825,75</text:p>
          </table:table-cell>
          <table:table-cell office:value-type="float" office:value="43525.83" table:style-name="ce13">
            <text:p>43.525,83</text:p>
          </table:table-cell>
          <table:table-cell office:value-type="float" office:value="476.49" table:style-name="ce13">
            <text:p>476,49</text:p>
          </table:table-cell>
          <table:table-cell office:value-type="float" office:value="43049.34" table:style-name="ce13">
            <text:p>43.049,34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15" table:style-name="ce12">
            <text:p>15</text:p>
          </table:table-cell>
          <table:table-cell office:value-type="float" office:value="260.68" table:style-name="ce13">
            <text:p>260,68</text:p>
          </table:table-cell>
          <table:table-cell office:value-type="float" office:value="2138.2901641859798" table:style-name="ce13">
            <text:p>2.138,29</text:p>
          </table:table-cell>
          <table:table-cell office:value-type="float" office:value="557409.48" table:style-name="ce13">
            <text:p>557.409,48</text:p>
          </table:table-cell>
          <table:table-cell office:value-type="float" office:value="24240.9" table:style-name="ce13">
            <text:p>24.240,90</text:p>
          </table:table-cell>
          <table:table-cell office:value-type="float" office:value="533168.57999999996" table:style-name="ce13">
            <text:p>533.168,58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622" table:style-name="ce12">
            <text:p>622</text:p>
          </table:table-cell>
          <table:table-cell office:value-type="float" office:value="66.28" table:style-name="ce13">
            <text:p>66,28</text:p>
          </table:table-cell>
          <table:table-cell office:value-type="float" office:value="1742.9512673506299" table:style-name="ce13">
            <text:p>1.742,95</text:p>
          </table:table-cell>
          <table:table-cell office:value-type="float" office:value="115522.81" table:style-name="ce13">
            <text:p>115.522,81</text:p>
          </table:table-cell>
          <table:table-cell office:value-type="float" office:value="1143.79" table:style-name="ce13">
            <text:p>1.143,79</text:p>
          </table:table-cell>
          <table:table-cell office:value-type="float" office:value="114379.02" table:style-name="ce13">
            <text:p>114.379,02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ogeneración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érmica renovable y rest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652" table:style-name="ce12">
            <text:p>652</text:p>
          </table:table-cell>
          <table:table-cell office:value-type="float" office:value="427.12" table:style-name="ce13">
            <text:p>427,12</text:p>
          </table:table-cell>
          <table:table-cell office:value-type="float" office:value="1898.1227992133399" table:style-name="ce13">
            <text:p>1.898,12</text:p>
          </table:table-cell>
          <table:table-cell office:value-type="float" office:value="810726.21" table:style-name="ce13">
            <text:p>810.726,21</text:p>
          </table:table-cell>
          <table:table-cell office:value-type="float" office:value="27727.8" table:style-name="ce13">
            <text:p>27.727,80</text:p>
          </table:table-cell>
          <table:table-cell office:value-type="float" office:value="782998.41" table:style-name="ce13">
            <text:p>782.998,41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BADAJOZ" table:style-name="ta3">
        <table:table-column table:style-name="co4" table:default-cell-style-name="ce2"/>
        <table:table-column table:style-name="co5" table:default-cell-style-name="ce2"/>
        <table:table-column table:style-name="co9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2" table:number-columns-repeated="16375" table:default-cell-style-name="ce2"/>
        <table:table-row table:style-name="ro2">
          <table:table-cell office:value-type="string" table:style-name="ce8">
            <text:p>DESCRIPCION_FILA</text:p>
          </table:table-cell>
          <table:table-cell office:value-type="string" table:style-name="ce8">
            <text:p>CENTRALES ACTIVAS</text:p>
          </table:table-cell>
          <table:table-cell office:value-type="string" table:style-name="ce8">
            <text:p>POTENCIA ACTIVA (MW)</text:p>
          </table:table-cell>
          <table:table-cell office:value-type="string" table:style-name="ce8">
            <text:p>HORAS UTILIZACION</text:p>
          </table:table-cell>
          <table:table-cell office:value-type="string" table:style-name="ce8">
            <text:p>PRODUCCION EN BORNES DE LOS GENERADORES (MWh)</text:p>
          </table:table-cell>
          <table:table-cell office:value-type="string" table:style-name="ce8">
            <text:p>CONSUMOS EN GENERACION (MWh)</text:p>
          </table:table-cell>
          <table:table-cell office:value-type="string" table:style-name="ce8">
            <text:p>PRODUCCION NETA (MWH)</text:p>
          </table:table-cell>
          <table:table-cell office:value-type="string" table:style-name="ce8">
            <text:p>AUTOCONSUMOS (MWh)</text:p>
          </table:table-cell>
          <table:table-cell office:value-type="string" table:style-name="ce8">
            <text:p>CONSUMOS EN BOMBEO (MWh)</text:p>
          </table:table-cell>
          <table:table-cell table:number-columns-repeated="16375" table:style-name="ce10"/>
        </table:table-row>
        <table:table-row table:style-name="ro2">
          <table:table-cell office:value-type="string" table:style-name="ce11">
            <text:p>Hidraúlica</text:p>
          </table:table-cell>
          <table:table-cell office:value-type="float" office:value="5" table:style-name="ce12">
            <text:p>5</text:p>
          </table:table-cell>
          <table:table-cell office:value-type="float" office:value="225.99" table:style-name="ce13">
            <text:p>225,99</text:p>
          </table:table-cell>
          <table:table-cell office:value-type="float" office:value="325.00110624363901" table:style-name="ce13">
            <text:p>325,00</text:p>
          </table:table-cell>
          <table:table-cell office:value-type="float" office:value="73447" table:style-name="ce13">
            <text:p>73.447,00</text:p>
          </table:table-cell>
          <table:table-cell office:value-type="float" office:value="3760" table:style-name="ce13">
            <text:p>3.760,00</text:p>
          </table:table-cell>
          <table:table-cell office:value-type="float" office:value="69687" table:style-name="ce13">
            <text:p>69.687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pur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mixt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Nuclear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arbón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Fuel+gas y ciclo combinad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Resto hidráulica</text:p>
          </table:table-cell>
          <table:table-cell office:value-type="float" office:value="2" table:style-name="ce12">
            <text:p>2</text:p>
          </table:table-cell>
          <table:table-cell office:value-type="float" office:value="10.78" table:style-name="ce13">
            <text:p>10,78</text:p>
          </table:table-cell>
          <table:table-cell office:value-type="float" office:value="86.270871985157697" table:style-name="ce13">
            <text:p>86,27</text:p>
          </table:table-cell>
          <table:table-cell office:value-type="float" office:value="930" table:style-name="ce13">
            <text:p>930,00</text:p>
          </table:table-cell>
          <table:table-cell office:value-type="float" office:value="0" table:style-name="ce13">
            <text:p>0,00</text:p>
          </table:table-cell>
          <table:table-cell office:value-type="float" office:value="930" table:style-name="ce13">
            <text:p>93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2170" table:style-name="ce12">
            <text:p>2.170</text:p>
          </table:table-cell>
          <table:table-cell office:value-type="float" office:value="333.21" table:style-name="ce13">
            <text:p>333,21</text:p>
          </table:table-cell>
          <table:table-cell office:value-type="float" office:value="1898.3822214219299" table:style-name="ce13">
            <text:p>1.898,38</text:p>
          </table:table-cell>
          <table:table-cell office:value-type="float" office:value="632559.93999999994" table:style-name="ce13">
            <text:p>632.559,94</text:p>
          </table:table-cell>
          <table:table-cell office:value-type="float" office:value="6262.97" table:style-name="ce13">
            <text:p>6.262,97</text:p>
          </table:table-cell>
          <table:table-cell office:value-type="float" office:value="626296.97" table:style-name="ce13">
            <text:p>626.296,97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12" table:style-name="ce12">
            <text:p>12</text:p>
          </table:table-cell>
          <table:table-cell office:value-type="float" office:value="599.1" table:style-name="ce13">
            <text:p>599,10</text:p>
          </table:table-cell>
          <table:table-cell office:value-type="float" office:value="2799.9668502754098" table:style-name="ce13">
            <text:p>2.799,97</text:p>
          </table:table-cell>
          <table:table-cell office:value-type="float" office:value="1677460.14" table:style-name="ce13">
            <text:p>1.677.460,14</text:p>
          </table:table-cell>
          <table:table-cell office:value-type="float" office:value="152496.38" table:style-name="ce13">
            <text:p>152.496,38</text:p>
          </table:table-cell>
          <table:table-cell office:value-type="float" office:value="1524963.76" table:style-name="ce13">
            <text:p>1.524.963,76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ogeneración</text:p>
          </table:table-cell>
          <table:table-cell office:value-type="float" office:value="2" table:style-name="ce12">
            <text:p>2</text:p>
          </table:table-cell>
          <table:table-cell office:value-type="float" office:value="10.130000000000001" table:style-name="ce13">
            <text:p>10,13</text:p>
          </table:table-cell>
          <table:table-cell office:value-type="float" office:value="4440.6554787759096" table:style-name="ce13">
            <text:p>4.440,66</text:p>
          </table:table-cell>
          <table:table-cell office:value-type="float" office:value="44983.839999999997" table:style-name="ce13">
            <text:p>44.983,84</text:p>
          </table:table-cell>
          <table:table-cell office:value-type="float" office:value="495" table:style-name="ce13">
            <text:p>495,00</text:p>
          </table:table-cell>
          <table:table-cell office:value-type="float" office:value="44488.84" table:style-name="ce13">
            <text:p>44.488,84</text:p>
          </table:table-cell>
          <table:table-cell office:value-type="float" office:value="2248" table:style-name="ce13">
            <text:p>2.248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érmica renovable y resto</text:p>
          </table:table-cell>
          <table:table-cell office:value-type="float" office:value="2" table:style-name="ce12">
            <text:p>2</text:p>
          </table:table-cell>
          <table:table-cell office:value-type="float" office:value="4.63" table:style-name="ce13">
            <text:p>4,63</text:p>
          </table:table-cell>
          <table:table-cell office:value-type="float" office:value="2790.92872570194" table:style-name="ce13">
            <text:p>2.790,93</text:p>
          </table:table-cell>
          <table:table-cell office:value-type="float" office:value="12922" table:style-name="ce13">
            <text:p>12.922,00</text:p>
          </table:table-cell>
          <table:table-cell office:value-type="float" office:value="2132" table:style-name="ce13">
            <text:p>2.132,00</text:p>
          </table:table-cell>
          <table:table-cell office:value-type="float" office:value="10790" table:style-name="ce13">
            <text:p>10.790,00</text:p>
          </table:table-cell>
          <table:table-cell office:value-type="float" office:value="1786" table:style-name="ce13">
            <text:p>1.786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2193" table:style-name="ce12">
            <text:p>2.193</text:p>
          </table:table-cell>
          <table:table-cell office:value-type="float" office:value="1183.8399999999999" table:style-name="ce13">
            <text:p>1.183,84</text:p>
          </table:table-cell>
          <table:table-cell office:value-type="float" office:value="2063.0346330585198" table:style-name="ce13">
            <text:p>2.063,03</text:p>
          </table:table-cell>
          <table:table-cell office:value-type="float" office:value="2442302.92" table:style-name="ce13">
            <text:p>2.442.302,92</text:p>
          </table:table-cell>
          <table:table-cell office:value-type="float" office:value="165146.35" table:style-name="ce13">
            <text:p>165.146,35</text:p>
          </table:table-cell>
          <table:table-cell office:value-type="float" office:value="2277156.5699999998" table:style-name="ce13">
            <text:p>2.277.156,57</text:p>
          </table:table-cell>
          <table:table-cell office:value-type="float" office:value="4034" table:style-name="ce13">
            <text:p>4.034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BALEARS_(ILLES)" table:style-name="ta3">
        <table:table-column table:style-name="co4" table:default-cell-style-name="ce2"/>
        <table:table-column table:style-name="co5" table:default-cell-style-name="ce2"/>
        <table:table-column table:style-name="co9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2" table:number-columns-repeated="16375" table:default-cell-style-name="ce2"/>
        <table:table-row table:style-name="ro2">
          <table:table-cell office:value-type="string" table:style-name="ce8">
            <text:p>DESCRIPCION_FILA</text:p>
          </table:table-cell>
          <table:table-cell office:value-type="string" table:style-name="ce8">
            <text:p>CENTRALES ACTIVAS</text:p>
          </table:table-cell>
          <table:table-cell office:value-type="string" table:style-name="ce8">
            <text:p>POTENCIA ACTIVA (MW)</text:p>
          </table:table-cell>
          <table:table-cell office:value-type="string" table:style-name="ce8">
            <text:p>HORAS UTILIZACION</text:p>
          </table:table-cell>
          <table:table-cell office:value-type="string" table:style-name="ce8">
            <text:p>PRODUCCION EN BORNES DE LOS GENERADORES (MWh)</text:p>
          </table:table-cell>
          <table:table-cell office:value-type="string" table:style-name="ce8">
            <text:p>CONSUMOS EN GENERACION (MWh)</text:p>
          </table:table-cell>
          <table:table-cell office:value-type="string" table:style-name="ce8">
            <text:p>PRODUCCION NETA (MWH)</text:p>
          </table:table-cell>
          <table:table-cell office:value-type="string" table:style-name="ce8">
            <text:p>AUTOCONSUMOS (MWh)</text:p>
          </table:table-cell>
          <table:table-cell office:value-type="string" table:style-name="ce8">
            <text:p>CONSUMOS EN BOMBEO (MWh)</text:p>
          </table:table-cell>
          <table:table-cell table:number-columns-repeated="16375" table:style-name="ce10"/>
        </table:table-row>
        <table:table-row table:style-name="ro2">
          <table:table-cell office:value-type="string" table:style-name="ce11">
            <text:p>Hidraúl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pur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mixt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Nuclear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arbón</text:p>
          </table:table-cell>
          <table:table-cell office:value-type="float" office:value="1" table:style-name="ce12">
            <text:p>1</text:p>
          </table:table-cell>
          <table:table-cell office:value-type="float" office:value="585" table:style-name="ce13">
            <text:p>585,00</text:p>
          </table:table-cell>
          <table:table-cell office:value-type="float" office:value="4331.2531794871802" table:style-name="ce13">
            <text:p>4.331,25</text:p>
          </table:table-cell>
          <table:table-cell office:value-type="float" office:value="2533783.11" table:style-name="ce13">
            <text:p>2.533.783,11</text:p>
          </table:table-cell>
          <table:table-cell office:value-type="float" office:value="228881.24" table:style-name="ce13">
            <text:p>228.881,24</text:p>
          </table:table-cell>
          <table:table-cell office:value-type="float" office:value="2304901.87" table:style-name="ce13">
            <text:p>2.304.901,87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Fuel+gas y ciclo combinado</text:p>
          </table:table-cell>
          <table:table-cell office:value-type="float" office:value="5" table:style-name="ce12">
            <text:p>5</text:p>
          </table:table-cell>
          <table:table-cell office:value-type="float" office:value="1709.05" table:style-name="ce13">
            <text:p>1.709,05</text:p>
          </table:table-cell>
          <table:table-cell office:value-type="float" office:value="1121.8133758520801" table:style-name="ce13">
            <text:p>1.121,81</text:p>
          </table:table-cell>
          <table:table-cell office:value-type="float" office:value="1917235.15" table:style-name="ce13">
            <text:p>1.917.235,15</text:p>
          </table:table-cell>
          <table:table-cell office:value-type="float" office:value="73087.039999999994" table:style-name="ce13">
            <text:p>73.087,04</text:p>
          </table:table-cell>
          <table:table-cell office:value-type="float" office:value="1844148.11" table:style-name="ce13">
            <text:p>1.844.148,11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Resto hidrául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1" table:style-name="ce12">
            <text:p>1</text:p>
          </table:table-cell>
          <table:table-cell office:value-type="float" office:value="3.2" table:style-name="ce13">
            <text:p>3,20</text:p>
          </table:table-cell>
          <table:table-cell office:value-type="float" office:value="1715.796875" table:style-name="ce13">
            <text:p>1.715,80</text:p>
          </table:table-cell>
          <table:table-cell office:value-type="float" office:value="5490.55" table:style-name="ce13">
            <text:p>5.490,55</text:p>
          </table:table-cell>
          <table:table-cell office:value-type="float" office:value="80.7" table:style-name="ce13">
            <text:p>80,70</text:p>
          </table:table-cell>
          <table:table-cell office:value-type="float" office:value="5409.85" table:style-name="ce13">
            <text:p>5.409,85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772" table:style-name="ce12">
            <text:p>772</text:p>
          </table:table-cell>
          <table:table-cell office:value-type="float" office:value="77.77" table:style-name="ce13">
            <text:p>77,77</text:p>
          </table:table-cell>
          <table:table-cell office:value-type="float" office:value="1562.1966053748199" table:style-name="ce13">
            <text:p>1.562,20</text:p>
          </table:table-cell>
          <table:table-cell office:value-type="float" office:value="121492.03" table:style-name="ce13">
            <text:p>121.492,03</text:p>
          </table:table-cell>
          <table:table-cell office:value-type="float" office:value="1202.8900000000001" table:style-name="ce13">
            <text:p>1.202,89</text:p>
          </table:table-cell>
          <table:table-cell office:value-type="float" office:value="120289.14" table:style-name="ce13">
            <text:p>120.289,14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ogeneración</text:p>
          </table:table-cell>
          <table:table-cell office:value-type="float" office:value="5" table:style-name="ce12">
            <text:p>5</text:p>
          </table:table-cell>
          <table:table-cell office:value-type="float" office:value="12.05" table:style-name="ce13">
            <text:p>12,05</text:p>
          </table:table-cell>
          <table:table-cell office:value-type="float" office:value="3782.26058091286" table:style-name="ce13">
            <text:p>3.782,26</text:p>
          </table:table-cell>
          <table:table-cell office:value-type="float" office:value="45576.24" table:style-name="ce13">
            <text:p>45.576,24</text:p>
          </table:table-cell>
          <table:table-cell office:value-type="float" office:value="1008.12" table:style-name="ce13">
            <text:p>1.008,12</text:p>
          </table:table-cell>
          <table:table-cell office:value-type="float" office:value="44568.12" table:style-name="ce13">
            <text:p>44.568,12</text:p>
          </table:table-cell>
          <table:table-cell office:value-type="float" office:value="8539.4" table:style-name="ce13">
            <text:p>8.539,4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érmica renovable y resto</text:p>
          </table:table-cell>
          <table:table-cell office:value-type="float" office:value="2" table:style-name="ce12">
            <text:p>2</text:p>
          </table:table-cell>
          <table:table-cell office:value-type="float" office:value="74.599999999999994" table:style-name="ce13">
            <text:p>74,60</text:p>
          </table:table-cell>
          <table:table-cell office:value-type="float" office:value="4156.0053619302998" table:style-name="ce13">
            <text:p>4.156,01</text:p>
          </table:table-cell>
          <table:table-cell office:value-type="float" office:value="310038" table:style-name="ce13">
            <text:p>310.038,00</text:p>
          </table:table-cell>
          <table:table-cell office:value-type="float" office:value="43062" table:style-name="ce13">
            <text:p>43.062,00</text:p>
          </table:table-cell>
          <table:table-cell office:value-type="float" office:value="266976" table:style-name="ce13">
            <text:p>266.976,00</text:p>
          </table:table-cell>
          <table:table-cell office:value-type="float" office:value="5255" table:style-name="ce13">
            <text:p>5.255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786" table:style-name="ce12">
            <text:p>786</text:p>
          </table:table-cell>
          <table:table-cell office:value-type="float" office:value="2461.67" table:style-name="ce13">
            <text:p>2.461,67</text:p>
          </table:table-cell>
          <table:table-cell office:value-type="float" office:value="2004.17402820037" table:style-name="ce13">
            <text:p>2.004,17</text:p>
          </table:table-cell>
          <table:table-cell office:value-type="float" office:value="4933615.08" table:style-name="ce13">
            <text:p>4.933.615,08</text:p>
          </table:table-cell>
          <table:table-cell office:value-type="float" office:value="347321.99" table:style-name="ce13">
            <text:p>347.321,99</text:p>
          </table:table-cell>
          <table:table-cell office:value-type="float" office:value="4586293.09" table:style-name="ce13">
            <text:p>4.586.293,09</text:p>
          </table:table-cell>
          <table:table-cell office:value-type="float" office:value="13794.4" table:style-name="ce13">
            <text:p>13.794,4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BARCELONA" table:style-name="ta3">
        <table:table-column table:style-name="co4" table:default-cell-style-name="ce2"/>
        <table:table-column table:style-name="co5" table:default-cell-style-name="ce2"/>
        <table:table-column table:style-name="co9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2" table:number-columns-repeated="16375" table:default-cell-style-name="ce2"/>
        <table:table-row table:style-name="ro2">
          <table:table-cell office:value-type="string" table:style-name="ce8">
            <text:p>DESCRIPCION_FILA</text:p>
          </table:table-cell>
          <table:table-cell office:value-type="string" table:style-name="ce8">
            <text:p>CENTRALES ACTIVAS</text:p>
          </table:table-cell>
          <table:table-cell office:value-type="string" table:style-name="ce8">
            <text:p>POTENCIA ACTIVA (MW)</text:p>
          </table:table-cell>
          <table:table-cell office:value-type="string" table:style-name="ce8">
            <text:p>HORAS UTILIZACION</text:p>
          </table:table-cell>
          <table:table-cell office:value-type="string" table:style-name="ce8">
            <text:p>PRODUCCION EN BORNES DE LOS GENERADORES (MWh)</text:p>
          </table:table-cell>
          <table:table-cell office:value-type="string" table:style-name="ce8">
            <text:p>CONSUMOS EN GENERACION (MWh)</text:p>
          </table:table-cell>
          <table:table-cell office:value-type="string" table:style-name="ce8">
            <text:p>PRODUCCION NETA (MWH)</text:p>
          </table:table-cell>
          <table:table-cell office:value-type="string" table:style-name="ce8">
            <text:p>AUTOCONSUMOS (MWh)</text:p>
          </table:table-cell>
          <table:table-cell office:value-type="string" table:style-name="ce8">
            <text:p>CONSUMOS EN BOMBEO (MWh)</text:p>
          </table:table-cell>
          <table:table-cell table:number-columns-repeated="16375" table:style-name="ce10"/>
        </table:table-row>
        <table:table-row table:style-name="ro2">
          <table:table-cell office:value-type="string" table:style-name="ce11">
            <text:p>Hidraúlica</text:p>
          </table:table-cell>
          <table:table-cell office:value-type="float" office:value="5" table:style-name="ce12">
            <text:p>5</text:p>
          </table:table-cell>
          <table:table-cell office:value-type="float" office:value="65.83" table:style-name="ce13">
            <text:p>65,83</text:p>
          </table:table-cell>
          <table:table-cell office:value-type="float" office:value="1138.81209175148" table:style-name="ce13">
            <text:p>1.138,81</text:p>
          </table:table-cell>
          <table:table-cell office:value-type="float" office:value="74968" table:style-name="ce13">
            <text:p>74.968,00</text:p>
          </table:table-cell>
          <table:table-cell office:value-type="float" office:value="1072" table:style-name="ce13">
            <text:p>1.072,00</text:p>
          </table:table-cell>
          <table:table-cell office:value-type="float" office:value="73896" table:style-name="ce13">
            <text:p>73.896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pur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mixt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Nuclear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arbón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Fuel+gas y ciclo combinado</text:p>
          </table:table-cell>
          <table:table-cell office:value-type="float" office:value="4" table:style-name="ce12">
            <text:p>4</text:p>
          </table:table-cell>
          <table:table-cell office:value-type="float" office:value="2569.14" table:style-name="ce13">
            <text:p>2.569,14</text:p>
          </table:table-cell>
          <table:table-cell office:value-type="float" office:value="2384.0288111975201" table:style-name="ce13">
            <text:p>2.384,03</text:p>
          </table:table-cell>
          <table:table-cell office:value-type="float" office:value="6124903.7800000003" table:style-name="ce13">
            <text:p>6.124.903,78</text:p>
          </table:table-cell>
          <table:table-cell office:value-type="float" office:value="185844.79" table:style-name="ce13">
            <text:p>185.844,79</text:p>
          </table:table-cell>
          <table:table-cell office:value-type="float" office:value="5939058.9900000002" table:style-name="ce13">
            <text:p>5.939.058,99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Resto hidráulica</text:p>
          </table:table-cell>
          <table:table-cell office:value-type="float" office:value="101" table:style-name="ce12">
            <text:p>101</text:p>
          </table:table-cell>
          <table:table-cell office:value-type="float" office:value="46.12" table:style-name="ce13">
            <text:p>46,12</text:p>
          </table:table-cell>
          <table:table-cell office:value-type="float" office:value="3572.9152211621899" table:style-name="ce13">
            <text:p>3.572,92</text:p>
          </table:table-cell>
          <table:table-cell office:value-type="float" office:value="164782.85" table:style-name="ce13">
            <text:p>164.782,85</text:p>
          </table:table-cell>
          <table:table-cell office:value-type="float" office:value="1295.49" table:style-name="ce13">
            <text:p>1.295,49</text:p>
          </table:table-cell>
          <table:table-cell office:value-type="float" office:value="163487.35999999999" table:style-name="ce13">
            <text:p>163.487,36</text:p>
          </table:table-cell>
          <table:table-cell office:value-type="float" office:value="2527.0500000000002" table:style-name="ce13">
            <text:p>2.527,05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6" table:style-name="ce12">
            <text:p>6</text:p>
          </table:table-cell>
          <table:table-cell office:value-type="float" office:value="202.27" table:style-name="ce13">
            <text:p>202,27</text:p>
          </table:table-cell>
          <table:table-cell office:value-type="float" office:value="1896.13655015573" table:style-name="ce13">
            <text:p>1.896,14</text:p>
          </table:table-cell>
          <table:table-cell office:value-type="float" office:value="383531.54" table:style-name="ce13">
            <text:p>383.531,54</text:p>
          </table:table-cell>
          <table:table-cell office:value-type="float" office:value="210.95" table:style-name="ce13">
            <text:p>210,95</text:p>
          </table:table-cell>
          <table:table-cell office:value-type="float" office:value="383320.59" table:style-name="ce13">
            <text:p>383.320,59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1478" table:style-name="ce12">
            <text:p>1.478</text:p>
          </table:table-cell>
          <table:table-cell office:value-type="float" office:value="103.8" table:style-name="ce13">
            <text:p>103,80</text:p>
          </table:table-cell>
          <table:table-cell office:value-type="float" office:value="1388.66078998073" table:style-name="ce13">
            <text:p>1.388,66</text:p>
          </table:table-cell>
          <table:table-cell office:value-type="float" office:value="144142.99" table:style-name="ce13">
            <text:p>144.142,99</text:p>
          </table:table-cell>
          <table:table-cell office:value-type="float" office:value="1427.15" table:style-name="ce13">
            <text:p>1.427,15</text:p>
          </table:table-cell>
          <table:table-cell office:value-type="float" office:value="142715.84" table:style-name="ce13">
            <text:p>142.715,84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ogeneración</text:p>
          </table:table-cell>
          <table:table-cell office:value-type="float" office:value="55" table:style-name="ce12">
            <text:p>55</text:p>
          </table:table-cell>
          <table:table-cell office:value-type="float" office:value="328.6" table:style-name="ce13">
            <text:p>328,60</text:p>
          </table:table-cell>
          <table:table-cell office:value-type="float" office:value="6353.1325623858802" table:style-name="ce13">
            <text:p>6.353,13</text:p>
          </table:table-cell>
          <table:table-cell office:value-type="float" office:value="2087639.36" table:style-name="ce13">
            <text:p>2.087.639,36</text:p>
          </table:table-cell>
          <table:table-cell office:value-type="float" office:value="94066" table:style-name="ce13">
            <text:p>94.066,00</text:p>
          </table:table-cell>
          <table:table-cell office:value-type="float" office:value="1993573.36" table:style-name="ce13">
            <text:p>1.993.573,36</text:p>
          </table:table-cell>
          <table:table-cell office:value-type="float" office:value="144340.65" table:style-name="ce13">
            <text:p>144.340,65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érmica renovable y resto</text:p>
          </table:table-cell>
          <table:table-cell office:value-type="float" office:value="18" table:style-name="ce12">
            <text:p>18</text:p>
          </table:table-cell>
          <table:table-cell office:value-type="float" office:value="51.92" table:style-name="ce13">
            <text:p>51,92</text:p>
          </table:table-cell>
          <table:table-cell office:value-type="float" office:value="3795.6132511556202" table:style-name="ce13">
            <text:p>3.795,61</text:p>
          </table:table-cell>
          <table:table-cell office:value-type="float" office:value="197068.24" table:style-name="ce13">
            <text:p>197.068,24</text:p>
          </table:table-cell>
          <table:table-cell office:value-type="float" office:value="32730.560000000001" table:style-name="ce13">
            <text:p>32.730,56</text:p>
          </table:table-cell>
          <table:table-cell office:value-type="float" office:value="164337.68" table:style-name="ce13">
            <text:p>164.337,68</text:p>
          </table:table-cell>
          <table:table-cell office:value-type="float" office:value="5227.6099999999997" table:style-name="ce13">
            <text:p>5.227,61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1667" table:style-name="ce12">
            <text:p>1.667</text:p>
          </table:table-cell>
          <table:table-cell office:value-type="float" office:value="3367.68" table:style-name="ce13">
            <text:p>3.367,68</text:p>
          </table:table-cell>
          <table:table-cell office:value-type="float" office:value="2725.0322952299498" table:style-name="ce13">
            <text:p>2.725,03</text:p>
          </table:table-cell>
          <table:table-cell office:value-type="float" office:value="9177036.7599999998" table:style-name="ce13">
            <text:p>9.177.036,76</text:p>
          </table:table-cell>
          <table:table-cell office:value-type="float" office:value="316646.94" table:style-name="ce13">
            <text:p>316.646,94</text:p>
          </table:table-cell>
          <table:table-cell office:value-type="float" office:value="8860389.8200000003" table:style-name="ce13">
            <text:p>8.860.389,82</text:p>
          </table:table-cell>
          <table:table-cell office:value-type="float" office:value="152095.31" table:style-name="ce13">
            <text:p>152.095,31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BURGOS" table:style-name="ta3">
        <table:table-column table:style-name="co4" table:default-cell-style-name="ce2"/>
        <table:table-column table:style-name="co5" table:default-cell-style-name="ce2"/>
        <table:table-column table:style-name="co9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2" table:number-columns-repeated="16375" table:default-cell-style-name="ce2"/>
        <table:table-row table:style-name="ro2">
          <table:table-cell office:value-type="string" table:style-name="ce8">
            <text:p>DESCRIPCION_FILA</text:p>
          </table:table-cell>
          <table:table-cell office:value-type="string" table:style-name="ce8">
            <text:p>CENTRALES ACTIVAS</text:p>
          </table:table-cell>
          <table:table-cell office:value-type="string" table:style-name="ce8">
            <text:p>POTENCIA ACTIVA (MW)</text:p>
          </table:table-cell>
          <table:table-cell office:value-type="string" table:style-name="ce8">
            <text:p>HORAS UTILIZACION</text:p>
          </table:table-cell>
          <table:table-cell office:value-type="string" table:style-name="ce8">
            <text:p>PRODUCCION EN BORNES DE LOS GENERADORES (MWh)</text:p>
          </table:table-cell>
          <table:table-cell office:value-type="string" table:style-name="ce8">
            <text:p>CONSUMOS EN GENERACION (MWh)</text:p>
          </table:table-cell>
          <table:table-cell office:value-type="string" table:style-name="ce8">
            <text:p>PRODUCCION NETA (MWH)</text:p>
          </table:table-cell>
          <table:table-cell office:value-type="string" table:style-name="ce8">
            <text:p>AUTOCONSUMOS (MWh)</text:p>
          </table:table-cell>
          <table:table-cell office:value-type="string" table:style-name="ce8">
            <text:p>CONSUMOS EN BOMBEO (MWh)</text:p>
          </table:table-cell>
          <table:table-cell table:number-columns-repeated="16375" table:style-name="ce10"/>
        </table:table-row>
        <table:table-row table:style-name="ro2">
          <table:table-cell office:value-type="string" table:style-name="ce11">
            <text:p>Hidraúlica</text:p>
          </table:table-cell>
          <table:table-cell office:value-type="float" office:value="4" table:style-name="ce12">
            <text:p>4</text:p>
          </table:table-cell>
          <table:table-cell office:value-type="float" office:value="28.92" table:style-name="ce13">
            <text:p>28,92</text:p>
          </table:table-cell>
          <table:table-cell office:value-type="float" office:value="3348.85892116183" table:style-name="ce13">
            <text:p>3.348,86</text:p>
          </table:table-cell>
          <table:table-cell office:value-type="float" office:value="96849" table:style-name="ce13">
            <text:p>96.849,00</text:p>
          </table:table-cell>
          <table:table-cell office:value-type="float" office:value="507" table:style-name="ce13">
            <text:p>507,00</text:p>
          </table:table-cell>
          <table:table-cell office:value-type="float" office:value="96342" table:style-name="ce13">
            <text:p>96.342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pur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mixt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Nuclear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arbón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Fuel+gas y ciclo combinad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Resto hidráulica</text:p>
          </table:table-cell>
          <table:table-cell office:value-type="float" office:value="27" table:style-name="ce12">
            <text:p>27</text:p>
          </table:table-cell>
          <table:table-cell office:value-type="float" office:value="15.42" table:style-name="ce13">
            <text:p>15,42</text:p>
          </table:table-cell>
          <table:table-cell office:value-type="float" office:value="3487.5363164721098" table:style-name="ce13">
            <text:p>3.487,54</text:p>
          </table:table-cell>
          <table:table-cell office:value-type="float" office:value="53777.81" table:style-name="ce13">
            <text:p>53.777,81</text:p>
          </table:table-cell>
          <table:table-cell office:value-type="float" office:value="106.81" table:style-name="ce13">
            <text:p>106,81</text:p>
          </table:table-cell>
          <table:table-cell office:value-type="float" office:value="53671" table:style-name="ce13">
            <text:p>53.671,00</text:p>
          </table:table-cell>
          <table:table-cell office:value-type="float" office:value="2603.8200000000002" table:style-name="ce13">
            <text:p>2.603,82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65" table:style-name="ce12">
            <text:p>65</text:p>
          </table:table-cell>
          <table:table-cell office:value-type="float" office:value="1831.31" table:style-name="ce13">
            <text:p>1.831,31</text:p>
          </table:table-cell>
          <table:table-cell office:value-type="float" office:value="2162.7013667811598" table:style-name="ce13">
            <text:p>2.162,70</text:p>
          </table:table-cell>
          <table:table-cell office:value-type="float" office:value="3960576.64" table:style-name="ce13">
            <text:p>3.960.576,64</text:p>
          </table:table-cell>
          <table:table-cell office:value-type="float" office:value="65384.34" table:style-name="ce13">
            <text:p>65.384,34</text:p>
          </table:table-cell>
          <table:table-cell office:value-type="float" office:value="3895192.3" table:style-name="ce13">
            <text:p>3.895.192,30</text:p>
          </table:table-cell>
          <table:table-cell office:value-type="float" office:value="566.37" table:style-name="ce13">
            <text:p>566,37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473" table:style-name="ce12">
            <text:p>473</text:p>
          </table:table-cell>
          <table:table-cell office:value-type="float" office:value="31.89" table:style-name="ce13">
            <text:p>31,89</text:p>
          </table:table-cell>
          <table:table-cell office:value-type="float" office:value="1440.1059893383499" table:style-name="ce13">
            <text:p>1.440,11</text:p>
          </table:table-cell>
          <table:table-cell office:value-type="float" office:value="45924.98" table:style-name="ce13">
            <text:p>45.924,98</text:p>
          </table:table-cell>
          <table:table-cell office:value-type="float" office:value="454.7" table:style-name="ce13">
            <text:p>454,70</text:p>
          </table:table-cell>
          <table:table-cell office:value-type="float" office:value="45470.28" table:style-name="ce13">
            <text:p>45.470,28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ogeneración</text:p>
          </table:table-cell>
          <table:table-cell office:value-type="float" office:value="10" table:style-name="ce12">
            <text:p>10</text:p>
          </table:table-cell>
          <table:table-cell office:value-type="float" office:value="101.91" table:style-name="ce13">
            <text:p>101,91</text:p>
          </table:table-cell>
          <table:table-cell office:value-type="float" office:value="6298.6794230203104" table:style-name="ce13">
            <text:p>6.298,68</text:p>
          </table:table-cell>
          <table:table-cell office:value-type="float" office:value="641898.42000000004" table:style-name="ce13">
            <text:p>641.898,42</text:p>
          </table:table-cell>
          <table:table-cell office:value-type="float" office:value="12930.25" table:style-name="ce13">
            <text:p>12.930,25</text:p>
          </table:table-cell>
          <table:table-cell office:value-type="float" office:value="628968.17000000004" table:style-name="ce13">
            <text:p>628.968,17</text:p>
          </table:table-cell>
          <table:table-cell office:value-type="float" office:value="35630" table:style-name="ce13">
            <text:p>35.63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érmica renovable y resto</text:p>
          </table:table-cell>
          <table:table-cell office:value-type="float" office:value="1" table:style-name="ce12">
            <text:p>1</text:p>
          </table:table-cell>
          <table:table-cell office:value-type="float" office:value="16" table:style-name="ce13">
            <text:p>16,00</text:p>
          </table:table-cell>
          <table:table-cell office:value-type="float" office:value="7545.7506249999997" table:style-name="ce13">
            <text:p>7.545,75</text:p>
          </table:table-cell>
          <table:table-cell office:value-type="float" office:value="120732.01" table:style-name="ce13">
            <text:p>120.732,01</text:p>
          </table:table-cell>
          <table:table-cell office:value-type="float" office:value="12220.63" table:style-name="ce13">
            <text:p>12.220,63</text:p>
          </table:table-cell>
          <table:table-cell office:value-type="float" office:value="108511.38" table:style-name="ce13">
            <text:p>108.511,38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580" table:style-name="ce12">
            <text:p>580</text:p>
          </table:table-cell>
          <table:table-cell office:value-type="float" office:value="2025.45" table:style-name="ce13">
            <text:p>2.025,45</text:p>
          </table:table-cell>
          <table:table-cell office:value-type="float" office:value="2428.9707768643998" table:style-name="ce13">
            <text:p>2.428,97</text:p>
          </table:table-cell>
          <table:table-cell office:value-type="float" office:value="4919758.8600000003" table:style-name="ce13">
            <text:p>4.919.758,86</text:p>
          </table:table-cell>
          <table:table-cell office:value-type="float" office:value="91603.73" table:style-name="ce13">
            <text:p>91.603,73</text:p>
          </table:table-cell>
          <table:table-cell office:value-type="float" office:value="4828155.13" table:style-name="ce13">
            <text:p>4.828.155,13</text:p>
          </table:table-cell>
          <table:table-cell office:value-type="float" office:value="38800.19" table:style-name="ce13">
            <text:p>38.800,19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CÁCERES" table:style-name="ta3">
        <table:table-column table:style-name="co4" table:default-cell-style-name="ce2"/>
        <table:table-column table:style-name="co5" table:default-cell-style-name="ce2"/>
        <table:table-column table:style-name="co9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2" table:number-columns-repeated="16375" table:default-cell-style-name="ce2"/>
        <table:table-row table:style-name="ro2">
          <table:table-cell office:value-type="string" table:style-name="ce8">
            <text:p>DESCRIPCION_FILA</text:p>
          </table:table-cell>
          <table:table-cell office:value-type="string" table:style-name="ce8">
            <text:p>CENTRALES ACTIVAS</text:p>
          </table:table-cell>
          <table:table-cell office:value-type="string" table:style-name="ce8">
            <text:p>POTENCIA ACTIVA (MW)</text:p>
          </table:table-cell>
          <table:table-cell office:value-type="string" table:style-name="ce8">
            <text:p>HORAS UTILIZACION</text:p>
          </table:table-cell>
          <table:table-cell office:value-type="string" table:style-name="ce8">
            <text:p>PRODUCCION EN BORNES DE LOS GENERADORES (MWh)</text:p>
          </table:table-cell>
          <table:table-cell office:value-type="string" table:style-name="ce8">
            <text:p>CONSUMOS EN GENERACION (MWh)</text:p>
          </table:table-cell>
          <table:table-cell office:value-type="string" table:style-name="ce8">
            <text:p>PRODUCCION NETA (MWH)</text:p>
          </table:table-cell>
          <table:table-cell office:value-type="string" table:style-name="ce8">
            <text:p>AUTOCONSUMOS (MWh)</text:p>
          </table:table-cell>
          <table:table-cell office:value-type="string" table:style-name="ce8">
            <text:p>CONSUMOS EN BOMBEO (MWh)</text:p>
          </table:table-cell>
          <table:table-cell table:number-columns-repeated="16375" table:style-name="ce10"/>
        </table:table-row>
        <table:table-row table:style-name="ro2">
          <table:table-cell office:value-type="string" table:style-name="ce11">
            <text:p>Hidraúlica</text:p>
          </table:table-cell>
          <table:table-cell office:value-type="float" office:value="10" table:style-name="ce12">
            <text:p>10</text:p>
          </table:table-cell>
          <table:table-cell office:value-type="float" office:value="1970.24" table:style-name="ce13">
            <text:p>1.970,24</text:p>
          </table:table-cell>
          <table:table-cell office:value-type="float" office:value="1246.6548999106701" table:style-name="ce13">
            <text:p>1.246,65</text:p>
          </table:table-cell>
          <table:table-cell office:value-type="float" office:value="2456209.35" table:style-name="ce13">
            <text:p>2.456.209,35</text:p>
          </table:table-cell>
          <table:table-cell office:value-type="float" office:value="21992" table:style-name="ce13">
            <text:p>21.992,00</text:p>
          </table:table-cell>
          <table:table-cell office:value-type="float" office:value="2434217.35" table:style-name="ce13">
            <text:p>2.434.217,35</text:p>
          </table:table-cell>
          <table:table-cell office:value-type="float" office:value="0" table:style-name="ce13">
            <text:p>0,00</text:p>
          </table:table-cell>
          <table:table-cell office:value-type="float" office:value="83475" table:style-name="ce13">
            <text:p>83.475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pur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mixto</text:p>
          </table:table-cell>
          <table:table-cell office:value-type="float" office:value="3" table:style-name="ce12">
            <text:p>3</text:p>
          </table:table-cell>
          <table:table-cell office:value-type="float" office:value="294.18" table:style-name="ce13">
            <text:p>294,18</text:p>
          </table:table-cell>
          <table:table-cell office:value-type="float" office:value="1093.823509416" table:style-name="ce13">
            <text:p>1.093,82</text:p>
          </table:table-cell>
          <table:table-cell office:value-type="float" office:value="321781" table:style-name="ce13">
            <text:p>321.781,00</text:p>
          </table:table-cell>
          <table:table-cell office:value-type="float" office:value="3020" table:style-name="ce13">
            <text:p>3.020,00</text:p>
          </table:table-cell>
          <table:table-cell office:value-type="float" office:value="318761" table:style-name="ce13">
            <text:p>318.761,00</text:p>
          </table:table-cell>
          <table:table-cell office:value-type="float" office:value="0" table:style-name="ce13">
            <text:p>0,00</text:p>
          </table:table-cell>
          <table:table-cell office:value-type="float" office:value="83475" table:style-name="ce13">
            <text:p>83.475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Nuclear</text:p>
          </table:table-cell>
          <table:table-cell office:value-type="float" office:value="1" table:style-name="ce12">
            <text:p>1</text:p>
          </table:table-cell>
          <table:table-cell office:value-type="float" office:value="2093.88" table:style-name="ce13">
            <text:p>2.093,88</text:p>
          </table:table-cell>
          <table:table-cell office:value-type="float" office:value="7536.3416241618397" table:style-name="ce13">
            <text:p>7.536,34</text:p>
          </table:table-cell>
          <table:table-cell office:value-type="float" office:value="15780195" table:style-name="ce13">
            <text:p>15.780.195,00</text:p>
          </table:table-cell>
          <table:table-cell office:value-type="float" office:value="605926" table:style-name="ce13">
            <text:p>605.926,00</text:p>
          </table:table-cell>
          <table:table-cell office:value-type="float" office:value="15174269" table:style-name="ce13">
            <text:p>15.174.269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arbón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Fuel+gas y ciclo combinad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Resto hidráulica</text:p>
          </table:table-cell>
          <table:table-cell office:value-type="float" office:value="4" table:style-name="ce12">
            <text:p>4</text:p>
          </table:table-cell>
          <table:table-cell office:value-type="float" office:value="3.36" table:style-name="ce13">
            <text:p>3,36</text:p>
          </table:table-cell>
          <table:table-cell office:value-type="float" office:value="2250.2976190476202" table:style-name="ce13">
            <text:p>2.250,30</text:p>
          </table:table-cell>
          <table:table-cell office:value-type="float" office:value="7561" table:style-name="ce13">
            <text:p>7.561,00</text:p>
          </table:table-cell>
          <table:table-cell office:value-type="float" office:value="0" table:style-name="ce13">
            <text:p>0,00</text:p>
          </table:table-cell>
          <table:table-cell office:value-type="float" office:value="7561" table:style-name="ce13">
            <text:p>7.561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2000" table:style-name="ce12">
            <text:p>2.000</text:p>
          </table:table-cell>
          <table:table-cell office:value-type="float" office:value="228.03" table:style-name="ce13">
            <text:p>228,03</text:p>
          </table:table-cell>
          <table:table-cell office:value-type="float" office:value="1921.6518879094899" table:style-name="ce13">
            <text:p>1.921,65</text:p>
          </table:table-cell>
          <table:table-cell office:value-type="float" office:value="438194.28" table:style-name="ce13">
            <text:p>438.194,28</text:p>
          </table:table-cell>
          <table:table-cell office:value-type="float" office:value="4338.5600000000004" table:style-name="ce13">
            <text:p>4.338,56</text:p>
          </table:table-cell>
          <table:table-cell office:value-type="float" office:value="433855.72" table:style-name="ce13">
            <text:p>433.855,72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5" table:style-name="ce12">
            <text:p>5</text:p>
          </table:table-cell>
          <table:table-cell office:value-type="float" office:value="250" table:style-name="ce13">
            <text:p>250,00</text:p>
          </table:table-cell>
          <table:table-cell office:value-type="float" office:value="1972.23308" table:style-name="ce13">
            <text:p>1.972,23</text:p>
          </table:table-cell>
          <table:table-cell office:value-type="float" office:value="493058.27" table:style-name="ce13">
            <text:p>493.058,27</text:p>
          </table:table-cell>
          <table:table-cell office:value-type="float" office:value="44823.48" table:style-name="ce13">
            <text:p>44.823,48</text:p>
          </table:table-cell>
          <table:table-cell office:value-type="float" office:value="448234.79" table:style-name="ce13">
            <text:p>448.234,79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ogeneración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érmica renovable y resto</text:p>
          </table:table-cell>
          <table:table-cell office:value-type="float" office:value="1" table:style-name="ce12">
            <text:p>1</text:p>
          </table:table-cell>
          <table:table-cell office:value-type="float" office:value="15" table:style-name="ce13">
            <text:p>15,00</text:p>
          </table:table-cell>
          <table:table-cell office:value-type="float" office:value="7211.5860000000002" table:style-name="ce13">
            <text:p>7.211,59</text:p>
          </table:table-cell>
          <table:table-cell office:value-type="float" office:value="108173.79" table:style-name="ce13">
            <text:p>108.173,79</text:p>
          </table:table-cell>
          <table:table-cell office:value-type="float" office:value="10037.89" table:style-name="ce13">
            <text:p>10.037,89</text:p>
          </table:table-cell>
          <table:table-cell office:value-type="float" office:value="98135.9" table:style-name="ce13">
            <text:p>98.135,9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2021" table:style-name="ce12">
            <text:p>2.021</text:p>
          </table:table-cell>
          <table:table-cell office:value-type="float" office:value="4560.51" table:style-name="ce13">
            <text:p>4.560,51</text:p>
          </table:table-cell>
          <table:table-cell office:value-type="float" office:value="4228.3410605392801" table:style-name="ce13">
            <text:p>4.228,34</text:p>
          </table:table-cell>
          <table:table-cell office:value-type="float" office:value="19283391.690000001" table:style-name="ce13">
            <text:p>19.283.391,69</text:p>
          </table:table-cell>
          <table:table-cell office:value-type="float" office:value="687117.93" table:style-name="ce13">
            <text:p>687.117,93</text:p>
          </table:table-cell>
          <table:table-cell office:value-type="float" office:value="18596273.760000002" table:style-name="ce13">
            <text:p>18.596.273,76</text:p>
          </table:table-cell>
          <table:table-cell office:value-type="float" office:value="0" table:style-name="ce13">
            <text:p>0,00</text:p>
          </table:table-cell>
          <table:table-cell office:value-type="float" office:value="83475" table:style-name="ce13">
            <text:p>83.475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CÁDIZ" table:style-name="ta3">
        <table:table-column table:style-name="co4" table:default-cell-style-name="ce2"/>
        <table:table-column table:style-name="co5" table:default-cell-style-name="ce2"/>
        <table:table-column table:style-name="co9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2" table:number-columns-repeated="16375" table:default-cell-style-name="ce2"/>
        <table:table-row table:style-name="ro2">
          <table:table-cell office:value-type="string" table:style-name="ce8">
            <text:p>DESCRIPCION_FILA</text:p>
          </table:table-cell>
          <table:table-cell office:value-type="string" table:style-name="ce8">
            <text:p>CENTRALES ACTIVAS</text:p>
          </table:table-cell>
          <table:table-cell office:value-type="string" table:style-name="ce8">
            <text:p>POTENCIA ACTIVA (MW)</text:p>
          </table:table-cell>
          <table:table-cell office:value-type="string" table:style-name="ce8">
            <text:p>HORAS UTILIZACION</text:p>
          </table:table-cell>
          <table:table-cell office:value-type="string" table:style-name="ce8">
            <text:p>PRODUCCION EN BORNES DE LOS GENERADORES (MWh)</text:p>
          </table:table-cell>
          <table:table-cell office:value-type="string" table:style-name="ce8">
            <text:p>CONSUMOS EN GENERACION (MWh)</text:p>
          </table:table-cell>
          <table:table-cell office:value-type="string" table:style-name="ce8">
            <text:p>PRODUCCION NETA (MWH)</text:p>
          </table:table-cell>
          <table:table-cell office:value-type="string" table:style-name="ce8">
            <text:p>AUTOCONSUMOS (MWh)</text:p>
          </table:table-cell>
          <table:table-cell office:value-type="string" table:style-name="ce8">
            <text:p>CONSUMOS EN BOMBEO (MWh)</text:p>
          </table:table-cell>
          <table:table-cell table:number-columns-repeated="16375" table:style-name="ce10"/>
        </table:table-row>
        <table:table-row table:style-name="ro2">
          <table:table-cell office:value-type="string" table:style-name="ce11">
            <text:p>Hidraúl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pur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mixt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Nuclear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arbón</text:p>
          </table:table-cell>
          <table:table-cell office:value-type="float" office:value="1" table:style-name="ce12">
            <text:p>1</text:p>
          </table:table-cell>
          <table:table-cell office:value-type="float" office:value="588.98" table:style-name="ce13">
            <text:p>588,98</text:p>
          </table:table-cell>
          <table:table-cell office:value-type="float" office:value="4248.4782505348203" table:style-name="ce13">
            <text:p>4.248,48</text:p>
          </table:table-cell>
          <table:table-cell office:value-type="float" office:value="2502268.7200000002" table:style-name="ce13">
            <text:p>2.502.268,72</text:p>
          </table:table-cell>
          <table:table-cell office:value-type="float" office:value="136056.01999999999" table:style-name="ce13">
            <text:p>136.056,02</text:p>
          </table:table-cell>
          <table:table-cell office:value-type="float" office:value="2366212.7000000002" table:style-name="ce13">
            <text:p>2.366.212,7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Fuel+gas y ciclo combinado</text:p>
          </table:table-cell>
          <table:table-cell office:value-type="float" office:value="4" table:style-name="ce12">
            <text:p>4</text:p>
          </table:table-cell>
          <table:table-cell office:value-type="float" office:value="3191.97" table:style-name="ce13">
            <text:p>3.191,97</text:p>
          </table:table-cell>
          <table:table-cell office:value-type="float" office:value="1393.5392375241599" table:style-name="ce13">
            <text:p>1.393,54</text:p>
          </table:table-cell>
          <table:table-cell office:value-type="float" office:value="4448135.4400000004" table:style-name="ce13">
            <text:p>4.448.135,44</text:p>
          </table:table-cell>
          <table:table-cell office:value-type="float" office:value="119624.77" table:style-name="ce13">
            <text:p>119.624,77</text:p>
          </table:table-cell>
          <table:table-cell office:value-type="float" office:value="4328510.67" table:style-name="ce13">
            <text:p>4.328.510,67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Resto hidrául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62" table:style-name="ce12">
            <text:p>62</text:p>
          </table:table-cell>
          <table:table-cell office:value-type="float" office:value="1307.3499999999999" table:style-name="ce13">
            <text:p>1.307,35</text:p>
          </table:table-cell>
          <table:table-cell office:value-type="float" office:value="2289.6107469308099" table:style-name="ce13">
            <text:p>2.289,61</text:p>
          </table:table-cell>
          <table:table-cell office:value-type="float" office:value="2993322.61" table:style-name="ce13">
            <text:p>2.993.322,61</text:p>
          </table:table-cell>
          <table:table-cell office:value-type="float" office:value="50320.73" table:style-name="ce13">
            <text:p>50.320,73</text:p>
          </table:table-cell>
          <table:table-cell office:value-type="float" office:value="2943001.88" table:style-name="ce13">
            <text:p>2.943.001,88</text:p>
          </table:table-cell>
          <table:table-cell office:value-type="float" office:value="262.45999999999998" table:style-name="ce13">
            <text:p>262,46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714" table:style-name="ce12">
            <text:p>714</text:p>
          </table:table-cell>
          <table:table-cell office:value-type="float" office:value="72.430000000000007" table:style-name="ce13">
            <text:p>72,43</text:p>
          </table:table-cell>
          <table:table-cell office:value-type="float" office:value="1829.9322104100499" table:style-name="ce13">
            <text:p>1.829,93</text:p>
          </table:table-cell>
          <table:table-cell office:value-type="float" office:value="132541.99" table:style-name="ce13">
            <text:p>132.541,99</text:p>
          </table:table-cell>
          <table:table-cell office:value-type="float" office:value="1312.3" table:style-name="ce13">
            <text:p>1.312,30</text:p>
          </table:table-cell>
          <table:table-cell office:value-type="float" office:value="131229.69" table:style-name="ce13">
            <text:p>131.229,69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2" table:style-name="ce12">
            <text:p>2</text:p>
          </table:table-cell>
          <table:table-cell office:value-type="float" office:value="100" table:style-name="ce13">
            <text:p>100,00</text:p>
          </table:table-cell>
          <table:table-cell office:value-type="float" office:value="3269.1377000000002" table:style-name="ce13">
            <text:p>3.269,14</text:p>
          </table:table-cell>
          <table:table-cell office:value-type="float" office:value="326913.77" table:style-name="ce13">
            <text:p>326.913,77</text:p>
          </table:table-cell>
          <table:table-cell office:value-type="float" office:value="29719.43" table:style-name="ce13">
            <text:p>29.719,43</text:p>
          </table:table-cell>
          <table:table-cell office:value-type="float" office:value="297194.34000000003" table:style-name="ce13">
            <text:p>297.194,34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ogeneración</text:p>
          </table:table-cell>
          <table:table-cell office:value-type="float" office:value="6" table:style-name="ce12">
            <text:p>6</text:p>
          </table:table-cell>
          <table:table-cell office:value-type="float" office:value="194.44" table:style-name="ce13">
            <text:p>194,44</text:p>
          </table:table-cell>
          <table:table-cell office:value-type="float" office:value="6368.1611808269899" table:style-name="ce13">
            <text:p>6.368,16</text:p>
          </table:table-cell>
          <table:table-cell office:value-type="float" office:value="1238225.26" table:style-name="ce13">
            <text:p>1.238.225,26</text:p>
          </table:table-cell>
          <table:table-cell office:value-type="float" office:value="20508.45" table:style-name="ce13">
            <text:p>20.508,45</text:p>
          </table:table-cell>
          <table:table-cell office:value-type="float" office:value="1217716.81" table:style-name="ce13">
            <text:p>1.217.716,81</text:p>
          </table:table-cell>
          <table:table-cell office:value-type="float" office:value="23610" table:style-name="ce13">
            <text:p>23.61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érmica renovable y resto</text:p>
          </table:table-cell>
          <table:table-cell office:value-type="float" office:value="1" table:style-name="ce12">
            <text:p>1</text:p>
          </table:table-cell>
          <table:table-cell office:value-type="float" office:value="0.47" table:style-name="ce13">
            <text:p>0,47</text:p>
          </table:table-cell>
          <table:table-cell office:value-type="float" office:value="2151.0638297872301" table:style-name="ce13">
            <text:p>2.151,06</text:p>
          </table:table-cell>
          <table:table-cell office:value-type="float" office:value="1011" table:style-name="ce13">
            <text:p>1.011,00</text:p>
          </table:table-cell>
          <table:table-cell office:value-type="float" office:value="42.09" table:style-name="ce13">
            <text:p>42,09</text:p>
          </table:table-cell>
          <table:table-cell office:value-type="float" office:value="968.91" table:style-name="ce13">
            <text:p>968,91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790" table:style-name="ce12">
            <text:p>790</text:p>
          </table:table-cell>
          <table:table-cell office:value-type="float" office:value="5455.64" table:style-name="ce13">
            <text:p>5.455,64</text:p>
          </table:table-cell>
          <table:table-cell office:value-type="float" office:value="2134.0152191126999" table:style-name="ce13">
            <text:p>2.134,02</text:p>
          </table:table-cell>
          <table:table-cell office:value-type="float" office:value="11642418.789999999" table:style-name="ce13">
            <text:p>11.642.418,79</text:p>
          </table:table-cell>
          <table:table-cell office:value-type="float" office:value="357583.79" table:style-name="ce13">
            <text:p>357.583,79</text:p>
          </table:table-cell>
          <table:table-cell office:value-type="float" office:value="11284835" table:style-name="ce13">
            <text:p>11.284.835,00</text:p>
          </table:table-cell>
          <table:table-cell office:value-type="float" office:value="23872.46" table:style-name="ce13">
            <text:p>23.872,46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CASTELLÓN-CASTELLÒ" table:style-name="ta3">
        <table:table-column table:style-name="co4" table:default-cell-style-name="ce2"/>
        <table:table-column table:style-name="co5" table:default-cell-style-name="ce2"/>
        <table:table-column table:style-name="co9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2" table:number-columns-repeated="16375" table:default-cell-style-name="ce2"/>
        <table:table-row table:style-name="ro2">
          <table:table-cell office:value-type="string" table:style-name="ce8">
            <text:p>DESCRIPCION_FILA</text:p>
          </table:table-cell>
          <table:table-cell office:value-type="string" table:style-name="ce8">
            <text:p>CENTRALES ACTIVAS</text:p>
          </table:table-cell>
          <table:table-cell office:value-type="string" table:style-name="ce8">
            <text:p>POTENCIA ACTIVA (MW)</text:p>
          </table:table-cell>
          <table:table-cell office:value-type="string" table:style-name="ce8">
            <text:p>HORAS UTILIZACION</text:p>
          </table:table-cell>
          <table:table-cell office:value-type="string" table:style-name="ce8">
            <text:p>PRODUCCION EN BORNES DE LOS GENERADORES (MWh)</text:p>
          </table:table-cell>
          <table:table-cell office:value-type="string" table:style-name="ce8">
            <text:p>CONSUMOS EN GENERACION (MWh)</text:p>
          </table:table-cell>
          <table:table-cell office:value-type="string" table:style-name="ce8">
            <text:p>PRODUCCION NETA (MWH)</text:p>
          </table:table-cell>
          <table:table-cell office:value-type="string" table:style-name="ce8">
            <text:p>AUTOCONSUMOS (MWh)</text:p>
          </table:table-cell>
          <table:table-cell office:value-type="string" table:style-name="ce8">
            <text:p>CONSUMOS EN BOMBEO (MWh)</text:p>
          </table:table-cell>
          <table:table-cell table:number-columns-repeated="16375" table:style-name="ce10"/>
        </table:table-row>
        <table:table-row table:style-name="ro2">
          <table:table-cell office:value-type="string" table:style-name="ce11">
            <text:p>Hidraúlica</text:p>
          </table:table-cell>
          <table:table-cell office:value-type="float" office:value="6" table:style-name="ce12">
            <text:p>6</text:p>
          </table:table-cell>
          <table:table-cell office:value-type="float" office:value="43.75" table:style-name="ce13">
            <text:p>43,75</text:p>
          </table:table-cell>
          <table:table-cell office:value-type="float" office:value="1687.10857142857" table:style-name="ce13">
            <text:p>1.687,11</text:p>
          </table:table-cell>
          <table:table-cell office:value-type="float" office:value="73811" table:style-name="ce13">
            <text:p>73.811,00</text:p>
          </table:table-cell>
          <table:table-cell office:value-type="float" office:value="768" table:style-name="ce13">
            <text:p>768,00</text:p>
          </table:table-cell>
          <table:table-cell office:value-type="float" office:value="73043" table:style-name="ce13">
            <text:p>73.043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pur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mixt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Nuclear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arbón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Fuel+gas y ciclo combinado</text:p>
          </table:table-cell>
          <table:table-cell office:value-type="float" office:value="3" table:style-name="ce12">
            <text:p>3</text:p>
          </table:table-cell>
          <table:table-cell office:value-type="float" office:value="1655.21" table:style-name="ce13">
            <text:p>1.655,21</text:p>
          </table:table-cell>
          <table:table-cell office:value-type="float" office:value="1003.67144350264" table:style-name="ce13">
            <text:p>1.003,67</text:p>
          </table:table-cell>
          <table:table-cell office:value-type="float" office:value="1661287.01" table:style-name="ce13">
            <text:p>1.661.287,01</text:p>
          </table:table-cell>
          <table:table-cell office:value-type="float" office:value="47811.01" table:style-name="ce13">
            <text:p>47.811,01</text:p>
          </table:table-cell>
          <table:table-cell office:value-type="float" office:value="1613476" table:style-name="ce13">
            <text:p>1.613.476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Resto hidrául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16" table:style-name="ce12">
            <text:p>16</text:p>
          </table:table-cell>
          <table:table-cell office:value-type="float" office:value="590.79999999999995" table:style-name="ce13">
            <text:p>590,80</text:p>
          </table:table-cell>
          <table:table-cell office:value-type="float" office:value="2049.5248138117799" table:style-name="ce13">
            <text:p>2.049,52</text:p>
          </table:table-cell>
          <table:table-cell office:value-type="float" office:value="1210859.26" table:style-name="ce13">
            <text:p>1.210.859,26</text:p>
          </table:table-cell>
          <table:table-cell office:value-type="float" office:value="13733.22" table:style-name="ce13">
            <text:p>13.733,22</text:p>
          </table:table-cell>
          <table:table-cell office:value-type="float" office:value="1197126.04" table:style-name="ce13">
            <text:p>1.197.126,04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701" table:style-name="ce12">
            <text:p>701</text:p>
          </table:table-cell>
          <table:table-cell office:value-type="float" office:value="52.84" table:style-name="ce13">
            <text:p>52,84</text:p>
          </table:table-cell>
          <table:table-cell office:value-type="float" office:value="1550.0342543527599" table:style-name="ce13">
            <text:p>1.550,03</text:p>
          </table:table-cell>
          <table:table-cell office:value-type="float" office:value="81903.81" table:style-name="ce13">
            <text:p>81.903,81</text:p>
          </table:table-cell>
          <table:table-cell office:value-type="float" office:value="810.93" table:style-name="ce13">
            <text:p>810,93</text:p>
          </table:table-cell>
          <table:table-cell office:value-type="float" office:value="81092.88" table:style-name="ce13">
            <text:p>81.092,88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ogeneración</text:p>
          </table:table-cell>
          <table:table-cell office:value-type="float" office:value="32" table:style-name="ce12">
            <text:p>32</text:p>
          </table:table-cell>
          <table:table-cell office:value-type="float" office:value="245.79" table:style-name="ce13">
            <text:p>245,79</text:p>
          </table:table-cell>
          <table:table-cell office:value-type="float" office:value="5668.1563529842597" table:style-name="ce13">
            <text:p>5.668,16</text:p>
          </table:table-cell>
          <table:table-cell office:value-type="float" office:value="1393176.15" table:style-name="ce13">
            <text:p>1.393.176,15</text:p>
          </table:table-cell>
          <table:table-cell office:value-type="float" office:value="29296.39" table:style-name="ce13">
            <text:p>29.296,39</text:p>
          </table:table-cell>
          <table:table-cell office:value-type="float" office:value="1363879.76" table:style-name="ce13">
            <text:p>1.363.879,76</text:p>
          </table:table-cell>
          <table:table-cell office:value-type="float" office:value="211462.44" table:style-name="ce13">
            <text:p>211.462,44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érmica renovable y resto</text:p>
          </table:table-cell>
          <table:table-cell office:value-type="float" office:value="2" table:style-name="ce12">
            <text:p>2</text:p>
          </table:table-cell>
          <table:table-cell office:value-type="float" office:value="57.16" table:style-name="ce13">
            <text:p>57,16</text:p>
          </table:table-cell>
          <table:table-cell office:value-type="float" office:value="7045.8537438768399" table:style-name="ce13">
            <text:p>7.045,85</text:p>
          </table:table-cell>
          <table:table-cell office:value-type="float" office:value="402741" table:style-name="ce13">
            <text:p>402.741,00</text:p>
          </table:table-cell>
          <table:table-cell office:value-type="float" office:value="8055" table:style-name="ce13">
            <text:p>8.055,00</text:p>
          </table:table-cell>
          <table:table-cell office:value-type="float" office:value="394686" table:style-name="ce13">
            <text:p>394.686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760" table:style-name="ce12">
            <text:p>760</text:p>
          </table:table-cell>
          <table:table-cell office:value-type="float" office:value="2645.55" table:style-name="ce13">
            <text:p>2.645,55</text:p>
          </table:table-cell>
          <table:table-cell office:value-type="float" office:value="1823.3555328759601" table:style-name="ce13">
            <text:p>1.823,36</text:p>
          </table:table-cell>
          <table:table-cell office:value-type="float" office:value="4823778.2300000004" table:style-name="ce13">
            <text:p>4.823.778,23</text:p>
          </table:table-cell>
          <table:table-cell office:value-type="float" office:value="100474.55" table:style-name="ce13">
            <text:p>100.474,55</text:p>
          </table:table-cell>
          <table:table-cell office:value-type="float" office:value="4723303.68" table:style-name="ce13">
            <text:p>4.723.303,68</text:p>
          </table:table-cell>
          <table:table-cell office:value-type="float" office:value="211462.44" table:style-name="ce13">
            <text:p>211.462,44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CIUDAD_REAL" table:style-name="ta3">
        <table:table-column table:style-name="co4" table:default-cell-style-name="ce2"/>
        <table:table-column table:style-name="co5" table:default-cell-style-name="ce2"/>
        <table:table-column table:style-name="co9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2" table:number-columns-repeated="16375" table:default-cell-style-name="ce2"/>
        <table:table-row table:style-name="ro2">
          <table:table-cell office:value-type="string" table:style-name="ce8">
            <text:p>DESCRIPCION_FILA</text:p>
          </table:table-cell>
          <table:table-cell office:value-type="string" table:style-name="ce8">
            <text:p>CENTRALES ACTIVAS</text:p>
          </table:table-cell>
          <table:table-cell office:value-type="string" table:style-name="ce8">
            <text:p>POTENCIA ACTIVA (MW)</text:p>
          </table:table-cell>
          <table:table-cell office:value-type="string" table:style-name="ce8">
            <text:p>HORAS UTILIZACION</text:p>
          </table:table-cell>
          <table:table-cell office:value-type="string" table:style-name="ce8">
            <text:p>PRODUCCION EN BORNES DE LOS GENERADORES (MWh)</text:p>
          </table:table-cell>
          <table:table-cell office:value-type="string" table:style-name="ce8">
            <text:p>CONSUMOS EN GENERACION (MWh)</text:p>
          </table:table-cell>
          <table:table-cell office:value-type="string" table:style-name="ce8">
            <text:p>PRODUCCION NETA (MWH)</text:p>
          </table:table-cell>
          <table:table-cell office:value-type="string" table:style-name="ce8">
            <text:p>AUTOCONSUMOS (MWh)</text:p>
          </table:table-cell>
          <table:table-cell office:value-type="string" table:style-name="ce8">
            <text:p>CONSUMOS EN BOMBEO (MWh)</text:p>
          </table:table-cell>
          <table:table-cell table:number-columns-repeated="16375" table:style-name="ce10"/>
        </table:table-row>
        <table:table-row table:style-name="ro2">
          <table:table-cell office:value-type="string" table:style-name="ce11">
            <text:p>Hidraúl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pur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mixt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Nuclear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arbón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Fuel+gas y ciclo combinad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Resto hidrául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5" table:style-name="ce12">
            <text:p>5</text:p>
          </table:table-cell>
          <table:table-cell office:value-type="float" office:value="202" table:style-name="ce13">
            <text:p>202,00</text:p>
          </table:table-cell>
          <table:table-cell office:value-type="float" office:value="1901.2579207920801" table:style-name="ce13">
            <text:p>1.901,26</text:p>
          </table:table-cell>
          <table:table-cell office:value-type="float" office:value="384054.1" table:style-name="ce13">
            <text:p>384.054,10</text:p>
          </table:table-cell>
          <table:table-cell office:value-type="float" office:value="3485.42" table:style-name="ce13">
            <text:p>3.485,42</text:p>
          </table:table-cell>
          <table:table-cell office:value-type="float" office:value="380568.68" table:style-name="ce13">
            <text:p>380.568,68</text:p>
          </table:table-cell>
          <table:table-cell office:value-type="float" office:value="854.1" table:style-name="ce13">
            <text:p>854,1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2465" table:style-name="ce12">
            <text:p>2.465</text:p>
          </table:table-cell>
          <table:table-cell office:value-type="float" office:value="179.44" table:style-name="ce13">
            <text:p>179,44</text:p>
          </table:table-cell>
          <table:table-cell office:value-type="float" office:value="1753.22932456531" table:style-name="ce13">
            <text:p>1.753,23</text:p>
          </table:table-cell>
          <table:table-cell office:value-type="float" office:value="314599.46999999997" table:style-name="ce13">
            <text:p>314.599,47</text:p>
          </table:table-cell>
          <table:table-cell office:value-type="float" office:value="3114.84" table:style-name="ce13">
            <text:p>3.114,84</text:p>
          </table:table-cell>
          <table:table-cell office:value-type="float" office:value="311484.63" table:style-name="ce13">
            <text:p>311.484,63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7" table:style-name="ce12">
            <text:p>7</text:p>
          </table:table-cell>
          <table:table-cell office:value-type="float" office:value="349.4" table:style-name="ce13">
            <text:p>349,40</text:p>
          </table:table-cell>
          <table:table-cell office:value-type="float" office:value="2272.6617057813401" table:style-name="ce13">
            <text:p>2.272,66</text:p>
          </table:table-cell>
          <table:table-cell office:value-type="float" office:value="794068" table:style-name="ce13">
            <text:p>794.068,00</text:p>
          </table:table-cell>
          <table:table-cell office:value-type="float" office:value="72188" table:style-name="ce13">
            <text:p>72.188,00</text:p>
          </table:table-cell>
          <table:table-cell office:value-type="float" office:value="721880" table:style-name="ce13">
            <text:p>721.88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ogeneración</text:p>
          </table:table-cell>
          <table:table-cell office:value-type="float" office:value="9" table:style-name="ce12">
            <text:p>9</text:p>
          </table:table-cell>
          <table:table-cell office:value-type="float" office:value="161.52000000000001" table:style-name="ce13">
            <text:p>161,52</text:p>
          </table:table-cell>
          <table:table-cell office:value-type="float" office:value="6281.9039747399702" table:style-name="ce13">
            <text:p>6.281,90</text:p>
          </table:table-cell>
          <table:table-cell office:value-type="float" office:value="1014653.13" table:style-name="ce13">
            <text:p>1.014.653,13</text:p>
          </table:table-cell>
          <table:table-cell office:value-type="float" office:value="22307.49" table:style-name="ce13">
            <text:p>22.307,49</text:p>
          </table:table-cell>
          <table:table-cell office:value-type="float" office:value="992345.64" table:style-name="ce13">
            <text:p>992.345,64</text:p>
          </table:table-cell>
          <table:table-cell office:value-type="float" office:value="319638.52" table:style-name="ce13">
            <text:p>319.638,52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érmica renovable y resto</text:p>
          </table:table-cell>
          <table:table-cell office:value-type="float" office:value="3" table:style-name="ce12">
            <text:p>3</text:p>
          </table:table-cell>
          <table:table-cell office:value-type="float" office:value="23.05" table:style-name="ce13">
            <text:p>23,05</text:p>
          </table:table-cell>
          <table:table-cell office:value-type="float" office:value="4909.3709327548804" table:style-name="ce13">
            <text:p>4.909,37</text:p>
          </table:table-cell>
          <table:table-cell office:value-type="float" office:value="113161" table:style-name="ce13">
            <text:p>113.161,00</text:p>
          </table:table-cell>
          <table:table-cell office:value-type="float" office:value="12296" table:style-name="ce13">
            <text:p>12.296,00</text:p>
          </table:table-cell>
          <table:table-cell office:value-type="float" office:value="100865" table:style-name="ce13">
            <text:p>100.865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2489" table:style-name="ce12">
            <text:p>2.489</text:p>
          </table:table-cell>
          <table:table-cell office:value-type="float" office:value="915.41" table:style-name="ce13">
            <text:p>915,41</text:p>
          </table:table-cell>
          <table:table-cell office:value-type="float" office:value="2862.6907068963601" table:style-name="ce13">
            <text:p>2.862,69</text:p>
          </table:table-cell>
          <table:table-cell office:value-type="float" office:value="2620535.7000000002" table:style-name="ce13">
            <text:p>2.620.535,70</text:p>
          </table:table-cell>
          <table:table-cell office:value-type="float" office:value="113391.75" table:style-name="ce13">
            <text:p>113.391,75</text:p>
          </table:table-cell>
          <table:table-cell office:value-type="float" office:value="2507143.9500000002" table:style-name="ce13">
            <text:p>2.507.143,95</text:p>
          </table:table-cell>
          <table:table-cell office:value-type="float" office:value="320492.62" table:style-name="ce13">
            <text:p>320.492,62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CÓRDOBA" table:style-name="ta3">
        <table:table-column table:style-name="co4" table:default-cell-style-name="ce2"/>
        <table:table-column table:style-name="co5" table:default-cell-style-name="ce2"/>
        <table:table-column table:style-name="co9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2" table:number-columns-repeated="16375" table:default-cell-style-name="ce2"/>
        <table:table-row table:style-name="ro2">
          <table:table-cell office:value-type="string" table:style-name="ce8">
            <text:p>DESCRIPCION_FILA</text:p>
          </table:table-cell>
          <table:table-cell office:value-type="string" table:style-name="ce8">
            <text:p>CENTRALES ACTIVAS</text:p>
          </table:table-cell>
          <table:table-cell office:value-type="string" table:style-name="ce8">
            <text:p>POTENCIA ACTIVA (MW)</text:p>
          </table:table-cell>
          <table:table-cell office:value-type="string" table:style-name="ce8">
            <text:p>HORAS UTILIZACION</text:p>
          </table:table-cell>
          <table:table-cell office:value-type="string" table:style-name="ce8">
            <text:p>PRODUCCION EN BORNES DE LOS GENERADORES (MWh)</text:p>
          </table:table-cell>
          <table:table-cell office:value-type="string" table:style-name="ce8">
            <text:p>CONSUMOS EN GENERACION (MWh)</text:p>
          </table:table-cell>
          <table:table-cell office:value-type="string" table:style-name="ce8">
            <text:p>PRODUCCION NETA (MWH)</text:p>
          </table:table-cell>
          <table:table-cell office:value-type="string" table:style-name="ce8">
            <text:p>AUTOCONSUMOS (MWh)</text:p>
          </table:table-cell>
          <table:table-cell office:value-type="string" table:style-name="ce8">
            <text:p>CONSUMOS EN BOMBEO (MWh)</text:p>
          </table:table-cell>
          <table:table-cell table:number-columns-repeated="16375" table:style-name="ce10"/>
        </table:table-row>
        <table:table-row table:style-name="ro2">
          <table:table-cell office:value-type="string" table:style-name="ce11">
            <text:p>Hidraúlica</text:p>
          </table:table-cell>
          <table:table-cell office:value-type="float" office:value="7" table:style-name="ce12">
            <text:p>7</text:p>
          </table:table-cell>
          <table:table-cell office:value-type="float" office:value="54.16" table:style-name="ce13">
            <text:p>54,16</text:p>
          </table:table-cell>
          <table:table-cell office:value-type="float" office:value="1444.3685376661699" table:style-name="ce13">
            <text:p>1.444,37</text:p>
          </table:table-cell>
          <table:table-cell office:value-type="float" office:value="78227" table:style-name="ce13">
            <text:p>78.227,00</text:p>
          </table:table-cell>
          <table:table-cell office:value-type="float" office:value="3107" table:style-name="ce13">
            <text:p>3.107,00</text:p>
          </table:table-cell>
          <table:table-cell office:value-type="float" office:value="75120" table:style-name="ce13">
            <text:p>75.12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pur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mixt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Nuclear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arbón</text:p>
          </table:table-cell>
          <table:table-cell office:value-type="float" office:value="1" table:style-name="ce12">
            <text:p>1</text:p>
          </table:table-cell>
          <table:table-cell office:value-type="float" office:value="323.5" table:style-name="ce13">
            <text:p>323,50</text:p>
          </table:table-cell>
          <table:table-cell office:value-type="float" office:value="3062.5820092735698" table:style-name="ce13">
            <text:p>3.062,58</text:p>
          </table:table-cell>
          <table:table-cell office:value-type="float" office:value="990745.28" table:style-name="ce13">
            <text:p>990.745,28</text:p>
          </table:table-cell>
          <table:table-cell office:value-type="float" office:value="128848.13" table:style-name="ce13">
            <text:p>128.848,13</text:p>
          </table:table-cell>
          <table:table-cell office:value-type="float" office:value="861897.15" table:style-name="ce13">
            <text:p>861.897,15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Fuel+gas y ciclo combinad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Resto hidráulica</text:p>
          </table:table-cell>
          <table:table-cell office:value-type="float" office:value="6" table:style-name="ce12">
            <text:p>6</text:p>
          </table:table-cell>
          <table:table-cell office:value-type="float" office:value="27.37" table:style-name="ce13">
            <text:p>27,37</text:p>
          </table:table-cell>
          <table:table-cell office:value-type="float" office:value="883.49433686518103" table:style-name="ce13">
            <text:p>883,49</text:p>
          </table:table-cell>
          <table:table-cell office:value-type="float" office:value="24181.24" table:style-name="ce13">
            <text:p>24.181,24</text:p>
          </table:table-cell>
          <table:table-cell office:value-type="float" office:value="14.95" table:style-name="ce13">
            <text:p>14,95</text:p>
          </table:table-cell>
          <table:table-cell office:value-type="float" office:value="24166.29" table:style-name="ce13">
            <text:p>24.166,29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1206" table:style-name="ce12">
            <text:p>1.206</text:p>
          </table:table-cell>
          <table:table-cell office:value-type="float" office:value="191.61" table:style-name="ce13">
            <text:p>191,61</text:p>
          </table:table-cell>
          <table:table-cell office:value-type="float" office:value="1698.2001983195" table:style-name="ce13">
            <text:p>1.698,20</text:p>
          </table:table-cell>
          <table:table-cell office:value-type="float" office:value="325392.14" table:style-name="ce13">
            <text:p>325.392,14</text:p>
          </table:table-cell>
          <table:table-cell office:value-type="float" office:value="3221.71" table:style-name="ce13">
            <text:p>3.221,71</text:p>
          </table:table-cell>
          <table:table-cell office:value-type="float" office:value="322170.43" table:style-name="ce13">
            <text:p>322.170,43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6" table:style-name="ce12">
            <text:p>6</text:p>
          </table:table-cell>
          <table:table-cell office:value-type="float" office:value="299.8" table:style-name="ce13">
            <text:p>299,80</text:p>
          </table:table-cell>
          <table:table-cell office:value-type="float" office:value="2165.6259839893301" table:style-name="ce13">
            <text:p>2.165,63</text:p>
          </table:table-cell>
          <table:table-cell office:value-type="float" office:value="649254.67000000004" table:style-name="ce13">
            <text:p>649.254,67</text:p>
          </table:table-cell>
          <table:table-cell office:value-type="float" office:value="59023.15" table:style-name="ce13">
            <text:p>59.023,15</text:p>
          </table:table-cell>
          <table:table-cell office:value-type="float" office:value="590231.52" table:style-name="ce13">
            <text:p>590.231,52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ogeneración</text:p>
          </table:table-cell>
          <table:table-cell office:value-type="float" office:value="5" table:style-name="ce12">
            <text:p>5</text:p>
          </table:table-cell>
          <table:table-cell office:value-type="float" office:value="51.35" table:style-name="ce13">
            <text:p>51,35</text:p>
          </table:table-cell>
          <table:table-cell office:value-type="float" office:value="7097.7057448880196" table:style-name="ce13">
            <text:p>7.097,71</text:p>
          </table:table-cell>
          <table:table-cell office:value-type="float" office:value="364467.19" table:style-name="ce13">
            <text:p>364.467,19</text:p>
          </table:table-cell>
          <table:table-cell office:value-type="float" office:value="17657.66" table:style-name="ce13">
            <text:p>17.657,66</text:p>
          </table:table-cell>
          <table:table-cell office:value-type="float" office:value="346809.53" table:style-name="ce13">
            <text:p>346.809,53</text:p>
          </table:table-cell>
          <table:table-cell office:value-type="float" office:value="37278.01" table:style-name="ce13">
            <text:p>37.278,01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érmica renovable y resto</text:p>
          </table:table-cell>
          <table:table-cell office:value-type="float" office:value="8" table:style-name="ce12">
            <text:p>8</text:p>
          </table:table-cell>
          <table:table-cell office:value-type="float" office:value="77.69" table:style-name="ce13">
            <text:p>77,69</text:p>
          </table:table-cell>
          <table:table-cell office:value-type="float" office:value="7052.63753378813" table:style-name="ce13">
            <text:p>7.052,64</text:p>
          </table:table-cell>
          <table:table-cell office:value-type="float" office:value="547919.41" table:style-name="ce13">
            <text:p>547.919,41</text:p>
          </table:table-cell>
          <table:table-cell office:value-type="float" office:value="74169.789999999994" table:style-name="ce13">
            <text:p>74.169,79</text:p>
          </table:table-cell>
          <table:table-cell office:value-type="float" office:value="473749.62" table:style-name="ce13">
            <text:p>473.749,62</text:p>
          </table:table-cell>
          <table:table-cell office:value-type="float" office:value="688.47" table:style-name="ce13">
            <text:p>688,47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1239" table:style-name="ce12">
            <text:p>1.239</text:p>
          </table:table-cell>
          <table:table-cell office:value-type="float" office:value="1025.48" table:style-name="ce13">
            <text:p>1.025,48</text:p>
          </table:table-cell>
          <table:table-cell office:value-type="float" office:value="2906.13852049772" table:style-name="ce13">
            <text:p>2.906,14</text:p>
          </table:table-cell>
          <table:table-cell office:value-type="float" office:value="2980186.93" table:style-name="ce13">
            <text:p>2.980.186,93</text:p>
          </table:table-cell>
          <table:table-cell office:value-type="float" office:value="286042.39" table:style-name="ce13">
            <text:p>286.042,39</text:p>
          </table:table-cell>
          <table:table-cell office:value-type="float" office:value="2694144.54" table:style-name="ce13">
            <text:p>2.694.144,54</text:p>
          </table:table-cell>
          <table:table-cell office:value-type="float" office:value="37966.480000000003" table:style-name="ce13">
            <text:p>37.966,48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CORUÑA_(A)" table:style-name="ta3">
        <table:table-column table:style-name="co4" table:default-cell-style-name="ce2"/>
        <table:table-column table:style-name="co5" table:default-cell-style-name="ce2"/>
        <table:table-column table:style-name="co9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2" table:number-columns-repeated="16375" table:default-cell-style-name="ce2"/>
        <table:table-row table:style-name="ro2">
          <table:table-cell office:value-type="string" table:style-name="ce8">
            <text:p>DESCRIPCION_FILA</text:p>
          </table:table-cell>
          <table:table-cell office:value-type="string" table:style-name="ce8">
            <text:p>CENTRALES ACTIVAS</text:p>
          </table:table-cell>
          <table:table-cell office:value-type="string" table:style-name="ce8">
            <text:p>POTENCIA ACTIVA (MW)</text:p>
          </table:table-cell>
          <table:table-cell office:value-type="string" table:style-name="ce8">
            <text:p>HORAS UTILIZACION</text:p>
          </table:table-cell>
          <table:table-cell office:value-type="string" table:style-name="ce8">
            <text:p>PRODUCCION EN BORNES DE LOS GENERADORES (MWh)</text:p>
          </table:table-cell>
          <table:table-cell office:value-type="string" table:style-name="ce8">
            <text:p>CONSUMOS EN GENERACION (MWh)</text:p>
          </table:table-cell>
          <table:table-cell office:value-type="string" table:style-name="ce8">
            <text:p>PRODUCCION NETA (MWH)</text:p>
          </table:table-cell>
          <table:table-cell office:value-type="string" table:style-name="ce8">
            <text:p>AUTOCONSUMOS (MWh)</text:p>
          </table:table-cell>
          <table:table-cell office:value-type="string" table:style-name="ce8">
            <text:p>CONSUMOS EN BOMBEO (MWh)</text:p>
          </table:table-cell>
          <table:table-cell table:number-columns-repeated="16375" table:style-name="ce10"/>
        </table:table-row>
        <table:table-row table:style-name="ro2">
          <table:table-cell office:value-type="string" table:style-name="ce11">
            <text:p>Hidraúlica</text:p>
          </table:table-cell>
          <table:table-cell office:value-type="float" office:value="9" table:style-name="ce12">
            <text:p>9</text:p>
          </table:table-cell>
          <table:table-cell office:value-type="float" office:value="153.16" table:style-name="ce13">
            <text:p>153,16</text:p>
          </table:table-cell>
          <table:table-cell office:value-type="float" office:value="3730.8825411334601" table:style-name="ce13">
            <text:p>3.730,88</text:p>
          </table:table-cell>
          <table:table-cell office:value-type="float" office:value="571421.97" table:style-name="ce13">
            <text:p>571.421,97</text:p>
          </table:table-cell>
          <table:table-cell office:value-type="float" office:value="5649.29" table:style-name="ce13">
            <text:p>5.649,29</text:p>
          </table:table-cell>
          <table:table-cell office:value-type="float" office:value="565772.68000000005" table:style-name="ce13">
            <text:p>565.772,68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pur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mixt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Nuclear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arbón</text:p>
          </table:table-cell>
          <table:table-cell office:value-type="float" office:value="2" table:style-name="ce12">
            <text:p>2</text:p>
          </table:table-cell>
          <table:table-cell office:value-type="float" office:value="2048.96" table:style-name="ce13">
            <text:p>2.048,96</text:p>
          </table:table-cell>
          <table:table-cell office:value-type="float" office:value="4846.6524480712196" table:style-name="ce13">
            <text:p>4.846,65</text:p>
          </table:table-cell>
          <table:table-cell office:value-type="float" office:value="9930597" table:style-name="ce13">
            <text:p>9.930.597,00</text:p>
          </table:table-cell>
          <table:table-cell office:value-type="float" office:value="487527.82" table:style-name="ce13">
            <text:p>487.527,82</text:p>
          </table:table-cell>
          <table:table-cell office:value-type="float" office:value="9443069.1799999997" table:style-name="ce13">
            <text:p>9.443.069,18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Fuel+gas y ciclo combinado</text:p>
          </table:table-cell>
          <table:table-cell office:value-type="float" office:value="2" table:style-name="ce12">
            <text:p>2</text:p>
          </table:table-cell>
          <table:table-cell office:value-type="float" office:value="1232.1400000000001" table:style-name="ce13">
            <text:p>1.232,14</text:p>
          </table:table-cell>
          <table:table-cell office:value-type="float" office:value="561.432929699547" table:style-name="ce13">
            <text:p>561,43</text:p>
          </table:table-cell>
          <table:table-cell office:value-type="float" office:value="691763.97" table:style-name="ce13">
            <text:p>691.763,97</text:p>
          </table:table-cell>
          <table:table-cell office:value-type="float" office:value="37898.97" table:style-name="ce13">
            <text:p>37.898,97</text:p>
          </table:table-cell>
          <table:table-cell office:value-type="float" office:value="653865" table:style-name="ce13">
            <text:p>653.865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Resto hidráulica</text:p>
          </table:table-cell>
          <table:table-cell office:value-type="float" office:value="27" table:style-name="ce12">
            <text:p>27</text:p>
          </table:table-cell>
          <table:table-cell office:value-type="float" office:value="210.79" table:style-name="ce13">
            <text:p>210,79</text:p>
          </table:table-cell>
          <table:table-cell office:value-type="float" office:value="2693.80482945111" table:style-name="ce13">
            <text:p>2.693,80</text:p>
          </table:table-cell>
          <table:table-cell office:value-type="float" office:value="567827.12" table:style-name="ce13">
            <text:p>567.827,12</text:p>
          </table:table-cell>
          <table:table-cell office:value-type="float" office:value="9982.64" table:style-name="ce13">
            <text:p>9.982,64</text:p>
          </table:table-cell>
          <table:table-cell office:value-type="float" office:value="557844.47999999998" table:style-name="ce13">
            <text:p>557.844,48</text:p>
          </table:table-cell>
          <table:table-cell office:value-type="float" office:value="56.65" table:style-name="ce13">
            <text:p>56,65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60" table:style-name="ce12">
            <text:p>60</text:p>
          </table:table-cell>
          <table:table-cell office:value-type="float" office:value="1207.95" table:style-name="ce13">
            <text:p>1.207,95</text:p>
          </table:table-cell>
          <table:table-cell office:value-type="float" office:value="2216.38910550933" table:style-name="ce13">
            <text:p>2.216,39</text:p>
          </table:table-cell>
          <table:table-cell office:value-type="float" office:value="2677287.2200000002" table:style-name="ce13">
            <text:p>2.677.287,22</text:p>
          </table:table-cell>
          <table:table-cell office:value-type="float" office:value="47023.45" table:style-name="ce13">
            <text:p>47.023,45</text:p>
          </table:table-cell>
          <table:table-cell office:value-type="float" office:value="2630263.77" table:style-name="ce13">
            <text:p>2.630.263,77</text:p>
          </table:table-cell>
          <table:table-cell office:value-type="float" office:value="2306.33" table:style-name="ce13">
            <text:p>2.306,33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106" table:style-name="ce12">
            <text:p>106</text:p>
          </table:table-cell>
          <table:table-cell office:value-type="float" office:value="2.44" table:style-name="ce13">
            <text:p>2,44</text:p>
          </table:table-cell>
          <table:table-cell office:value-type="float" office:value="930.71721311475403" table:style-name="ce13">
            <text:p>930,72</text:p>
          </table:table-cell>
          <table:table-cell office:value-type="float" office:value="2270.9499999999998" table:style-name="ce13">
            <text:p>2.270,95</text:p>
          </table:table-cell>
          <table:table-cell office:value-type="float" office:value="22.48" table:style-name="ce13">
            <text:p>22,48</text:p>
          </table:table-cell>
          <table:table-cell office:value-type="float" office:value="2248.4699999999998" table:style-name="ce13">
            <text:p>2.248,47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ogeneración</text:p>
          </table:table-cell>
          <table:table-cell office:value-type="float" office:value="31" table:style-name="ce12">
            <text:p>31</text:p>
          </table:table-cell>
          <table:table-cell office:value-type="float" office:value="385.55" table:style-name="ce13">
            <text:p>385,55</text:p>
          </table:table-cell>
          <table:table-cell office:value-type="float" office:value="6872.8512514589502" table:style-name="ce13">
            <text:p>6.872,85</text:p>
          </table:table-cell>
          <table:table-cell office:value-type="float" office:value="2649827.7999999998" table:style-name="ce13">
            <text:p>2.649.827,80</text:p>
          </table:table-cell>
          <table:table-cell office:value-type="float" office:value="77903.899999999994" table:style-name="ce13">
            <text:p>77.903,90</text:p>
          </table:table-cell>
          <table:table-cell office:value-type="float" office:value="2571923.9" table:style-name="ce13">
            <text:p>2.571.923,90</text:p>
          </table:table-cell>
          <table:table-cell office:value-type="float" office:value="20563.61" table:style-name="ce13">
            <text:p>20.563,61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érmica renovable y resto</text:p>
          </table:table-cell>
          <table:table-cell office:value-type="float" office:value="5" table:style-name="ce12">
            <text:p>5</text:p>
          </table:table-cell>
          <table:table-cell office:value-type="float" office:value="61.23" table:style-name="ce13">
            <text:p>61,23</text:p>
          </table:table-cell>
          <table:table-cell office:value-type="float" office:value="6117.0284174424296" table:style-name="ce13">
            <text:p>6.117,03</text:p>
          </table:table-cell>
          <table:table-cell office:value-type="float" office:value="374545.65" table:style-name="ce13">
            <text:p>374.545,65</text:p>
          </table:table-cell>
          <table:table-cell office:value-type="float" office:value="4613.53" table:style-name="ce13">
            <text:p>4.613,53</text:p>
          </table:table-cell>
          <table:table-cell office:value-type="float" office:value="369932.12" table:style-name="ce13">
            <text:p>369.932,12</text:p>
          </table:table-cell>
          <table:table-cell office:value-type="float" office:value="6677.44" table:style-name="ce13">
            <text:p>6.677,44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242" table:style-name="ce12">
            <text:p>242</text:p>
          </table:table-cell>
          <table:table-cell office:value-type="float" office:value="5302.22" table:style-name="ce13">
            <text:p>5.302,22</text:p>
          </table:table-cell>
          <table:table-cell office:value-type="float" office:value="3294.00546940715" table:style-name="ce13">
            <text:p>3.294,01</text:p>
          </table:table-cell>
          <table:table-cell office:value-type="float" office:value="17465541.68" table:style-name="ce13">
            <text:p>17.465.541,68</text:p>
          </table:table-cell>
          <table:table-cell office:value-type="float" office:value="670622.07999999996" table:style-name="ce13">
            <text:p>670.622,08</text:p>
          </table:table-cell>
          <table:table-cell office:value-type="float" office:value="16794919.600000001" table:style-name="ce13">
            <text:p>16.794.919,60</text:p>
          </table:table-cell>
          <table:table-cell office:value-type="float" office:value="29604.03" table:style-name="ce13">
            <text:p>29.604,03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CUENCA" table:style-name="ta3">
        <table:table-column table:style-name="co4" table:default-cell-style-name="ce2"/>
        <table:table-column table:style-name="co5" table:default-cell-style-name="ce2"/>
        <table:table-column table:style-name="co9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2" table:number-columns-repeated="16375" table:default-cell-style-name="ce2"/>
        <table:table-row table:style-name="ro2">
          <table:table-cell office:value-type="string" table:style-name="ce8">
            <text:p>DESCRIPCION_FILA</text:p>
          </table:table-cell>
          <table:table-cell office:value-type="string" table:style-name="ce8">
            <text:p>CENTRALES ACTIVAS</text:p>
          </table:table-cell>
          <table:table-cell office:value-type="string" table:style-name="ce8">
            <text:p>POTENCIA ACTIVA (MW)</text:p>
          </table:table-cell>
          <table:table-cell office:value-type="string" table:style-name="ce8">
            <text:p>HORAS UTILIZACION</text:p>
          </table:table-cell>
          <table:table-cell office:value-type="string" table:style-name="ce8">
            <text:p>PRODUCCION EN BORNES DE LOS GENERADORES (MWh)</text:p>
          </table:table-cell>
          <table:table-cell office:value-type="string" table:style-name="ce8">
            <text:p>CONSUMOS EN GENERACION (MWh)</text:p>
          </table:table-cell>
          <table:table-cell office:value-type="string" table:style-name="ce8">
            <text:p>PRODUCCION NETA (MWH)</text:p>
          </table:table-cell>
          <table:table-cell office:value-type="string" table:style-name="ce8">
            <text:p>AUTOCONSUMOS (MWh)</text:p>
          </table:table-cell>
          <table:table-cell office:value-type="string" table:style-name="ce8">
            <text:p>CONSUMOS EN BOMBEO (MWh)</text:p>
          </table:table-cell>
          <table:table-cell table:number-columns-repeated="16375" table:style-name="ce10"/>
        </table:table-row>
        <table:table-row table:style-name="ro2">
          <table:table-cell office:value-type="string" table:style-name="ce11">
            <text:p>Hidraúlica</text:p>
          </table:table-cell>
          <table:table-cell office:value-type="float" office:value="9" table:style-name="ce12">
            <text:p>9</text:p>
          </table:table-cell>
          <table:table-cell office:value-type="float" office:value="126.21" table:style-name="ce13">
            <text:p>126,21</text:p>
          </table:table-cell>
          <table:table-cell office:value-type="float" office:value="833.294350685366" table:style-name="ce13">
            <text:p>833,29</text:p>
          </table:table-cell>
          <table:table-cell office:value-type="float" office:value="105170.08" table:style-name="ce13">
            <text:p>105.170,08</text:p>
          </table:table-cell>
          <table:table-cell office:value-type="float" office:value="1716" table:style-name="ce13">
            <text:p>1.716,00</text:p>
          </table:table-cell>
          <table:table-cell office:value-type="float" office:value="103454.08" table:style-name="ce13">
            <text:p>103.454,08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pur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mixt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Nuclear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arbón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Fuel+gas y ciclo combinad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Resto hidráulica</text:p>
          </table:table-cell>
          <table:table-cell office:value-type="float" office:value="10" table:style-name="ce12">
            <text:p>10</text:p>
          </table:table-cell>
          <table:table-cell office:value-type="float" office:value="36.1" table:style-name="ce13">
            <text:p>36,10</text:p>
          </table:table-cell>
          <table:table-cell office:value-type="float" office:value="2924.8180055401699" table:style-name="ce13">
            <text:p>2.924,82</text:p>
          </table:table-cell>
          <table:table-cell office:value-type="float" office:value="105585.93" table:style-name="ce13">
            <text:p>105.585,93</text:p>
          </table:table-cell>
          <table:table-cell office:value-type="float" office:value="693" table:style-name="ce13">
            <text:p>693,00</text:p>
          </table:table-cell>
          <table:table-cell office:value-type="float" office:value="104892.93" table:style-name="ce13">
            <text:p>104.892,93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21" table:style-name="ce12">
            <text:p>21</text:p>
          </table:table-cell>
          <table:table-cell office:value-type="float" office:value="847.6" table:style-name="ce13">
            <text:p>847,60</text:p>
          </table:table-cell>
          <table:table-cell office:value-type="float" office:value="1978.6340726757901" table:style-name="ce13">
            <text:p>1.978,63</text:p>
          </table:table-cell>
          <table:table-cell office:value-type="float" office:value="1677090.24" table:style-name="ce13">
            <text:p>1.677.090,24</text:p>
          </table:table-cell>
          <table:table-cell office:value-type="float" office:value="28267.77" table:style-name="ce13">
            <text:p>28.267,77</text:p>
          </table:table-cell>
          <table:table-cell office:value-type="float" office:value="1648822.47" table:style-name="ce13">
            <text:p>1.648.822,47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2657" table:style-name="ce12">
            <text:p>2.657</text:p>
          </table:table-cell>
          <table:table-cell office:value-type="float" office:value="229.56" table:style-name="ce13">
            <text:p>229,56</text:p>
          </table:table-cell>
          <table:table-cell office:value-type="float" office:value="1749.5089301272001" table:style-name="ce13">
            <text:p>1.749,51</text:p>
          </table:table-cell>
          <table:table-cell office:value-type="float" office:value="401617.27" table:style-name="ce13">
            <text:p>401.617,27</text:p>
          </table:table-cell>
          <table:table-cell office:value-type="float" office:value="3976.4" table:style-name="ce13">
            <text:p>3.976,40</text:p>
          </table:table-cell>
          <table:table-cell office:value-type="float" office:value="397640.87" table:style-name="ce13">
            <text:p>397.640,87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ogeneración</text:p>
          </table:table-cell>
          <table:table-cell office:value-type="float" office:value="4" table:style-name="ce12">
            <text:p>4</text:p>
          </table:table-cell>
          <table:table-cell office:value-type="float" office:value="44.23" table:style-name="ce13">
            <text:p>44,23</text:p>
          </table:table-cell>
          <table:table-cell office:value-type="float" office:value="6139.0434094505999" table:style-name="ce13">
            <text:p>6.139,04</text:p>
          </table:table-cell>
          <table:table-cell office:value-type="float" office:value="271529.89" table:style-name="ce13">
            <text:p>271.529,89</text:p>
          </table:table-cell>
          <table:table-cell office:value-type="float" office:value="11424.71" table:style-name="ce13">
            <text:p>11.424,71</text:p>
          </table:table-cell>
          <table:table-cell office:value-type="float" office:value="260105.18" table:style-name="ce13">
            <text:p>260.105,18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érmica renovable y rest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2701" table:style-name="ce12">
            <text:p>2.701</text:p>
          </table:table-cell>
          <table:table-cell office:value-type="float" office:value="1283.7" table:style-name="ce13">
            <text:p>1.283,70</text:p>
          </table:table-cell>
          <table:table-cell office:value-type="float" office:value="1995.0092778686601" table:style-name="ce13">
            <text:p>1.995,01</text:p>
          </table:table-cell>
          <table:table-cell office:value-type="float" office:value="2560993.41" table:style-name="ce13">
            <text:p>2.560.993,41</text:p>
          </table:table-cell>
          <table:table-cell office:value-type="float" office:value="46077.88" table:style-name="ce13">
            <text:p>46.077,88</text:p>
          </table:table-cell>
          <table:table-cell office:value-type="float" office:value="2514915.5299999998" table:style-name="ce13">
            <text:p>2.514.915,53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GIRONA" table:style-name="ta3">
        <table:table-column table:style-name="co4" table:default-cell-style-name="ce2"/>
        <table:table-column table:style-name="co5" table:default-cell-style-name="ce2"/>
        <table:table-column table:style-name="co9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2" table:number-columns-repeated="16375" table:default-cell-style-name="ce2"/>
        <table:table-row table:style-name="ro2">
          <table:table-cell office:value-type="string" table:style-name="ce8">
            <text:p>DESCRIPCION_FILA</text:p>
          </table:table-cell>
          <table:table-cell office:value-type="string" table:style-name="ce8">
            <text:p>CENTRALES ACTIVAS</text:p>
          </table:table-cell>
          <table:table-cell office:value-type="string" table:style-name="ce8">
            <text:p>POTENCIA ACTIVA (MW)</text:p>
          </table:table-cell>
          <table:table-cell office:value-type="string" table:style-name="ce8">
            <text:p>HORAS UTILIZACION</text:p>
          </table:table-cell>
          <table:table-cell office:value-type="string" table:style-name="ce8">
            <text:p>PRODUCCION EN BORNES DE LOS GENERADORES (MWh)</text:p>
          </table:table-cell>
          <table:table-cell office:value-type="string" table:style-name="ce8">
            <text:p>CONSUMOS EN GENERACION (MWh)</text:p>
          </table:table-cell>
          <table:table-cell office:value-type="string" table:style-name="ce8">
            <text:p>PRODUCCION NETA (MWH)</text:p>
          </table:table-cell>
          <table:table-cell office:value-type="string" table:style-name="ce8">
            <text:p>AUTOCONSUMOS (MWh)</text:p>
          </table:table-cell>
          <table:table-cell office:value-type="string" table:style-name="ce8">
            <text:p>CONSUMOS EN BOMBEO (MWh)</text:p>
          </table:table-cell>
          <table:table-cell table:number-columns-repeated="16375" table:style-name="ce10"/>
        </table:table-row>
        <table:table-row table:style-name="ro2">
          <table:table-cell office:value-type="string" table:style-name="ce11">
            <text:p>Hidraúlica</text:p>
          </table:table-cell>
          <table:table-cell office:value-type="float" office:value="6" table:style-name="ce12">
            <text:p>6</text:p>
          </table:table-cell>
          <table:table-cell office:value-type="float" office:value="106.1" table:style-name="ce13">
            <text:p>106,10</text:p>
          </table:table-cell>
          <table:table-cell office:value-type="float" office:value="1256.2770970782301" table:style-name="ce13">
            <text:p>1.256,28</text:p>
          </table:table-cell>
          <table:table-cell office:value-type="float" office:value="133291" table:style-name="ce13">
            <text:p>133.291,00</text:p>
          </table:table-cell>
          <table:table-cell office:value-type="float" office:value="2787" table:style-name="ce13">
            <text:p>2.787,00</text:p>
          </table:table-cell>
          <table:table-cell office:value-type="float" office:value="130504" table:style-name="ce13">
            <text:p>130.504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pur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mixt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Nuclear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arbón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Fuel+gas y ciclo combinad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Resto hidráulica</text:p>
          </table:table-cell>
          <table:table-cell office:value-type="float" office:value="67" table:style-name="ce12">
            <text:p>67</text:p>
          </table:table-cell>
          <table:table-cell office:value-type="float" office:value="37.67" table:style-name="ce13">
            <text:p>37,67</text:p>
          </table:table-cell>
          <table:table-cell office:value-type="float" office:value="3053.3841252986499" table:style-name="ce13">
            <text:p>3.053,38</text:p>
          </table:table-cell>
          <table:table-cell office:value-type="float" office:value="115020.98" table:style-name="ce13">
            <text:p>115.020,98</text:p>
          </table:table-cell>
          <table:table-cell office:value-type="float" office:value="1145.79" table:style-name="ce13">
            <text:p>1.145,79</text:p>
          </table:table-cell>
          <table:table-cell office:value-type="float" office:value="113875.19" table:style-name="ce13">
            <text:p>113.875,19</text:p>
          </table:table-cell>
          <table:table-cell office:value-type="float" office:value="2.35" table:style-name="ce13">
            <text:p>2,35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508" table:style-name="ce12">
            <text:p>508</text:p>
          </table:table-cell>
          <table:table-cell office:value-type="float" office:value="24.62" table:style-name="ce13">
            <text:p>24,62</text:p>
          </table:table-cell>
          <table:table-cell office:value-type="float" office:value="1329.6588139723799" table:style-name="ce13">
            <text:p>1.329,66</text:p>
          </table:table-cell>
          <table:table-cell office:value-type="float" office:value="32736.2" table:style-name="ce13">
            <text:p>32.736,20</text:p>
          </table:table-cell>
          <table:table-cell office:value-type="float" office:value="324.12" table:style-name="ce13">
            <text:p>324,12</text:p>
          </table:table-cell>
          <table:table-cell office:value-type="float" office:value="32412.080000000002" table:style-name="ce13">
            <text:p>32.412,08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ogeneración</text:p>
          </table:table-cell>
          <table:table-cell office:value-type="float" office:value="10" table:style-name="ce12">
            <text:p>10</text:p>
          </table:table-cell>
          <table:table-cell office:value-type="float" office:value="65.59" table:style-name="ce13">
            <text:p>65,59</text:p>
          </table:table-cell>
          <table:table-cell office:value-type="float" office:value="6359.5663973166602" table:style-name="ce13">
            <text:p>6.359,57</text:p>
          </table:table-cell>
          <table:table-cell office:value-type="float" office:value="417123.96" table:style-name="ce13">
            <text:p>417.123,96</text:p>
          </table:table-cell>
          <table:table-cell office:value-type="float" office:value="12515.46" table:style-name="ce13">
            <text:p>12.515,46</text:p>
          </table:table-cell>
          <table:table-cell office:value-type="float" office:value="404608.5" table:style-name="ce13">
            <text:p>404.608,50</text:p>
          </table:table-cell>
          <table:table-cell office:value-type="float" office:value="63425" table:style-name="ce13">
            <text:p>63.425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érmica renovable y resto</text:p>
          </table:table-cell>
          <table:table-cell office:value-type="float" office:value="5" table:style-name="ce12">
            <text:p>5</text:p>
          </table:table-cell>
          <table:table-cell office:value-type="float" office:value="3.74" table:style-name="ce13">
            <text:p>3,74</text:p>
          </table:table-cell>
          <table:table-cell office:value-type="float" office:value="3870.1149732620302" table:style-name="ce13">
            <text:p>3.870,11</text:p>
          </table:table-cell>
          <table:table-cell office:value-type="float" office:value="14474.23" table:style-name="ce13">
            <text:p>14.474,23</text:p>
          </table:table-cell>
          <table:table-cell office:value-type="float" office:value="4680.87" table:style-name="ce13">
            <text:p>4.680,87</text:p>
          </table:table-cell>
          <table:table-cell office:value-type="float" office:value="9793.36" table:style-name="ce13">
            <text:p>9.793,36</text:p>
          </table:table-cell>
          <table:table-cell office:value-type="float" office:value="2118" table:style-name="ce13">
            <text:p>2.118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596" table:style-name="ce12">
            <text:p>596</text:p>
          </table:table-cell>
          <table:table-cell office:value-type="float" office:value="237.72" table:style-name="ce13">
            <text:p>237,72</text:p>
          </table:table-cell>
          <table:table-cell office:value-type="float" office:value="2997.8393488137299" table:style-name="ce13">
            <text:p>2.997,84</text:p>
          </table:table-cell>
          <table:table-cell office:value-type="float" office:value="712646.37" table:style-name="ce13">
            <text:p>712.646,37</text:p>
          </table:table-cell>
          <table:table-cell office:value-type="float" office:value="21453.24" table:style-name="ce13">
            <text:p>21.453,24</text:p>
          </table:table-cell>
          <table:table-cell office:value-type="float" office:value="691193.13" table:style-name="ce13">
            <text:p>691.193,13</text:p>
          </table:table-cell>
          <table:table-cell office:value-type="float" office:value="65545.350000000006" table:style-name="ce13">
            <text:p>65.545,35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GRANADA" table:style-name="ta3">
        <table:table-column table:style-name="co4" table:default-cell-style-name="ce2"/>
        <table:table-column table:style-name="co5" table:default-cell-style-name="ce2"/>
        <table:table-column table:style-name="co9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2" table:number-columns-repeated="16375" table:default-cell-style-name="ce2"/>
        <table:table-row table:style-name="ro2">
          <table:table-cell office:value-type="string" table:style-name="ce8">
            <text:p>DESCRIPCION_FILA</text:p>
          </table:table-cell>
          <table:table-cell office:value-type="string" table:style-name="ce8">
            <text:p>CENTRALES ACTIVAS</text:p>
          </table:table-cell>
          <table:table-cell office:value-type="string" table:style-name="ce8">
            <text:p>POTENCIA ACTIVA (MW)</text:p>
          </table:table-cell>
          <table:table-cell office:value-type="string" table:style-name="ce8">
            <text:p>HORAS UTILIZACION</text:p>
          </table:table-cell>
          <table:table-cell office:value-type="string" table:style-name="ce8">
            <text:p>PRODUCCION EN BORNES DE LOS GENERADORES (MWh)</text:p>
          </table:table-cell>
          <table:table-cell office:value-type="string" table:style-name="ce8">
            <text:p>CONSUMOS EN GENERACION (MWh)</text:p>
          </table:table-cell>
          <table:table-cell office:value-type="string" table:style-name="ce8">
            <text:p>PRODUCCION NETA (MWH)</text:p>
          </table:table-cell>
          <table:table-cell office:value-type="string" table:style-name="ce8">
            <text:p>AUTOCONSUMOS (MWh)</text:p>
          </table:table-cell>
          <table:table-cell office:value-type="string" table:style-name="ce8">
            <text:p>CONSUMOS EN BOMBEO (MWh)</text:p>
          </table:table-cell>
          <table:table-cell table:number-columns-repeated="16375" table:style-name="ce10"/>
        </table:table-row>
        <table:table-row table:style-name="ro2">
          <table:table-cell office:value-type="string" table:style-name="ce11">
            <text:p>Hidraúlica</text:p>
          </table:table-cell>
          <table:table-cell office:value-type="float" office:value="10" table:style-name="ce12">
            <text:p>10</text:p>
          </table:table-cell>
          <table:table-cell office:value-type="float" office:value="66.209999999999994" table:style-name="ce13">
            <text:p>66,21</text:p>
          </table:table-cell>
          <table:table-cell office:value-type="float" office:value="1032.18547047274" table:style-name="ce13">
            <text:p>1.032,19</text:p>
          </table:table-cell>
          <table:table-cell office:value-type="float" office:value="68341" table:style-name="ce13">
            <text:p>68.341,00</text:p>
          </table:table-cell>
          <table:table-cell office:value-type="float" office:value="1945" table:style-name="ce13">
            <text:p>1.945,00</text:p>
          </table:table-cell>
          <table:table-cell office:value-type="float" office:value="66396" table:style-name="ce13">
            <text:p>66.396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pur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mixt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Nuclear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arbón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Fuel+gas y ciclo combinad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Resto hidráulica</text:p>
          </table:table-cell>
          <table:table-cell office:value-type="float" office:value="9" table:style-name="ce12">
            <text:p>9</text:p>
          </table:table-cell>
          <table:table-cell office:value-type="float" office:value="25.16" table:style-name="ce13">
            <text:p>25,16</text:p>
          </table:table-cell>
          <table:table-cell office:value-type="float" office:value="1929.9872813990501" table:style-name="ce13">
            <text:p>1.929,99</text:p>
          </table:table-cell>
          <table:table-cell office:value-type="float" office:value="48558.48" table:style-name="ce13">
            <text:p>48.558,48</text:p>
          </table:table-cell>
          <table:table-cell office:value-type="float" office:value="91.76" table:style-name="ce13">
            <text:p>91,76</text:p>
          </table:table-cell>
          <table:table-cell office:value-type="float" office:value="48466.720000000001" table:style-name="ce13">
            <text:p>48.466,72</text:p>
          </table:table-cell>
          <table:table-cell office:value-type="float" office:value="52" table:style-name="ce13">
            <text:p>52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18" table:style-name="ce12">
            <text:p>18</text:p>
          </table:table-cell>
          <table:table-cell office:value-type="float" office:value="384.8" table:style-name="ce13">
            <text:p>384,80</text:p>
          </table:table-cell>
          <table:table-cell office:value-type="float" office:value="2017.0248700623699" table:style-name="ce13">
            <text:p>2.017,02</text:p>
          </table:table-cell>
          <table:table-cell office:value-type="float" office:value="776151.17" table:style-name="ce13">
            <text:p>776.151,17</text:p>
          </table:table-cell>
          <table:table-cell office:value-type="float" office:value="8172.37" table:style-name="ce13">
            <text:p>8.172,37</text:p>
          </table:table-cell>
          <table:table-cell office:value-type="float" office:value="767978.8" table:style-name="ce13">
            <text:p>767.978,8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1010" table:style-name="ce12">
            <text:p>1.010</text:p>
          </table:table-cell>
          <table:table-cell office:value-type="float" office:value="92.09" table:style-name="ce13">
            <text:p>92,09</text:p>
          </table:table-cell>
          <table:table-cell office:value-type="float" office:value="1873.8720816592499" table:style-name="ce13">
            <text:p>1.873,87</text:p>
          </table:table-cell>
          <table:table-cell office:value-type="float" office:value="172564.88" table:style-name="ce13">
            <text:p>172.564,88</text:p>
          </table:table-cell>
          <table:table-cell office:value-type="float" office:value="1708.57" table:style-name="ce13">
            <text:p>1.708,57</text:p>
          </table:table-cell>
          <table:table-cell office:value-type="float" office:value="170856.31" table:style-name="ce13">
            <text:p>170.856,31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3" table:style-name="ce12">
            <text:p>3</text:p>
          </table:table-cell>
          <table:table-cell office:value-type="float" office:value="149.69999999999999" table:style-name="ce13">
            <text:p>149,70</text:p>
          </table:table-cell>
          <table:table-cell office:value-type="float" office:value="3085.5698730794902" table:style-name="ce13">
            <text:p>3.085,57</text:p>
          </table:table-cell>
          <table:table-cell office:value-type="float" office:value="461909.81" table:style-name="ce13">
            <text:p>461.909,81</text:p>
          </table:table-cell>
          <table:table-cell office:value-type="float" office:value="41991.8" table:style-name="ce13">
            <text:p>41.991,80</text:p>
          </table:table-cell>
          <table:table-cell office:value-type="float" office:value="419918.01" table:style-name="ce13">
            <text:p>419.918,01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ogeneración</text:p>
          </table:table-cell>
          <table:table-cell office:value-type="float" office:value="10" table:style-name="ce12">
            <text:p>10</text:p>
          </table:table-cell>
          <table:table-cell office:value-type="float" office:value="126.05" table:style-name="ce13">
            <text:p>126,05</text:p>
          </table:table-cell>
          <table:table-cell office:value-type="float" office:value="6363.4058706862397" table:style-name="ce13">
            <text:p>6.363,41</text:p>
          </table:table-cell>
          <table:table-cell office:value-type="float" office:value="802107.31" table:style-name="ce13">
            <text:p>802.107,31</text:p>
          </table:table-cell>
          <table:table-cell office:value-type="float" office:value="23648.13" table:style-name="ce13">
            <text:p>23.648,13</text:p>
          </table:table-cell>
          <table:table-cell office:value-type="float" office:value="778459.18" table:style-name="ce13">
            <text:p>778.459,18</text:p>
          </table:table-cell>
          <table:table-cell office:value-type="float" office:value="7352.04" table:style-name="ce13">
            <text:p>7.352,04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érmica renovable y resto</text:p>
          </table:table-cell>
          <table:table-cell office:value-type="float" office:value="1" table:style-name="ce12">
            <text:p>1</text:p>
          </table:table-cell>
          <table:table-cell office:value-type="float" office:value="0.62" table:style-name="ce13">
            <text:p>0,62</text:p>
          </table:table-cell>
          <table:table-cell office:value-type="float" office:value="3680.33870967742" table:style-name="ce13">
            <text:p>3.680,34</text:p>
          </table:table-cell>
          <table:table-cell office:value-type="float" office:value="2281.81" table:style-name="ce13">
            <text:p>2.281,81</text:p>
          </table:table-cell>
          <table:table-cell office:value-type="float" office:value="394.59" table:style-name="ce13">
            <text:p>394,59</text:p>
          </table:table-cell>
          <table:table-cell office:value-type="float" office:value="1887.22" table:style-name="ce13">
            <text:p>1.887,22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1061" table:style-name="ce12">
            <text:p>1.061</text:p>
          </table:table-cell>
          <table:table-cell office:value-type="float" office:value="844.63" table:style-name="ce13">
            <text:p>844,63</text:p>
          </table:table-cell>
          <table:table-cell office:value-type="float" office:value="2760.87098492831" table:style-name="ce13">
            <text:p>2.760,87</text:p>
          </table:table-cell>
          <table:table-cell office:value-type="float" office:value="2331914.46" table:style-name="ce13">
            <text:p>2.331.914,46</text:p>
          </table:table-cell>
          <table:table-cell office:value-type="float" office:value="77952.22" table:style-name="ce13">
            <text:p>77.952,22</text:p>
          </table:table-cell>
          <table:table-cell office:value-type="float" office:value="2253962.2400000002" table:style-name="ce13">
            <text:p>2.253.962,24</text:p>
          </table:table-cell>
          <table:table-cell office:value-type="float" office:value="7404.04" table:style-name="ce13">
            <text:p>7.404,04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GUADALAJARA" table:style-name="ta3">
        <table:table-column table:style-name="co4" table:default-cell-style-name="ce2"/>
        <table:table-column table:style-name="co5" table:default-cell-style-name="ce2"/>
        <table:table-column table:style-name="co9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2" table:number-columns-repeated="16375" table:default-cell-style-name="ce2"/>
        <table:table-row table:style-name="ro2">
          <table:table-cell office:value-type="string" table:style-name="ce8">
            <text:p>DESCRIPCION_FILA</text:p>
          </table:table-cell>
          <table:table-cell office:value-type="string" table:style-name="ce8">
            <text:p>CENTRALES ACTIVAS</text:p>
          </table:table-cell>
          <table:table-cell office:value-type="string" table:style-name="ce8">
            <text:p>POTENCIA ACTIVA (MW)</text:p>
          </table:table-cell>
          <table:table-cell office:value-type="string" table:style-name="ce8">
            <text:p>HORAS UTILIZACION</text:p>
          </table:table-cell>
          <table:table-cell office:value-type="string" table:style-name="ce8">
            <text:p>PRODUCCION EN BORNES DE LOS GENERADORES (MWh)</text:p>
          </table:table-cell>
          <table:table-cell office:value-type="string" table:style-name="ce8">
            <text:p>CONSUMOS EN GENERACION (MWh)</text:p>
          </table:table-cell>
          <table:table-cell office:value-type="string" table:style-name="ce8">
            <text:p>PRODUCCION NETA (MWH)</text:p>
          </table:table-cell>
          <table:table-cell office:value-type="string" table:style-name="ce8">
            <text:p>AUTOCONSUMOS (MWh)</text:p>
          </table:table-cell>
          <table:table-cell office:value-type="string" table:style-name="ce8">
            <text:p>CONSUMOS EN BOMBEO (MWh)</text:p>
          </table:table-cell>
          <table:table-cell table:number-columns-repeated="16375" table:style-name="ce10"/>
        </table:table-row>
        <table:table-row table:style-name="ro2">
          <table:table-cell office:value-type="string" table:style-name="ce11">
            <text:p>Hidraúlica</text:p>
          </table:table-cell>
          <table:table-cell office:value-type="float" office:value="5" table:style-name="ce12">
            <text:p>5</text:p>
          </table:table-cell>
          <table:table-cell office:value-type="float" office:value="294.23" table:style-name="ce13">
            <text:p>294,23</text:p>
          </table:table-cell>
          <table:table-cell office:value-type="float" office:value="318.52781837338102" table:style-name="ce13">
            <text:p>318,53</text:p>
          </table:table-cell>
          <table:table-cell office:value-type="float" office:value="93720.44" table:style-name="ce13">
            <text:p>93.720,44</text:p>
          </table:table-cell>
          <table:table-cell office:value-type="float" office:value="3279.74" table:style-name="ce13">
            <text:p>3.279,74</text:p>
          </table:table-cell>
          <table:table-cell office:value-type="float" office:value="90440.7" table:style-name="ce13">
            <text:p>90.440,70</text:p>
          </table:table-cell>
          <table:table-cell office:value-type="float" office:value="0" table:style-name="ce13">
            <text:p>0,00</text:p>
          </table:table-cell>
          <table:table-cell office:value-type="float" office:value="255026.04" table:style-name="ce13">
            <text:p>255.026,04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puro</text:p>
          </table:table-cell>
          <table:table-cell office:value-type="float" office:value="1" table:style-name="ce12">
            <text:p>1</text:p>
          </table:table-cell>
          <table:table-cell office:value-type="float" office:value="208" table:style-name="ce13">
            <text:p>208,00</text:p>
          </table:table-cell>
          <table:table-cell office:value-type="float" office:value="220.74062499999999" table:style-name="ce13">
            <text:p>220,74</text:p>
          </table:table-cell>
          <table:table-cell office:value-type="float" office:value="45914.05" table:style-name="ce13">
            <text:p>45.914,05</text:p>
          </table:table-cell>
          <table:table-cell office:value-type="float" office:value="596.99" table:style-name="ce13">
            <text:p>596,99</text:p>
          </table:table-cell>
          <table:table-cell office:value-type="float" office:value="45317.06" table:style-name="ce13">
            <text:p>45.317,06</text:p>
          </table:table-cell>
          <table:table-cell office:value-type="float" office:value="0" table:style-name="ce13">
            <text:p>0,00</text:p>
          </table:table-cell>
          <table:table-cell office:value-type="float" office:value="255026.04" table:style-name="ce13">
            <text:p>255.026,04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mixt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Nuclear</text:p>
          </table:table-cell>
          <table:table-cell office:value-type="float" office:value="1" table:style-name="ce12">
            <text:p>1</text:p>
          </table:table-cell>
          <table:table-cell office:value-type="float" office:value="1066" table:style-name="ce13">
            <text:p>1.066,00</text:p>
          </table:table-cell>
          <table:table-cell office:value-type="float" office:value="8023.42026266417" table:style-name="ce13">
            <text:p>8.023,42</text:p>
          </table:table-cell>
          <table:table-cell office:value-type="float" office:value="8552966" table:style-name="ce13">
            <text:p>8.552.966,00</text:p>
          </table:table-cell>
          <table:table-cell office:value-type="float" office:value="548419" table:style-name="ce13">
            <text:p>548.419,00</text:p>
          </table:table-cell>
          <table:table-cell office:value-type="float" office:value="8004547" table:style-name="ce13">
            <text:p>8.004.547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arbón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Fuel+gas y ciclo combinad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Resto hidráulica</text:p>
          </table:table-cell>
          <table:table-cell office:value-type="float" office:value="13" table:style-name="ce12">
            <text:p>13</text:p>
          </table:table-cell>
          <table:table-cell office:value-type="float" office:value="12.7" table:style-name="ce13">
            <text:p>12,70</text:p>
          </table:table-cell>
          <table:table-cell office:value-type="float" office:value="3314.33070866142" table:style-name="ce13">
            <text:p>3.314,33</text:p>
          </table:table-cell>
          <table:table-cell office:value-type="float" office:value="42092" table:style-name="ce13">
            <text:p>42.092,00</text:p>
          </table:table-cell>
          <table:table-cell office:value-type="float" office:value="147.82" table:style-name="ce13">
            <text:p>147,82</text:p>
          </table:table-cell>
          <table:table-cell office:value-type="float" office:value="41944.18" table:style-name="ce13">
            <text:p>41.944,18</text:p>
          </table:table-cell>
          <table:table-cell office:value-type="float" office:value="22.53" table:style-name="ce13">
            <text:p>22,53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24" table:style-name="ce12">
            <text:p>24</text:p>
          </table:table-cell>
          <table:table-cell office:value-type="float" office:value="649.98" table:style-name="ce13">
            <text:p>649,98</text:p>
          </table:table-cell>
          <table:table-cell office:value-type="float" office:value="1966.89262746546" table:style-name="ce13">
            <text:p>1.966,89</text:p>
          </table:table-cell>
          <table:table-cell office:value-type="float" office:value="1278440.8700000001" table:style-name="ce13">
            <text:p>1.278.440,87</text:p>
          </table:table-cell>
          <table:table-cell office:value-type="float" office:value="61268.79" table:style-name="ce13">
            <text:p>61.268,79</text:p>
          </table:table-cell>
          <table:table-cell office:value-type="float" office:value="1217172.08" table:style-name="ce13">
            <text:p>1.217.172,08</text:p>
          </table:table-cell>
          <table:table-cell office:value-type="float" office:value="1181.9000000000001" table:style-name="ce13">
            <text:p>1.181,9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538" table:style-name="ce12">
            <text:p>538</text:p>
          </table:table-cell>
          <table:table-cell office:value-type="float" office:value="37.090000000000003" table:style-name="ce13">
            <text:p>37,09</text:p>
          </table:table-cell>
          <table:table-cell office:value-type="float" office:value="1588.31059584794" table:style-name="ce13">
            <text:p>1.588,31</text:p>
          </table:table-cell>
          <table:table-cell office:value-type="float" office:value="58910.44" table:style-name="ce13">
            <text:p>58.910,44</text:p>
          </table:table-cell>
          <table:table-cell office:value-type="float" office:value="583.27" table:style-name="ce13">
            <text:p>583,27</text:p>
          </table:table-cell>
          <table:table-cell office:value-type="float" office:value="58327.17" table:style-name="ce13">
            <text:p>58.327,17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ogeneración</text:p>
          </table:table-cell>
          <table:table-cell office:value-type="float" office:value="5" table:style-name="ce12">
            <text:p>5</text:p>
          </table:table-cell>
          <table:table-cell office:value-type="float" office:value="28.05" table:style-name="ce13">
            <text:p>28,05</text:p>
          </table:table-cell>
          <table:table-cell office:value-type="float" office:value="1180.35793226381" table:style-name="ce13">
            <text:p>1.180,36</text:p>
          </table:table-cell>
          <table:table-cell office:value-type="float" office:value="33109.040000000001" table:style-name="ce13">
            <text:p>33.109,04</text:p>
          </table:table-cell>
          <table:table-cell office:value-type="float" office:value="1749.32" table:style-name="ce13">
            <text:p>1.749,32</text:p>
          </table:table-cell>
          <table:table-cell office:value-type="float" office:value="31359.72" table:style-name="ce13">
            <text:p>31.359,72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érmica renovable y resto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3">
            <text:p>2,00</text:p>
          </table:table-cell>
          <table:table-cell office:value-type="float" office:value="2883.5" table:style-name="ce13">
            <text:p>2.883,50</text:p>
          </table:table-cell>
          <table:table-cell office:value-type="float" office:value="5767" table:style-name="ce13">
            <text:p>5.767,00</text:p>
          </table:table-cell>
          <table:table-cell office:value-type="float" office:value="1081" table:style-name="ce13">
            <text:p>1.081,00</text:p>
          </table:table-cell>
          <table:table-cell office:value-type="float" office:value="4686" table:style-name="ce13">
            <text:p>4.686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587" table:style-name="ce12">
            <text:p>587</text:p>
          </table:table-cell>
          <table:table-cell office:value-type="float" office:value="2090.0500000000002" table:style-name="ce13">
            <text:p>2.090,05</text:p>
          </table:table-cell>
          <table:table-cell office:value-type="float" office:value="4815.6770364345302" table:style-name="ce13">
            <text:p>4.815,68</text:p>
          </table:table-cell>
          <table:table-cell office:value-type="float" office:value="10065005.789999999" table:style-name="ce13">
            <text:p>10.065.005,79</text:p>
          </table:table-cell>
          <table:table-cell office:value-type="float" office:value="616528.93999999994" table:style-name="ce13">
            <text:p>616.528,94</text:p>
          </table:table-cell>
          <table:table-cell office:value-type="float" office:value="9448476.8499999996" table:style-name="ce13">
            <text:p>9.448.476,85</text:p>
          </table:table-cell>
          <table:table-cell office:value-type="float" office:value="1204.43" table:style-name="ce13">
            <text:p>1.204,43</text:p>
          </table:table-cell>
          <table:table-cell office:value-type="float" office:value="255026.04" table:style-name="ce13">
            <text:p>255.026,04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GIPUZKOA" table:style-name="ta3">
        <table:table-column table:style-name="co4" table:default-cell-style-name="ce2"/>
        <table:table-column table:style-name="co5" table:default-cell-style-name="ce2"/>
        <table:table-column table:style-name="co9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2" table:number-columns-repeated="16375" table:default-cell-style-name="ce2"/>
        <table:table-row table:style-name="ro2">
          <table:table-cell office:value-type="string" table:style-name="ce8">
            <text:p>DESCRIPCION_FILA</text:p>
          </table:table-cell>
          <table:table-cell office:value-type="string" table:style-name="ce8">
            <text:p>CENTRALES ACTIVAS</text:p>
          </table:table-cell>
          <table:table-cell office:value-type="string" table:style-name="ce8">
            <text:p>POTENCIA ACTIVA (MW)</text:p>
          </table:table-cell>
          <table:table-cell office:value-type="string" table:style-name="ce8">
            <text:p>HORAS UTILIZACION</text:p>
          </table:table-cell>
          <table:table-cell office:value-type="string" table:style-name="ce8">
            <text:p>PRODUCCION EN BORNES DE LOS GENERADORES (MWh)</text:p>
          </table:table-cell>
          <table:table-cell office:value-type="string" table:style-name="ce8">
            <text:p>CONSUMOS EN GENERACION (MWh)</text:p>
          </table:table-cell>
          <table:table-cell office:value-type="string" table:style-name="ce8">
            <text:p>PRODUCCION NETA (MWH)</text:p>
          </table:table-cell>
          <table:table-cell office:value-type="string" table:style-name="ce8">
            <text:p>AUTOCONSUMOS (MWh)</text:p>
          </table:table-cell>
          <table:table-cell office:value-type="string" table:style-name="ce8">
            <text:p>CONSUMOS EN BOMBEO (MWh)</text:p>
          </table:table-cell>
          <table:table-cell table:number-columns-repeated="16375" table:style-name="ce10"/>
        </table:table-row>
        <table:table-row table:style-name="ro2">
          <table:table-cell office:value-type="string" table:style-name="ce11">
            <text:p>Hidraúlica</text:p>
          </table:table-cell>
          <table:table-cell office:value-type="float" office:value="2" table:style-name="ce12">
            <text:p>2</text:p>
          </table:table-cell>
          <table:table-cell office:value-type="float" office:value="4.74" table:style-name="ce13">
            <text:p>4,74</text:p>
          </table:table-cell>
          <table:table-cell office:value-type="float" office:value="3649.1561181434599" table:style-name="ce13">
            <text:p>3.649,16</text:p>
          </table:table-cell>
          <table:table-cell office:value-type="float" office:value="17297" table:style-name="ce13">
            <text:p>17.297,00</text:p>
          </table:table-cell>
          <table:table-cell office:value-type="float" office:value="87" table:style-name="ce13">
            <text:p>87,00</text:p>
          </table:table-cell>
          <table:table-cell office:value-type="float" office:value="17210" table:style-name="ce13">
            <text:p>17.21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pur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mixt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Nuclear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arbón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Fuel+gas y ciclo combinad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Resto hidráulica</text:p>
          </table:table-cell>
          <table:table-cell office:value-type="float" office:value="37" table:style-name="ce12">
            <text:p>37</text:p>
          </table:table-cell>
          <table:table-cell office:value-type="float" office:value="22.96" table:style-name="ce13">
            <text:p>22,96</text:p>
          </table:table-cell>
          <table:table-cell office:value-type="float" office:value="2475.2125435540102" table:style-name="ce13">
            <text:p>2.475,21</text:p>
          </table:table-cell>
          <table:table-cell office:value-type="float" office:value="56830.879999999997" table:style-name="ce13">
            <text:p>56.830,88</text:p>
          </table:table-cell>
          <table:table-cell office:value-type="float" office:value="1036.03" table:style-name="ce13">
            <text:p>1.036,03</text:p>
          </table:table-cell>
          <table:table-cell office:value-type="float" office:value="55794.85" table:style-name="ce13">
            <text:p>55.794,85</text:p>
          </table:table-cell>
          <table:table-cell office:value-type="float" office:value="646.80999999999995" table:style-name="ce13">
            <text:p>646,81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514" table:style-name="ce12">
            <text:p>514</text:p>
          </table:table-cell>
          <table:table-cell office:value-type="float" office:value="7.28" table:style-name="ce13">
            <text:p>7,28</text:p>
          </table:table-cell>
          <table:table-cell office:value-type="float" office:value="1006.6043956044" table:style-name="ce13">
            <text:p>1.006,60</text:p>
          </table:table-cell>
          <table:table-cell office:value-type="float" office:value="7328.08" table:style-name="ce13">
            <text:p>7.328,08</text:p>
          </table:table-cell>
          <table:table-cell office:value-type="float" office:value="72.55" table:style-name="ce13">
            <text:p>72,55</text:p>
          </table:table-cell>
          <table:table-cell office:value-type="float" office:value="7255.53" table:style-name="ce13">
            <text:p>7.255,53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ogeneración</text:p>
          </table:table-cell>
          <table:table-cell office:value-type="float" office:value="22" table:style-name="ce12">
            <text:p>22</text:p>
          </table:table-cell>
          <table:table-cell office:value-type="float" office:value="159.1" table:style-name="ce13">
            <text:p>159,10</text:p>
          </table:table-cell>
          <table:table-cell office:value-type="float" office:value="4843.5778755499696" table:style-name="ce13">
            <text:p>4.843,58</text:p>
          </table:table-cell>
          <table:table-cell office:value-type="float" office:value="770613.24" table:style-name="ce13">
            <text:p>770.613,24</text:p>
          </table:table-cell>
          <table:table-cell office:value-type="float" office:value="29113.279999999999" table:style-name="ce13">
            <text:p>29.113,28</text:p>
          </table:table-cell>
          <table:table-cell office:value-type="float" office:value="741499.96" table:style-name="ce13">
            <text:p>741.499,96</text:p>
          </table:table-cell>
          <table:table-cell office:value-type="float" office:value="22376.62" table:style-name="ce13">
            <text:p>22.376,62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érmica renovable y resto</text:p>
          </table:table-cell>
          <table:table-cell office:value-type="float" office:value="2" table:style-name="ce12">
            <text:p>2</text:p>
          </table:table-cell>
          <table:table-cell office:value-type="float" office:value="2.5099999999999998" table:style-name="ce13">
            <text:p>2,51</text:p>
          </table:table-cell>
          <table:table-cell office:value-type="float" office:value="1278.0876494023901" table:style-name="ce13">
            <text:p>1.278,09</text:p>
          </table:table-cell>
          <table:table-cell office:value-type="float" office:value="3208" table:style-name="ce13">
            <text:p>3.208,00</text:p>
          </table:table-cell>
          <table:table-cell office:value-type="float" office:value="126" table:style-name="ce13">
            <text:p>126,00</text:p>
          </table:table-cell>
          <table:table-cell office:value-type="float" office:value="3082" table:style-name="ce13">
            <text:p>3.082,00</text:p>
          </table:table-cell>
          <table:table-cell office:value-type="float" office:value="621" table:style-name="ce13">
            <text:p>621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577" table:style-name="ce12">
            <text:p>577</text:p>
          </table:table-cell>
          <table:table-cell office:value-type="float" office:value="196.59" table:style-name="ce13">
            <text:p>196,59</text:p>
          </table:table-cell>
          <table:table-cell office:value-type="float" office:value="4350.5631008698301" table:style-name="ce13">
            <text:p>4.350,56</text:p>
          </table:table-cell>
          <table:table-cell office:value-type="float" office:value="855277.2" table:style-name="ce13">
            <text:p>855.277,20</text:p>
          </table:table-cell>
          <table:table-cell office:value-type="float" office:value="30434.86" table:style-name="ce13">
            <text:p>30.434,86</text:p>
          </table:table-cell>
          <table:table-cell office:value-type="float" office:value="824842.34" table:style-name="ce13">
            <text:p>824.842,34</text:p>
          </table:table-cell>
          <table:table-cell office:value-type="float" office:value="23644.43" table:style-name="ce13">
            <text:p>23.644,43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HUELVA" table:style-name="ta3">
        <table:table-column table:style-name="co4" table:default-cell-style-name="ce2"/>
        <table:table-column table:style-name="co5" table:default-cell-style-name="ce2"/>
        <table:table-column table:style-name="co9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2" table:number-columns-repeated="16375" table:default-cell-style-name="ce2"/>
        <table:table-row table:style-name="ro2">
          <table:table-cell office:value-type="string" table:style-name="ce8">
            <text:p>DESCRIPCION_FILA</text:p>
          </table:table-cell>
          <table:table-cell office:value-type="string" table:style-name="ce8">
            <text:p>CENTRALES ACTIVAS</text:p>
          </table:table-cell>
          <table:table-cell office:value-type="string" table:style-name="ce8">
            <text:p>POTENCIA ACTIVA (MW)</text:p>
          </table:table-cell>
          <table:table-cell office:value-type="string" table:style-name="ce8">
            <text:p>HORAS UTILIZACION</text:p>
          </table:table-cell>
          <table:table-cell office:value-type="string" table:style-name="ce8">
            <text:p>PRODUCCION EN BORNES DE LOS GENERADORES (MWh)</text:p>
          </table:table-cell>
          <table:table-cell office:value-type="string" table:style-name="ce8">
            <text:p>CONSUMOS EN GENERACION (MWh)</text:p>
          </table:table-cell>
          <table:table-cell office:value-type="string" table:style-name="ce8">
            <text:p>PRODUCCION NETA (MWH)</text:p>
          </table:table-cell>
          <table:table-cell office:value-type="string" table:style-name="ce8">
            <text:p>AUTOCONSUMOS (MWh)</text:p>
          </table:table-cell>
          <table:table-cell office:value-type="string" table:style-name="ce8">
            <text:p>CONSUMOS EN BOMBEO (MWh)</text:p>
          </table:table-cell>
          <table:table-cell table:number-columns-repeated="16375" table:style-name="ce10"/>
        </table:table-row>
        <table:table-row table:style-name="ro2">
          <table:table-cell office:value-type="string" table:style-name="ce11">
            <text:p>Hidraúl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pur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mixt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Nuclear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arbón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Fuel+gas y ciclo combinado</text:p>
          </table:table-cell>
          <table:table-cell office:value-type="float" office:value="2" table:style-name="ce12">
            <text:p>2</text:p>
          </table:table-cell>
          <table:table-cell office:value-type="float" office:value="793.4" table:style-name="ce13">
            <text:p>793,40</text:p>
          </table:table-cell>
          <table:table-cell office:value-type="float" office:value="86.180337786740594" table:style-name="ce13">
            <text:p>86,18</text:p>
          </table:table-cell>
          <table:table-cell office:value-type="float" office:value="68375.48" table:style-name="ce13">
            <text:p>68.375,48</text:p>
          </table:table-cell>
          <table:table-cell office:value-type="float" office:value="7159.78" table:style-name="ce13">
            <text:p>7.159,78</text:p>
          </table:table-cell>
          <table:table-cell office:value-type="float" office:value="61215.7" table:style-name="ce13">
            <text:p>61.215,7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Resto hidráulica</text:p>
          </table:table-cell>
          <table:table-cell office:value-type="float" office:value="3" table:style-name="ce12">
            <text:p>3</text:p>
          </table:table-cell>
          <table:table-cell office:value-type="float" office:value="13.5" table:style-name="ce13">
            <text:p>13,50</text:p>
          </table:table-cell>
          <table:table-cell office:value-type="float" office:value="851.27259259259301" table:style-name="ce13">
            <text:p>851,27</text:p>
          </table:table-cell>
          <table:table-cell office:value-type="float" office:value="11492.18" table:style-name="ce13">
            <text:p>11.492,18</text:p>
          </table:table-cell>
          <table:table-cell office:value-type="float" office:value="89.41" table:style-name="ce13">
            <text:p>89,41</text:p>
          </table:table-cell>
          <table:table-cell office:value-type="float" office:value="11402.77" table:style-name="ce13">
            <text:p>11.402,77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12" table:style-name="ce12">
            <text:p>12</text:p>
          </table:table-cell>
          <table:table-cell office:value-type="float" office:value="383.6" table:style-name="ce13">
            <text:p>383,60</text:p>
          </table:table-cell>
          <table:table-cell office:value-type="float" office:value="1689.42924921794" table:style-name="ce13">
            <text:p>1.689,43</text:p>
          </table:table-cell>
          <table:table-cell office:value-type="float" office:value="648065.06000000006" table:style-name="ce13">
            <text:p>648.065,06</text:p>
          </table:table-cell>
          <table:table-cell office:value-type="float" office:value="9658.9" table:style-name="ce13">
            <text:p>9.658,90</text:p>
          </table:table-cell>
          <table:table-cell office:value-type="float" office:value="638406.16" table:style-name="ce13">
            <text:p>638.406,16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810" table:style-name="ce12">
            <text:p>810</text:p>
          </table:table-cell>
          <table:table-cell office:value-type="float" office:value="71.739999999999995" table:style-name="ce13">
            <text:p>71,74</text:p>
          </table:table-cell>
          <table:table-cell office:value-type="float" office:value="1757.83955952049" table:style-name="ce13">
            <text:p>1.757,84</text:p>
          </table:table-cell>
          <table:table-cell office:value-type="float" office:value="126107.41" table:style-name="ce13">
            <text:p>126.107,41</text:p>
          </table:table-cell>
          <table:table-cell office:value-type="float" office:value="1248.5899999999999" table:style-name="ce13">
            <text:p>1.248,59</text:p>
          </table:table-cell>
          <table:table-cell office:value-type="float" office:value="124858.82" table:style-name="ce13">
            <text:p>124.858,82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ogeneración</text:p>
          </table:table-cell>
          <table:table-cell office:value-type="float" office:value="6" table:style-name="ce12">
            <text:p>6</text:p>
          </table:table-cell>
          <table:table-cell office:value-type="float" office:value="151.08000000000001" table:style-name="ce13">
            <text:p>151,08</text:p>
          </table:table-cell>
          <table:table-cell office:value-type="float" office:value="7876.3036801694498" table:style-name="ce13">
            <text:p>7.876,30</text:p>
          </table:table-cell>
          <table:table-cell office:value-type="float" office:value="1189951.96" table:style-name="ce13">
            <text:p>1.189.951,96</text:p>
          </table:table-cell>
          <table:table-cell office:value-type="float" office:value="46927.45" table:style-name="ce13">
            <text:p>46.927,45</text:p>
          </table:table-cell>
          <table:table-cell office:value-type="float" office:value="1143024.51" table:style-name="ce13">
            <text:p>1.143.024,51</text:p>
          </table:table-cell>
          <table:table-cell office:value-type="float" office:value="48609.45" table:style-name="ce13">
            <text:p>48.609,45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érmica renovable y rest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833" table:style-name="ce12">
            <text:p>833</text:p>
          </table:table-cell>
          <table:table-cell office:value-type="float" office:value="1413.32" table:style-name="ce13">
            <text:p>1.413,32</text:p>
          </table:table-cell>
          <table:table-cell office:value-type="float" office:value="1446.23446211757" table:style-name="ce13">
            <text:p>1.446,23</text:p>
          </table:table-cell>
          <table:table-cell office:value-type="float" office:value="2043992.09" table:style-name="ce13">
            <text:p>2.043.992,09</text:p>
          </table:table-cell>
          <table:table-cell office:value-type="float" office:value="65084.13" table:style-name="ce13">
            <text:p>65.084,13</text:p>
          </table:table-cell>
          <table:table-cell office:value-type="float" office:value="1978907.96" table:style-name="ce13">
            <text:p>1.978.907,96</text:p>
          </table:table-cell>
          <table:table-cell office:value-type="float" office:value="48609.45" table:style-name="ce13">
            <text:p>48.609,45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HUESCA" table:style-name="ta3">
        <table:table-column table:style-name="co4" table:default-cell-style-name="ce2"/>
        <table:table-column table:style-name="co5" table:default-cell-style-name="ce2"/>
        <table:table-column table:style-name="co9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2" table:number-columns-repeated="16375" table:default-cell-style-name="ce2"/>
        <table:table-row table:style-name="ro2">
          <table:table-cell office:value-type="string" table:style-name="ce8">
            <text:p>DESCRIPCION_FILA</text:p>
          </table:table-cell>
          <table:table-cell office:value-type="string" table:style-name="ce8">
            <text:p>CENTRALES ACTIVAS</text:p>
          </table:table-cell>
          <table:table-cell office:value-type="string" table:style-name="ce8">
            <text:p>POTENCIA ACTIVA (MW)</text:p>
          </table:table-cell>
          <table:table-cell office:value-type="string" table:style-name="ce8">
            <text:p>HORAS UTILIZACION</text:p>
          </table:table-cell>
          <table:table-cell office:value-type="string" table:style-name="ce8">
            <text:p>PRODUCCION EN BORNES DE LOS GENERADORES (MWh)</text:p>
          </table:table-cell>
          <table:table-cell office:value-type="string" table:style-name="ce8">
            <text:p>CONSUMOS EN GENERACION (MWh)</text:p>
          </table:table-cell>
          <table:table-cell office:value-type="string" table:style-name="ce8">
            <text:p>PRODUCCION NETA (MWH)</text:p>
          </table:table-cell>
          <table:table-cell office:value-type="string" table:style-name="ce8">
            <text:p>AUTOCONSUMOS (MWh)</text:p>
          </table:table-cell>
          <table:table-cell office:value-type="string" table:style-name="ce8">
            <text:p>CONSUMOS EN BOMBEO (MWh)</text:p>
          </table:table-cell>
          <table:table-cell table:number-columns-repeated="16375" table:style-name="ce10"/>
        </table:table-row>
        <table:table-row table:style-name="ro2">
          <table:table-cell office:value-type="string" table:style-name="ce11">
            <text:p>Hidraúlica</text:p>
          </table:table-cell>
          <table:table-cell office:value-type="float" office:value="32" table:style-name="ce12">
            <text:p>32</text:p>
          </table:table-cell>
          <table:table-cell office:value-type="float" office:value="954.03" table:style-name="ce13">
            <text:p>954,03</text:p>
          </table:table-cell>
          <table:table-cell office:value-type="float" office:value="2070.6290473045901" table:style-name="ce13">
            <text:p>2.070,63</text:p>
          </table:table-cell>
          <table:table-cell office:value-type="float" office:value="1975442.23" table:style-name="ce13">
            <text:p>1.975.442,23</text:p>
          </table:table-cell>
          <table:table-cell office:value-type="float" office:value="21986.47" table:style-name="ce13">
            <text:p>21.986,47</text:p>
          </table:table-cell>
          <table:table-cell office:value-type="float" office:value="1953455.76" table:style-name="ce13">
            <text:p>1.953.455,76</text:p>
          </table:table-cell>
          <table:table-cell office:value-type="float" office:value="0" table:style-name="ce13">
            <text:p>0,00</text:p>
          </table:table-cell>
          <table:table-cell office:value-type="float" office:value="306408.67" table:style-name="ce13">
            <text:p>306.408,67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puro</text:p>
          </table:table-cell>
          <table:table-cell office:value-type="float" office:value="1" table:style-name="ce12">
            <text:p>1</text:p>
          </table:table-cell>
          <table:table-cell office:value-type="float" office:value="220.98" table:style-name="ce13">
            <text:p>220,98</text:p>
          </table:table-cell>
          <table:table-cell office:value-type="float" office:value="1072.1060729477799" table:style-name="ce13">
            <text:p>1.072,11</text:p>
          </table:table-cell>
          <table:table-cell office:value-type="float" office:value="236914" table:style-name="ce13">
            <text:p>236.914,00</text:p>
          </table:table-cell>
          <table:table-cell office:value-type="float" office:value="6279" table:style-name="ce13">
            <text:p>6.279,00</text:p>
          </table:table-cell>
          <table:table-cell office:value-type="float" office:value="230635" table:style-name="ce13">
            <text:p>230.635,00</text:p>
          </table:table-cell>
          <table:table-cell office:value-type="float" office:value="0" table:style-name="ce13">
            <text:p>0,00</text:p>
          </table:table-cell>
          <table:table-cell office:value-type="float" office:value="306290" table:style-name="ce13">
            <text:p>306.29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mixto</text:p>
          </table:table-cell>
          <table:table-cell office:value-type="float" office:value="2" table:style-name="ce12">
            <text:p>2</text:p>
          </table:table-cell>
          <table:table-cell office:value-type="float" office:value="97.45" table:style-name="ce13">
            <text:p>97,45</text:p>
          </table:table-cell>
          <table:table-cell office:value-type="float" office:value="893.99907644946097" table:style-name="ce13">
            <text:p>894,00</text:p>
          </table:table-cell>
          <table:table-cell office:value-type="float" office:value="87120.21" table:style-name="ce13">
            <text:p>87.120,21</text:p>
          </table:table-cell>
          <table:table-cell office:value-type="float" office:value="67.180000000000007" table:style-name="ce13">
            <text:p>67,18</text:p>
          </table:table-cell>
          <table:table-cell office:value-type="float" office:value="87053.03" table:style-name="ce13">
            <text:p>87.053,03</text:p>
          </table:table-cell>
          <table:table-cell office:value-type="float" office:value="0" table:style-name="ce13">
            <text:p>0,00</text:p>
          </table:table-cell>
          <table:table-cell office:value-type="float" office:value="118.67" table:style-name="ce13">
            <text:p>118,67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Nuclear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arbón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Fuel+gas y ciclo combinad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Resto hidráulica</text:p>
          </table:table-cell>
          <table:table-cell office:value-type="float" office:value="36" table:style-name="ce12">
            <text:p>36</text:p>
          </table:table-cell>
          <table:table-cell office:value-type="float" office:value="178.18" table:style-name="ce13">
            <text:p>178,18</text:p>
          </table:table-cell>
          <table:table-cell office:value-type="float" office:value="2743.9515658322998" table:style-name="ce13">
            <text:p>2.743,95</text:p>
          </table:table-cell>
          <table:table-cell office:value-type="float" office:value="488917.29" table:style-name="ce13">
            <text:p>488.917,29</text:p>
          </table:table-cell>
          <table:table-cell office:value-type="float" office:value="6868.08" table:style-name="ce13">
            <text:p>6.868,08</text:p>
          </table:table-cell>
          <table:table-cell office:value-type="float" office:value="482049.21" table:style-name="ce13">
            <text:p>482.049,21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9" table:style-name="ce12">
            <text:p>9</text:p>
          </table:table-cell>
          <table:table-cell office:value-type="float" office:value="282.49" table:style-name="ce13">
            <text:p>282,49</text:p>
          </table:table-cell>
          <table:table-cell office:value-type="float" office:value="2317.4215370455599" table:style-name="ce13">
            <text:p>2.317,42</text:p>
          </table:table-cell>
          <table:table-cell office:value-type="float" office:value="654648.41" table:style-name="ce13">
            <text:p>654.648,41</text:p>
          </table:table-cell>
          <table:table-cell office:value-type="float" office:value="5100.2700000000004" table:style-name="ce13">
            <text:p>5.100,27</text:p>
          </table:table-cell>
          <table:table-cell office:value-type="float" office:value="649548.14" table:style-name="ce13">
            <text:p>649.548,14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415" table:style-name="ce12">
            <text:p>415</text:p>
          </table:table-cell>
          <table:table-cell office:value-type="float" office:value="31.22" table:style-name="ce13">
            <text:p>31,22</text:p>
          </table:table-cell>
          <table:table-cell office:value-type="float" office:value="1974.45771941063" table:style-name="ce13">
            <text:p>1.974,46</text:p>
          </table:table-cell>
          <table:table-cell office:value-type="float" office:value="61642.57" table:style-name="ce13">
            <text:p>61.642,57</text:p>
          </table:table-cell>
          <table:table-cell office:value-type="float" office:value="610.32000000000005" table:style-name="ce13">
            <text:p>610,32</text:p>
          </table:table-cell>
          <table:table-cell office:value-type="float" office:value="61032.25" table:style-name="ce13">
            <text:p>61.032,25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ogeneración</text:p>
          </table:table-cell>
          <table:table-cell office:value-type="float" office:value="12" table:style-name="ce12">
            <text:p>12</text:p>
          </table:table-cell>
          <table:table-cell office:value-type="float" office:value="120.67" table:style-name="ce13">
            <text:p>120,67</text:p>
          </table:table-cell>
          <table:table-cell office:value-type="float" office:value="4083.2831689732302" table:style-name="ce13">
            <text:p>4.083,28</text:p>
          </table:table-cell>
          <table:table-cell office:value-type="float" office:value="492729.78" table:style-name="ce13">
            <text:p>492.729,78</text:p>
          </table:table-cell>
          <table:table-cell office:value-type="float" office:value="18077.18" table:style-name="ce13">
            <text:p>18.077,18</text:p>
          </table:table-cell>
          <table:table-cell office:value-type="float" office:value="474652.6" table:style-name="ce13">
            <text:p>474.652,60</text:p>
          </table:table-cell>
          <table:table-cell office:value-type="float" office:value="16399.150000000001" table:style-name="ce13">
            <text:p>16.399,15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érmica renovable y rest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504" table:style-name="ce12">
            <text:p>504</text:p>
          </table:table-cell>
          <table:table-cell office:value-type="float" office:value="1566.59" table:style-name="ce13">
            <text:p>1.566,59</text:p>
          </table:table-cell>
          <table:table-cell office:value-type="float" office:value="2344.8255638041901" table:style-name="ce13">
            <text:p>2.344,83</text:p>
          </table:table-cell>
          <table:table-cell office:value-type="float" office:value="3673380.28" table:style-name="ce13">
            <text:p>3.673.380,28</text:p>
          </table:table-cell>
          <table:table-cell office:value-type="float" office:value="52642.32" table:style-name="ce13">
            <text:p>52.642,32</text:p>
          </table:table-cell>
          <table:table-cell office:value-type="float" office:value="3620737.96" table:style-name="ce13">
            <text:p>3.620.737,96</text:p>
          </table:table-cell>
          <table:table-cell office:value-type="float" office:value="16399.150000000001" table:style-name="ce13">
            <text:p>16.399,15</text:p>
          </table:table-cell>
          <table:table-cell office:value-type="float" office:value="306408.67" table:style-name="ce13">
            <text:p>306.408,67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JAÉN" table:style-name="ta3">
        <table:table-column table:style-name="co4" table:default-cell-style-name="ce2"/>
        <table:table-column table:style-name="co5" table:default-cell-style-name="ce2"/>
        <table:table-column table:style-name="co9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2" table:number-columns-repeated="16375" table:default-cell-style-name="ce2"/>
        <table:table-row table:style-name="ro2">
          <table:table-cell office:value-type="string" table:style-name="ce8">
            <text:p>DESCRIPCION_FILA</text:p>
          </table:table-cell>
          <table:table-cell office:value-type="string" table:style-name="ce8">
            <text:p>CENTRALES ACTIVAS</text:p>
          </table:table-cell>
          <table:table-cell office:value-type="string" table:style-name="ce8">
            <text:p>POTENCIA ACTIVA (MW)</text:p>
          </table:table-cell>
          <table:table-cell office:value-type="string" table:style-name="ce8">
            <text:p>HORAS UTILIZACION</text:p>
          </table:table-cell>
          <table:table-cell office:value-type="string" table:style-name="ce8">
            <text:p>PRODUCCION EN BORNES DE LOS GENERADORES (MWh)</text:p>
          </table:table-cell>
          <table:table-cell office:value-type="string" table:style-name="ce8">
            <text:p>CONSUMOS EN GENERACION (MWh)</text:p>
          </table:table-cell>
          <table:table-cell office:value-type="string" table:style-name="ce8">
            <text:p>PRODUCCION NETA (MWH)</text:p>
          </table:table-cell>
          <table:table-cell office:value-type="string" table:style-name="ce8">
            <text:p>AUTOCONSUMOS (MWh)</text:p>
          </table:table-cell>
          <table:table-cell office:value-type="string" table:style-name="ce8">
            <text:p>CONSUMOS EN BOMBEO (MWh)</text:p>
          </table:table-cell>
          <table:table-cell table:number-columns-repeated="16375" table:style-name="ce10"/>
        </table:table-row>
        <table:table-row table:style-name="ro2">
          <table:table-cell office:value-type="string" table:style-name="ce11">
            <text:p>Hidraúlica</text:p>
          </table:table-cell>
          <table:table-cell office:value-type="float" office:value="13" table:style-name="ce12">
            <text:p>13</text:p>
          </table:table-cell>
          <table:table-cell office:value-type="float" office:value="162.51" table:style-name="ce13">
            <text:p>162,51</text:p>
          </table:table-cell>
          <table:table-cell office:value-type="float" office:value="947.88013045351101" table:style-name="ce13">
            <text:p>947,88</text:p>
          </table:table-cell>
          <table:table-cell office:value-type="float" office:value="154040" table:style-name="ce13">
            <text:p>154.040,00</text:p>
          </table:table-cell>
          <table:table-cell office:value-type="float" office:value="5003" table:style-name="ce13">
            <text:p>5.003,00</text:p>
          </table:table-cell>
          <table:table-cell office:value-type="float" office:value="149037" table:style-name="ce13">
            <text:p>149.037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pur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mixt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Nuclear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arbón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Fuel+gas y ciclo combinad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Resto hidráulica</text:p>
          </table:table-cell>
          <table:table-cell office:value-type="float" office:value="7" table:style-name="ce12">
            <text:p>7</text:p>
          </table:table-cell>
          <table:table-cell office:value-type="float" office:value="36.950000000000003" table:style-name="ce13">
            <text:p>36,95</text:p>
          </table:table-cell>
          <table:table-cell office:value-type="float" office:value="1393.8419485791601" table:style-name="ce13">
            <text:p>1.393,84</text:p>
          </table:table-cell>
          <table:table-cell office:value-type="float" office:value="51502.46" table:style-name="ce13">
            <text:p>51.502,46</text:p>
          </table:table-cell>
          <table:table-cell office:value-type="float" office:value="370" table:style-name="ce13">
            <text:p>370,00</text:p>
          </table:table-cell>
          <table:table-cell office:value-type="float" office:value="51132.46" table:style-name="ce13">
            <text:p>51.132,46</text:p>
          </table:table-cell>
          <table:table-cell office:value-type="float" office:value="9" table:style-name="ce13">
            <text:p>9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1" table:style-name="ce12">
            <text:p>1</text:p>
          </table:table-cell>
          <table:table-cell office:value-type="float" office:value="15.18" table:style-name="ce13">
            <text:p>15,18</text:p>
          </table:table-cell>
          <table:table-cell office:value-type="float" office:value="1913.96574440053" table:style-name="ce13">
            <text:p>1.913,97</text:p>
          </table:table-cell>
          <table:table-cell office:value-type="float" office:value="29054" table:style-name="ce13">
            <text:p>29.054,00</text:p>
          </table:table-cell>
          <table:table-cell office:value-type="float" office:value="846" table:style-name="ce13">
            <text:p>846,00</text:p>
          </table:table-cell>
          <table:table-cell office:value-type="float" office:value="28208" table:style-name="ce13">
            <text:p>28.208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833" table:style-name="ce12">
            <text:p>833</text:p>
          </table:table-cell>
          <table:table-cell office:value-type="float" office:value="90.62" table:style-name="ce13">
            <text:p>90,62</text:p>
          </table:table-cell>
          <table:table-cell office:value-type="float" office:value="1730.2662767601" table:style-name="ce13">
            <text:p>1.730,27</text:p>
          </table:table-cell>
          <table:table-cell office:value-type="float" office:value="156796.73000000001" table:style-name="ce13">
            <text:p>156.796,73</text:p>
          </table:table-cell>
          <table:table-cell office:value-type="float" office:value="1552.45" table:style-name="ce13">
            <text:p>1.552,45</text:p>
          </table:table-cell>
          <table:table-cell office:value-type="float" office:value="155244.28" table:style-name="ce13">
            <text:p>155.244,28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ogeneración</text:p>
          </table:table-cell>
          <table:table-cell office:value-type="float" office:value="9" table:style-name="ce12">
            <text:p>9</text:p>
          </table:table-cell>
          <table:table-cell office:value-type="float" office:value="147.65" table:style-name="ce13">
            <text:p>147,65</text:p>
          </table:table-cell>
          <table:table-cell office:value-type="float" office:value="7403.0096173382999" table:style-name="ce13">
            <text:p>7.403,01</text:p>
          </table:table-cell>
          <table:table-cell office:value-type="float" office:value="1093054.3700000001" table:style-name="ce13">
            <text:p>1.093.054,37</text:p>
          </table:table-cell>
          <table:table-cell office:value-type="float" office:value="29248.98" table:style-name="ce13">
            <text:p>29.248,98</text:p>
          </table:table-cell>
          <table:table-cell office:value-type="float" office:value="1063805.3899999999" table:style-name="ce13">
            <text:p>1.063.805,39</text:p>
          </table:table-cell>
          <table:table-cell office:value-type="float" office:value="7.29" table:style-name="ce13">
            <text:p>7,29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érmica renovable y resto</text:p>
          </table:table-cell>
          <table:table-cell office:value-type="float" office:value="4" table:style-name="ce12">
            <text:p>4</text:p>
          </table:table-cell>
          <table:table-cell office:value-type="float" office:value="37.4" table:style-name="ce13">
            <text:p>37,40</text:p>
          </table:table-cell>
          <table:table-cell office:value-type="float" office:value="5551.97620320856" table:style-name="ce13">
            <text:p>5.551,98</text:p>
          </table:table-cell>
          <table:table-cell office:value-type="float" office:value="207643.91" table:style-name="ce13">
            <text:p>207.643,91</text:p>
          </table:table-cell>
          <table:table-cell office:value-type="float" office:value="22025.55" table:style-name="ce13">
            <text:p>22.025,55</text:p>
          </table:table-cell>
          <table:table-cell office:value-type="float" office:value="185618.36" table:style-name="ce13">
            <text:p>185.618,36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867" table:style-name="ce12">
            <text:p>867</text:p>
          </table:table-cell>
          <table:table-cell office:value-type="float" office:value="490.31" table:style-name="ce13">
            <text:p>490,31</text:p>
          </table:table-cell>
          <table:table-cell office:value-type="float" office:value="3451.0645713936101" table:style-name="ce13">
            <text:p>3.451,06</text:p>
          </table:table-cell>
          <table:table-cell office:value-type="float" office:value="1692091.47" table:style-name="ce13">
            <text:p>1.692.091,47</text:p>
          </table:table-cell>
          <table:table-cell office:value-type="float" office:value="59045.98" table:style-name="ce13">
            <text:p>59.045,98</text:p>
          </table:table-cell>
          <table:table-cell office:value-type="float" office:value="1633045.49" table:style-name="ce13">
            <text:p>1.633.045,49</text:p>
          </table:table-cell>
          <table:table-cell office:value-type="float" office:value="16.29" table:style-name="ce13">
            <text:p>16,29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LEÓN" table:style-name="ta3">
        <table:table-column table:style-name="co4" table:default-cell-style-name="ce2"/>
        <table:table-column table:style-name="co5" table:default-cell-style-name="ce2"/>
        <table:table-column table:style-name="co9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2" table:number-columns-repeated="16375" table:default-cell-style-name="ce2"/>
        <table:table-row table:style-name="ro2">
          <table:table-cell office:value-type="string" table:style-name="ce8">
            <text:p>DESCRIPCION_FILA</text:p>
          </table:table-cell>
          <table:table-cell office:value-type="string" table:style-name="ce8">
            <text:p>CENTRALES ACTIVAS</text:p>
          </table:table-cell>
          <table:table-cell office:value-type="string" table:style-name="ce8">
            <text:p>POTENCIA ACTIVA (MW)</text:p>
          </table:table-cell>
          <table:table-cell office:value-type="string" table:style-name="ce8">
            <text:p>HORAS UTILIZACION</text:p>
          </table:table-cell>
          <table:table-cell office:value-type="string" table:style-name="ce8">
            <text:p>PRODUCCION EN BORNES DE LOS GENERADORES (MWh)</text:p>
          </table:table-cell>
          <table:table-cell office:value-type="string" table:style-name="ce8">
            <text:p>CONSUMOS EN GENERACION (MWh)</text:p>
          </table:table-cell>
          <table:table-cell office:value-type="string" table:style-name="ce8">
            <text:p>PRODUCCION NETA (MWH)</text:p>
          </table:table-cell>
          <table:table-cell office:value-type="string" table:style-name="ce8">
            <text:p>AUTOCONSUMOS (MWh)</text:p>
          </table:table-cell>
          <table:table-cell office:value-type="string" table:style-name="ce8">
            <text:p>CONSUMOS EN BOMBEO (MWh)</text:p>
          </table:table-cell>
          <table:table-cell table:number-columns-repeated="16375" table:style-name="ce10"/>
        </table:table-row>
        <table:table-row table:style-name="ro2">
          <table:table-cell office:value-type="string" table:style-name="ce11">
            <text:p>Hidraúlica</text:p>
          </table:table-cell>
          <table:table-cell office:value-type="float" office:value="13" table:style-name="ce12">
            <text:p>13</text:p>
          </table:table-cell>
          <table:table-cell office:value-type="float" office:value="397.25" table:style-name="ce13">
            <text:p>397,25</text:p>
          </table:table-cell>
          <table:table-cell office:value-type="float" office:value="2046.0315670232901" table:style-name="ce13">
            <text:p>2.046,03</text:p>
          </table:table-cell>
          <table:table-cell office:value-type="float" office:value="812786.04" table:style-name="ce13">
            <text:p>812.786,04</text:p>
          </table:table-cell>
          <table:table-cell office:value-type="float" office:value="14961.23" table:style-name="ce13">
            <text:p>14.961,23</text:p>
          </table:table-cell>
          <table:table-cell office:value-type="float" office:value="797824.81" table:style-name="ce13">
            <text:p>797.824,81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pur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mixt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Nuclear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arbón</text:p>
          </table:table-cell>
          <table:table-cell office:value-type="float" office:value="3" table:style-name="ce12">
            <text:p>3</text:p>
          </table:table-cell>
          <table:table-cell office:value-type="float" office:value="2219.6999999999998" table:style-name="ce13">
            <text:p>2.219,70</text:p>
          </table:table-cell>
          <table:table-cell office:value-type="float" office:value="2724.5138081722798" table:style-name="ce13">
            <text:p>2.724,51</text:p>
          </table:table-cell>
          <table:table-cell office:value-type="float" office:value="6047603.2999999998" table:style-name="ce13">
            <text:p>6.047.603,30</text:p>
          </table:table-cell>
          <table:table-cell office:value-type="float" office:value="490015.57" table:style-name="ce13">
            <text:p>490.015,57</text:p>
          </table:table-cell>
          <table:table-cell office:value-type="float" office:value="5557587.7300000004" table:style-name="ce13">
            <text:p>5.557.587,73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Fuel+gas y ciclo combinad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Resto hidráulica</text:p>
          </table:table-cell>
          <table:table-cell office:value-type="float" office:value="24" table:style-name="ce12">
            <text:p>24</text:p>
          </table:table-cell>
          <table:table-cell office:value-type="float" office:value="61.5" table:style-name="ce13">
            <text:p>61,50</text:p>
          </table:table-cell>
          <table:table-cell office:value-type="float" office:value="2648.2573983739799" table:style-name="ce13">
            <text:p>2.648,26</text:p>
          </table:table-cell>
          <table:table-cell office:value-type="float" office:value="162867.82999999999" table:style-name="ce13">
            <text:p>162.867,83</text:p>
          </table:table-cell>
          <table:table-cell office:value-type="float" office:value="3438" table:style-name="ce13">
            <text:p>3.438,00</text:p>
          </table:table-cell>
          <table:table-cell office:value-type="float" office:value="159429.82999999999" table:style-name="ce13">
            <text:p>159.429,83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17" table:style-name="ce12">
            <text:p>17</text:p>
          </table:table-cell>
          <table:table-cell office:value-type="float" office:value="422.6" table:style-name="ce13">
            <text:p>422,60</text:p>
          </table:table-cell>
          <table:table-cell office:value-type="float" office:value="1749.2304543303401" table:style-name="ce13">
            <text:p>1.749,23</text:p>
          </table:table-cell>
          <table:table-cell office:value-type="float" office:value="739224.79" table:style-name="ce13">
            <text:p>739.224,79</text:p>
          </table:table-cell>
          <table:table-cell office:value-type="float" office:value="14365.56" table:style-name="ce13">
            <text:p>14.365,56</text:p>
          </table:table-cell>
          <table:table-cell office:value-type="float" office:value="724859.23" table:style-name="ce13">
            <text:p>724.859,23</text:p>
          </table:table-cell>
          <table:table-cell office:value-type="float" office:value="657.5" table:style-name="ce13">
            <text:p>657,5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390" table:style-name="ce12">
            <text:p>390</text:p>
          </table:table-cell>
          <table:table-cell office:value-type="float" office:value="40.79" table:style-name="ce13">
            <text:p>40,79</text:p>
          </table:table-cell>
          <table:table-cell office:value-type="float" office:value="1863.0894827163499" table:style-name="ce13">
            <text:p>1.863,09</text:p>
          </table:table-cell>
          <table:table-cell office:value-type="float" office:value="75995.42" table:style-name="ce13">
            <text:p>75.995,42</text:p>
          </table:table-cell>
          <table:table-cell office:value-type="float" office:value="752.43" table:style-name="ce13">
            <text:p>752,43</text:p>
          </table:table-cell>
          <table:table-cell office:value-type="float" office:value="75242.990000000005" table:style-name="ce13">
            <text:p>75.242,99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ogeneración</text:p>
          </table:table-cell>
          <table:table-cell office:value-type="float" office:value="9" table:style-name="ce12">
            <text:p>9</text:p>
          </table:table-cell>
          <table:table-cell office:value-type="float" office:value="43.72" table:style-name="ce13">
            <text:p>43,72</text:p>
          </table:table-cell>
          <table:table-cell office:value-type="float" office:value="3587.82319304666" table:style-name="ce13">
            <text:p>3.587,82</text:p>
          </table:table-cell>
          <table:table-cell office:value-type="float" office:value="156859.63" table:style-name="ce13">
            <text:p>156.859,63</text:p>
          </table:table-cell>
          <table:table-cell office:value-type="float" office:value="4538.9399999999996" table:style-name="ce13">
            <text:p>4.538,94</text:p>
          </table:table-cell>
          <table:table-cell office:value-type="float" office:value="152320.69" table:style-name="ce13">
            <text:p>152.320,69</text:p>
          </table:table-cell>
          <table:table-cell office:value-type="float" office:value="39621.47" table:style-name="ce13">
            <text:p>39.621,47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érmica renovable y resto</text:p>
          </table:table-cell>
          <table:table-cell office:value-type="float" office:value="1" table:style-name="ce12">
            <text:p>1</text:p>
          </table:table-cell>
          <table:table-cell office:value-type="float" office:value="1.7" table:style-name="ce13">
            <text:p>1,70</text:p>
          </table:table-cell>
          <table:table-cell office:value-type="float" office:value="3733" table:style-name="ce13">
            <text:p>3.733,00</text:p>
          </table:table-cell>
          <table:table-cell office:value-type="float" office:value="6346.1" table:style-name="ce13">
            <text:p>6.346,10</text:p>
          </table:table-cell>
          <table:table-cell office:value-type="float" office:value="191.35" table:style-name="ce13">
            <text:p>191,35</text:p>
          </table:table-cell>
          <table:table-cell office:value-type="float" office:value="6154.75" table:style-name="ce13">
            <text:p>6.154,75</text:p>
          </table:table-cell>
          <table:table-cell office:value-type="float" office:value="4603.95" table:style-name="ce13">
            <text:p>4.603,95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457" table:style-name="ce12">
            <text:p>457</text:p>
          </table:table-cell>
          <table:table-cell office:value-type="float" office:value="3187.26" table:style-name="ce13">
            <text:p>3.187,26</text:p>
          </table:table-cell>
          <table:table-cell office:value-type="float" office:value="2510.52098354072" table:style-name="ce13">
            <text:p>2.510,52</text:p>
          </table:table-cell>
          <table:table-cell office:value-type="float" office:value="8001683.1100000003" table:style-name="ce13">
            <text:p>8.001.683,11</text:p>
          </table:table-cell>
          <table:table-cell office:value-type="float" office:value="528263.07999999996" table:style-name="ce13">
            <text:p>528.263,08</text:p>
          </table:table-cell>
          <table:table-cell office:value-type="float" office:value="7473420.0300000003" table:style-name="ce13">
            <text:p>7.473.420,03</text:p>
          </table:table-cell>
          <table:table-cell office:value-type="float" office:value="44882.92" table:style-name="ce13">
            <text:p>44.882,92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LLEIDA" table:style-name="ta3">
        <table:table-column table:style-name="co4" table:default-cell-style-name="ce2"/>
        <table:table-column table:style-name="co5" table:default-cell-style-name="ce2"/>
        <table:table-column table:style-name="co9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2" table:number-columns-repeated="16375" table:default-cell-style-name="ce2"/>
        <table:table-row table:style-name="ro2">
          <table:table-cell office:value-type="string" table:style-name="ce8">
            <text:p>DESCRIPCION_FILA</text:p>
          </table:table-cell>
          <table:table-cell office:value-type="string" table:style-name="ce8">
            <text:p>CENTRALES ACTIVAS</text:p>
          </table:table-cell>
          <table:table-cell office:value-type="string" table:style-name="ce8">
            <text:p>POTENCIA ACTIVA (MW)</text:p>
          </table:table-cell>
          <table:table-cell office:value-type="string" table:style-name="ce8">
            <text:p>HORAS UTILIZACION</text:p>
          </table:table-cell>
          <table:table-cell office:value-type="string" table:style-name="ce8">
            <text:p>PRODUCCION EN BORNES DE LOS GENERADORES (MWh)</text:p>
          </table:table-cell>
          <table:table-cell office:value-type="string" table:style-name="ce8">
            <text:p>CONSUMOS EN GENERACION (MWh)</text:p>
          </table:table-cell>
          <table:table-cell office:value-type="string" table:style-name="ce8">
            <text:p>PRODUCCION NETA (MWH)</text:p>
          </table:table-cell>
          <table:table-cell office:value-type="string" table:style-name="ce8">
            <text:p>AUTOCONSUMOS (MWh)</text:p>
          </table:table-cell>
          <table:table-cell office:value-type="string" table:style-name="ce8">
            <text:p>CONSUMOS EN BOMBEO (MWh)</text:p>
          </table:table-cell>
          <table:table-cell table:number-columns-repeated="16375" table:style-name="ce10"/>
        </table:table-row>
        <table:table-row table:style-name="ro2">
          <table:table-cell office:value-type="string" table:style-name="ce11">
            <text:p>Hidraúlica</text:p>
          </table:table-cell>
          <table:table-cell office:value-type="float" office:value="36" table:style-name="ce12">
            <text:p>36</text:p>
          </table:table-cell>
          <table:table-cell office:value-type="float" office:value="1614.95" table:style-name="ce13">
            <text:p>1.614,95</text:p>
          </table:table-cell>
          <table:table-cell office:value-type="float" office:value="1482.73816526827" table:style-name="ce13">
            <text:p>1.482,74</text:p>
          </table:table-cell>
          <table:table-cell office:value-type="float" office:value="2394548" table:style-name="ce13">
            <text:p>2.394.548,00</text:p>
          </table:table-cell>
          <table:table-cell office:value-type="float" office:value="41647" table:style-name="ce13">
            <text:p>41.647,00</text:p>
          </table:table-cell>
          <table:table-cell office:value-type="float" office:value="2352901" table:style-name="ce13">
            <text:p>2.352.901,00</text:p>
          </table:table-cell>
          <table:table-cell office:value-type="float" office:value="0" table:style-name="ce13">
            <text:p>0,00</text:p>
          </table:table-cell>
          <table:table-cell office:value-type="float" office:value="296423" table:style-name="ce13">
            <text:p>296.423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puro</text:p>
          </table:table-cell>
          <table:table-cell office:value-type="float" office:value="1" table:style-name="ce12">
            <text:p>1</text:p>
          </table:table-cell>
          <table:table-cell office:value-type="float" office:value="446" table:style-name="ce13">
            <text:p>446,00</text:p>
          </table:table-cell>
          <table:table-cell office:value-type="float" office:value="452.69506726457399" table:style-name="ce13">
            <text:p>452,70</text:p>
          </table:table-cell>
          <table:table-cell office:value-type="float" office:value="201902" table:style-name="ce13">
            <text:p>201.902,00</text:p>
          </table:table-cell>
          <table:table-cell office:value-type="float" office:value="599" table:style-name="ce13">
            <text:p>599,00</text:p>
          </table:table-cell>
          <table:table-cell office:value-type="float" office:value="201303" table:style-name="ce13">
            <text:p>201.303,00</text:p>
          </table:table-cell>
          <table:table-cell office:value-type="float" office:value="0" table:style-name="ce13">
            <text:p>0,00</text:p>
          </table:table-cell>
          <table:table-cell office:value-type="float" office:value="266651" table:style-name="ce13">
            <text:p>266.651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mixto</text:p>
          </table:table-cell>
          <table:table-cell office:value-type="float" office:value="1" table:style-name="ce12">
            <text:p>1</text:p>
          </table:table-cell>
          <table:table-cell office:value-type="float" office:value="88" table:style-name="ce13">
            <text:p>88,00</text:p>
          </table:table-cell>
          <table:table-cell office:value-type="float" office:value="333.32954545454498" table:style-name="ce13">
            <text:p>333,33</text:p>
          </table:table-cell>
          <table:table-cell office:value-type="float" office:value="29333" table:style-name="ce13">
            <text:p>29.333,00</text:p>
          </table:table-cell>
          <table:table-cell office:value-type="float" office:value="891" table:style-name="ce13">
            <text:p>891,00</text:p>
          </table:table-cell>
          <table:table-cell office:value-type="float" office:value="28442" table:style-name="ce13">
            <text:p>28.442,00</text:p>
          </table:table-cell>
          <table:table-cell office:value-type="float" office:value="0" table:style-name="ce13">
            <text:p>0,00</text:p>
          </table:table-cell>
          <table:table-cell office:value-type="float" office:value="29772" table:style-name="ce13">
            <text:p>29.772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Nuclear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arbón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Fuel+gas y ciclo combinad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Resto hidráulica</text:p>
          </table:table-cell>
          <table:table-cell office:value-type="float" office:value="68" table:style-name="ce12">
            <text:p>68</text:p>
          </table:table-cell>
          <table:table-cell office:value-type="float" office:value="137.78" table:style-name="ce13">
            <text:p>137,78</text:p>
          </table:table-cell>
          <table:table-cell office:value-type="float" office:value="3136.2906082159998" table:style-name="ce13">
            <text:p>3.136,29</text:p>
          </table:table-cell>
          <table:table-cell office:value-type="float" office:value="432118.12" table:style-name="ce13">
            <text:p>432.118,12</text:p>
          </table:table-cell>
          <table:table-cell office:value-type="float" office:value="2487.69" table:style-name="ce13">
            <text:p>2.487,69</text:p>
          </table:table-cell>
          <table:table-cell office:value-type="float" office:value="429630.43" table:style-name="ce13">
            <text:p>429.630,43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9" table:style-name="ce12">
            <text:p>9</text:p>
          </table:table-cell>
          <table:table-cell office:value-type="float" office:value="329.4" table:style-name="ce13">
            <text:p>329,40</text:p>
          </table:table-cell>
          <table:table-cell office:value-type="float" office:value="2055.2563752276901" table:style-name="ce13">
            <text:p>2.055,26</text:p>
          </table:table-cell>
          <table:table-cell office:value-type="float" office:value="677001.45" table:style-name="ce13">
            <text:p>677.001,45</text:p>
          </table:table-cell>
          <table:table-cell office:value-type="float" office:value="10602.14" table:style-name="ce13">
            <text:p>10.602,14</text:p>
          </table:table-cell>
          <table:table-cell office:value-type="float" office:value="666399.31000000006" table:style-name="ce13">
            <text:p>666.399,31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1016" table:style-name="ce12">
            <text:p>1.016</text:p>
          </table:table-cell>
          <table:table-cell office:value-type="float" office:value="87.52" table:style-name="ce13">
            <text:p>87,52</text:p>
          </table:table-cell>
          <table:table-cell office:value-type="float" office:value="1824.3864259597799" table:style-name="ce13">
            <text:p>1.824,39</text:p>
          </table:table-cell>
          <table:table-cell office:value-type="float" office:value="159670.29999999999" table:style-name="ce13">
            <text:p>159.670,30</text:p>
          </table:table-cell>
          <table:table-cell office:value-type="float" office:value="1580.9" table:style-name="ce13">
            <text:p>1.580,90</text:p>
          </table:table-cell>
          <table:table-cell office:value-type="float" office:value="158089.4" table:style-name="ce13">
            <text:p>158.089,4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1" table:style-name="ce12">
            <text:p>1</text:p>
          </table:table-cell>
          <table:table-cell office:value-type="float" office:value="22.5" table:style-name="ce13">
            <text:p>22,50</text:p>
          </table:table-cell>
          <table:table-cell office:value-type="float" office:value="3437.8386666666702" table:style-name="ce13">
            <text:p>3.437,84</text:p>
          </table:table-cell>
          <table:table-cell office:value-type="float" office:value="77351.37" table:style-name="ce13">
            <text:p>77.351,37</text:p>
          </table:table-cell>
          <table:table-cell office:value-type="float" office:value="7031.94" table:style-name="ce13">
            <text:p>7.031,94</text:p>
          </table:table-cell>
          <table:table-cell office:value-type="float" office:value="70319.429999999993" table:style-name="ce13">
            <text:p>70.319,43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ogeneración</text:p>
          </table:table-cell>
          <table:table-cell office:value-type="float" office:value="22" table:style-name="ce12">
            <text:p>22</text:p>
          </table:table-cell>
          <table:table-cell office:value-type="float" office:value="164.83" table:style-name="ce13">
            <text:p>164,83</text:p>
          </table:table-cell>
          <table:table-cell office:value-type="float" office:value="4874.2312685797497" table:style-name="ce13">
            <text:p>4.874,23</text:p>
          </table:table-cell>
          <table:table-cell office:value-type="float" office:value="803419.54" table:style-name="ce13">
            <text:p>803.419,54</text:p>
          </table:table-cell>
          <table:table-cell office:value-type="float" office:value="27901.439999999999" table:style-name="ce13">
            <text:p>27.901,44</text:p>
          </table:table-cell>
          <table:table-cell office:value-type="float" office:value="775518.1" table:style-name="ce13">
            <text:p>775.518,10</text:p>
          </table:table-cell>
          <table:table-cell office:value-type="float" office:value="122137.23" table:style-name="ce13">
            <text:p>122.137,23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érmica renovable y resto</text:p>
          </table:table-cell>
          <table:table-cell office:value-type="float" office:value="5" table:style-name="ce12">
            <text:p>5</text:p>
          </table:table-cell>
          <table:table-cell office:value-type="float" office:value="5.18" table:style-name="ce13">
            <text:p>5,18</text:p>
          </table:table-cell>
          <table:table-cell office:value-type="float" office:value="4900.4864864864903" table:style-name="ce13">
            <text:p>4.900,49</text:p>
          </table:table-cell>
          <table:table-cell office:value-type="float" office:value="25384.52" table:style-name="ce13">
            <text:p>25.384,52</text:p>
          </table:table-cell>
          <table:table-cell office:value-type="float" office:value="972.64" table:style-name="ce13">
            <text:p>972,64</text:p>
          </table:table-cell>
          <table:table-cell office:value-type="float" office:value="24411.88" table:style-name="ce13">
            <text:p>24.411,88</text:p>
          </table:table-cell>
          <table:table-cell office:value-type="float" office:value="2326.42" table:style-name="ce13">
            <text:p>2.326,42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1157" table:style-name="ce12">
            <text:p>1.157</text:p>
          </table:table-cell>
          <table:table-cell office:value-type="float" office:value="2362.16" table:style-name="ce13">
            <text:p>2.362,16</text:p>
          </table:table-cell>
          <table:table-cell office:value-type="float" office:value="1934.4554560233" table:style-name="ce13">
            <text:p>1.934,46</text:p>
          </table:table-cell>
          <table:table-cell office:value-type="float" office:value="4569493.3" table:style-name="ce13">
            <text:p>4.569.493,30</text:p>
          </table:table-cell>
          <table:table-cell office:value-type="float" office:value="92223.75" table:style-name="ce13">
            <text:p>92.223,75</text:p>
          </table:table-cell>
          <table:table-cell office:value-type="float" office:value="4477269.55" table:style-name="ce13">
            <text:p>4.477.269,55</text:p>
          </table:table-cell>
          <table:table-cell office:value-type="float" office:value="124463.65" table:style-name="ce13">
            <text:p>124.463,65</text:p>
          </table:table-cell>
          <table:table-cell office:value-type="float" office:value="296423" table:style-name="ce13">
            <text:p>296.423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RIOJA_(LA)" table:style-name="ta3">
        <table:table-column table:style-name="co4" table:default-cell-style-name="ce2"/>
        <table:table-column table:style-name="co5" table:default-cell-style-name="ce2"/>
        <table:table-column table:style-name="co9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2" table:number-columns-repeated="16375" table:default-cell-style-name="ce2"/>
        <table:table-row table:style-name="ro2">
          <table:table-cell office:value-type="string" table:style-name="ce8">
            <text:p>DESCRIPCION_FILA</text:p>
          </table:table-cell>
          <table:table-cell office:value-type="string" table:style-name="ce8">
            <text:p>CENTRALES ACTIVAS</text:p>
          </table:table-cell>
          <table:table-cell office:value-type="string" table:style-name="ce8">
            <text:p>POTENCIA ACTIVA (MW)</text:p>
          </table:table-cell>
          <table:table-cell office:value-type="string" table:style-name="ce8">
            <text:p>HORAS UTILIZACION</text:p>
          </table:table-cell>
          <table:table-cell office:value-type="string" table:style-name="ce8">
            <text:p>PRODUCCION EN BORNES DE LOS GENERADORES (MWh)</text:p>
          </table:table-cell>
          <table:table-cell office:value-type="string" table:style-name="ce8">
            <text:p>CONSUMOS EN GENERACION (MWh)</text:p>
          </table:table-cell>
          <table:table-cell office:value-type="string" table:style-name="ce8">
            <text:p>PRODUCCION NETA (MWH)</text:p>
          </table:table-cell>
          <table:table-cell office:value-type="string" table:style-name="ce8">
            <text:p>AUTOCONSUMOS (MWh)</text:p>
          </table:table-cell>
          <table:table-cell office:value-type="string" table:style-name="ce8">
            <text:p>CONSUMOS EN BOMBEO (MWh)</text:p>
          </table:table-cell>
          <table:table-cell table:number-columns-repeated="16375" table:style-name="ce10"/>
        </table:table-row>
        <table:table-row table:style-name="ro2">
          <table:table-cell office:value-type="string" table:style-name="ce11">
            <text:p>Hidraúlica</text:p>
          </table:table-cell>
          <table:table-cell office:value-type="float" office:value="8" table:style-name="ce12">
            <text:p>8</text:p>
          </table:table-cell>
          <table:table-cell office:value-type="float" office:value="27.63" table:style-name="ce13">
            <text:p>27,63</text:p>
          </table:table-cell>
          <table:table-cell office:value-type="float" office:value="3548.67897213174" table:style-name="ce13">
            <text:p>3.548,68</text:p>
          </table:table-cell>
          <table:table-cell office:value-type="float" office:value="98050" table:style-name="ce13">
            <text:p>98.050,00</text:p>
          </table:table-cell>
          <table:table-cell office:value-type="float" office:value="582" table:style-name="ce13">
            <text:p>582,00</text:p>
          </table:table-cell>
          <table:table-cell office:value-type="float" office:value="97468" table:style-name="ce13">
            <text:p>97.468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pur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mixt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Nuclear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arbón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Fuel+gas y ciclo combinado</text:p>
          </table:table-cell>
          <table:table-cell office:value-type="float" office:value="1" table:style-name="ce12">
            <text:p>1</text:p>
          </table:table-cell>
          <table:table-cell office:value-type="float" office:value="799.14" table:style-name="ce13">
            <text:p>799,14</text:p>
          </table:table-cell>
          <table:table-cell office:value-type="float" office:value="1271.7158445328701" table:style-name="ce13">
            <text:p>1.271,72</text:p>
          </table:table-cell>
          <table:table-cell office:value-type="float" office:value="1016279" table:style-name="ce13">
            <text:p>1.016.279,00</text:p>
          </table:table-cell>
          <table:table-cell office:value-type="float" office:value="14153" table:style-name="ce13">
            <text:p>14.153,00</text:p>
          </table:table-cell>
          <table:table-cell office:value-type="float" office:value="1002126" table:style-name="ce13">
            <text:p>1.002.126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Resto hidráulica</text:p>
          </table:table-cell>
          <table:table-cell office:value-type="float" office:value="16" table:style-name="ce12">
            <text:p>16</text:p>
          </table:table-cell>
          <table:table-cell office:value-type="float" office:value="21.84" table:style-name="ce13">
            <text:p>21,84</text:p>
          </table:table-cell>
          <table:table-cell office:value-type="float" office:value="2816.4793956044" table:style-name="ce13">
            <text:p>2.816,48</text:p>
          </table:table-cell>
          <table:table-cell office:value-type="float" office:value="61511.91" table:style-name="ce13">
            <text:p>61.511,91</text:p>
          </table:table-cell>
          <table:table-cell office:value-type="float" office:value="5.92" table:style-name="ce13">
            <text:p>5,92</text:p>
          </table:table-cell>
          <table:table-cell office:value-type="float" office:value="61505.99" table:style-name="ce13">
            <text:p>61.505,99</text:p>
          </table:table-cell>
          <table:table-cell office:value-type="float" office:value="686.38" table:style-name="ce13">
            <text:p>686,38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13" table:style-name="ce12">
            <text:p>13</text:p>
          </table:table-cell>
          <table:table-cell office:value-type="float" office:value="448.12" table:style-name="ce13">
            <text:p>448,12</text:p>
          </table:table-cell>
          <table:table-cell office:value-type="float" office:value="2162.43863250915" table:style-name="ce13">
            <text:p>2.162,44</text:p>
          </table:table-cell>
          <table:table-cell office:value-type="float" office:value="969032" table:style-name="ce13">
            <text:p>969.032,00</text:p>
          </table:table-cell>
          <table:table-cell office:value-type="float" office:value="20161" table:style-name="ce13">
            <text:p>20.161,00</text:p>
          </table:table-cell>
          <table:table-cell office:value-type="float" office:value="948871" table:style-name="ce13">
            <text:p>948.871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578" table:style-name="ce12">
            <text:p>578</text:p>
          </table:table-cell>
          <table:table-cell office:value-type="float" office:value="85.73" table:style-name="ce13">
            <text:p>85,73</text:p>
          </table:table-cell>
          <table:table-cell office:value-type="float" office:value="1551.5245538317999" table:style-name="ce13">
            <text:p>1.551,52</text:p>
          </table:table-cell>
          <table:table-cell office:value-type="float" office:value="133012.20000000001" table:style-name="ce13">
            <text:p>133.012,20</text:p>
          </table:table-cell>
          <table:table-cell office:value-type="float" office:value="1316.96" table:style-name="ce13">
            <text:p>1.316,96</text:p>
          </table:table-cell>
          <table:table-cell office:value-type="float" office:value="131695.24" table:style-name="ce13">
            <text:p>131.695,24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ogeneración</text:p>
          </table:table-cell>
          <table:table-cell office:value-type="float" office:value="4" table:style-name="ce12">
            <text:p>4</text:p>
          </table:table-cell>
          <table:table-cell office:value-type="float" office:value="14.4" table:style-name="ce13">
            <text:p>14,40</text:p>
          </table:table-cell>
          <table:table-cell office:value-type="float" office:value="4854.1222222222204" table:style-name="ce13">
            <text:p>4.854,12</text:p>
          </table:table-cell>
          <table:table-cell office:value-type="float" office:value="69899.360000000001" table:style-name="ce13">
            <text:p>69.899,36</text:p>
          </table:table-cell>
          <table:table-cell office:value-type="float" office:value="3494.08" table:style-name="ce13">
            <text:p>3.494,08</text:p>
          </table:table-cell>
          <table:table-cell office:value-type="float" office:value="66405.279999999999" table:style-name="ce13">
            <text:p>66.405,28</text:p>
          </table:table-cell>
          <table:table-cell office:value-type="float" office:value="801" table:style-name="ce13">
            <text:p>801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érmica renovable y resto</text:p>
          </table:table-cell>
          <table:table-cell office:value-type="float" office:value="2" table:style-name="ce12">
            <text:p>2</text:p>
          </table:table-cell>
          <table:table-cell office:value-type="float" office:value="2.63" table:style-name="ce13">
            <text:p>2,63</text:p>
          </table:table-cell>
          <table:table-cell office:value-type="float" office:value="3246.3536121673001" table:style-name="ce13">
            <text:p>3.246,35</text:p>
          </table:table-cell>
          <table:table-cell office:value-type="float" office:value="8537.91" table:style-name="ce13">
            <text:p>8.537,91</text:p>
          </table:table-cell>
          <table:table-cell office:value-type="float" office:value="945" table:style-name="ce13">
            <text:p>945,00</text:p>
          </table:table-cell>
          <table:table-cell office:value-type="float" office:value="7592.91" table:style-name="ce13">
            <text:p>7.592,91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622" table:style-name="ce12">
            <text:p>622</text:p>
          </table:table-cell>
          <table:table-cell office:value-type="float" office:value="1399.49" table:style-name="ce13">
            <text:p>1.399,49</text:p>
          </table:table-cell>
          <table:table-cell office:value-type="float" office:value="1683.7007624206001" table:style-name="ce13">
            <text:p>1.683,70</text:p>
          </table:table-cell>
          <table:table-cell office:value-type="float" office:value="2356322.38" table:style-name="ce13">
            <text:p>2.356.322,38</text:p>
          </table:table-cell>
          <table:table-cell office:value-type="float" office:value="40657.96" table:style-name="ce13">
            <text:p>40.657,96</text:p>
          </table:table-cell>
          <table:table-cell office:value-type="float" office:value="2315664.42" table:style-name="ce13">
            <text:p>2.315.664,42</text:p>
          </table:table-cell>
          <table:table-cell office:value-type="float" office:value="1487.38" table:style-name="ce13">
            <text:p>1.487,38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LUGO" table:style-name="ta3">
        <table:table-column table:style-name="co4" table:default-cell-style-name="ce2"/>
        <table:table-column table:style-name="co5" table:default-cell-style-name="ce2"/>
        <table:table-column table:style-name="co9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2" table:number-columns-repeated="16375" table:default-cell-style-name="ce2"/>
        <table:table-row table:style-name="ro2">
          <table:table-cell office:value-type="string" table:style-name="ce8">
            <text:p>DESCRIPCION_FILA</text:p>
          </table:table-cell>
          <table:table-cell office:value-type="string" table:style-name="ce8">
            <text:p>CENTRALES ACTIVAS</text:p>
          </table:table-cell>
          <table:table-cell office:value-type="string" table:style-name="ce8">
            <text:p>POTENCIA ACTIVA (MW)</text:p>
          </table:table-cell>
          <table:table-cell office:value-type="string" table:style-name="ce8">
            <text:p>HORAS UTILIZACION</text:p>
          </table:table-cell>
          <table:table-cell office:value-type="string" table:style-name="ce8">
            <text:p>PRODUCCION EN BORNES DE LOS GENERADORES (MWh)</text:p>
          </table:table-cell>
          <table:table-cell office:value-type="string" table:style-name="ce8">
            <text:p>CONSUMOS EN GENERACION (MWh)</text:p>
          </table:table-cell>
          <table:table-cell office:value-type="string" table:style-name="ce8">
            <text:p>PRODUCCION NETA (MWH)</text:p>
          </table:table-cell>
          <table:table-cell office:value-type="string" table:style-name="ce8">
            <text:p>AUTOCONSUMOS (MWh)</text:p>
          </table:table-cell>
          <table:table-cell office:value-type="string" table:style-name="ce8">
            <text:p>CONSUMOS EN BOMBEO (MWh)</text:p>
          </table:table-cell>
          <table:table-cell table:number-columns-repeated="16375" table:style-name="ce10"/>
        </table:table-row>
        <table:table-row table:style-name="ro2">
          <table:table-cell office:value-type="string" table:style-name="ce11">
            <text:p>Hidraúlica</text:p>
          </table:table-cell>
          <table:table-cell office:value-type="float" office:value="9" table:style-name="ce12">
            <text:p>9</text:p>
          </table:table-cell>
          <table:table-cell office:value-type="float" office:value="503.61" table:style-name="ce13">
            <text:p>503,61</text:p>
          </table:table-cell>
          <table:table-cell office:value-type="float" office:value="3321.69035563233" table:style-name="ce13">
            <text:p>3.321,69</text:p>
          </table:table-cell>
          <table:table-cell office:value-type="float" office:value="1672836.48" table:style-name="ce13">
            <text:p>1.672.836,48</text:p>
          </table:table-cell>
          <table:table-cell office:value-type="float" office:value="18141.490000000002" table:style-name="ce13">
            <text:p>18.141,49</text:p>
          </table:table-cell>
          <table:table-cell office:value-type="float" office:value="1654694.99" table:style-name="ce13">
            <text:p>1.654.694,99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pur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mixt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Nuclear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arbón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Fuel+gas y ciclo combinad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Resto hidráulica</text:p>
          </table:table-cell>
          <table:table-cell office:value-type="float" office:value="17" table:style-name="ce12">
            <text:p>17</text:p>
          </table:table-cell>
          <table:table-cell office:value-type="float" office:value="30.09" table:style-name="ce13">
            <text:p>30,09</text:p>
          </table:table-cell>
          <table:table-cell office:value-type="float" office:value="3171.4027916251198" table:style-name="ce13">
            <text:p>3.171,40</text:p>
          </table:table-cell>
          <table:table-cell office:value-type="float" office:value="95427.51" table:style-name="ce13">
            <text:p>95.427,51</text:p>
          </table:table-cell>
          <table:table-cell office:value-type="float" office:value="1337.97" table:style-name="ce13">
            <text:p>1.337,97</text:p>
          </table:table-cell>
          <table:table-cell office:value-type="float" office:value="94089.54" table:style-name="ce13">
            <text:p>94.089,54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57" table:style-name="ce12">
            <text:p>57</text:p>
          </table:table-cell>
          <table:table-cell office:value-type="float" office:value="1325.83" table:style-name="ce13">
            <text:p>1.325,83</text:p>
          </table:table-cell>
          <table:table-cell office:value-type="float" office:value="2198.5470761711499" table:style-name="ce13">
            <text:p>2.198,55</text:p>
          </table:table-cell>
          <table:table-cell office:value-type="float" office:value="2914899.67" table:style-name="ce13">
            <text:p>2.914.899,67</text:p>
          </table:table-cell>
          <table:table-cell office:value-type="float" office:value="36583.03" table:style-name="ce13">
            <text:p>36.583,03</text:p>
          </table:table-cell>
          <table:table-cell office:value-type="float" office:value="2878316.64" table:style-name="ce13">
            <text:p>2.878.316,64</text:p>
          </table:table-cell>
          <table:table-cell office:value-type="float" office:value="625.45000000000005" table:style-name="ce13">
            <text:p>625,45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300" table:style-name="ce12">
            <text:p>300</text:p>
          </table:table-cell>
          <table:table-cell office:value-type="float" office:value="6.19" table:style-name="ce13">
            <text:p>6,19</text:p>
          </table:table-cell>
          <table:table-cell office:value-type="float" office:value="1385.7802907916" table:style-name="ce13">
            <text:p>1.385,78</text:p>
          </table:table-cell>
          <table:table-cell office:value-type="float" office:value="8577.98" table:style-name="ce13">
            <text:p>8.577,98</text:p>
          </table:table-cell>
          <table:table-cell office:value-type="float" office:value="84.93" table:style-name="ce13">
            <text:p>84,93</text:p>
          </table:table-cell>
          <table:table-cell office:value-type="float" office:value="8493.0499999999993" table:style-name="ce13">
            <text:p>8.493,05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ogeneración</text:p>
          </table:table-cell>
          <table:table-cell office:value-type="float" office:value="4" table:style-name="ce12">
            <text:p>4</text:p>
          </table:table-cell>
          <table:table-cell office:value-type="float" office:value="13.3" table:style-name="ce13">
            <text:p>13,30</text:p>
          </table:table-cell>
          <table:table-cell office:value-type="float" office:value="5341.4586466165401" table:style-name="ce13">
            <text:p>5.341,46</text:p>
          </table:table-cell>
          <table:table-cell office:value-type="float" office:value="71041.399999999994" table:style-name="ce13">
            <text:p>71.041,40</text:p>
          </table:table-cell>
          <table:table-cell office:value-type="float" office:value="2588.9899999999998" table:style-name="ce13">
            <text:p>2.588,99</text:p>
          </table:table-cell>
          <table:table-cell office:value-type="float" office:value="68452.41" table:style-name="ce13">
            <text:p>68.452,41</text:p>
          </table:table-cell>
          <table:table-cell office:value-type="float" office:value="8046" table:style-name="ce13">
            <text:p>8.046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érmica renovable y rest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387" table:style-name="ce12">
            <text:p>387</text:p>
          </table:table-cell>
          <table:table-cell office:value-type="float" office:value="1879.02" table:style-name="ce13">
            <text:p>1.879,02</text:p>
          </table:table-cell>
          <table:table-cell office:value-type="float" office:value="2534.7165224425498" table:style-name="ce13">
            <text:p>2.534,72</text:p>
          </table:table-cell>
          <table:table-cell office:value-type="float" office:value="4762783.04" table:style-name="ce13">
            <text:p>4.762.783,04</text:p>
          </table:table-cell>
          <table:table-cell office:value-type="float" office:value="58736.41" table:style-name="ce13">
            <text:p>58.736,41</text:p>
          </table:table-cell>
          <table:table-cell office:value-type="float" office:value="4704046.63" table:style-name="ce13">
            <text:p>4.704.046,63</text:p>
          </table:table-cell>
          <table:table-cell office:value-type="float" office:value="8671.4500000000007" table:style-name="ce13">
            <text:p>8.671,45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MADRID" table:style-name="ta3">
        <table:table-column table:style-name="co4" table:default-cell-style-name="ce2"/>
        <table:table-column table:style-name="co5" table:default-cell-style-name="ce2"/>
        <table:table-column table:style-name="co9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2" table:number-columns-repeated="16375" table:default-cell-style-name="ce2"/>
        <table:table-row table:style-name="ro2">
          <table:table-cell office:value-type="string" table:style-name="ce8">
            <text:p>DESCRIPCION_FILA</text:p>
          </table:table-cell>
          <table:table-cell office:value-type="string" table:style-name="ce8">
            <text:p>CENTRALES ACTIVAS</text:p>
          </table:table-cell>
          <table:table-cell office:value-type="string" table:style-name="ce8">
            <text:p>POTENCIA ACTIVA (MW)</text:p>
          </table:table-cell>
          <table:table-cell office:value-type="string" table:style-name="ce8">
            <text:p>HORAS UTILIZACION</text:p>
          </table:table-cell>
          <table:table-cell office:value-type="string" table:style-name="ce8">
            <text:p>PRODUCCION EN BORNES DE LOS GENERADORES (MWh)</text:p>
          </table:table-cell>
          <table:table-cell office:value-type="string" table:style-name="ce8">
            <text:p>CONSUMOS EN GENERACION (MWh)</text:p>
          </table:table-cell>
          <table:table-cell office:value-type="string" table:style-name="ce8">
            <text:p>PRODUCCION NETA (MWH)</text:p>
          </table:table-cell>
          <table:table-cell office:value-type="string" table:style-name="ce8">
            <text:p>AUTOCONSUMOS (MWh)</text:p>
          </table:table-cell>
          <table:table-cell office:value-type="string" table:style-name="ce8">
            <text:p>CONSUMOS EN BOMBEO (MWh)</text:p>
          </table:table-cell>
          <table:table-cell table:number-columns-repeated="16375" table:style-name="ce10"/>
        </table:table-row>
        <table:table-row table:style-name="ro2">
          <table:table-cell office:value-type="string" table:style-name="ce11">
            <text:p>Hidraúlica</text:p>
          </table:table-cell>
          <table:table-cell office:value-type="float" office:value="3" table:style-name="ce12">
            <text:p>3</text:p>
          </table:table-cell>
          <table:table-cell office:value-type="float" office:value="58.2" table:style-name="ce13">
            <text:p>58,20</text:p>
          </table:table-cell>
          <table:table-cell office:value-type="float" office:value="1237.9797250859101" table:style-name="ce13">
            <text:p>1.237,98</text:p>
          </table:table-cell>
          <table:table-cell office:value-type="float" office:value="72050.42" table:style-name="ce13">
            <text:p>72.050,42</text:p>
          </table:table-cell>
          <table:table-cell office:value-type="float" office:value="1276.9100000000001" table:style-name="ce13">
            <text:p>1.276,91</text:p>
          </table:table-cell>
          <table:table-cell office:value-type="float" office:value="70773.509999999995" table:style-name="ce13">
            <text:p>70.773,51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pur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mixt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Nuclear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arbón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Fuel+gas y ciclo combinad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Resto hidráulica</text:p>
          </table:table-cell>
          <table:table-cell office:value-type="float" office:value="9" table:style-name="ce12">
            <text:p>9</text:p>
          </table:table-cell>
          <table:table-cell office:value-type="float" office:value="36.53" table:style-name="ce13">
            <text:p>36,53</text:p>
          </table:table-cell>
          <table:table-cell office:value-type="float" office:value="2612.9750889679699" table:style-name="ce13">
            <text:p>2.612,98</text:p>
          </table:table-cell>
          <table:table-cell office:value-type="float" office:value="95451.98" table:style-name="ce13">
            <text:p>95.451,98</text:p>
          </table:table-cell>
          <table:table-cell office:value-type="float" office:value="644.48" table:style-name="ce13">
            <text:p>644,48</text:p>
          </table:table-cell>
          <table:table-cell office:value-type="float" office:value="94807.5" table:style-name="ce13">
            <text:p>94.807,50</text:p>
          </table:table-cell>
          <table:table-cell office:value-type="float" office:value="14761.33" table:style-name="ce13">
            <text:p>14.761,33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1680" table:style-name="ce12">
            <text:p>1.680</text:p>
          </table:table-cell>
          <table:table-cell office:value-type="float" office:value="66.63" table:style-name="ce13">
            <text:p>66,63</text:p>
          </table:table-cell>
          <table:table-cell office:value-type="float" office:value="1435.7137925859199" table:style-name="ce13">
            <text:p>1.435,71</text:p>
          </table:table-cell>
          <table:table-cell office:value-type="float" office:value="95661.61" table:style-name="ce13">
            <text:p>95.661,61</text:p>
          </table:table-cell>
          <table:table-cell office:value-type="float" office:value="947.15" table:style-name="ce13">
            <text:p>947,15</text:p>
          </table:table-cell>
          <table:table-cell office:value-type="float" office:value="94714.46" table:style-name="ce13">
            <text:p>94.714,46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ogeneración</text:p>
          </table:table-cell>
          <table:table-cell office:value-type="float" office:value="17" table:style-name="ce12">
            <text:p>17</text:p>
          </table:table-cell>
          <table:table-cell office:value-type="float" office:value="178.31" table:style-name="ce13">
            <text:p>178,31</text:p>
          </table:table-cell>
          <table:table-cell office:value-type="float" office:value="4307.9335427065198" table:style-name="ce13">
            <text:p>4.307,93</text:p>
          </table:table-cell>
          <table:table-cell office:value-type="float" office:value="768147.63" table:style-name="ce13">
            <text:p>768.147,63</text:p>
          </table:table-cell>
          <table:table-cell office:value-type="float" office:value="33701.74" table:style-name="ce13">
            <text:p>33.701,74</text:p>
          </table:table-cell>
          <table:table-cell office:value-type="float" office:value="734445.89" table:style-name="ce13">
            <text:p>734.445,89</text:p>
          </table:table-cell>
          <table:table-cell office:value-type="float" office:value="27629.87" table:style-name="ce13">
            <text:p>27.629,87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érmica renovable y resto</text:p>
          </table:table-cell>
          <table:table-cell office:value-type="float" office:value="5" table:style-name="ce12">
            <text:p>5</text:p>
          </table:table-cell>
          <table:table-cell office:value-type="float" office:value="70.83" table:style-name="ce13">
            <text:p>70,83</text:p>
          </table:table-cell>
          <table:table-cell office:value-type="float" office:value="4875.8223916419602" table:style-name="ce13">
            <text:p>4.875,82</text:p>
          </table:table-cell>
          <table:table-cell office:value-type="float" office:value="345354.5" table:style-name="ce13">
            <text:p>345.354,50</text:p>
          </table:table-cell>
          <table:table-cell office:value-type="float" office:value="62059.03" table:style-name="ce13">
            <text:p>62.059,03</text:p>
          </table:table-cell>
          <table:table-cell office:value-type="float" office:value="283295.46999999997" table:style-name="ce13">
            <text:p>283.295,47</text:p>
          </table:table-cell>
          <table:table-cell office:value-type="float" office:value="10709" table:style-name="ce13">
            <text:p>10.709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1714" table:style-name="ce12">
            <text:p>1.714</text:p>
          </table:table-cell>
          <table:table-cell office:value-type="float" office:value="410.5" table:style-name="ce13">
            <text:p>410,50</text:p>
          </table:table-cell>
          <table:table-cell office:value-type="float" office:value="3353.63249695493" table:style-name="ce13">
            <text:p>3.353,63</text:p>
          </table:table-cell>
          <table:table-cell office:value-type="float" office:value="1376666.14" table:style-name="ce13">
            <text:p>1.376.666,14</text:p>
          </table:table-cell>
          <table:table-cell office:value-type="float" office:value="98629.31" table:style-name="ce13">
            <text:p>98.629,31</text:p>
          </table:table-cell>
          <table:table-cell office:value-type="float" office:value="1278036.83" table:style-name="ce13">
            <text:p>1.278.036,83</text:p>
          </table:table-cell>
          <table:table-cell office:value-type="float" office:value="53100.2" table:style-name="ce13">
            <text:p>53.100,2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MÁLAGA" table:style-name="ta3">
        <table:table-column table:style-name="co4" table:default-cell-style-name="ce2"/>
        <table:table-column table:style-name="co5" table:default-cell-style-name="ce2"/>
        <table:table-column table:style-name="co9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2" table:number-columns-repeated="16375" table:default-cell-style-name="ce2"/>
        <table:table-row table:style-name="ro2">
          <table:table-cell office:value-type="string" table:style-name="ce8">
            <text:p>DESCRIPCION_FILA</text:p>
          </table:table-cell>
          <table:table-cell office:value-type="string" table:style-name="ce8">
            <text:p>CENTRALES ACTIVAS</text:p>
          </table:table-cell>
          <table:table-cell office:value-type="string" table:style-name="ce8">
            <text:p>POTENCIA ACTIVA (MW)</text:p>
          </table:table-cell>
          <table:table-cell office:value-type="string" table:style-name="ce8">
            <text:p>HORAS UTILIZACION</text:p>
          </table:table-cell>
          <table:table-cell office:value-type="string" table:style-name="ce8">
            <text:p>PRODUCCION EN BORNES DE LOS GENERADORES (MWh)</text:p>
          </table:table-cell>
          <table:table-cell office:value-type="string" table:style-name="ce8">
            <text:p>CONSUMOS EN GENERACION (MWh)</text:p>
          </table:table-cell>
          <table:table-cell office:value-type="string" table:style-name="ce8">
            <text:p>PRODUCCION NETA (MWH)</text:p>
          </table:table-cell>
          <table:table-cell office:value-type="string" table:style-name="ce8">
            <text:p>AUTOCONSUMOS (MWh)</text:p>
          </table:table-cell>
          <table:table-cell office:value-type="string" table:style-name="ce8">
            <text:p>CONSUMOS EN BOMBEO (MWh)</text:p>
          </table:table-cell>
          <table:table-cell table:number-columns-repeated="16375" table:style-name="ce10"/>
        </table:table-row>
        <table:table-row table:style-name="ro2">
          <table:table-cell office:value-type="string" table:style-name="ce11">
            <text:p>Hidraúlica</text:p>
          </table:table-cell>
          <table:table-cell office:value-type="float" office:value="11" table:style-name="ce12">
            <text:p>11</text:p>
          </table:table-cell>
          <table:table-cell office:value-type="float" office:value="501.18" table:style-name="ce13">
            <text:p>501,18</text:p>
          </table:table-cell>
          <table:table-cell office:value-type="float" office:value="596.81551538369399" table:style-name="ce13">
            <text:p>596,82</text:p>
          </table:table-cell>
          <table:table-cell office:value-type="float" office:value="299112" table:style-name="ce13">
            <text:p>299.112,00</text:p>
          </table:table-cell>
          <table:table-cell office:value-type="float" office:value="3079" table:style-name="ce13">
            <text:p>3.079,00</text:p>
          </table:table-cell>
          <table:table-cell office:value-type="float" office:value="296033" table:style-name="ce13">
            <text:p>296.033,00</text:p>
          </table:table-cell>
          <table:table-cell office:value-type="float" office:value="0" table:style-name="ce13">
            <text:p>0,00</text:p>
          </table:table-cell>
          <table:table-cell office:value-type="float" office:value="244630" table:style-name="ce13">
            <text:p>244.63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puro</text:p>
          </table:table-cell>
          <table:table-cell office:value-type="float" office:value="1" table:style-name="ce12">
            <text:p>1</text:p>
          </table:table-cell>
          <table:table-cell office:value-type="float" office:value="379.77" table:style-name="ce13">
            <text:p>379,77</text:p>
          </table:table-cell>
          <table:table-cell office:value-type="float" office:value="452.02622640019001" table:style-name="ce13">
            <text:p>452,03</text:p>
          </table:table-cell>
          <table:table-cell office:value-type="float" office:value="171666" table:style-name="ce13">
            <text:p>171.666,00</text:p>
          </table:table-cell>
          <table:table-cell office:value-type="float" office:value="274" table:style-name="ce13">
            <text:p>274,00</text:p>
          </table:table-cell>
          <table:table-cell office:value-type="float" office:value="171392" table:style-name="ce13">
            <text:p>171.392,00</text:p>
          </table:table-cell>
          <table:table-cell office:value-type="float" office:value="0" table:style-name="ce13">
            <text:p>0,00</text:p>
          </table:table-cell>
          <table:table-cell office:value-type="float" office:value="244630" table:style-name="ce13">
            <text:p>244.63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mixt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Nuclear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arbón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Fuel+gas y ciclo combinado</text:p>
          </table:table-cell>
          <table:table-cell office:value-type="float" office:value="1" table:style-name="ce12">
            <text:p>1</text:p>
          </table:table-cell>
          <table:table-cell office:value-type="float" office:value="421.04" table:style-name="ce13">
            <text:p>421,04</text:p>
          </table:table-cell>
          <table:table-cell office:value-type="float" office:value="4353.71342390272" table:style-name="ce13">
            <text:p>4.353,71</text:p>
          </table:table-cell>
          <table:table-cell office:value-type="float" office:value="1833087.5" table:style-name="ce13">
            <text:p>1.833.087,50</text:p>
          </table:table-cell>
          <table:table-cell office:value-type="float" office:value="42076.39" table:style-name="ce13">
            <text:p>42.076,39</text:p>
          </table:table-cell>
          <table:table-cell office:value-type="float" office:value="1791011.11" table:style-name="ce13">
            <text:p>1.791.011,11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Resto hidráulica</text:p>
          </table:table-cell>
          <table:table-cell office:value-type="float" office:value="1" table:style-name="ce12">
            <text:p>1</text:p>
          </table:table-cell>
          <table:table-cell office:value-type="float" office:value="5.2" table:style-name="ce13">
            <text:p>5,20</text:p>
          </table:table-cell>
          <table:table-cell office:value-type="float" office:value="1105.18461538462" table:style-name="ce13">
            <text:p>1.105,18</text:p>
          </table:table-cell>
          <table:table-cell office:value-type="float" office:value="5746.96" table:style-name="ce13">
            <text:p>5.746,96</text:p>
          </table:table-cell>
          <table:table-cell office:value-type="float" office:value="0" table:style-name="ce13">
            <text:p>0,00</text:p>
          </table:table-cell>
          <table:table-cell office:value-type="float" office:value="5746.96" table:style-name="ce13">
            <text:p>5.746,96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20" table:style-name="ce12">
            <text:p>20</text:p>
          </table:table-cell>
          <table:table-cell office:value-type="float" office:value="522.5" table:style-name="ce13">
            <text:p>522,50</text:p>
          </table:table-cell>
          <table:table-cell office:value-type="float" office:value="2524.28893779904" table:style-name="ce13">
            <text:p>2.524,29</text:p>
          </table:table-cell>
          <table:table-cell office:value-type="float" office:value="1318940.97" table:style-name="ce13">
            <text:p>1.318.940,97</text:p>
          </table:table-cell>
          <table:table-cell office:value-type="float" office:value="21707.56" table:style-name="ce13">
            <text:p>21.707,56</text:p>
          </table:table-cell>
          <table:table-cell office:value-type="float" office:value="1297233.4099999999" table:style-name="ce13">
            <text:p>1.297.233,41</text:p>
          </table:table-cell>
          <table:table-cell office:value-type="float" office:value="219.1" table:style-name="ce13">
            <text:p>219,1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583" table:style-name="ce12">
            <text:p>583</text:p>
          </table:table-cell>
          <table:table-cell office:value-type="float" office:value="52.04" table:style-name="ce13">
            <text:p>52,04</text:p>
          </table:table-cell>
          <table:table-cell office:value-type="float" office:value="1693.51018447348" table:style-name="ce13">
            <text:p>1.693,51</text:p>
          </table:table-cell>
          <table:table-cell office:value-type="float" office:value="88130.27" table:style-name="ce13">
            <text:p>88.130,27</text:p>
          </table:table-cell>
          <table:table-cell office:value-type="float" office:value="872.57" table:style-name="ce13">
            <text:p>872,57</text:p>
          </table:table-cell>
          <table:table-cell office:value-type="float" office:value="87257.7" table:style-name="ce13">
            <text:p>87.257,7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1" table:style-name="ce12">
            <text:p>1</text:p>
          </table:table-cell>
          <table:table-cell office:value-type="float" office:value="0.01" table:style-name="ce13">
            <text:p>0,01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ogeneración</text:p>
          </table:table-cell>
          <table:table-cell office:value-type="float" office:value="4" table:style-name="ce12">
            <text:p>4</text:p>
          </table:table-cell>
          <table:table-cell office:value-type="float" office:value="44.46" table:style-name="ce13">
            <text:p>44,46</text:p>
          </table:table-cell>
          <table:table-cell office:value-type="float" office:value="6817.6187584345498" table:style-name="ce13">
            <text:p>6.817,62</text:p>
          </table:table-cell>
          <table:table-cell office:value-type="float" office:value="303111.33" table:style-name="ce13">
            <text:p>303.111,33</text:p>
          </table:table-cell>
          <table:table-cell office:value-type="float" office:value="10063.07" table:style-name="ce13">
            <text:p>10.063,07</text:p>
          </table:table-cell>
          <table:table-cell office:value-type="float" office:value="293048.26" table:style-name="ce13">
            <text:p>293.048,26</text:p>
          </table:table-cell>
          <table:table-cell office:value-type="float" office:value="598.79999999999995" table:style-name="ce13">
            <text:p>598,8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érmica renovable y resto</text:p>
          </table:table-cell>
          <table:table-cell office:value-type="float" office:value="4" table:style-name="ce12">
            <text:p>4</text:p>
          </table:table-cell>
          <table:table-cell office:value-type="float" office:value="22.9" table:style-name="ce13">
            <text:p>22,90</text:p>
          </table:table-cell>
          <table:table-cell office:value-type="float" office:value="6978.1157205240197" table:style-name="ce13">
            <text:p>6.978,12</text:p>
          </table:table-cell>
          <table:table-cell office:value-type="float" office:value="159798.85" table:style-name="ce13">
            <text:p>159.798,85</text:p>
          </table:table-cell>
          <table:table-cell office:value-type="float" office:value="12339.86" table:style-name="ce13">
            <text:p>12.339,86</text:p>
          </table:table-cell>
          <table:table-cell office:value-type="float" office:value="147458.99" table:style-name="ce13">
            <text:p>147.458,99</text:p>
          </table:table-cell>
          <table:table-cell office:value-type="float" office:value="2988.68" table:style-name="ce13">
            <text:p>2.988,68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625" table:style-name="ce12">
            <text:p>625</text:p>
          </table:table-cell>
          <table:table-cell office:value-type="float" office:value="1569.33" table:style-name="ce13">
            <text:p>1.569,33</text:p>
          </table:table-cell>
          <table:table-cell office:value-type="float" office:value="2553.9101909732199" table:style-name="ce13">
            <text:p>2.553,91</text:p>
          </table:table-cell>
          <table:table-cell office:value-type="float" office:value="4007927.88" table:style-name="ce13">
            <text:p>4.007.927,88</text:p>
          </table:table-cell>
          <table:table-cell office:value-type="float" office:value="90138.45" table:style-name="ce13">
            <text:p>90.138,45</text:p>
          </table:table-cell>
          <table:table-cell office:value-type="float" office:value="3917789.43" table:style-name="ce13">
            <text:p>3.917.789,43</text:p>
          </table:table-cell>
          <table:table-cell office:value-type="float" office:value="3806.58" table:style-name="ce13">
            <text:p>3.806,58</text:p>
          </table:table-cell>
          <table:table-cell office:value-type="float" office:value="244630" table:style-name="ce13">
            <text:p>244.63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MURCIA" table:style-name="ta3">
        <table:table-column table:style-name="co4" table:default-cell-style-name="ce2"/>
        <table:table-column table:style-name="co5" table:default-cell-style-name="ce2"/>
        <table:table-column table:style-name="co9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2" table:number-columns-repeated="16375" table:default-cell-style-name="ce2"/>
        <table:table-row table:style-name="ro2">
          <table:table-cell office:value-type="string" table:style-name="ce8">
            <text:p>DESCRIPCION_FILA</text:p>
          </table:table-cell>
          <table:table-cell office:value-type="string" table:style-name="ce8">
            <text:p>CENTRALES ACTIVAS</text:p>
          </table:table-cell>
          <table:table-cell office:value-type="string" table:style-name="ce8">
            <text:p>POTENCIA ACTIVA (MW)</text:p>
          </table:table-cell>
          <table:table-cell office:value-type="string" table:style-name="ce8">
            <text:p>HORAS UTILIZACION</text:p>
          </table:table-cell>
          <table:table-cell office:value-type="string" table:style-name="ce8">
            <text:p>PRODUCCION EN BORNES DE LOS GENERADORES (MWh)</text:p>
          </table:table-cell>
          <table:table-cell office:value-type="string" table:style-name="ce8">
            <text:p>CONSUMOS EN GENERACION (MWh)</text:p>
          </table:table-cell>
          <table:table-cell office:value-type="string" table:style-name="ce8">
            <text:p>PRODUCCION NETA (MWH)</text:p>
          </table:table-cell>
          <table:table-cell office:value-type="string" table:style-name="ce8">
            <text:p>AUTOCONSUMOS (MWh)</text:p>
          </table:table-cell>
          <table:table-cell office:value-type="string" table:style-name="ce8">
            <text:p>CONSUMOS EN BOMBEO (MWh)</text:p>
          </table:table-cell>
          <table:table-cell table:number-columns-repeated="16375" table:style-name="ce10"/>
        </table:table-row>
        <table:table-row table:style-name="ro2">
          <table:table-cell office:value-type="string" table:style-name="ce11">
            <text:p>Hidraúlica</text:p>
          </table:table-cell>
          <table:table-cell office:value-type="float" office:value="5" table:style-name="ce12">
            <text:p>5</text:p>
          </table:table-cell>
          <table:table-cell office:value-type="float" office:value="21.39" table:style-name="ce13">
            <text:p>21,39</text:p>
          </table:table-cell>
          <table:table-cell office:value-type="float" office:value="2829.2384291725102" table:style-name="ce13">
            <text:p>2.829,24</text:p>
          </table:table-cell>
          <table:table-cell office:value-type="float" office:value="60517.41" table:style-name="ce13">
            <text:p>60.517,41</text:p>
          </table:table-cell>
          <table:table-cell office:value-type="float" office:value="375" table:style-name="ce13">
            <text:p>375,00</text:p>
          </table:table-cell>
          <table:table-cell office:value-type="float" office:value="60142.41" table:style-name="ce13">
            <text:p>60.142,41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pur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mixt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Nuclear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arbón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Fuel+gas y ciclo combinado</text:p>
          </table:table-cell>
          <table:table-cell office:value-type="float" office:value="4" table:style-name="ce12">
            <text:p>4</text:p>
          </table:table-cell>
          <table:table-cell office:value-type="float" office:value="2893.56" table:style-name="ce13">
            <text:p>2.893,56</text:p>
          </table:table-cell>
          <table:table-cell office:value-type="float" office:value="396.90377942741799" table:style-name="ce13">
            <text:p>396,90</text:p>
          </table:table-cell>
          <table:table-cell office:value-type="float" office:value="1148464.8999999999" table:style-name="ce13">
            <text:p>1.148.464,90</text:p>
          </table:table-cell>
          <table:table-cell office:value-type="float" office:value="37929.47" table:style-name="ce13">
            <text:p>37.929,47</text:p>
          </table:table-cell>
          <table:table-cell office:value-type="float" office:value="1110535.43" table:style-name="ce13">
            <text:p>1.110.535,43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Resto hidráulica</text:p>
          </table:table-cell>
          <table:table-cell office:value-type="float" office:value="8" table:style-name="ce12">
            <text:p>8</text:p>
          </table:table-cell>
          <table:table-cell office:value-type="float" office:value="8.83" table:style-name="ce13">
            <text:p>8,83</text:p>
          </table:table-cell>
          <table:table-cell office:value-type="float" office:value="3461.3816534541302" table:style-name="ce13">
            <text:p>3.461,38</text:p>
          </table:table-cell>
          <table:table-cell office:value-type="float" office:value="30564" table:style-name="ce13">
            <text:p>30.564,00</text:p>
          </table:table-cell>
          <table:table-cell office:value-type="float" office:value="102" table:style-name="ce13">
            <text:p>102,00</text:p>
          </table:table-cell>
          <table:table-cell office:value-type="float" office:value="30462" table:style-name="ce13">
            <text:p>30.462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11" table:style-name="ce12">
            <text:p>11</text:p>
          </table:table-cell>
          <table:table-cell office:value-type="float" office:value="270.36" table:style-name="ce13">
            <text:p>270,36</text:p>
          </table:table-cell>
          <table:table-cell office:value-type="float" office:value="1742.46911525374" table:style-name="ce13">
            <text:p>1.742,47</text:p>
          </table:table-cell>
          <table:table-cell office:value-type="float" office:value="471093.95" table:style-name="ce13">
            <text:p>471.093,95</text:p>
          </table:table-cell>
          <table:table-cell office:value-type="float" office:value="12426.43" table:style-name="ce13">
            <text:p>12.426,43</text:p>
          </table:table-cell>
          <table:table-cell office:value-type="float" office:value="458667.52000000002" table:style-name="ce13">
            <text:p>458.667,52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5137" table:style-name="ce12">
            <text:p>5.137</text:p>
          </table:table-cell>
          <table:table-cell office:value-type="float" office:value="439.59" table:style-name="ce13">
            <text:p>439,59</text:p>
          </table:table-cell>
          <table:table-cell office:value-type="float" office:value="1707.2355376600899" table:style-name="ce13">
            <text:p>1.707,24</text:p>
          </table:table-cell>
          <table:table-cell office:value-type="float" office:value="750483.67" table:style-name="ce13">
            <text:p>750.483,67</text:p>
          </table:table-cell>
          <table:table-cell office:value-type="float" office:value="7430.53" table:style-name="ce13">
            <text:p>7.430,53</text:p>
          </table:table-cell>
          <table:table-cell office:value-type="float" office:value="743053.14" table:style-name="ce13">
            <text:p>743.053,14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2" table:style-name="ce12">
            <text:p>2</text:p>
          </table:table-cell>
          <table:table-cell office:value-type="float" office:value="31.4" table:style-name="ce13">
            <text:p>31,40</text:p>
          </table:table-cell>
          <table:table-cell office:value-type="float" office:value="1427.99140127389" table:style-name="ce13">
            <text:p>1.427,99</text:p>
          </table:table-cell>
          <table:table-cell office:value-type="float" office:value="44838.93" table:style-name="ce13">
            <text:p>44.838,93</text:p>
          </table:table-cell>
          <table:table-cell office:value-type="float" office:value="4076.27" table:style-name="ce13">
            <text:p>4.076,27</text:p>
          </table:table-cell>
          <table:table-cell office:value-type="float" office:value="40762.660000000003" table:style-name="ce13">
            <text:p>40.762,66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ogeneración</text:p>
          </table:table-cell>
          <table:table-cell office:value-type="float" office:value="13" table:style-name="ce12">
            <text:p>13</text:p>
          </table:table-cell>
          <table:table-cell office:value-type="float" office:value="246.77" table:style-name="ce13">
            <text:p>246,77</text:p>
          </table:table-cell>
          <table:table-cell office:value-type="float" office:value="6970.70154394781" table:style-name="ce13">
            <text:p>6.970,70</text:p>
          </table:table-cell>
          <table:table-cell office:value-type="float" office:value="1720160.02" table:style-name="ce13">
            <text:p>1.720.160,02</text:p>
          </table:table-cell>
          <table:table-cell office:value-type="float" office:value="16836.259999999998" table:style-name="ce13">
            <text:p>16.836,26</text:p>
          </table:table-cell>
          <table:table-cell office:value-type="float" office:value="1703323.76" table:style-name="ce13">
            <text:p>1.703.323,76</text:p>
          </table:table-cell>
          <table:table-cell office:value-type="float" office:value="238198" table:style-name="ce13">
            <text:p>238.198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érmica renovable y resto</text:p>
          </table:table-cell>
          <table:table-cell office:value-type="float" office:value="3" table:style-name="ce12">
            <text:p>3</text:p>
          </table:table-cell>
          <table:table-cell office:value-type="float" office:value="7.32" table:style-name="ce13">
            <text:p>7,32</text:p>
          </table:table-cell>
          <table:table-cell office:value-type="float" office:value="5702.5519125683104" table:style-name="ce13">
            <text:p>5.702,55</text:p>
          </table:table-cell>
          <table:table-cell office:value-type="float" office:value="41742.68" table:style-name="ce13">
            <text:p>41.742,68</text:p>
          </table:table-cell>
          <table:table-cell office:value-type="float" office:value="589" table:style-name="ce13">
            <text:p>589,00</text:p>
          </table:table-cell>
          <table:table-cell office:value-type="float" office:value="41153.68" table:style-name="ce13">
            <text:p>41.153,68</text:p>
          </table:table-cell>
          <table:table-cell office:value-type="float" office:value="8108.72" table:style-name="ce13">
            <text:p>8.108,72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5183" table:style-name="ce12">
            <text:p>5.183</text:p>
          </table:table-cell>
          <table:table-cell office:value-type="float" office:value="3919.22" table:style-name="ce13">
            <text:p>3.919,22</text:p>
          </table:table-cell>
          <table:table-cell office:value-type="float" office:value="1088.95789468313" table:style-name="ce13">
            <text:p>1.088,96</text:p>
          </table:table-cell>
          <table:table-cell office:value-type="float" office:value="4267865.5599999996" table:style-name="ce13">
            <text:p>4.267.865,56</text:p>
          </table:table-cell>
          <table:table-cell office:value-type="float" office:value="79764.960000000006" table:style-name="ce13">
            <text:p>79.764,96</text:p>
          </table:table-cell>
          <table:table-cell office:value-type="float" office:value="4188100.6" table:style-name="ce13">
            <text:p>4.188.100,60</text:p>
          </table:table-cell>
          <table:table-cell office:value-type="float" office:value="246306.72" table:style-name="ce13">
            <text:p>246.306,72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NAVARRA" table:style-name="ta3">
        <table:table-column table:style-name="co4" table:default-cell-style-name="ce2"/>
        <table:table-column table:style-name="co5" table:default-cell-style-name="ce2"/>
        <table:table-column table:style-name="co9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2" table:number-columns-repeated="16375" table:default-cell-style-name="ce2"/>
        <table:table-row table:style-name="ro2">
          <table:table-cell office:value-type="string" table:style-name="ce8">
            <text:p>DESCRIPCION_FILA</text:p>
          </table:table-cell>
          <table:table-cell office:value-type="string" table:style-name="ce8">
            <text:p>CENTRALES ACTIVAS</text:p>
          </table:table-cell>
          <table:table-cell office:value-type="string" table:style-name="ce8">
            <text:p>POTENCIA ACTIVA (MW)</text:p>
          </table:table-cell>
          <table:table-cell office:value-type="string" table:style-name="ce8">
            <text:p>HORAS UTILIZACION</text:p>
          </table:table-cell>
          <table:table-cell office:value-type="string" table:style-name="ce8">
            <text:p>PRODUCCION EN BORNES DE LOS GENERADORES (MWh)</text:p>
          </table:table-cell>
          <table:table-cell office:value-type="string" table:style-name="ce8">
            <text:p>CONSUMOS EN GENERACION (MWh)</text:p>
          </table:table-cell>
          <table:table-cell office:value-type="string" table:style-name="ce8">
            <text:p>PRODUCCION NETA (MWH)</text:p>
          </table:table-cell>
          <table:table-cell office:value-type="string" table:style-name="ce8">
            <text:p>AUTOCONSUMOS (MWh)</text:p>
          </table:table-cell>
          <table:table-cell office:value-type="string" table:style-name="ce8">
            <text:p>CONSUMOS EN BOMBEO (MWh)</text:p>
          </table:table-cell>
          <table:table-cell table:number-columns-repeated="16375" table:style-name="ce10"/>
        </table:table-row>
        <table:table-row table:style-name="ro2">
          <table:table-cell office:value-type="string" table:style-name="ce11">
            <text:p>Hidraúlica</text:p>
          </table:table-cell>
          <table:table-cell office:value-type="float" office:value="21" table:style-name="ce12">
            <text:p>21</text:p>
          </table:table-cell>
          <table:table-cell office:value-type="float" office:value="52.31" table:style-name="ce13">
            <text:p>52,31</text:p>
          </table:table-cell>
          <table:table-cell office:value-type="float" office:value="2021.92678264194" table:style-name="ce13">
            <text:p>2.021,93</text:p>
          </table:table-cell>
          <table:table-cell office:value-type="float" office:value="105766.99" table:style-name="ce13">
            <text:p>105.766,99</text:p>
          </table:table-cell>
          <table:table-cell office:value-type="float" office:value="2269.73" table:style-name="ce13">
            <text:p>2.269,73</text:p>
          </table:table-cell>
          <table:table-cell office:value-type="float" office:value="103497.26" table:style-name="ce13">
            <text:p>103.497,26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pur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mixt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Nuclear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arbón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Fuel+gas y ciclo combinado</text:p>
          </table:table-cell>
          <table:table-cell office:value-type="float" office:value="2" table:style-name="ce12">
            <text:p>2</text:p>
          </table:table-cell>
          <table:table-cell office:value-type="float" office:value="855.35" table:style-name="ce13">
            <text:p>855,35</text:p>
          </table:table-cell>
          <table:table-cell office:value-type="float" office:value="1546.3623078272101" table:style-name="ce13">
            <text:p>1.546,36</text:p>
          </table:table-cell>
          <table:table-cell office:value-type="float" office:value="1322681" table:style-name="ce13">
            <text:p>1.322.681,00</text:p>
          </table:table-cell>
          <table:table-cell office:value-type="float" office:value="34995" table:style-name="ce13">
            <text:p>34.995,00</text:p>
          </table:table-cell>
          <table:table-cell office:value-type="float" office:value="1287686" table:style-name="ce13">
            <text:p>1.287.686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Resto hidráulica</text:p>
          </table:table-cell>
          <table:table-cell office:value-type="float" office:value="62" table:style-name="ce12">
            <text:p>62</text:p>
          </table:table-cell>
          <table:table-cell office:value-type="float" office:value="155.55000000000001" table:style-name="ce13">
            <text:p>155,55</text:p>
          </table:table-cell>
          <table:table-cell office:value-type="float" office:value="2016.8264223722299" table:style-name="ce13">
            <text:p>2.016,83</text:p>
          </table:table-cell>
          <table:table-cell office:value-type="float" office:value="313717.34999999998" table:style-name="ce13">
            <text:p>313.717,35</text:p>
          </table:table-cell>
          <table:table-cell office:value-type="float" office:value="1059.3499999999999" table:style-name="ce13">
            <text:p>1.059,35</text:p>
          </table:table-cell>
          <table:table-cell office:value-type="float" office:value="312658" table:style-name="ce13">
            <text:p>312.658,00</text:p>
          </table:table-cell>
          <table:table-cell office:value-type="float" office:value="2072.66" table:style-name="ce13">
            <text:p>2.072,66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41" table:style-name="ce12">
            <text:p>41</text:p>
          </table:table-cell>
          <table:table-cell office:value-type="float" office:value="920.66" table:style-name="ce13">
            <text:p>920,66</text:p>
          </table:table-cell>
          <table:table-cell office:value-type="float" office:value="2388.1832272500201" table:style-name="ce13">
            <text:p>2.388,18</text:p>
          </table:table-cell>
          <table:table-cell office:value-type="float" office:value="2198704.77" table:style-name="ce13">
            <text:p>2.198.704,77</text:p>
          </table:table-cell>
          <table:table-cell office:value-type="float" office:value="30231.14" table:style-name="ce13">
            <text:p>30.231,14</text:p>
          </table:table-cell>
          <table:table-cell office:value-type="float" office:value="2168473.63" table:style-name="ce13">
            <text:p>2.168.473,63</text:p>
          </table:table-cell>
          <table:table-cell office:value-type="float" office:value="1046.97" table:style-name="ce13">
            <text:p>1.046,97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9070" table:style-name="ce12">
            <text:p>9.070</text:p>
          </table:table-cell>
          <table:table-cell office:value-type="float" office:value="161.27000000000001" table:style-name="ce13">
            <text:p>161,27</text:p>
          </table:table-cell>
          <table:table-cell office:value-type="float" office:value="1847.5278725119399" table:style-name="ce13">
            <text:p>1.847,53</text:p>
          </table:table-cell>
          <table:table-cell office:value-type="float" office:value="297950.82" table:style-name="ce13">
            <text:p>297.950,82</text:p>
          </table:table-cell>
          <table:table-cell office:value-type="float" office:value="2950.01" table:style-name="ce13">
            <text:p>2.950,01</text:p>
          </table:table-cell>
          <table:table-cell office:value-type="float" office:value="295000.81" table:style-name="ce13">
            <text:p>295.000,81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ogeneración</text:p>
          </table:table-cell>
          <table:table-cell office:value-type="float" office:value="25" table:style-name="ce12">
            <text:p>25</text:p>
          </table:table-cell>
          <table:table-cell office:value-type="float" office:value="128.04" table:style-name="ce13">
            <text:p>128,04</text:p>
          </table:table-cell>
          <table:table-cell office:value-type="float" office:value="6773.7851452671002" table:style-name="ce13">
            <text:p>6.773,79</text:p>
          </table:table-cell>
          <table:table-cell office:value-type="float" office:value="867315.45" table:style-name="ce13">
            <text:p>867.315,45</text:p>
          </table:table-cell>
          <table:table-cell office:value-type="float" office:value="26255.77" table:style-name="ce13">
            <text:p>26.255,77</text:p>
          </table:table-cell>
          <table:table-cell office:value-type="float" office:value="841059.68" table:style-name="ce13">
            <text:p>841.059,68</text:p>
          </table:table-cell>
          <table:table-cell office:value-type="float" office:value="8555.44" table:style-name="ce13">
            <text:p>8.555,44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érmica renovable y resto</text:p>
          </table:table-cell>
          <table:table-cell office:value-type="float" office:value="6" table:style-name="ce12">
            <text:p>6</text:p>
          </table:table-cell>
          <table:table-cell office:value-type="float" office:value="37.74" table:style-name="ce13">
            <text:p>37,74</text:p>
          </table:table-cell>
          <table:table-cell office:value-type="float" office:value="5980.1621621621598" table:style-name="ce13">
            <text:p>5.980,16</text:p>
          </table:table-cell>
          <table:table-cell office:value-type="float" office:value="225691.32" table:style-name="ce13">
            <text:p>225.691,32</text:p>
          </table:table-cell>
          <table:table-cell office:value-type="float" office:value="14751.97" table:style-name="ce13">
            <text:p>14.751,97</text:p>
          </table:table-cell>
          <table:table-cell office:value-type="float" office:value="210939.35" table:style-name="ce13">
            <text:p>210.939,35</text:p>
          </table:table-cell>
          <table:table-cell office:value-type="float" office:value="5203.97" table:style-name="ce13">
            <text:p>5.203,97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9227" table:style-name="ce12">
            <text:p>9.227</text:p>
          </table:table-cell>
          <table:table-cell office:value-type="float" office:value="2310.92" table:style-name="ce13">
            <text:p>2.310,92</text:p>
          </table:table-cell>
          <table:table-cell office:value-type="float" office:value="2307.2316220379798" table:style-name="ce13">
            <text:p>2.307,23</text:p>
          </table:table-cell>
          <table:table-cell office:value-type="float" office:value="5331827.7" table:style-name="ce13">
            <text:p>5.331.827,70</text:p>
          </table:table-cell>
          <table:table-cell office:value-type="float" office:value="112512.97" table:style-name="ce13">
            <text:p>112.512,97</text:p>
          </table:table-cell>
          <table:table-cell office:value-type="float" office:value="5219314.7300000004" table:style-name="ce13">
            <text:p>5.219.314,73</text:p>
          </table:table-cell>
          <table:table-cell office:value-type="float" office:value="16879.04" table:style-name="ce13">
            <text:p>16.879,04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OURENSE" table:style-name="ta3">
        <table:table-column table:style-name="co4" table:default-cell-style-name="ce2"/>
        <table:table-column table:style-name="co5" table:default-cell-style-name="ce2"/>
        <table:table-column table:style-name="co9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2" table:number-columns-repeated="16375" table:default-cell-style-name="ce2"/>
        <table:table-row table:style-name="ro2">
          <table:table-cell office:value-type="string" table:style-name="ce8">
            <text:p>DESCRIPCION_FILA</text:p>
          </table:table-cell>
          <table:table-cell office:value-type="string" table:style-name="ce8">
            <text:p>CENTRALES ACTIVAS</text:p>
          </table:table-cell>
          <table:table-cell office:value-type="string" table:style-name="ce8">
            <text:p>POTENCIA ACTIVA (MW)</text:p>
          </table:table-cell>
          <table:table-cell office:value-type="string" table:style-name="ce8">
            <text:p>HORAS UTILIZACION</text:p>
          </table:table-cell>
          <table:table-cell office:value-type="string" table:style-name="ce8">
            <text:p>PRODUCCION EN BORNES DE LOS GENERADORES (MWh)</text:p>
          </table:table-cell>
          <table:table-cell office:value-type="string" table:style-name="ce8">
            <text:p>CONSUMOS EN GENERACION (MWh)</text:p>
          </table:table-cell>
          <table:table-cell office:value-type="string" table:style-name="ce8">
            <text:p>PRODUCCION NETA (MWH)</text:p>
          </table:table-cell>
          <table:table-cell office:value-type="string" table:style-name="ce8">
            <text:p>AUTOCONSUMOS (MWh)</text:p>
          </table:table-cell>
          <table:table-cell office:value-type="string" table:style-name="ce8">
            <text:p>CONSUMOS EN BOMBEO (MWh)</text:p>
          </table:table-cell>
          <table:table-cell table:number-columns-repeated="16375" table:style-name="ce10"/>
        </table:table-row>
        <table:table-row table:style-name="ro2">
          <table:table-cell office:value-type="string" table:style-name="ce11">
            <text:p>Hidraúlica</text:p>
          </table:table-cell>
          <table:table-cell office:value-type="float" office:value="27" table:style-name="ce12">
            <text:p>27</text:p>
          </table:table-cell>
          <table:table-cell office:value-type="float" office:value="2237.83" table:style-name="ce13">
            <text:p>2.237,83</text:p>
          </table:table-cell>
          <table:table-cell office:value-type="float" office:value="2575.5720497088701" table:style-name="ce13">
            <text:p>2.575,57</text:p>
          </table:table-cell>
          <table:table-cell office:value-type="float" office:value="5763692.4000000004" table:style-name="ce13">
            <text:p>5.763.692,40</text:p>
          </table:table-cell>
          <table:table-cell office:value-type="float" office:value="62004.37" table:style-name="ce13">
            <text:p>62.004,37</text:p>
          </table:table-cell>
          <table:table-cell office:value-type="float" office:value="5701688.0300000003" table:style-name="ce13">
            <text:p>5.701.688,03</text:p>
          </table:table-cell>
          <table:table-cell office:value-type="float" office:value="0" table:style-name="ce13">
            <text:p>0,00</text:p>
          </table:table-cell>
          <table:table-cell office:value-type="float" office:value="171436" table:style-name="ce13">
            <text:p>171.436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pur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mixto</text:p>
          </table:table-cell>
          <table:table-cell office:value-type="float" office:value="3" table:style-name="ce12">
            <text:p>3</text:p>
          </table:table-cell>
          <table:table-cell office:value-type="float" office:value="752.03" table:style-name="ce13">
            <text:p>752,03</text:p>
          </table:table-cell>
          <table:table-cell office:value-type="float" office:value="1801.1502200710099" table:style-name="ce13">
            <text:p>1.801,15</text:p>
          </table:table-cell>
          <table:table-cell office:value-type="float" office:value="1354519" table:style-name="ce13">
            <text:p>1.354.519,00</text:p>
          </table:table-cell>
          <table:table-cell office:value-type="float" office:value="8884" table:style-name="ce13">
            <text:p>8.884,00</text:p>
          </table:table-cell>
          <table:table-cell office:value-type="float" office:value="1345635" table:style-name="ce13">
            <text:p>1.345.635,00</text:p>
          </table:table-cell>
          <table:table-cell office:value-type="float" office:value="0" table:style-name="ce13">
            <text:p>0,00</text:p>
          </table:table-cell>
          <table:table-cell office:value-type="float" office:value="171436" table:style-name="ce13">
            <text:p>171.436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Nuclear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arbón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Fuel+gas y ciclo combinad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Resto hidráulica</text:p>
          </table:table-cell>
          <table:table-cell office:value-type="float" office:value="19" table:style-name="ce12">
            <text:p>19</text:p>
          </table:table-cell>
          <table:table-cell office:value-type="float" office:value="91.76" table:style-name="ce13">
            <text:p>91,76</text:p>
          </table:table-cell>
          <table:table-cell office:value-type="float" office:value="3644.5357454228401" table:style-name="ce13">
            <text:p>3.644,54</text:p>
          </table:table-cell>
          <table:table-cell office:value-type="float" office:value="334422.59999999998" table:style-name="ce13">
            <text:p>334.422,60</text:p>
          </table:table-cell>
          <table:table-cell office:value-type="float" office:value="1725.28" table:style-name="ce13">
            <text:p>1.725,28</text:p>
          </table:table-cell>
          <table:table-cell office:value-type="float" office:value="332697.32" table:style-name="ce13">
            <text:p>332.697,32</text:p>
          </table:table-cell>
          <table:table-cell office:value-type="float" office:value="89.51" table:style-name="ce13">
            <text:p>89,51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11" table:style-name="ce12">
            <text:p>11</text:p>
          </table:table-cell>
          <table:table-cell office:value-type="float" office:value="348.39" table:style-name="ce13">
            <text:p>348,39</text:p>
          </table:table-cell>
          <table:table-cell office:value-type="float" office:value="2135.60311719625" table:style-name="ce13">
            <text:p>2.135,60</text:p>
          </table:table-cell>
          <table:table-cell office:value-type="float" office:value="744022.77" table:style-name="ce13">
            <text:p>744.022,77</text:p>
          </table:table-cell>
          <table:table-cell office:value-type="float" office:value="1931.63" table:style-name="ce13">
            <text:p>1.931,63</text:p>
          </table:table-cell>
          <table:table-cell office:value-type="float" office:value="742091.14" table:style-name="ce13">
            <text:p>742.091,14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103" table:style-name="ce12">
            <text:p>103</text:p>
          </table:table-cell>
          <table:table-cell office:value-type="float" office:value="2.2999999999999998" table:style-name="ce13">
            <text:p>2,30</text:p>
          </table:table-cell>
          <table:table-cell office:value-type="float" office:value="1276.1565217391301" table:style-name="ce13">
            <text:p>1.276,16</text:p>
          </table:table-cell>
          <table:table-cell office:value-type="float" office:value="2935.16" table:style-name="ce13">
            <text:p>2.935,16</text:p>
          </table:table-cell>
          <table:table-cell office:value-type="float" office:value="29.06" table:style-name="ce13">
            <text:p>29,06</text:p>
          </table:table-cell>
          <table:table-cell office:value-type="float" office:value="2906.1" table:style-name="ce13">
            <text:p>2.906,1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ogeneración</text:p>
          </table:table-cell>
          <table:table-cell office:value-type="float" office:value="5" table:style-name="ce12">
            <text:p>5</text:p>
          </table:table-cell>
          <table:table-cell office:value-type="float" office:value="30.36" table:style-name="ce13">
            <text:p>30,36</text:p>
          </table:table-cell>
          <table:table-cell office:value-type="float" office:value="5757.6699604743098" table:style-name="ce13">
            <text:p>5.757,67</text:p>
          </table:table-cell>
          <table:table-cell office:value-type="float" office:value="174802.86" table:style-name="ce13">
            <text:p>174.802,86</text:p>
          </table:table-cell>
          <table:table-cell office:value-type="float" office:value="6555.54" table:style-name="ce13">
            <text:p>6.555,54</text:p>
          </table:table-cell>
          <table:table-cell office:value-type="float" office:value="168247.32" table:style-name="ce13">
            <text:p>168.247,32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érmica renovable y resto</text:p>
          </table:table-cell>
          <table:table-cell office:value-type="float" office:value="1" table:style-name="ce12">
            <text:p>1</text:p>
          </table:table-cell>
          <table:table-cell office:value-type="float" office:value="2.35" table:style-name="ce13">
            <text:p>2,35</text:p>
          </table:table-cell>
          <table:table-cell office:value-type="float" office:value="4807.6595744680899" table:style-name="ce13">
            <text:p>4.807,66</text:p>
          </table:table-cell>
          <table:table-cell office:value-type="float" office:value="11298" table:style-name="ce13">
            <text:p>11.298,00</text:p>
          </table:table-cell>
          <table:table-cell office:value-type="float" office:value="2466" table:style-name="ce13">
            <text:p>2.466,00</text:p>
          </table:table-cell>
          <table:table-cell office:value-type="float" office:value="8832" table:style-name="ce13">
            <text:p>8.832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166" table:style-name="ce12">
            <text:p>166</text:p>
          </table:table-cell>
          <table:table-cell office:value-type="float" office:value="2712.99" table:style-name="ce13">
            <text:p>2.712,99</text:p>
          </table:table-cell>
          <table:table-cell office:value-type="float" office:value="2591.66963018662" table:style-name="ce13">
            <text:p>2.591,67</text:p>
          </table:table-cell>
          <table:table-cell office:value-type="float" office:value="7031173.79" table:style-name="ce13">
            <text:p>7.031.173,79</text:p>
          </table:table-cell>
          <table:table-cell office:value-type="float" office:value="74711.88" table:style-name="ce13">
            <text:p>74.711,88</text:p>
          </table:table-cell>
          <table:table-cell office:value-type="float" office:value="6956461.9100000001" table:style-name="ce13">
            <text:p>6.956.461,91</text:p>
          </table:table-cell>
          <table:table-cell office:value-type="float" office:value="89.51" table:style-name="ce13">
            <text:p>89,51</text:p>
          </table:table-cell>
          <table:table-cell office:value-type="float" office:value="171436" table:style-name="ce13">
            <text:p>171.436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ASTURIAS" table:style-name="ta3">
        <table:table-column table:style-name="co4" table:default-cell-style-name="ce2"/>
        <table:table-column table:style-name="co5" table:default-cell-style-name="ce2"/>
        <table:table-column table:style-name="co9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2" table:number-columns-repeated="16375" table:default-cell-style-name="ce2"/>
        <table:table-row table:style-name="ro2">
          <table:table-cell office:value-type="string" table:style-name="ce8">
            <text:p>DESCRIPCION_FILA</text:p>
          </table:table-cell>
          <table:table-cell office:value-type="string" table:style-name="ce8">
            <text:p>CENTRALES ACTIVAS</text:p>
          </table:table-cell>
          <table:table-cell office:value-type="string" table:style-name="ce8">
            <text:p>POTENCIA ACTIVA (MW)</text:p>
          </table:table-cell>
          <table:table-cell office:value-type="string" table:style-name="ce8">
            <text:p>HORAS UTILIZACION</text:p>
          </table:table-cell>
          <table:table-cell office:value-type="string" table:style-name="ce8">
            <text:p>PRODUCCION EN BORNES DE LOS GENERADORES (MWh)</text:p>
          </table:table-cell>
          <table:table-cell office:value-type="string" table:style-name="ce8">
            <text:p>CONSUMOS EN GENERACION (MWh)</text:p>
          </table:table-cell>
          <table:table-cell office:value-type="string" table:style-name="ce8">
            <text:p>PRODUCCION NETA (MWH)</text:p>
          </table:table-cell>
          <table:table-cell office:value-type="string" table:style-name="ce8">
            <text:p>AUTOCONSUMOS (MWh)</text:p>
          </table:table-cell>
          <table:table-cell office:value-type="string" table:style-name="ce8">
            <text:p>CONSUMOS EN BOMBEO (MWh)</text:p>
          </table:table-cell>
          <table:table-cell table:number-columns-repeated="16375" table:style-name="ce10"/>
        </table:table-row>
        <table:table-row table:style-name="ro2">
          <table:table-cell office:value-type="string" table:style-name="ce11">
            <text:p>Hidraúlica</text:p>
          </table:table-cell>
          <table:table-cell office:value-type="float" office:value="17" table:style-name="ce12">
            <text:p>17</text:p>
          </table:table-cell>
          <table:table-cell office:value-type="float" office:value="565.48" table:style-name="ce13">
            <text:p>565,48</text:p>
          </table:table-cell>
          <table:table-cell office:value-type="float" office:value="2316.4241352479298" table:style-name="ce13">
            <text:p>2.316,42</text:p>
          </table:table-cell>
          <table:table-cell office:value-type="float" office:value="1309891.52" table:style-name="ce13">
            <text:p>1.309.891,52</text:p>
          </table:table-cell>
          <table:table-cell office:value-type="float" office:value="22551.46" table:style-name="ce13">
            <text:p>22.551,46</text:p>
          </table:table-cell>
          <table:table-cell office:value-type="float" office:value="1287340.06" table:style-name="ce13">
            <text:p>1.287.340,06</text:p>
          </table:table-cell>
          <table:table-cell office:value-type="float" office:value="0" table:style-name="ce13">
            <text:p>0,00</text:p>
          </table:table-cell>
          <table:table-cell office:value-type="float" office:value="38750" table:style-name="ce13">
            <text:p>38.75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pur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mixto</text:p>
          </table:table-cell>
          <table:table-cell office:value-type="float" office:value="1" table:style-name="ce12">
            <text:p>1</text:p>
          </table:table-cell>
          <table:table-cell office:value-type="float" office:value="133" table:style-name="ce13">
            <text:p>133,00</text:p>
          </table:table-cell>
          <table:table-cell office:value-type="float" office:value="772.17293233082705" table:style-name="ce13">
            <text:p>772,17</text:p>
          </table:table-cell>
          <table:table-cell office:value-type="float" office:value="102699" table:style-name="ce13">
            <text:p>102.699,00</text:p>
          </table:table-cell>
          <table:table-cell office:value-type="float" office:value="1570" table:style-name="ce13">
            <text:p>1.570,00</text:p>
          </table:table-cell>
          <table:table-cell office:value-type="float" office:value="101129" table:style-name="ce13">
            <text:p>101.129,00</text:p>
          </table:table-cell>
          <table:table-cell office:value-type="float" office:value="0" table:style-name="ce13">
            <text:p>0,00</text:p>
          </table:table-cell>
          <table:table-cell office:value-type="float" office:value="38750" table:style-name="ce13">
            <text:p>38.75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Nuclear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arbón</text:p>
          </table:table-cell>
          <table:table-cell office:value-type="float" office:value="4" table:style-name="ce12">
            <text:p>4</text:p>
          </table:table-cell>
          <table:table-cell office:value-type="float" office:value="2474.1" table:style-name="ce13">
            <text:p>2.474,10</text:p>
          </table:table-cell>
          <table:table-cell office:value-type="float" office:value="3316.8353825633599" table:style-name="ce13">
            <text:p>3.316,84</text:p>
          </table:table-cell>
          <table:table-cell office:value-type="float" office:value="8206182.4199999999" table:style-name="ce13">
            <text:p>8.206.182,42</text:p>
          </table:table-cell>
          <table:table-cell office:value-type="float" office:value="642224.06000000006" table:style-name="ce13">
            <text:p>642.224,06</text:p>
          </table:table-cell>
          <table:table-cell office:value-type="float" office:value="7563958.3600000003" table:style-name="ce13">
            <text:p>7.563.958,36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Fuel+gas y ciclo combinado</text:p>
          </table:table-cell>
          <table:table-cell office:value-type="float" office:value="2" table:style-name="ce12">
            <text:p>2</text:p>
          </table:table-cell>
          <table:table-cell office:value-type="float" office:value="865.49" table:style-name="ce13">
            <text:p>865,49</text:p>
          </table:table-cell>
          <table:table-cell office:value-type="float" office:value="432.321575061526" table:style-name="ce13">
            <text:p>432,32</text:p>
          </table:table-cell>
          <table:table-cell office:value-type="float" office:value="374170" table:style-name="ce13">
            <text:p>374.170,00</text:p>
          </table:table-cell>
          <table:table-cell office:value-type="float" office:value="21297" table:style-name="ce13">
            <text:p>21.297,00</text:p>
          </table:table-cell>
          <table:table-cell office:value-type="float" office:value="352873" table:style-name="ce13">
            <text:p>352.873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Resto hidráulica</text:p>
          </table:table-cell>
          <table:table-cell office:value-type="float" office:value="20" table:style-name="ce12">
            <text:p>20</text:p>
          </table:table-cell>
          <table:table-cell office:value-type="float" office:value="75.209999999999994" table:style-name="ce13">
            <text:p>75,21</text:p>
          </table:table-cell>
          <table:table-cell office:value-type="float" office:value="3087.2503656428698" table:style-name="ce13">
            <text:p>3.087,25</text:p>
          </table:table-cell>
          <table:table-cell office:value-type="float" office:value="232192.1" table:style-name="ce13">
            <text:p>232.192,10</text:p>
          </table:table-cell>
          <table:table-cell office:value-type="float" office:value="3104.1" table:style-name="ce13">
            <text:p>3.104,10</text:p>
          </table:table-cell>
          <table:table-cell office:value-type="float" office:value="229088" table:style-name="ce13">
            <text:p>229.088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19" table:style-name="ce12">
            <text:p>19</text:p>
          </table:table-cell>
          <table:table-cell office:value-type="float" office:value="518.45000000000005" table:style-name="ce13">
            <text:p>518,45</text:p>
          </table:table-cell>
          <table:table-cell office:value-type="float" office:value="1759.29810010609" table:style-name="ce13">
            <text:p>1.759,30</text:p>
          </table:table-cell>
          <table:table-cell office:value-type="float" office:value="912108.1" table:style-name="ce13">
            <text:p>912.108,10</text:p>
          </table:table-cell>
          <table:table-cell office:value-type="float" office:value="13155.39" table:style-name="ce13">
            <text:p>13.155,39</text:p>
          </table:table-cell>
          <table:table-cell office:value-type="float" office:value="898952.71" table:style-name="ce13">
            <text:p>898.952,71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93" table:style-name="ce12">
            <text:p>93</text:p>
          </table:table-cell>
          <table:table-cell office:value-type="float" office:value="0.79" table:style-name="ce13">
            <text:p>0,79</text:p>
          </table:table-cell>
          <table:table-cell office:value-type="float" office:value="723.03797468354401" table:style-name="ce13">
            <text:p>723,04</text:p>
          </table:table-cell>
          <table:table-cell office:value-type="float" office:value="571.20000000000005" table:style-name="ce13">
            <text:p>571,20</text:p>
          </table:table-cell>
          <table:table-cell office:value-type="float" office:value="5.66" table:style-name="ce13">
            <text:p>5,66</text:p>
          </table:table-cell>
          <table:table-cell office:value-type="float" office:value="565.54" table:style-name="ce13">
            <text:p>565,54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ogeneración</text:p>
          </table:table-cell>
          <table:table-cell office:value-type="float" office:value="18" table:style-name="ce12">
            <text:p>18</text:p>
          </table:table-cell>
          <table:table-cell office:value-type="float" office:value="99.42" table:style-name="ce13">
            <text:p>99,42</text:p>
          </table:table-cell>
          <table:table-cell office:value-type="float" office:value="6836.5003017501504" table:style-name="ce13">
            <text:p>6.836,50</text:p>
          </table:table-cell>
          <table:table-cell office:value-type="float" office:value="679684.86" table:style-name="ce13">
            <text:p>679.684,86</text:p>
          </table:table-cell>
          <table:table-cell office:value-type="float" office:value="18024.900000000001" table:style-name="ce13">
            <text:p>18.024,90</text:p>
          </table:table-cell>
          <table:table-cell office:value-type="float" office:value="661659.96" table:style-name="ce13">
            <text:p>661.659,96</text:p>
          </table:table-cell>
          <table:table-cell office:value-type="float" office:value="8355.4" table:style-name="ce13">
            <text:p>8.355,4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érmica renovable y resto</text:p>
          </table:table-cell>
          <table:table-cell office:value-type="float" office:value="5" table:style-name="ce12">
            <text:p>5</text:p>
          </table:table-cell>
          <table:table-cell office:value-type="float" office:value="119.08" table:style-name="ce13">
            <text:p>119,08</text:p>
          </table:table-cell>
          <table:table-cell office:value-type="float" office:value="6217.791400739" table:style-name="ce13">
            <text:p>6.217,79</text:p>
          </table:table-cell>
          <table:table-cell office:value-type="float" office:value="740414.6" table:style-name="ce13">
            <text:p>740.414,60</text:p>
          </table:table-cell>
          <table:table-cell office:value-type="float" office:value="74848.850000000006" table:style-name="ce13">
            <text:p>74.848,85</text:p>
          </table:table-cell>
          <table:table-cell office:value-type="float" office:value="665565.75" table:style-name="ce13">
            <text:p>665.565,75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178" table:style-name="ce12">
            <text:p>178</text:p>
          </table:table-cell>
          <table:table-cell office:value-type="float" office:value="4718.0200000000004" table:style-name="ce13">
            <text:p>4.718,02</text:p>
          </table:table-cell>
          <table:table-cell office:value-type="float" office:value="2639.9241207116502" table:style-name="ce13">
            <text:p>2.639,92</text:p>
          </table:table-cell>
          <table:table-cell office:value-type="float" office:value="12455214.800000001" table:style-name="ce13">
            <text:p>12.455.214,80</text:p>
          </table:table-cell>
          <table:table-cell office:value-type="float" office:value="795211.42" table:style-name="ce13">
            <text:p>795.211,42</text:p>
          </table:table-cell>
          <table:table-cell office:value-type="float" office:value="11660003.380000001" table:style-name="ce13">
            <text:p>11.660.003,38</text:p>
          </table:table-cell>
          <table:table-cell office:value-type="float" office:value="8355.4" table:style-name="ce13">
            <text:p>8.355,40</text:p>
          </table:table-cell>
          <table:table-cell office:value-type="float" office:value="38750" table:style-name="ce13">
            <text:p>38.75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PALENCIA" table:style-name="ta3">
        <table:table-column table:style-name="co4" table:default-cell-style-name="ce2"/>
        <table:table-column table:style-name="co5" table:default-cell-style-name="ce2"/>
        <table:table-column table:style-name="co9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2" table:number-columns-repeated="16375" table:default-cell-style-name="ce2"/>
        <table:table-row table:style-name="ro2">
          <table:table-cell office:value-type="string" table:style-name="ce8">
            <text:p>DESCRIPCION_FILA</text:p>
          </table:table-cell>
          <table:table-cell office:value-type="string" table:style-name="ce8">
            <text:p>CENTRALES ACTIVAS</text:p>
          </table:table-cell>
          <table:table-cell office:value-type="string" table:style-name="ce8">
            <text:p>POTENCIA ACTIVA (MW)</text:p>
          </table:table-cell>
          <table:table-cell office:value-type="string" table:style-name="ce8">
            <text:p>HORAS UTILIZACION</text:p>
          </table:table-cell>
          <table:table-cell office:value-type="string" table:style-name="ce8">
            <text:p>PRODUCCION EN BORNES DE LOS GENERADORES (MWh)</text:p>
          </table:table-cell>
          <table:table-cell office:value-type="string" table:style-name="ce8">
            <text:p>CONSUMOS EN GENERACION (MWh)</text:p>
          </table:table-cell>
          <table:table-cell office:value-type="string" table:style-name="ce8">
            <text:p>PRODUCCION NETA (MWH)</text:p>
          </table:table-cell>
          <table:table-cell office:value-type="string" table:style-name="ce8">
            <text:p>AUTOCONSUMOS (MWh)</text:p>
          </table:table-cell>
          <table:table-cell office:value-type="string" table:style-name="ce8">
            <text:p>CONSUMOS EN BOMBEO (MWh)</text:p>
          </table:table-cell>
          <table:table-cell table:number-columns-repeated="16375" table:style-name="ce10"/>
        </table:table-row>
        <table:table-row table:style-name="ro2">
          <table:table-cell office:value-type="string" table:style-name="ce11">
            <text:p>Hidraúlica</text:p>
          </table:table-cell>
          <table:table-cell office:value-type="float" office:value="5" table:style-name="ce12">
            <text:p>5</text:p>
          </table:table-cell>
          <table:table-cell office:value-type="float" office:value="54.11" table:style-name="ce13">
            <text:p>54,11</text:p>
          </table:table-cell>
          <table:table-cell office:value-type="float" office:value="2895.3461467381298" table:style-name="ce13">
            <text:p>2.895,35</text:p>
          </table:table-cell>
          <table:table-cell office:value-type="float" office:value="156667.18" table:style-name="ce13">
            <text:p>156.667,18</text:p>
          </table:table-cell>
          <table:table-cell office:value-type="float" office:value="1348.55" table:style-name="ce13">
            <text:p>1.348,55</text:p>
          </table:table-cell>
          <table:table-cell office:value-type="float" office:value="155318.63" table:style-name="ce13">
            <text:p>155.318,63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pur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mixt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Nuclear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arbón</text:p>
          </table:table-cell>
          <table:table-cell office:value-type="float" office:value="1" table:style-name="ce12">
            <text:p>1</text:p>
          </table:table-cell>
          <table:table-cell office:value-type="float" office:value="515.64" table:style-name="ce13">
            <text:p>515,64</text:p>
          </table:table-cell>
          <table:table-cell office:value-type="float" office:value="1960.9048948879099" table:style-name="ce13">
            <text:p>1.960,90</text:p>
          </table:table-cell>
          <table:table-cell office:value-type="float" office:value="1011121" table:style-name="ce13">
            <text:p>1.011.121,00</text:p>
          </table:table-cell>
          <table:table-cell office:value-type="float" office:value="68320" table:style-name="ce13">
            <text:p>68.320,00</text:p>
          </table:table-cell>
          <table:table-cell office:value-type="float" office:value="942801" table:style-name="ce13">
            <text:p>942.801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Fuel+gas y ciclo combinad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Resto hidráulica</text:p>
          </table:table-cell>
          <table:table-cell office:value-type="float" office:value="24" table:style-name="ce12">
            <text:p>24</text:p>
          </table:table-cell>
          <table:table-cell office:value-type="float" office:value="21.42" table:style-name="ce13">
            <text:p>21,42</text:p>
          </table:table-cell>
          <table:table-cell office:value-type="float" office:value="2328.2408963585399" table:style-name="ce13">
            <text:p>2.328,24</text:p>
          </table:table-cell>
          <table:table-cell office:value-type="float" office:value="49870.92" table:style-name="ce13">
            <text:p>49.870,92</text:p>
          </table:table-cell>
          <table:table-cell office:value-type="float" office:value="538" table:style-name="ce13">
            <text:p>538,00</text:p>
          </table:table-cell>
          <table:table-cell office:value-type="float" office:value="49332.92" table:style-name="ce13">
            <text:p>49.332,92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39" table:style-name="ce12">
            <text:p>39</text:p>
          </table:table-cell>
          <table:table-cell office:value-type="float" office:value="773.77" table:style-name="ce13">
            <text:p>773,77</text:p>
          </table:table-cell>
          <table:table-cell office:value-type="float" office:value="1994.94672835597" table:style-name="ce13">
            <text:p>1.994,95</text:p>
          </table:table-cell>
          <table:table-cell office:value-type="float" office:value="1543629.93" table:style-name="ce13">
            <text:p>1.543.629,93</text:p>
          </table:table-cell>
          <table:table-cell office:value-type="float" office:value="32598.47" table:style-name="ce13">
            <text:p>32.598,47</text:p>
          </table:table-cell>
          <table:table-cell office:value-type="float" office:value="1511031.46" table:style-name="ce13">
            <text:p>1.511.031,46</text:p>
          </table:table-cell>
          <table:table-cell office:value-type="float" office:value="340.44" table:style-name="ce13">
            <text:p>340,44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440" table:style-name="ce12">
            <text:p>440</text:p>
          </table:table-cell>
          <table:table-cell office:value-type="float" office:value="29.45" table:style-name="ce13">
            <text:p>29,45</text:p>
          </table:table-cell>
          <table:table-cell office:value-type="float" office:value="1584.51001697793" table:style-name="ce13">
            <text:p>1.584,51</text:p>
          </table:table-cell>
          <table:table-cell office:value-type="float" office:value="46663.82" table:style-name="ce13">
            <text:p>46.663,82</text:p>
          </table:table-cell>
          <table:table-cell office:value-type="float" office:value="462.02" table:style-name="ce13">
            <text:p>462,02</text:p>
          </table:table-cell>
          <table:table-cell office:value-type="float" office:value="46201.8" table:style-name="ce13">
            <text:p>46.201,8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ogeneración</text:p>
          </table:table-cell>
          <table:table-cell office:value-type="float" office:value="4" table:style-name="ce12">
            <text:p>4</text:p>
          </table:table-cell>
          <table:table-cell office:value-type="float" office:value="50.26" table:style-name="ce13">
            <text:p>50,26</text:p>
          </table:table-cell>
          <table:table-cell office:value-type="float" office:value="7096.1832471150001" table:style-name="ce13">
            <text:p>7.096,18</text:p>
          </table:table-cell>
          <table:table-cell office:value-type="float" office:value="356654.17" table:style-name="ce13">
            <text:p>356.654,17</text:p>
          </table:table-cell>
          <table:table-cell office:value-type="float" office:value="8113.08" table:style-name="ce13">
            <text:p>8.113,08</text:p>
          </table:table-cell>
          <table:table-cell office:value-type="float" office:value="348541.09" table:style-name="ce13">
            <text:p>348.541,09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érmica renovable y resto</text:p>
          </table:table-cell>
          <table:table-cell office:value-type="float" office:value="1" table:style-name="ce12">
            <text:p>1</text:p>
          </table:table-cell>
          <table:table-cell office:value-type="float" office:value="0.5" table:style-name="ce13">
            <text:p>0,50</text:p>
          </table:table-cell>
          <table:table-cell office:value-type="float" office:value="4011.5" table:style-name="ce13">
            <text:p>4.011,50</text:p>
          </table:table-cell>
          <table:table-cell office:value-type="float" office:value="2005.75" table:style-name="ce13">
            <text:p>2.005,75</text:p>
          </table:table-cell>
          <table:table-cell office:value-type="float" office:value="668.58" table:style-name="ce13">
            <text:p>668,58</text:p>
          </table:table-cell>
          <table:table-cell office:value-type="float" office:value="1337.17" table:style-name="ce13">
            <text:p>1.337,17</text:p>
          </table:table-cell>
          <table:table-cell office:value-type="float" office:value="622.09" table:style-name="ce13">
            <text:p>622,09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514" table:style-name="ce12">
            <text:p>514</text:p>
          </table:table-cell>
          <table:table-cell office:value-type="float" office:value="1445.15" table:style-name="ce13">
            <text:p>1.445,15</text:p>
          </table:table-cell>
          <table:table-cell office:value-type="float" office:value="2191.2000622772698" table:style-name="ce13">
            <text:p>2.191,20</text:p>
          </table:table-cell>
          <table:table-cell office:value-type="float" office:value="3166612.77" table:style-name="ce13">
            <text:p>3.166.612,77</text:p>
          </table:table-cell>
          <table:table-cell office:value-type="float" office:value="112048.7" table:style-name="ce13">
            <text:p>112.048,70</text:p>
          </table:table-cell>
          <table:table-cell office:value-type="float" office:value="3054564.07" table:style-name="ce13">
            <text:p>3.054.564,07</text:p>
          </table:table-cell>
          <table:table-cell office:value-type="float" office:value="962.53" table:style-name="ce13">
            <text:p>962,53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PALMAS_(LAS)" table:style-name="ta3">
        <table:table-column table:style-name="co4" table:default-cell-style-name="ce2"/>
        <table:table-column table:style-name="co5" table:default-cell-style-name="ce2"/>
        <table:table-column table:style-name="co9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2" table:number-columns-repeated="16375" table:default-cell-style-name="ce2"/>
        <table:table-row table:style-name="ro2">
          <table:table-cell office:value-type="string" table:style-name="ce8">
            <text:p>DESCRIPCION_FILA</text:p>
          </table:table-cell>
          <table:table-cell office:value-type="string" table:style-name="ce8">
            <text:p>CENTRALES ACTIVAS</text:p>
          </table:table-cell>
          <table:table-cell office:value-type="string" table:style-name="ce8">
            <text:p>POTENCIA ACTIVA (MW)</text:p>
          </table:table-cell>
          <table:table-cell office:value-type="string" table:style-name="ce8">
            <text:p>HORAS UTILIZACION</text:p>
          </table:table-cell>
          <table:table-cell office:value-type="string" table:style-name="ce8">
            <text:p>PRODUCCION EN BORNES DE LOS GENERADORES (MWh)</text:p>
          </table:table-cell>
          <table:table-cell office:value-type="string" table:style-name="ce8">
            <text:p>CONSUMOS EN GENERACION (MWh)</text:p>
          </table:table-cell>
          <table:table-cell office:value-type="string" table:style-name="ce8">
            <text:p>PRODUCCION NETA (MWH)</text:p>
          </table:table-cell>
          <table:table-cell office:value-type="string" table:style-name="ce8">
            <text:p>AUTOCONSUMOS (MWh)</text:p>
          </table:table-cell>
          <table:table-cell office:value-type="string" table:style-name="ce8">
            <text:p>CONSUMOS EN BOMBEO (MWh)</text:p>
          </table:table-cell>
          <table:table-cell table:number-columns-repeated="16375" table:style-name="ce10"/>
        </table:table-row>
        <table:table-row table:style-name="ro2">
          <table:table-cell office:value-type="string" table:style-name="ce11">
            <text:p>Hidraúl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pur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mixt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Nuclear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arbón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Fuel+gas y ciclo combinado</text:p>
          </table:table-cell>
          <table:table-cell office:value-type="float" office:value="5" table:style-name="ce12">
            <text:p>5</text:p>
          </table:table-cell>
          <table:table-cell office:value-type="float" office:value="2092.9" table:style-name="ce13">
            <text:p>2.092,90</text:p>
          </table:table-cell>
          <table:table-cell office:value-type="float" office:value="3694.85677767691" table:style-name="ce13">
            <text:p>3.694,86</text:p>
          </table:table-cell>
          <table:table-cell office:value-type="float" office:value="7732965.75" table:style-name="ce13">
            <text:p>7.732.965,75</text:p>
          </table:table-cell>
          <table:table-cell office:value-type="float" office:value="393255.06" table:style-name="ce13">
            <text:p>393.255,06</text:p>
          </table:table-cell>
          <table:table-cell office:value-type="float" office:value="7339710.6900000004" table:style-name="ce13">
            <text:p>7.339.710,69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Resto hidrául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27" table:style-name="ce12">
            <text:p>27</text:p>
          </table:table-cell>
          <table:table-cell office:value-type="float" office:value="96.92" table:style-name="ce13">
            <text:p>96,92</text:p>
          </table:table-cell>
          <table:table-cell office:value-type="float" office:value="3111.99803962031" table:style-name="ce13">
            <text:p>3.112,00</text:p>
          </table:table-cell>
          <table:table-cell office:value-type="float" office:value="301614.84999999998" table:style-name="ce13">
            <text:p>301.614,85</text:p>
          </table:table-cell>
          <table:table-cell office:value-type="float" office:value="5263.97" table:style-name="ce13">
            <text:p>5.263,97</text:p>
          </table:table-cell>
          <table:table-cell office:value-type="float" office:value="296350.88" table:style-name="ce13">
            <text:p>296.350,88</text:p>
          </table:table-cell>
          <table:table-cell office:value-type="float" office:value="23808.76" table:style-name="ce13">
            <text:p>23.808,76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921" table:style-name="ce12">
            <text:p>921</text:p>
          </table:table-cell>
          <table:table-cell office:value-type="float" office:value="55.36" table:style-name="ce13">
            <text:p>55,36</text:p>
          </table:table-cell>
          <table:table-cell office:value-type="float" office:value="1488.74674855491" table:style-name="ce13">
            <text:p>1.488,75</text:p>
          </table:table-cell>
          <table:table-cell office:value-type="float" office:value="82417.02" table:style-name="ce13">
            <text:p>82.417,02</text:p>
          </table:table-cell>
          <table:table-cell office:value-type="float" office:value="816.01" table:style-name="ce13">
            <text:p>816,01</text:p>
          </table:table-cell>
          <table:table-cell office:value-type="float" office:value="81601.009999999995" table:style-name="ce13">
            <text:p>81.601,01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ogeneración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érmica renovable y resto</text:p>
          </table:table-cell>
          <table:table-cell office:value-type="float" office:value="1" table:style-name="ce12">
            <text:p>1</text:p>
          </table:table-cell>
          <table:table-cell office:value-type="float" office:value="2.1" table:style-name="ce13">
            <text:p>2,10</text:p>
          </table:table-cell>
          <table:table-cell office:value-type="float" office:value="321.23809523809501" table:style-name="ce13">
            <text:p>321,24</text:p>
          </table:table-cell>
          <table:table-cell office:value-type="float" office:value="674.6" table:style-name="ce13">
            <text:p>674,60</text:p>
          </table:table-cell>
          <table:table-cell office:value-type="float" office:value="0" table:style-name="ce13">
            <text:p>0,00</text:p>
          </table:table-cell>
          <table:table-cell office:value-type="float" office:value="674.6" table:style-name="ce13">
            <text:p>674,60</text:p>
          </table:table-cell>
          <table:table-cell office:value-type="float" office:value="507.89" table:style-name="ce13">
            <text:p>507,89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954" table:style-name="ce12">
            <text:p>954</text:p>
          </table:table-cell>
          <table:table-cell office:value-type="float" office:value="2247.2800000000002" table:style-name="ce13">
            <text:p>2.247,28</text:p>
          </table:table-cell>
          <table:table-cell office:value-type="float" office:value="3612.22109394468" table:style-name="ce13">
            <text:p>3.612,22</text:p>
          </table:table-cell>
          <table:table-cell office:value-type="float" office:value="8117672.2199999997" table:style-name="ce13">
            <text:p>8.117.672,22</text:p>
          </table:table-cell>
          <table:table-cell office:value-type="float" office:value="399335.04" table:style-name="ce13">
            <text:p>399.335,04</text:p>
          </table:table-cell>
          <table:table-cell office:value-type="float" office:value="7718337.1799999997" table:style-name="ce13">
            <text:p>7.718.337,18</text:p>
          </table:table-cell>
          <table:table-cell office:value-type="float" office:value="24316.65" table:style-name="ce13">
            <text:p>24.316,65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PONTEVEDRA" table:style-name="ta3">
        <table:table-column table:style-name="co4" table:default-cell-style-name="ce2"/>
        <table:table-column table:style-name="co5" table:default-cell-style-name="ce2"/>
        <table:table-column table:style-name="co9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2" table:number-columns-repeated="16375" table:default-cell-style-name="ce2"/>
        <table:table-row table:style-name="ro2">
          <table:table-cell office:value-type="string" table:style-name="ce8">
            <text:p>DESCRIPCION_FILA</text:p>
          </table:table-cell>
          <table:table-cell office:value-type="string" table:style-name="ce8">
            <text:p>CENTRALES ACTIVAS</text:p>
          </table:table-cell>
          <table:table-cell office:value-type="string" table:style-name="ce8">
            <text:p>POTENCIA ACTIVA (MW)</text:p>
          </table:table-cell>
          <table:table-cell office:value-type="string" table:style-name="ce8">
            <text:p>HORAS UTILIZACION</text:p>
          </table:table-cell>
          <table:table-cell office:value-type="string" table:style-name="ce8">
            <text:p>PRODUCCION EN BORNES DE LOS GENERADORES (MWh)</text:p>
          </table:table-cell>
          <table:table-cell office:value-type="string" table:style-name="ce8">
            <text:p>CONSUMOS EN GENERACION (MWh)</text:p>
          </table:table-cell>
          <table:table-cell office:value-type="string" table:style-name="ce8">
            <text:p>PRODUCCION NETA (MWH)</text:p>
          </table:table-cell>
          <table:table-cell office:value-type="string" table:style-name="ce8">
            <text:p>AUTOCONSUMOS (MWh)</text:p>
          </table:table-cell>
          <table:table-cell office:value-type="string" table:style-name="ce8">
            <text:p>CONSUMOS EN BOMBEO (MWh)</text:p>
          </table:table-cell>
          <table:table-cell table:number-columns-repeated="16375" table:style-name="ce10"/>
        </table:table-row>
        <table:table-row table:style-name="ro2">
          <table:table-cell office:value-type="string" table:style-name="ce11">
            <text:p>Hidraúlica</text:p>
          </table:table-cell>
          <table:table-cell office:value-type="float" office:value="1" table:style-name="ce12">
            <text:p>1</text:p>
          </table:table-cell>
          <table:table-cell office:value-type="float" office:value="76" table:style-name="ce13">
            <text:p>76,00</text:p>
          </table:table-cell>
          <table:table-cell office:value-type="float" office:value="1507.6313157894699" table:style-name="ce13">
            <text:p>1.507,63</text:p>
          </table:table-cell>
          <table:table-cell office:value-type="float" office:value="114579.98" table:style-name="ce13">
            <text:p>114.579,98</text:p>
          </table:table-cell>
          <table:table-cell office:value-type="float" office:value="2123.98" table:style-name="ce13">
            <text:p>2.123,98</text:p>
          </table:table-cell>
          <table:table-cell office:value-type="float" office:value="112456" table:style-name="ce13">
            <text:p>112.456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pur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mixt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Nuclear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arbón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Fuel+gas y ciclo combinad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Resto hidráulica</text:p>
          </table:table-cell>
          <table:table-cell office:value-type="float" office:value="30" table:style-name="ce12">
            <text:p>30</text:p>
          </table:table-cell>
          <table:table-cell office:value-type="float" office:value="148.72999999999999" table:style-name="ce13">
            <text:p>148,73</text:p>
          </table:table-cell>
          <table:table-cell office:value-type="float" office:value="3475.5378202111201" table:style-name="ce13">
            <text:p>3.475,54</text:p>
          </table:table-cell>
          <table:table-cell office:value-type="float" office:value="516916.74" table:style-name="ce13">
            <text:p>516.916,74</text:p>
          </table:table-cell>
          <table:table-cell office:value-type="float" office:value="5694.6" table:style-name="ce13">
            <text:p>5.694,60</text:p>
          </table:table-cell>
          <table:table-cell office:value-type="float" office:value="511222.14" table:style-name="ce13">
            <text:p>511.222,14</text:p>
          </table:table-cell>
          <table:table-cell office:value-type="float" office:value="102.42" table:style-name="ce13">
            <text:p>102,42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17" table:style-name="ce12">
            <text:p>17</text:p>
          </table:table-cell>
          <table:table-cell office:value-type="float" office:value="417.06" table:style-name="ce13">
            <text:p>417,06</text:p>
          </table:table-cell>
          <table:table-cell office:value-type="float" office:value="2251.97626240829" table:style-name="ce13">
            <text:p>2.251,98</text:p>
          </table:table-cell>
          <table:table-cell office:value-type="float" office:value="939209.22" table:style-name="ce13">
            <text:p>939.209,22</text:p>
          </table:table-cell>
          <table:table-cell office:value-type="float" office:value="14274.94" table:style-name="ce13">
            <text:p>14.274,94</text:p>
          </table:table-cell>
          <table:table-cell office:value-type="float" office:value="924934.28" table:style-name="ce13">
            <text:p>924.934,28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174" table:style-name="ce12">
            <text:p>174</text:p>
          </table:table-cell>
          <table:table-cell office:value-type="float" office:value="5.37" table:style-name="ce13">
            <text:p>5,37</text:p>
          </table:table-cell>
          <table:table-cell office:value-type="float" office:value="1189.1247672253301" table:style-name="ce13">
            <text:p>1.189,12</text:p>
          </table:table-cell>
          <table:table-cell office:value-type="float" office:value="6385.6" table:style-name="ce13">
            <text:p>6.385,60</text:p>
          </table:table-cell>
          <table:table-cell office:value-type="float" office:value="63.22" table:style-name="ce13">
            <text:p>63,22</text:p>
          </table:table-cell>
          <table:table-cell office:value-type="float" office:value="6322.38" table:style-name="ce13">
            <text:p>6.322,38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ogeneración</text:p>
          </table:table-cell>
          <table:table-cell office:value-type="float" office:value="6" table:style-name="ce12">
            <text:p>6</text:p>
          </table:table-cell>
          <table:table-cell office:value-type="float" office:value="43.07" table:style-name="ce13">
            <text:p>43,07</text:p>
          </table:table-cell>
          <table:table-cell office:value-type="float" office:value="5345.3429301137703" table:style-name="ce13">
            <text:p>5.345,34</text:p>
          </table:table-cell>
          <table:table-cell office:value-type="float" office:value="230223.92" table:style-name="ce13">
            <text:p>230.223,92</text:p>
          </table:table-cell>
          <table:table-cell office:value-type="float" office:value="8083.98" table:style-name="ce13">
            <text:p>8.083,98</text:p>
          </table:table-cell>
          <table:table-cell office:value-type="float" office:value="222139.94" table:style-name="ce13">
            <text:p>222.139,94</text:p>
          </table:table-cell>
          <table:table-cell office:value-type="float" office:value="746" table:style-name="ce13">
            <text:p>746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érmica renovable y rest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228" table:style-name="ce12">
            <text:p>228</text:p>
          </table:table-cell>
          <table:table-cell office:value-type="float" office:value="690.23" table:style-name="ce13">
            <text:p>690,23</text:p>
          </table:table-cell>
          <table:table-cell office:value-type="float" office:value="2618.4249597960102" table:style-name="ce13">
            <text:p>2.618,42</text:p>
          </table:table-cell>
          <table:table-cell office:value-type="float" office:value="1807315.46" table:style-name="ce13">
            <text:p>1.807.315,46</text:p>
          </table:table-cell>
          <table:table-cell office:value-type="float" office:value="30240.720000000001" table:style-name="ce13">
            <text:p>30.240,72</text:p>
          </table:table-cell>
          <table:table-cell office:value-type="float" office:value="1777074.74" table:style-name="ce13">
            <text:p>1.777.074,74</text:p>
          </table:table-cell>
          <table:table-cell office:value-type="float" office:value="848.42" table:style-name="ce13">
            <text:p>848,42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SALAMANCA" table:style-name="ta3">
        <table:table-column table:style-name="co4" table:default-cell-style-name="ce2"/>
        <table:table-column table:style-name="co5" table:default-cell-style-name="ce2"/>
        <table:table-column table:style-name="co9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2" table:number-columns-repeated="16375" table:default-cell-style-name="ce2"/>
        <table:table-row table:style-name="ro2">
          <table:table-cell office:value-type="string" table:style-name="ce8">
            <text:p>DESCRIPCION_FILA</text:p>
          </table:table-cell>
          <table:table-cell office:value-type="string" table:style-name="ce8">
            <text:p>CENTRALES ACTIVAS</text:p>
          </table:table-cell>
          <table:table-cell office:value-type="string" table:style-name="ce8">
            <text:p>POTENCIA ACTIVA (MW)</text:p>
          </table:table-cell>
          <table:table-cell office:value-type="string" table:style-name="ce8">
            <text:p>HORAS UTILIZACION</text:p>
          </table:table-cell>
          <table:table-cell office:value-type="string" table:style-name="ce8">
            <text:p>PRODUCCION EN BORNES DE LOS GENERADORES (MWh)</text:p>
          </table:table-cell>
          <table:table-cell office:value-type="string" table:style-name="ce8">
            <text:p>CONSUMOS EN GENERACION (MWh)</text:p>
          </table:table-cell>
          <table:table-cell office:value-type="string" table:style-name="ce8">
            <text:p>PRODUCCION NETA (MWH)</text:p>
          </table:table-cell>
          <table:table-cell office:value-type="string" table:style-name="ce8">
            <text:p>AUTOCONSUMOS (MWh)</text:p>
          </table:table-cell>
          <table:table-cell office:value-type="string" table:style-name="ce8">
            <text:p>CONSUMOS EN BOMBEO (MWh)</text:p>
          </table:table-cell>
          <table:table-cell table:number-columns-repeated="16375" table:style-name="ce10"/>
        </table:table-row>
        <table:table-row table:style-name="ro2">
          <table:table-cell office:value-type="string" table:style-name="ce11">
            <text:p>Hidraúlica</text:p>
          </table:table-cell>
          <table:table-cell office:value-type="float" office:value="10" table:style-name="ce12">
            <text:p>10</text:p>
          </table:table-cell>
          <table:table-cell office:value-type="float" office:value="2631.56" table:style-name="ce13">
            <text:p>2.631,56</text:p>
          </table:table-cell>
          <table:table-cell office:value-type="float" office:value="2615.38686178541" table:style-name="ce13">
            <text:p>2.615,39</text:p>
          </table:table-cell>
          <table:table-cell office:value-type="float" office:value="6882547.4500000002" table:style-name="ce13">
            <text:p>6.882.547,45</text:p>
          </table:table-cell>
          <table:table-cell office:value-type="float" office:value="41905" table:style-name="ce13">
            <text:p>41.905,00</text:p>
          </table:table-cell>
          <table:table-cell office:value-type="float" office:value="6840642.4500000002" table:style-name="ce13">
            <text:p>6.840.642,45</text:p>
          </table:table-cell>
          <table:table-cell office:value-type="float" office:value="0" table:style-name="ce13">
            <text:p>0,00</text:p>
          </table:table-cell>
          <table:table-cell office:value-type="float" office:value="913946" table:style-name="ce13">
            <text:p>913.946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pur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mixto</text:p>
          </table:table-cell>
          <table:table-cell office:value-type="float" office:value="2" table:style-name="ce12">
            <text:p>2</text:p>
          </table:table-cell>
          <table:table-cell office:value-type="float" office:value="1285.2" table:style-name="ce13">
            <text:p>1.285,20</text:p>
          </table:table-cell>
          <table:table-cell office:value-type="float" office:value="1814.6093993152799" table:style-name="ce13">
            <text:p>1.814,61</text:p>
          </table:table-cell>
          <table:table-cell office:value-type="float" office:value="2332136" table:style-name="ce13">
            <text:p>2.332.136,00</text:p>
          </table:table-cell>
          <table:table-cell office:value-type="float" office:value="14546" table:style-name="ce13">
            <text:p>14.546,00</text:p>
          </table:table-cell>
          <table:table-cell office:value-type="float" office:value="2317590" table:style-name="ce13">
            <text:p>2.317.590,00</text:p>
          </table:table-cell>
          <table:table-cell office:value-type="float" office:value="0" table:style-name="ce13">
            <text:p>0,00</text:p>
          </table:table-cell>
          <table:table-cell office:value-type="float" office:value="913946" table:style-name="ce13">
            <text:p>913.946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Nuclear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arbón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Fuel+gas y ciclo combinad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Resto hidráulica</text:p>
          </table:table-cell>
          <table:table-cell office:value-type="float" office:value="22" table:style-name="ce12">
            <text:p>22</text:p>
          </table:table-cell>
          <table:table-cell office:value-type="float" office:value="26.1" table:style-name="ce13">
            <text:p>26,10</text:p>
          </table:table-cell>
          <table:table-cell office:value-type="float" office:value="3497.0601532566998" table:style-name="ce13">
            <text:p>3.497,06</text:p>
          </table:table-cell>
          <table:table-cell office:value-type="float" office:value="91273.27" table:style-name="ce13">
            <text:p>91.273,27</text:p>
          </table:table-cell>
          <table:table-cell office:value-type="float" office:value="1476.59" table:style-name="ce13">
            <text:p>1.476,59</text:p>
          </table:table-cell>
          <table:table-cell office:value-type="float" office:value="89796.68" table:style-name="ce13">
            <text:p>89.796,68</text:p>
          </table:table-cell>
          <table:table-cell office:value-type="float" office:value="35.15" table:style-name="ce13">
            <text:p>35,15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6" table:style-name="ce12">
            <text:p>6</text:p>
          </table:table-cell>
          <table:table-cell office:value-type="float" office:value="179.34" table:style-name="ce13">
            <text:p>179,34</text:p>
          </table:table-cell>
          <table:table-cell office:value-type="float" office:value="2034.3983495037401" table:style-name="ce13">
            <text:p>2.034,40</text:p>
          </table:table-cell>
          <table:table-cell office:value-type="float" office:value="364849" table:style-name="ce13">
            <text:p>364.849,00</text:p>
          </table:table-cell>
          <table:table-cell office:value-type="float" office:value="4615" table:style-name="ce13">
            <text:p>4.615,00</text:p>
          </table:table-cell>
          <table:table-cell office:value-type="float" office:value="360234" table:style-name="ce13">
            <text:p>360.234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798" table:style-name="ce12">
            <text:p>798</text:p>
          </table:table-cell>
          <table:table-cell office:value-type="float" office:value="60.43" table:style-name="ce13">
            <text:p>60,43</text:p>
          </table:table-cell>
          <table:table-cell office:value-type="float" office:value="1663.3931821942699" table:style-name="ce13">
            <text:p>1.663,39</text:p>
          </table:table-cell>
          <table:table-cell office:value-type="float" office:value="100518.85" table:style-name="ce13">
            <text:p>100.518,85</text:p>
          </table:table-cell>
          <table:table-cell office:value-type="float" office:value="995.24" table:style-name="ce13">
            <text:p>995,24</text:p>
          </table:table-cell>
          <table:table-cell office:value-type="float" office:value="99523.61" table:style-name="ce13">
            <text:p>99.523,61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ogeneración</text:p>
          </table:table-cell>
          <table:table-cell office:value-type="float" office:value="3" table:style-name="ce12">
            <text:p>3</text:p>
          </table:table-cell>
          <table:table-cell office:value-type="float" office:value="27.76" table:style-name="ce13">
            <text:p>27,76</text:p>
          </table:table-cell>
          <table:table-cell office:value-type="float" office:value="3743.4236311239201" table:style-name="ce13">
            <text:p>3.743,42</text:p>
          </table:table-cell>
          <table:table-cell office:value-type="float" office:value="103917.44" table:style-name="ce13">
            <text:p>103.917,44</text:p>
          </table:table-cell>
          <table:table-cell office:value-type="float" office:value="1672.67" table:style-name="ce13">
            <text:p>1.672,67</text:p>
          </table:table-cell>
          <table:table-cell office:value-type="float" office:value="102244.77" table:style-name="ce13">
            <text:p>102.244,77</text:p>
          </table:table-cell>
          <table:table-cell office:value-type="float" office:value="1386.45" table:style-name="ce13">
            <text:p>1.386,45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érmica renovable y resto</text:p>
          </table:table-cell>
          <table:table-cell office:value-type="float" office:value="1" table:style-name="ce12">
            <text:p>1</text:p>
          </table:table-cell>
          <table:table-cell office:value-type="float" office:value="0.48" table:style-name="ce13">
            <text:p>0,48</text:p>
          </table:table-cell>
          <table:table-cell office:value-type="float" office:value="5310.4166666666697" table:style-name="ce13">
            <text:p>5.310,42</text:p>
          </table:table-cell>
          <table:table-cell office:value-type="float" office:value="2549" table:style-name="ce13">
            <text:p>2.549,00</text:p>
          </table:table-cell>
          <table:table-cell office:value-type="float" office:value="226" table:style-name="ce13">
            <text:p>226,00</text:p>
          </table:table-cell>
          <table:table-cell office:value-type="float" office:value="2323" table:style-name="ce13">
            <text:p>2.323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840" table:style-name="ce12">
            <text:p>840</text:p>
          </table:table-cell>
          <table:table-cell office:value-type="float" office:value="2925.67" table:style-name="ce13">
            <text:p>2.925,67</text:p>
          </table:table-cell>
          <table:table-cell office:value-type="float" office:value="2579.1203416653302" table:style-name="ce13">
            <text:p>2.579,12</text:p>
          </table:table-cell>
          <table:table-cell office:value-type="float" office:value="7545655.0099999998" table:style-name="ce13">
            <text:p>7.545.655,01</text:p>
          </table:table-cell>
          <table:table-cell office:value-type="float" office:value="50890.5" table:style-name="ce13">
            <text:p>50.890,50</text:p>
          </table:table-cell>
          <table:table-cell office:value-type="float" office:value="7494764.5099999998" table:style-name="ce13">
            <text:p>7.494.764,51</text:p>
          </table:table-cell>
          <table:table-cell office:value-type="float" office:value="1421.6" table:style-name="ce13">
            <text:p>1.421,60</text:p>
          </table:table-cell>
          <table:table-cell office:value-type="float" office:value="913946" table:style-name="ce13">
            <text:p>913.946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SANTA_CRUZ_TENERIFE" table:style-name="ta3">
        <table:table-column table:style-name="co4" table:default-cell-style-name="ce2"/>
        <table:table-column table:style-name="co5" table:default-cell-style-name="ce2"/>
        <table:table-column table:style-name="co9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2" table:number-columns-repeated="16375" table:default-cell-style-name="ce2"/>
        <table:table-row table:style-name="ro2">
          <table:table-cell office:value-type="string" table:style-name="ce8">
            <text:p>DESCRIPCION_FILA</text:p>
          </table:table-cell>
          <table:table-cell office:value-type="string" table:style-name="ce8">
            <text:p>CENTRALES ACTIVAS</text:p>
          </table:table-cell>
          <table:table-cell office:value-type="string" table:style-name="ce8">
            <text:p>POTENCIA ACTIVA (MW)</text:p>
          </table:table-cell>
          <table:table-cell office:value-type="string" table:style-name="ce8">
            <text:p>HORAS UTILIZACION</text:p>
          </table:table-cell>
          <table:table-cell office:value-type="string" table:style-name="ce8">
            <text:p>PRODUCCION EN BORNES DE LOS GENERADORES (MWh)</text:p>
          </table:table-cell>
          <table:table-cell office:value-type="string" table:style-name="ce8">
            <text:p>CONSUMOS EN GENERACION (MWh)</text:p>
          </table:table-cell>
          <table:table-cell office:value-type="string" table:style-name="ce8">
            <text:p>PRODUCCION NETA (MWH)</text:p>
          </table:table-cell>
          <table:table-cell office:value-type="string" table:style-name="ce8">
            <text:p>AUTOCONSUMOS (MWh)</text:p>
          </table:table-cell>
          <table:table-cell office:value-type="string" table:style-name="ce8">
            <text:p>CONSUMOS EN BOMBEO (MWh)</text:p>
          </table:table-cell>
          <table:table-cell table:number-columns-repeated="16375" table:style-name="ce10"/>
        </table:table-row>
        <table:table-row table:style-name="ro2">
          <table:table-cell office:value-type="string" table:style-name="ce11">
            <text:p>Hidraúl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pur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mixt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Nuclear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arbón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Fuel+gas y ciclo combinado</text:p>
          </table:table-cell>
          <table:table-cell office:value-type="float" office:value="4" table:style-name="ce12">
            <text:p>4</text:p>
          </table:table-cell>
          <table:table-cell office:value-type="float" office:value="369.9" table:style-name="ce13">
            <text:p>369,90</text:p>
          </table:table-cell>
          <table:table-cell office:value-type="float" office:value="2120.5881859962201" table:style-name="ce13">
            <text:p>2.120,59</text:p>
          </table:table-cell>
          <table:table-cell office:value-type="float" office:value="784405.57" table:style-name="ce13">
            <text:p>784.405,57</text:p>
          </table:table-cell>
          <table:table-cell office:value-type="float" office:value="48946.43" table:style-name="ce13">
            <text:p>48.946,43</text:p>
          </table:table-cell>
          <table:table-cell office:value-type="float" office:value="735459.14" table:style-name="ce13">
            <text:p>735.459,14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Resto hidráulica</text:p>
          </table:table-cell>
          <table:table-cell office:value-type="float" office:value="1" table:style-name="ce12">
            <text:p>1</text:p>
          </table:table-cell>
          <table:table-cell office:value-type="float" office:value="0.46" table:style-name="ce13">
            <text:p>0,46</text:p>
          </table:table-cell>
          <table:table-cell office:value-type="float" office:value="7547.3260869565202" table:style-name="ce13">
            <text:p>7.547,33</text:p>
          </table:table-cell>
          <table:table-cell office:value-type="float" office:value="3471.77" table:style-name="ce13">
            <text:p>3.471,77</text:p>
          </table:table-cell>
          <table:table-cell office:value-type="float" office:value="0" table:style-name="ce13">
            <text:p>0,00</text:p>
          </table:table-cell>
          <table:table-cell office:value-type="float" office:value="3471.77" table:style-name="ce13">
            <text:p>3.471,77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13" table:style-name="ce12">
            <text:p>13</text:p>
          </table:table-cell>
          <table:table-cell office:value-type="float" office:value="44.28" table:style-name="ce13">
            <text:p>44,28</text:p>
          </table:table-cell>
          <table:table-cell office:value-type="float" office:value="2246.6707317073201" table:style-name="ce13">
            <text:p>2.246,67</text:p>
          </table:table-cell>
          <table:table-cell office:value-type="float" office:value="99482.58" table:style-name="ce13">
            <text:p>99.482,58</text:p>
          </table:table-cell>
          <table:table-cell office:value-type="float" office:value="1977.74" table:style-name="ce13">
            <text:p>1.977,74</text:p>
          </table:table-cell>
          <table:table-cell office:value-type="float" office:value="97504.84" table:style-name="ce13">
            <text:p>97.504,84</text:p>
          </table:table-cell>
          <table:table-cell office:value-type="float" office:value="2255.36" table:style-name="ce13">
            <text:p>2.255,36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593" table:style-name="ce12">
            <text:p>593</text:p>
          </table:table-cell>
          <table:table-cell office:value-type="float" office:value="111.11" table:style-name="ce13">
            <text:p>111,11</text:p>
          </table:table-cell>
          <table:table-cell office:value-type="float" office:value="1744.90369903699" table:style-name="ce13">
            <text:p>1.744,90</text:p>
          </table:table-cell>
          <table:table-cell office:value-type="float" office:value="193876.25" table:style-name="ce13">
            <text:p>193.876,25</text:p>
          </table:table-cell>
          <table:table-cell office:value-type="float" office:value="1919.57" table:style-name="ce13">
            <text:p>1.919,57</text:p>
          </table:table-cell>
          <table:table-cell office:value-type="float" office:value="191956.68" table:style-name="ce13">
            <text:p>191.956,68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ogeneración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érmica renovable y resto</text:p>
          </table:table-cell>
          <table:table-cell office:value-type="float" office:value="2" table:style-name="ce12">
            <text:p>2</text:p>
          </table:table-cell>
          <table:table-cell office:value-type="float" office:value="6.1" table:style-name="ce13">
            <text:p>6,10</text:p>
          </table:table-cell>
          <table:table-cell office:value-type="float" office:value="1667.0819672131099" table:style-name="ce13">
            <text:p>1.667,08</text:p>
          </table:table-cell>
          <table:table-cell office:value-type="float" office:value="10169.200000000001" table:style-name="ce13">
            <text:p>10.169,20</text:p>
          </table:table-cell>
          <table:table-cell office:value-type="float" office:value="437.6" table:style-name="ce13">
            <text:p>437,60</text:p>
          </table:table-cell>
          <table:table-cell office:value-type="float" office:value="9731.6" table:style-name="ce13">
            <text:p>9.731,60</text:p>
          </table:table-cell>
          <table:table-cell office:value-type="float" office:value="597.6" table:style-name="ce13">
            <text:p>597,6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613" table:style-name="ce12">
            <text:p>613</text:p>
          </table:table-cell>
          <table:table-cell office:value-type="float" office:value="531.85" table:style-name="ce13">
            <text:p>531,85</text:p>
          </table:table-cell>
          <table:table-cell office:value-type="float" office:value="2052.0924508790099" table:style-name="ce13">
            <text:p>2.052,09</text:p>
          </table:table-cell>
          <table:table-cell office:value-type="float" office:value="1091405.3700000001" table:style-name="ce13">
            <text:p>1.091.405,37</text:p>
          </table:table-cell>
          <table:table-cell office:value-type="float" office:value="53281.34" table:style-name="ce13">
            <text:p>53.281,34</text:p>
          </table:table-cell>
          <table:table-cell office:value-type="float" office:value="1038124.03" table:style-name="ce13">
            <text:p>1.038.124,03</text:p>
          </table:table-cell>
          <table:table-cell office:value-type="float" office:value="2852.96" table:style-name="ce13">
            <text:p>2.852,96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CANTABRIA" table:style-name="ta3">
        <table:table-column table:style-name="co4" table:default-cell-style-name="ce2"/>
        <table:table-column table:style-name="co5" table:default-cell-style-name="ce2"/>
        <table:table-column table:style-name="co9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2" table:number-columns-repeated="16375" table:default-cell-style-name="ce2"/>
        <table:table-row table:style-name="ro2">
          <table:table-cell office:value-type="string" table:style-name="ce8">
            <text:p>DESCRIPCION_FILA</text:p>
          </table:table-cell>
          <table:table-cell office:value-type="string" table:style-name="ce8">
            <text:p>CENTRALES ACTIVAS</text:p>
          </table:table-cell>
          <table:table-cell office:value-type="string" table:style-name="ce8">
            <text:p>POTENCIA ACTIVA (MW)</text:p>
          </table:table-cell>
          <table:table-cell office:value-type="string" table:style-name="ce8">
            <text:p>HORAS UTILIZACION</text:p>
          </table:table-cell>
          <table:table-cell office:value-type="string" table:style-name="ce8">
            <text:p>PRODUCCION EN BORNES DE LOS GENERADORES (MWh)</text:p>
          </table:table-cell>
          <table:table-cell office:value-type="string" table:style-name="ce8">
            <text:p>CONSUMOS EN GENERACION (MWh)</text:p>
          </table:table-cell>
          <table:table-cell office:value-type="string" table:style-name="ce8">
            <text:p>PRODUCCION NETA (MWH)</text:p>
          </table:table-cell>
          <table:table-cell office:value-type="string" table:style-name="ce8">
            <text:p>AUTOCONSUMOS (MWh)</text:p>
          </table:table-cell>
          <table:table-cell office:value-type="string" table:style-name="ce8">
            <text:p>CONSUMOS EN BOMBEO (MWh)</text:p>
          </table:table-cell>
          <table:table-cell table:number-columns-repeated="16375" table:style-name="ce10"/>
        </table:table-row>
        <table:table-row table:style-name="ro2">
          <table:table-cell office:value-type="string" table:style-name="ce11">
            <text:p>Hidraúlica</text:p>
          </table:table-cell>
          <table:table-cell office:value-type="float" office:value="6" table:style-name="ce12">
            <text:p>6</text:p>
          </table:table-cell>
          <table:table-cell office:value-type="float" office:value="388.55" table:style-name="ce13">
            <text:p>388,55</text:p>
          </table:table-cell>
          <table:table-cell office:value-type="float" office:value="1250.34587569167" table:style-name="ce13">
            <text:p>1.250,35</text:p>
          </table:table-cell>
          <table:table-cell office:value-type="float" office:value="485821.89" table:style-name="ce13">
            <text:p>485.821,89</text:p>
          </table:table-cell>
          <table:table-cell office:value-type="float" office:value="3979.13" table:style-name="ce13">
            <text:p>3.979,13</text:p>
          </table:table-cell>
          <table:table-cell office:value-type="float" office:value="481842.76" table:style-name="ce13">
            <text:p>481.842,76</text:p>
          </table:table-cell>
          <table:table-cell office:value-type="float" office:value="0" table:style-name="ce13">
            <text:p>0,00</text:p>
          </table:table-cell>
          <table:table-cell office:value-type="float" office:value="614630.17000000004" table:style-name="ce13">
            <text:p>614.630,17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puro</text:p>
          </table:table-cell>
          <table:table-cell office:value-type="float" office:value="1" table:style-name="ce12">
            <text:p>1</text:p>
          </table:table-cell>
          <table:table-cell office:value-type="float" office:value="361.9" table:style-name="ce13">
            <text:p>361,90</text:p>
          </table:table-cell>
          <table:table-cell office:value-type="float" office:value="1190.3951091461699" table:style-name="ce13">
            <text:p>1.190,40</text:p>
          </table:table-cell>
          <table:table-cell office:value-type="float" office:value="430803.99" table:style-name="ce13">
            <text:p>430.803,99</text:p>
          </table:table-cell>
          <table:table-cell office:value-type="float" office:value="2739.32" table:style-name="ce13">
            <text:p>2.739,32</text:p>
          </table:table-cell>
          <table:table-cell office:value-type="float" office:value="428064.67" table:style-name="ce13">
            <text:p>428.064,67</text:p>
          </table:table-cell>
          <table:table-cell office:value-type="float" office:value="0" table:style-name="ce13">
            <text:p>0,00</text:p>
          </table:table-cell>
          <table:table-cell office:value-type="float" office:value="614630.17000000004" table:style-name="ce13">
            <text:p>614.630,17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mixt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Nuclear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arbón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Fuel+gas y ciclo combinad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Resto hidráulica</text:p>
          </table:table-cell>
          <table:table-cell office:value-type="float" office:value="13" table:style-name="ce12">
            <text:p>13</text:p>
          </table:table-cell>
          <table:table-cell office:value-type="float" office:value="39.35" table:style-name="ce13">
            <text:p>39,35</text:p>
          </table:table-cell>
          <table:table-cell office:value-type="float" office:value="2930.0620076238902" table:style-name="ce13">
            <text:p>2.930,06</text:p>
          </table:table-cell>
          <table:table-cell office:value-type="float" office:value="115297.94" table:style-name="ce13">
            <text:p>115.297,94</text:p>
          </table:table-cell>
          <table:table-cell office:value-type="float" office:value="1272.94" table:style-name="ce13">
            <text:p>1.272,94</text:p>
          </table:table-cell>
          <table:table-cell office:value-type="float" office:value="114025" table:style-name="ce13">
            <text:p>114.025,00</text:p>
          </table:table-cell>
          <table:table-cell office:value-type="float" office:value="14.31" table:style-name="ce13">
            <text:p>14,31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1" table:style-name="ce12">
            <text:p>1</text:p>
          </table:table-cell>
          <table:table-cell office:value-type="float" office:value="32.299999999999997" table:style-name="ce13">
            <text:p>32,30</text:p>
          </table:table-cell>
          <table:table-cell office:value-type="float" office:value="1934.3034055727601" table:style-name="ce13">
            <text:p>1.934,30</text:p>
          </table:table-cell>
          <table:table-cell office:value-type="float" office:value="62478" table:style-name="ce13">
            <text:p>62.478,00</text:p>
          </table:table-cell>
          <table:table-cell office:value-type="float" office:value="756" table:style-name="ce13">
            <text:p>756,00</text:p>
          </table:table-cell>
          <table:table-cell office:value-type="float" office:value="61722" table:style-name="ce13">
            <text:p>61.722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139" table:style-name="ce12">
            <text:p>139</text:p>
          </table:table-cell>
          <table:table-cell office:value-type="float" office:value="2.0699999999999998" table:style-name="ce13">
            <text:p>2,07</text:p>
          </table:table-cell>
          <table:table-cell office:value-type="float" office:value="1031.8115942029001" table:style-name="ce13">
            <text:p>1.031,81</text:p>
          </table:table-cell>
          <table:table-cell office:value-type="float" office:value="2135.85" table:style-name="ce13">
            <text:p>2.135,85</text:p>
          </table:table-cell>
          <table:table-cell office:value-type="float" office:value="21.15" table:style-name="ce13">
            <text:p>21,15</text:p>
          </table:table-cell>
          <table:table-cell office:value-type="float" office:value="2114.6999999999998" table:style-name="ce13">
            <text:p>2.114,7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ogeneración</text:p>
          </table:table-cell>
          <table:table-cell office:value-type="float" office:value="7" table:style-name="ce12">
            <text:p>7</text:p>
          </table:table-cell>
          <table:table-cell office:value-type="float" office:value="173.38" table:style-name="ce13">
            <text:p>173,38</text:p>
          </table:table-cell>
          <table:table-cell office:value-type="float" office:value="5629.6547467989403" table:style-name="ce13">
            <text:p>5.629,65</text:p>
          </table:table-cell>
          <table:table-cell office:value-type="float" office:value="976069.54" table:style-name="ce13">
            <text:p>976.069,54</text:p>
          </table:table-cell>
          <table:table-cell office:value-type="float" office:value="53909.11" table:style-name="ce13">
            <text:p>53.909,11</text:p>
          </table:table-cell>
          <table:table-cell office:value-type="float" office:value="922160.43" table:style-name="ce13">
            <text:p>922.160,43</text:p>
          </table:table-cell>
          <table:table-cell office:value-type="float" office:value="218078.33" table:style-name="ce13">
            <text:p>218.078,33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érmica renovable y resto</text:p>
          </table:table-cell>
          <table:table-cell office:value-type="float" office:value="3" table:style-name="ce12">
            <text:p>3</text:p>
          </table:table-cell>
          <table:table-cell office:value-type="float" office:value="24.36" table:style-name="ce13">
            <text:p>24,36</text:p>
          </table:table-cell>
          <table:table-cell office:value-type="float" office:value="7219.0619868637104" table:style-name="ce13">
            <text:p>7.219,06</text:p>
          </table:table-cell>
          <table:table-cell office:value-type="float" office:value="175856.35" table:style-name="ce13">
            <text:p>175.856,35</text:p>
          </table:table-cell>
          <table:table-cell office:value-type="float" office:value="21067.13" table:style-name="ce13">
            <text:p>21.067,13</text:p>
          </table:table-cell>
          <table:table-cell office:value-type="float" office:value="154789.22" table:style-name="ce13">
            <text:p>154.789,22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169" table:style-name="ce12">
            <text:p>169</text:p>
          </table:table-cell>
          <table:table-cell office:value-type="float" office:value="660.01" table:style-name="ce13">
            <text:p>660,01</text:p>
          </table:table-cell>
          <table:table-cell office:value-type="float" office:value="2753.9879244253898" table:style-name="ce13">
            <text:p>2.753,99</text:p>
          </table:table-cell>
          <table:table-cell office:value-type="float" office:value="1817659.57" table:style-name="ce13">
            <text:p>1.817.659,57</text:p>
          </table:table-cell>
          <table:table-cell office:value-type="float" office:value="81005.460000000006" table:style-name="ce13">
            <text:p>81.005,46</text:p>
          </table:table-cell>
          <table:table-cell office:value-type="float" office:value="1736654.11" table:style-name="ce13">
            <text:p>1.736.654,11</text:p>
          </table:table-cell>
          <table:table-cell office:value-type="float" office:value="218092.64" table:style-name="ce13">
            <text:p>218.092,64</text:p>
          </table:table-cell>
          <table:table-cell office:value-type="float" office:value="614630.17000000004" table:style-name="ce13">
            <text:p>614.630,17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SEGOVIA" table:style-name="ta3">
        <table:table-column table:style-name="co4" table:default-cell-style-name="ce2"/>
        <table:table-column table:style-name="co5" table:default-cell-style-name="ce2"/>
        <table:table-column table:style-name="co9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2" table:number-columns-repeated="16375" table:default-cell-style-name="ce2"/>
        <table:table-row table:style-name="ro2">
          <table:table-cell office:value-type="string" table:style-name="ce8">
            <text:p>DESCRIPCION_FILA</text:p>
          </table:table-cell>
          <table:table-cell office:value-type="string" table:style-name="ce8">
            <text:p>CENTRALES ACTIVAS</text:p>
          </table:table-cell>
          <table:table-cell office:value-type="string" table:style-name="ce8">
            <text:p>POTENCIA ACTIVA (MW)</text:p>
          </table:table-cell>
          <table:table-cell office:value-type="string" table:style-name="ce8">
            <text:p>HORAS UTILIZACION</text:p>
          </table:table-cell>
          <table:table-cell office:value-type="string" table:style-name="ce8">
            <text:p>PRODUCCION EN BORNES DE LOS GENERADORES (MWh)</text:p>
          </table:table-cell>
          <table:table-cell office:value-type="string" table:style-name="ce8">
            <text:p>CONSUMOS EN GENERACION (MWh)</text:p>
          </table:table-cell>
          <table:table-cell office:value-type="string" table:style-name="ce8">
            <text:p>PRODUCCION NETA (MWH)</text:p>
          </table:table-cell>
          <table:table-cell office:value-type="string" table:style-name="ce8">
            <text:p>AUTOCONSUMOS (MWh)</text:p>
          </table:table-cell>
          <table:table-cell office:value-type="string" table:style-name="ce8">
            <text:p>CONSUMOS EN BOMBEO (MWh)</text:p>
          </table:table-cell>
          <table:table-cell table:number-columns-repeated="16375" table:style-name="ce10"/>
        </table:table-row>
        <table:table-row table:style-name="ro2">
          <table:table-cell office:value-type="string" table:style-name="ce11">
            <text:p>Hidraúlica</text:p>
          </table:table-cell>
          <table:table-cell office:value-type="float" office:value="3" table:style-name="ce12">
            <text:p>3</text:p>
          </table:table-cell>
          <table:table-cell office:value-type="float" office:value="7.5" table:style-name="ce13">
            <text:p>7,50</text:p>
          </table:table-cell>
          <table:table-cell office:value-type="float" office:value="1567.5440000000001" table:style-name="ce13">
            <text:p>1.567,54</text:p>
          </table:table-cell>
          <table:table-cell office:value-type="float" office:value="11756.58" table:style-name="ce13">
            <text:p>11.756,58</text:p>
          </table:table-cell>
          <table:table-cell office:value-type="float" office:value="908.83" table:style-name="ce13">
            <text:p>908,83</text:p>
          </table:table-cell>
          <table:table-cell office:value-type="float" office:value="10847.75" table:style-name="ce13">
            <text:p>10.847,75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pur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mixt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Nuclear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arbón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Fuel+gas y ciclo combinad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Resto hidráulica</text:p>
          </table:table-cell>
          <table:table-cell office:value-type="float" office:value="8" table:style-name="ce12">
            <text:p>8</text:p>
          </table:table-cell>
          <table:table-cell office:value-type="float" office:value="5.19" table:style-name="ce13">
            <text:p>5,19</text:p>
          </table:table-cell>
          <table:table-cell office:value-type="float" office:value="1964.93063583815" table:style-name="ce13">
            <text:p>1.964,93</text:p>
          </table:table-cell>
          <table:table-cell office:value-type="float" office:value="10197.99" table:style-name="ce13">
            <text:p>10.197,99</text:p>
          </table:table-cell>
          <table:table-cell office:value-type="float" office:value="0" table:style-name="ce13">
            <text:p>0,00</text:p>
          </table:table-cell>
          <table:table-cell office:value-type="float" office:value="10197.99" table:style-name="ce13">
            <text:p>10.197,99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3" table:style-name="ce12">
            <text:p>3</text:p>
          </table:table-cell>
          <table:table-cell office:value-type="float" office:value="75.72" table:style-name="ce13">
            <text:p>75,72</text:p>
          </table:table-cell>
          <table:table-cell office:value-type="float" office:value="1750.1152931854199" table:style-name="ce13">
            <text:p>1.750,12</text:p>
          </table:table-cell>
          <table:table-cell office:value-type="float" office:value="132518.73000000001" table:style-name="ce13">
            <text:p>132.518,73</text:p>
          </table:table-cell>
          <table:table-cell office:value-type="float" office:value="3321.27" table:style-name="ce13">
            <text:p>3.321,27</text:p>
          </table:table-cell>
          <table:table-cell office:value-type="float" office:value="129197.46" table:style-name="ce13">
            <text:p>129.197,46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329" table:style-name="ce12">
            <text:p>329</text:p>
          </table:table-cell>
          <table:table-cell office:value-type="float" office:value="24.63" table:style-name="ce13">
            <text:p>24,63</text:p>
          </table:table-cell>
          <table:table-cell office:value-type="float" office:value="1777.2630937880599" table:style-name="ce13">
            <text:p>1.777,26</text:p>
          </table:table-cell>
          <table:table-cell office:value-type="float" office:value="43773.99" table:style-name="ce13">
            <text:p>43.773,99</text:p>
          </table:table-cell>
          <table:table-cell office:value-type="float" office:value="433.4" table:style-name="ce13">
            <text:p>433,40</text:p>
          </table:table-cell>
          <table:table-cell office:value-type="float" office:value="43340.59" table:style-name="ce13">
            <text:p>43.340,59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ogeneración</text:p>
          </table:table-cell>
          <table:table-cell office:value-type="float" office:value="4" table:style-name="ce12">
            <text:p>4</text:p>
          </table:table-cell>
          <table:table-cell office:value-type="float" office:value="20.38" table:style-name="ce13">
            <text:p>20,38</text:p>
          </table:table-cell>
          <table:table-cell office:value-type="float" office:value="5831.2904808635903" table:style-name="ce13">
            <text:p>5.831,29</text:p>
          </table:table-cell>
          <table:table-cell office:value-type="float" office:value="118841.7" table:style-name="ce13">
            <text:p>118.841,70</text:p>
          </table:table-cell>
          <table:table-cell office:value-type="float" office:value="8097.57" table:style-name="ce13">
            <text:p>8.097,57</text:p>
          </table:table-cell>
          <table:table-cell office:value-type="float" office:value="110744.13" table:style-name="ce13">
            <text:p>110.744,13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érmica renovable y rest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347" table:style-name="ce12">
            <text:p>347</text:p>
          </table:table-cell>
          <table:table-cell office:value-type="float" office:value="133.41999999999999" table:style-name="ce13">
            <text:p>133,42</text:p>
          </table:table-cell>
          <table:table-cell office:value-type="float" office:value="2376.6226202968101" table:style-name="ce13">
            <text:p>2.376,62</text:p>
          </table:table-cell>
          <table:table-cell office:value-type="float" office:value="317088.99" table:style-name="ce13">
            <text:p>317.088,99</text:p>
          </table:table-cell>
          <table:table-cell office:value-type="float" office:value="12761.07" table:style-name="ce13">
            <text:p>12.761,07</text:p>
          </table:table-cell>
          <table:table-cell office:value-type="float" office:value="304327.92" table:style-name="ce13">
            <text:p>304.327,92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SEVILLA" table:style-name="ta3">
        <table:table-column table:style-name="co4" table:default-cell-style-name="ce2"/>
        <table:table-column table:style-name="co5" table:default-cell-style-name="ce2"/>
        <table:table-column table:style-name="co9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2" table:number-columns-repeated="16375" table:default-cell-style-name="ce2"/>
        <table:table-row table:style-name="ro2">
          <table:table-cell office:value-type="string" table:style-name="ce8">
            <text:p>DESCRIPCION_FILA</text:p>
          </table:table-cell>
          <table:table-cell office:value-type="string" table:style-name="ce8">
            <text:p>CENTRALES ACTIVAS</text:p>
          </table:table-cell>
          <table:table-cell office:value-type="string" table:style-name="ce8">
            <text:p>POTENCIA ACTIVA (MW)</text:p>
          </table:table-cell>
          <table:table-cell office:value-type="string" table:style-name="ce8">
            <text:p>HORAS UTILIZACION</text:p>
          </table:table-cell>
          <table:table-cell office:value-type="string" table:style-name="ce8">
            <text:p>PRODUCCION EN BORNES DE LOS GENERADORES (MWh)</text:p>
          </table:table-cell>
          <table:table-cell office:value-type="string" table:style-name="ce8">
            <text:p>CONSUMOS EN GENERACION (MWh)</text:p>
          </table:table-cell>
          <table:table-cell office:value-type="string" table:style-name="ce8">
            <text:p>PRODUCCION NETA (MWH)</text:p>
          </table:table-cell>
          <table:table-cell office:value-type="string" table:style-name="ce8">
            <text:p>AUTOCONSUMOS (MWh)</text:p>
          </table:table-cell>
          <table:table-cell office:value-type="string" table:style-name="ce8">
            <text:p>CONSUMOS EN BOMBEO (MWh)</text:p>
          </table:table-cell>
          <table:table-cell table:number-columns-repeated="16375" table:style-name="ce10"/>
        </table:table-row>
        <table:table-row table:style-name="ro2">
          <table:table-cell office:value-type="string" table:style-name="ce11">
            <text:p>Hidraúlica</text:p>
          </table:table-cell>
          <table:table-cell office:value-type="float" office:value="6" table:style-name="ce12">
            <text:p>6</text:p>
          </table:table-cell>
          <table:table-cell office:value-type="float" office:value="263.57" table:style-name="ce13">
            <text:p>263,57</text:p>
          </table:table-cell>
          <table:table-cell office:value-type="float" office:value="526.31938384489899" table:style-name="ce13">
            <text:p>526,32</text:p>
          </table:table-cell>
          <table:table-cell office:value-type="float" office:value="138722" table:style-name="ce13">
            <text:p>138.722,00</text:p>
          </table:table-cell>
          <table:table-cell office:value-type="float" office:value="2643" table:style-name="ce13">
            <text:p>2.643,00</text:p>
          </table:table-cell>
          <table:table-cell office:value-type="float" office:value="136079" table:style-name="ce13">
            <text:p>136.079,00</text:p>
          </table:table-cell>
          <table:table-cell office:value-type="float" office:value="0" table:style-name="ce13">
            <text:p>0,00</text:p>
          </table:table-cell>
          <table:table-cell office:value-type="float" office:value="118344" table:style-name="ce13">
            <text:p>118.344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puro</text:p>
          </table:table-cell>
          <table:table-cell office:value-type="float" office:value="1" table:style-name="ce12">
            <text:p>1</text:p>
          </table:table-cell>
          <table:table-cell office:value-type="float" office:value="210" table:style-name="ce13">
            <text:p>210,00</text:p>
          </table:table-cell>
          <table:table-cell office:value-type="float" office:value="395.728571428571" table:style-name="ce13">
            <text:p>395,73</text:p>
          </table:table-cell>
          <table:table-cell office:value-type="float" office:value="83103" table:style-name="ce13">
            <text:p>83.103,00</text:p>
          </table:table-cell>
          <table:table-cell office:value-type="float" office:value="352" table:style-name="ce13">
            <text:p>352,00</text:p>
          </table:table-cell>
          <table:table-cell office:value-type="float" office:value="82751" table:style-name="ce13">
            <text:p>82.751,00</text:p>
          </table:table-cell>
          <table:table-cell office:value-type="float" office:value="0" table:style-name="ce13">
            <text:p>0,00</text:p>
          </table:table-cell>
          <table:table-cell office:value-type="float" office:value="110507" table:style-name="ce13">
            <text:p>110.507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mixto</text:p>
          </table:table-cell>
          <table:table-cell office:value-type="float" office:value="1" table:style-name="ce12">
            <text:p>1</text:p>
          </table:table-cell>
          <table:table-cell office:value-type="float" office:value="33.200000000000003" table:style-name="ce13">
            <text:p>33,20</text:p>
          </table:table-cell>
          <table:table-cell office:value-type="float" office:value="777.68072289156601" table:style-name="ce13">
            <text:p>777,68</text:p>
          </table:table-cell>
          <table:table-cell office:value-type="float" office:value="25819" table:style-name="ce13">
            <text:p>25.819,00</text:p>
          </table:table-cell>
          <table:table-cell office:value-type="float" office:value="1434" table:style-name="ce13">
            <text:p>1.434,00</text:p>
          </table:table-cell>
          <table:table-cell office:value-type="float" office:value="24385" table:style-name="ce13">
            <text:p>24.385,00</text:p>
          </table:table-cell>
          <table:table-cell office:value-type="float" office:value="0" table:style-name="ce13">
            <text:p>0,00</text:p>
          </table:table-cell>
          <table:table-cell office:value-type="float" office:value="7837" table:style-name="ce13">
            <text:p>7.837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Nuclear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arbón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Fuel+gas y ciclo combinad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Resto hidráulica</text:p>
          </table:table-cell>
          <table:table-cell office:value-type="float" office:value="2" table:style-name="ce12">
            <text:p>2</text:p>
          </table:table-cell>
          <table:table-cell office:value-type="float" office:value="2.9" table:style-name="ce13">
            <text:p>2,90</text:p>
          </table:table-cell>
          <table:table-cell office:value-type="float" office:value="3408.6275862069001" table:style-name="ce13">
            <text:p>3.408,63</text:p>
          </table:table-cell>
          <table:table-cell office:value-type="float" office:value="9885.02" table:style-name="ce13">
            <text:p>9.885,02</text:p>
          </table:table-cell>
          <table:table-cell office:value-type="float" office:value="78.09" table:style-name="ce13">
            <text:p>78,09</text:p>
          </table:table-cell>
          <table:table-cell office:value-type="float" office:value="9806.93" table:style-name="ce13">
            <text:p>9.806,93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5" table:style-name="ce12">
            <text:p>5</text:p>
          </table:table-cell>
          <table:table-cell office:value-type="float" office:value="135.5" table:style-name="ce13">
            <text:p>135,50</text:p>
          </table:table-cell>
          <table:table-cell office:value-type="float" office:value="2566.1890774907702" table:style-name="ce13">
            <text:p>2.566,19</text:p>
          </table:table-cell>
          <table:table-cell office:value-type="float" office:value="347718.62" table:style-name="ce13">
            <text:p>347.718,62</text:p>
          </table:table-cell>
          <table:table-cell office:value-type="float" office:value="17067.21" table:style-name="ce13">
            <text:p>17.067,21</text:p>
          </table:table-cell>
          <table:table-cell office:value-type="float" office:value="330651.40999999997" table:style-name="ce13">
            <text:p>330.651,41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2024" table:style-name="ce12">
            <text:p>2.024</text:p>
          </table:table-cell>
          <table:table-cell office:value-type="float" office:value="217.04" table:style-name="ce13">
            <text:p>217,04</text:p>
          </table:table-cell>
          <table:table-cell office:value-type="float" office:value="1765.7248433468501" table:style-name="ce13">
            <text:p>1.765,72</text:p>
          </table:table-cell>
          <table:table-cell office:value-type="float" office:value="383232.92" table:style-name="ce13">
            <text:p>383.232,92</text:p>
          </table:table-cell>
          <table:table-cell office:value-type="float" office:value="3794.39" table:style-name="ce13">
            <text:p>3.794,39</text:p>
          </table:table-cell>
          <table:table-cell office:value-type="float" office:value="379438.53" table:style-name="ce13">
            <text:p>379.438,53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11" table:style-name="ce12">
            <text:p>11</text:p>
          </table:table-cell>
          <table:table-cell office:value-type="float" office:value="447.72" table:style-name="ce13">
            <text:p>447,72</text:p>
          </table:table-cell>
          <table:table-cell office:value-type="float" office:value="2179.2183954257098" table:style-name="ce13">
            <text:p>2.179,22</text:p>
          </table:table-cell>
          <table:table-cell office:value-type="float" office:value="975679.66" table:style-name="ce13">
            <text:p>975.679,66</text:p>
          </table:table-cell>
          <table:table-cell office:value-type="float" office:value="88698.15" table:style-name="ce13">
            <text:p>88.698,15</text:p>
          </table:table-cell>
          <table:table-cell office:value-type="float" office:value="886981.51" table:style-name="ce13">
            <text:p>886.981,51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ogeneración</text:p>
          </table:table-cell>
          <table:table-cell office:value-type="float" office:value="10" table:style-name="ce12">
            <text:p>10</text:p>
          </table:table-cell>
          <table:table-cell office:value-type="float" office:value="51.35" table:style-name="ce13">
            <text:p>51,35</text:p>
          </table:table-cell>
          <table:table-cell office:value-type="float" office:value="7020.7443037974699" table:style-name="ce13">
            <text:p>7.020,74</text:p>
          </table:table-cell>
          <table:table-cell office:value-type="float" office:value="360515.22" table:style-name="ce13">
            <text:p>360.515,22</text:p>
          </table:table-cell>
          <table:table-cell office:value-type="float" office:value="14273.8" table:style-name="ce13">
            <text:p>14.273,80</text:p>
          </table:table-cell>
          <table:table-cell office:value-type="float" office:value="346241.42" table:style-name="ce13">
            <text:p>346.241,42</text:p>
          </table:table-cell>
          <table:table-cell office:value-type="float" office:value="10150.219999999999" table:style-name="ce13">
            <text:p>10.150,22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érmica renovable y resto</text:p>
          </table:table-cell>
          <table:table-cell office:value-type="float" office:value="3" table:style-name="ce12">
            <text:p>3</text:p>
          </table:table-cell>
          <table:table-cell office:value-type="float" office:value="17.88" table:style-name="ce13">
            <text:p>17,88</text:p>
          </table:table-cell>
          <table:table-cell office:value-type="float" office:value="4436.2958612975399" table:style-name="ce13">
            <text:p>4.436,30</text:p>
          </table:table-cell>
          <table:table-cell office:value-type="float" office:value="79320.97" table:style-name="ce13">
            <text:p>79.320,97</text:p>
          </table:table-cell>
          <table:table-cell office:value-type="float" office:value="3338.29" table:style-name="ce13">
            <text:p>3.338,29</text:p>
          </table:table-cell>
          <table:table-cell office:value-type="float" office:value="75982.679999999993" table:style-name="ce13">
            <text:p>75.982,68</text:p>
          </table:table-cell>
          <table:table-cell office:value-type="float" office:value="4480.21" table:style-name="ce13">
            <text:p>4.480,21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2061" table:style-name="ce12">
            <text:p>2.061</text:p>
          </table:table-cell>
          <table:table-cell office:value-type="float" office:value="1135.96" table:style-name="ce13">
            <text:p>1.135,96</text:p>
          </table:table-cell>
          <table:table-cell office:value-type="float" office:value="2020.3831208845399" table:style-name="ce13">
            <text:p>2.020,38</text:p>
          </table:table-cell>
          <table:table-cell office:value-type="float" office:value="2295074.41" table:style-name="ce13">
            <text:p>2.295.074,41</text:p>
          </table:table-cell>
          <table:table-cell office:value-type="float" office:value="129892.93" table:style-name="ce13">
            <text:p>129.892,93</text:p>
          </table:table-cell>
          <table:table-cell office:value-type="float" office:value="2165181.48" table:style-name="ce13">
            <text:p>2.165.181,48</text:p>
          </table:table-cell>
          <table:table-cell office:value-type="float" office:value="14630.43" table:style-name="ce13">
            <text:p>14.630,43</text:p>
          </table:table-cell>
          <table:table-cell office:value-type="float" office:value="118344" table:style-name="ce13">
            <text:p>118.344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SORIA" table:style-name="ta3">
        <table:table-column table:style-name="co4" table:default-cell-style-name="ce2"/>
        <table:table-column table:style-name="co5" table:default-cell-style-name="ce2"/>
        <table:table-column table:style-name="co9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2" table:number-columns-repeated="16375" table:default-cell-style-name="ce2"/>
        <table:table-row table:style-name="ro2">
          <table:table-cell office:value-type="string" table:style-name="ce8">
            <text:p>DESCRIPCION_FILA</text:p>
          </table:table-cell>
          <table:table-cell office:value-type="string" table:style-name="ce8">
            <text:p>CENTRALES ACTIVAS</text:p>
          </table:table-cell>
          <table:table-cell office:value-type="string" table:style-name="ce8">
            <text:p>POTENCIA ACTIVA (MW)</text:p>
          </table:table-cell>
          <table:table-cell office:value-type="string" table:style-name="ce8">
            <text:p>HORAS UTILIZACION</text:p>
          </table:table-cell>
          <table:table-cell office:value-type="string" table:style-name="ce8">
            <text:p>PRODUCCION EN BORNES DE LOS GENERADORES (MWh)</text:p>
          </table:table-cell>
          <table:table-cell office:value-type="string" table:style-name="ce8">
            <text:p>CONSUMOS EN GENERACION (MWh)</text:p>
          </table:table-cell>
          <table:table-cell office:value-type="string" table:style-name="ce8">
            <text:p>PRODUCCION NETA (MWH)</text:p>
          </table:table-cell>
          <table:table-cell office:value-type="string" table:style-name="ce8">
            <text:p>AUTOCONSUMOS (MWh)</text:p>
          </table:table-cell>
          <table:table-cell office:value-type="string" table:style-name="ce8">
            <text:p>CONSUMOS EN BOMBEO (MWh)</text:p>
          </table:table-cell>
          <table:table-cell table:number-columns-repeated="16375" table:style-name="ce10"/>
        </table:table-row>
        <table:table-row table:style-name="ro2">
          <table:table-cell office:value-type="string" table:style-name="ce11">
            <text:p>Hidraúlica</text:p>
          </table:table-cell>
          <table:table-cell office:value-type="float" office:value="4" table:style-name="ce12">
            <text:p>4</text:p>
          </table:table-cell>
          <table:table-cell office:value-type="float" office:value="12.64" table:style-name="ce13">
            <text:p>12,64</text:p>
          </table:table-cell>
          <table:table-cell office:value-type="float" office:value="1984.74762658228" table:style-name="ce13">
            <text:p>1.984,75</text:p>
          </table:table-cell>
          <table:table-cell office:value-type="float" office:value="25087.21" table:style-name="ce13">
            <text:p>25.087,21</text:p>
          </table:table-cell>
          <table:table-cell office:value-type="float" office:value="386.2" table:style-name="ce13">
            <text:p>386,20</text:p>
          </table:table-cell>
          <table:table-cell office:value-type="float" office:value="24701.01" table:style-name="ce13">
            <text:p>24.701,01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pur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mixt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Nuclear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arbón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Fuel+gas y ciclo combinad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Resto hidráulica</text:p>
          </table:table-cell>
          <table:table-cell office:value-type="float" office:value="7" table:style-name="ce12">
            <text:p>7</text:p>
          </table:table-cell>
          <table:table-cell office:value-type="float" office:value="5.13" table:style-name="ce13">
            <text:p>5,13</text:p>
          </table:table-cell>
          <table:table-cell office:value-type="float" office:value="2908.6530214425002" table:style-name="ce13">
            <text:p>2.908,65</text:p>
          </table:table-cell>
          <table:table-cell office:value-type="float" office:value="14921.39" table:style-name="ce13">
            <text:p>14.921,39</text:p>
          </table:table-cell>
          <table:table-cell office:value-type="float" office:value="181" table:style-name="ce13">
            <text:p>181,00</text:p>
          </table:table-cell>
          <table:table-cell office:value-type="float" office:value="14740.39" table:style-name="ce13">
            <text:p>14.740,39</text:p>
          </table:table-cell>
          <table:table-cell office:value-type="float" office:value="194" table:style-name="ce13">
            <text:p>194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40" table:style-name="ce12">
            <text:p>40</text:p>
          </table:table-cell>
          <table:table-cell office:value-type="float" office:value="1164.57" table:style-name="ce13">
            <text:p>1.164,57</text:p>
          </table:table-cell>
          <table:table-cell office:value-type="float" office:value="2150.2056982405502" table:style-name="ce13">
            <text:p>2.150,21</text:p>
          </table:table-cell>
          <table:table-cell office:value-type="float" office:value="2504065.0499999998" table:style-name="ce13">
            <text:p>2.504.065,05</text:p>
          </table:table-cell>
          <table:table-cell office:value-type="float" office:value="57512.38" table:style-name="ce13">
            <text:p>57.512,38</text:p>
          </table:table-cell>
          <table:table-cell office:value-type="float" office:value="2446552.67" table:style-name="ce13">
            <text:p>2.446.552,67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288" table:style-name="ce12">
            <text:p>288</text:p>
          </table:table-cell>
          <table:table-cell office:value-type="float" office:value="20.96" table:style-name="ce13">
            <text:p>20,96</text:p>
          </table:table-cell>
          <table:table-cell office:value-type="float" office:value="1647.4174618320601" table:style-name="ce13">
            <text:p>1.647,42</text:p>
          </table:table-cell>
          <table:table-cell office:value-type="float" office:value="34529.870000000003" table:style-name="ce13">
            <text:p>34.529,87</text:p>
          </table:table-cell>
          <table:table-cell office:value-type="float" office:value="341.88" table:style-name="ce13">
            <text:p>341,88</text:p>
          </table:table-cell>
          <table:table-cell office:value-type="float" office:value="34187.99" table:style-name="ce13">
            <text:p>34.187,99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ogeneración</text:p>
          </table:table-cell>
          <table:table-cell office:value-type="float" office:value="2" table:style-name="ce12">
            <text:p>2</text:p>
          </table:table-cell>
          <table:table-cell office:value-type="float" office:value="23.4" table:style-name="ce13">
            <text:p>23,40</text:p>
          </table:table-cell>
          <table:table-cell office:value-type="float" office:value="4950.1444444444396" table:style-name="ce13">
            <text:p>4.950,14</text:p>
          </table:table-cell>
          <table:table-cell office:value-type="float" office:value="115833.38" table:style-name="ce13">
            <text:p>115.833,38</text:p>
          </table:table-cell>
          <table:table-cell office:value-type="float" office:value="6495.37" table:style-name="ce13">
            <text:p>6.495,37</text:p>
          </table:table-cell>
          <table:table-cell office:value-type="float" office:value="109338.01" table:style-name="ce13">
            <text:p>109.338,01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érmica renovable y resto</text:p>
          </table:table-cell>
          <table:table-cell office:value-type="float" office:value="3" table:style-name="ce12">
            <text:p>3</text:p>
          </table:table-cell>
          <table:table-cell office:value-type="float" office:value="21.47" table:style-name="ce13">
            <text:p>21,47</text:p>
          </table:table-cell>
          <table:table-cell office:value-type="float" office:value="6144.8071727992501" table:style-name="ce13">
            <text:p>6.144,81</text:p>
          </table:table-cell>
          <table:table-cell office:value-type="float" office:value="131929.01" table:style-name="ce13">
            <text:p>131.929,01</text:p>
          </table:table-cell>
          <table:table-cell office:value-type="float" office:value="11784.61" table:style-name="ce13">
            <text:p>11.784,61</text:p>
          </table:table-cell>
          <table:table-cell office:value-type="float" office:value="120144.4" table:style-name="ce13">
            <text:p>120.144,40</text:p>
          </table:table-cell>
          <table:table-cell office:value-type="float" office:value="398.43" table:style-name="ce13">
            <text:p>398,43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344" table:style-name="ce12">
            <text:p>344</text:p>
          </table:table-cell>
          <table:table-cell office:value-type="float" office:value="1248.17" table:style-name="ce13">
            <text:p>1.248,17</text:p>
          </table:table-cell>
          <table:table-cell office:value-type="float" office:value="2264.4078210500202" table:style-name="ce13">
            <text:p>2.264,41</text:p>
          </table:table-cell>
          <table:table-cell office:value-type="float" office:value="2826365.91" table:style-name="ce13">
            <text:p>2.826.365,91</text:p>
          </table:table-cell>
          <table:table-cell office:value-type="float" office:value="76701.440000000002" table:style-name="ce13">
            <text:p>76.701,44</text:p>
          </table:table-cell>
          <table:table-cell office:value-type="float" office:value="2749664.47" table:style-name="ce13">
            <text:p>2.749.664,47</text:p>
          </table:table-cell>
          <table:table-cell office:value-type="float" office:value="592.42999999999995" table:style-name="ce13">
            <text:p>592,43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TARRAGONA" table:style-name="ta3">
        <table:table-column table:style-name="co4" table:default-cell-style-name="ce2"/>
        <table:table-column table:style-name="co5" table:default-cell-style-name="ce2"/>
        <table:table-column table:style-name="co9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2" table:number-columns-repeated="16375" table:default-cell-style-name="ce2"/>
        <table:table-row table:style-name="ro2">
          <table:table-cell office:value-type="string" table:style-name="ce8">
            <text:p>DESCRIPCION_FILA</text:p>
          </table:table-cell>
          <table:table-cell office:value-type="string" table:style-name="ce8">
            <text:p>CENTRALES ACTIVAS</text:p>
          </table:table-cell>
          <table:table-cell office:value-type="string" table:style-name="ce8">
            <text:p>POTENCIA ACTIVA (MW)</text:p>
          </table:table-cell>
          <table:table-cell office:value-type="string" table:style-name="ce8">
            <text:p>HORAS UTILIZACION</text:p>
          </table:table-cell>
          <table:table-cell office:value-type="string" table:style-name="ce8">
            <text:p>PRODUCCION EN BORNES DE LOS GENERADORES (MWh)</text:p>
          </table:table-cell>
          <table:table-cell office:value-type="string" table:style-name="ce8">
            <text:p>CONSUMOS EN GENERACION (MWh)</text:p>
          </table:table-cell>
          <table:table-cell office:value-type="string" table:style-name="ce8">
            <text:p>PRODUCCION NETA (MWH)</text:p>
          </table:table-cell>
          <table:table-cell office:value-type="string" table:style-name="ce8">
            <text:p>AUTOCONSUMOS (MWh)</text:p>
          </table:table-cell>
          <table:table-cell office:value-type="string" table:style-name="ce8">
            <text:p>CONSUMOS EN BOMBEO (MWh)</text:p>
          </table:table-cell>
          <table:table-cell table:number-columns-repeated="16375" table:style-name="ce10"/>
        </table:table-row>
        <table:table-row table:style-name="ro2">
          <table:table-cell office:value-type="string" table:style-name="ce11">
            <text:p>Hidraúlica</text:p>
          </table:table-cell>
          <table:table-cell office:value-type="float" office:value="2" table:style-name="ce12">
            <text:p>2</text:p>
          </table:table-cell>
          <table:table-cell office:value-type="float" office:value="305.66000000000003" table:style-name="ce13">
            <text:p>305,66</text:p>
          </table:table-cell>
          <table:table-cell office:value-type="float" office:value="2368.1868743047798" table:style-name="ce13">
            <text:p>2.368,19</text:p>
          </table:table-cell>
          <table:table-cell office:value-type="float" office:value="723860" table:style-name="ce13">
            <text:p>723.860,00</text:p>
          </table:table-cell>
          <table:table-cell office:value-type="float" office:value="9366" table:style-name="ce13">
            <text:p>9.366,00</text:p>
          </table:table-cell>
          <table:table-cell office:value-type="float" office:value="714494" table:style-name="ce13">
            <text:p>714.494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pur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mixt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Nuclear</text:p>
          </table:table-cell>
          <table:table-cell office:value-type="float" office:value="3" table:style-name="ce12">
            <text:p>3</text:p>
          </table:table-cell>
          <table:table-cell office:value-type="float" office:value="3867.14" table:style-name="ce13">
            <text:p>3.867,14</text:p>
          </table:table-cell>
          <table:table-cell office:value-type="float" office:value="6397.4777225546504" table:style-name="ce13">
            <text:p>6.397,48</text:p>
          </table:table-cell>
          <table:table-cell office:value-type="float" office:value="24739942" table:style-name="ce13">
            <text:p>24.739.942,00</text:p>
          </table:table-cell>
          <table:table-cell office:value-type="float" office:value="981745" table:style-name="ce13">
            <text:p>981.745,00</text:p>
          </table:table-cell>
          <table:table-cell office:value-type="float" office:value="23758197" table:style-name="ce13">
            <text:p>23.758.197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arbón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Fuel+gas y ciclo combinado</text:p>
          </table:table-cell>
          <table:table-cell office:value-type="float" office:value="2" table:style-name="ce12">
            <text:p>2</text:p>
          </table:table-cell>
          <table:table-cell office:value-type="float" office:value="1256.33" table:style-name="ce13">
            <text:p>1.256,33</text:p>
          </table:table-cell>
          <table:table-cell office:value-type="float" office:value="845.88205328217896" table:style-name="ce13">
            <text:p>845,88</text:p>
          </table:table-cell>
          <table:table-cell office:value-type="float" office:value="1062707" table:style-name="ce13">
            <text:p>1.062.707,00</text:p>
          </table:table-cell>
          <table:table-cell office:value-type="float" office:value="35809" table:style-name="ce13">
            <text:p>35.809,00</text:p>
          </table:table-cell>
          <table:table-cell office:value-type="float" office:value="1026898" table:style-name="ce13">
            <text:p>1.026.898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Resto hidráulica</text:p>
          </table:table-cell>
          <table:table-cell office:value-type="float" office:value="2" table:style-name="ce12">
            <text:p>2</text:p>
          </table:table-cell>
          <table:table-cell office:value-type="float" office:value="28" table:style-name="ce13">
            <text:p>28,00</text:p>
          </table:table-cell>
          <table:table-cell office:value-type="float" office:value="3803.1428571428601" table:style-name="ce13">
            <text:p>3.803,14</text:p>
          </table:table-cell>
          <table:table-cell office:value-type="float" office:value="106488" table:style-name="ce13">
            <text:p>106.488,00</text:p>
          </table:table-cell>
          <table:table-cell office:value-type="float" office:value="711" table:style-name="ce13">
            <text:p>711,00</text:p>
          </table:table-cell>
          <table:table-cell office:value-type="float" office:value="105777" table:style-name="ce13">
            <text:p>105.777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27" table:style-name="ce12">
            <text:p>27</text:p>
          </table:table-cell>
          <table:table-cell office:value-type="float" office:value="733.91" table:style-name="ce13">
            <text:p>733,91</text:p>
          </table:table-cell>
          <table:table-cell office:value-type="float" office:value="2299.6157430747598" table:style-name="ce13">
            <text:p>2.299,62</text:p>
          </table:table-cell>
          <table:table-cell office:value-type="float" office:value="1687710.99" table:style-name="ce13">
            <text:p>1.687.710,99</text:p>
          </table:table-cell>
          <table:table-cell office:value-type="float" office:value="14230.32" table:style-name="ce13">
            <text:p>14.230,32</text:p>
          </table:table-cell>
          <table:table-cell office:value-type="float" office:value="1673480.67" table:style-name="ce13">
            <text:p>1.673.480,67</text:p>
          </table:table-cell>
          <table:table-cell office:value-type="float" office:value="479.57" table:style-name="ce13">
            <text:p>479,57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528" table:style-name="ce12">
            <text:p>528</text:p>
          </table:table-cell>
          <table:table-cell office:value-type="float" office:value="49.15" table:style-name="ce13">
            <text:p>49,15</text:p>
          </table:table-cell>
          <table:table-cell office:value-type="float" office:value="1562.4785350966399" table:style-name="ce13">
            <text:p>1.562,48</text:p>
          </table:table-cell>
          <table:table-cell office:value-type="float" office:value="76795.820000000007" table:style-name="ce13">
            <text:p>76.795,82</text:p>
          </table:table-cell>
          <table:table-cell office:value-type="float" office:value="760.36" table:style-name="ce13">
            <text:p>760,36</text:p>
          </table:table-cell>
          <table:table-cell office:value-type="float" office:value="76035.460000000006" table:style-name="ce13">
            <text:p>76.035,46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ogeneración</text:p>
          </table:table-cell>
          <table:table-cell office:value-type="float" office:value="15" table:style-name="ce12">
            <text:p>15</text:p>
          </table:table-cell>
          <table:table-cell office:value-type="float" office:value="331.02" table:style-name="ce13">
            <text:p>331,02</text:p>
          </table:table-cell>
          <table:table-cell office:value-type="float" office:value="6502.2518578937797" table:style-name="ce13">
            <text:p>6.502,25</text:p>
          </table:table-cell>
          <table:table-cell office:value-type="float" office:value="2152375.41" table:style-name="ce13">
            <text:p>2.152.375,41</text:p>
          </table:table-cell>
          <table:table-cell office:value-type="float" office:value="59852.6" table:style-name="ce13">
            <text:p>59.852,60</text:p>
          </table:table-cell>
          <table:table-cell office:value-type="float" office:value="2092522.81" table:style-name="ce13">
            <text:p>2.092.522,81</text:p>
          </table:table-cell>
          <table:table-cell office:value-type="float" office:value="98672.45" table:style-name="ce13">
            <text:p>98.672,45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érmica renovable y resto</text:p>
          </table:table-cell>
          <table:table-cell office:value-type="float" office:value="4" table:style-name="ce12">
            <text:p>4</text:p>
          </table:table-cell>
          <table:table-cell office:value-type="float" office:value="14.1" table:style-name="ce13">
            <text:p>14,10</text:p>
          </table:table-cell>
          <table:table-cell office:value-type="float" office:value="5805.2382978723399" table:style-name="ce13">
            <text:p>5.805,24</text:p>
          </table:table-cell>
          <table:table-cell office:value-type="float" office:value="81853.86" table:style-name="ce13">
            <text:p>81.853,86</text:p>
          </table:table-cell>
          <table:table-cell office:value-type="float" office:value="11254.03" table:style-name="ce13">
            <text:p>11.254,03</text:p>
          </table:table-cell>
          <table:table-cell office:value-type="float" office:value="70599.83" table:style-name="ce13">
            <text:p>70.599,83</text:p>
          </table:table-cell>
          <table:table-cell office:value-type="float" office:value="11508" table:style-name="ce13">
            <text:p>11.508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583" table:style-name="ce12">
            <text:p>583</text:p>
          </table:table-cell>
          <table:table-cell office:value-type="float" office:value="6585.31" table:style-name="ce13">
            <text:p>6.585,31</text:p>
          </table:table-cell>
          <table:table-cell office:value-type="float" office:value="4651.5248454514704" table:style-name="ce13">
            <text:p>4.651,52</text:p>
          </table:table-cell>
          <table:table-cell office:value-type="float" office:value="30631733.079999998" table:style-name="ce13">
            <text:p>30.631.733,08</text:p>
          </table:table-cell>
          <table:table-cell office:value-type="float" office:value="1113728.31" table:style-name="ce13">
            <text:p>1.113.728,31</text:p>
          </table:table-cell>
          <table:table-cell office:value-type="float" office:value="29518004.77" table:style-name="ce13">
            <text:p>29.518.004,77</text:p>
          </table:table-cell>
          <table:table-cell office:value-type="float" office:value="110660.02" table:style-name="ce13">
            <text:p>110.660,02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TERUEL" table:style-name="ta3">
        <table:table-column table:style-name="co4" table:default-cell-style-name="ce2"/>
        <table:table-column table:style-name="co5" table:default-cell-style-name="ce2"/>
        <table:table-column table:style-name="co9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2" table:number-columns-repeated="16375" table:default-cell-style-name="ce2"/>
        <table:table-row table:style-name="ro2">
          <table:table-cell office:value-type="string" table:style-name="ce8">
            <text:p>DESCRIPCION_FILA</text:p>
          </table:table-cell>
          <table:table-cell office:value-type="string" table:style-name="ce8">
            <text:p>CENTRALES ACTIVAS</text:p>
          </table:table-cell>
          <table:table-cell office:value-type="string" table:style-name="ce8">
            <text:p>POTENCIA ACTIVA (MW)</text:p>
          </table:table-cell>
          <table:table-cell office:value-type="string" table:style-name="ce8">
            <text:p>HORAS UTILIZACION</text:p>
          </table:table-cell>
          <table:table-cell office:value-type="string" table:style-name="ce8">
            <text:p>PRODUCCION EN BORNES DE LOS GENERADORES (MWh)</text:p>
          </table:table-cell>
          <table:table-cell office:value-type="string" table:style-name="ce8">
            <text:p>CONSUMOS EN GENERACION (MWh)</text:p>
          </table:table-cell>
          <table:table-cell office:value-type="string" table:style-name="ce8">
            <text:p>PRODUCCION NETA (MWH)</text:p>
          </table:table-cell>
          <table:table-cell office:value-type="string" table:style-name="ce8">
            <text:p>AUTOCONSUMOS (MWh)</text:p>
          </table:table-cell>
          <table:table-cell office:value-type="string" table:style-name="ce8">
            <text:p>CONSUMOS EN BOMBEO (MWh)</text:p>
          </table:table-cell>
          <table:table-cell table:number-columns-repeated="16375" table:style-name="ce10"/>
        </table:table-row>
        <table:table-row table:style-name="ro2">
          <table:table-cell office:value-type="string" table:style-name="ce11">
            <text:p>Hidraúlica</text:p>
          </table:table-cell>
          <table:table-cell office:value-type="float" office:value="3" table:style-name="ce12">
            <text:p>3</text:p>
          </table:table-cell>
          <table:table-cell office:value-type="float" office:value="16.78" table:style-name="ce13">
            <text:p>16,78</text:p>
          </table:table-cell>
          <table:table-cell office:value-type="float" office:value="276.79380214541101" table:style-name="ce13">
            <text:p>276,79</text:p>
          </table:table-cell>
          <table:table-cell office:value-type="float" office:value="4644.6000000000004" table:style-name="ce13">
            <text:p>4.644,60</text:p>
          </table:table-cell>
          <table:table-cell office:value-type="float" office:value="69.59" table:style-name="ce13">
            <text:p>69,59</text:p>
          </table:table-cell>
          <table:table-cell office:value-type="float" office:value="4575.01" table:style-name="ce13">
            <text:p>4.575,01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pur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mixt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Nuclear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arbón</text:p>
          </table:table-cell>
          <table:table-cell office:value-type="float" office:value="1" table:style-name="ce12">
            <text:p>1</text:p>
          </table:table-cell>
          <table:table-cell office:value-type="float" office:value="1101.4000000000001" table:style-name="ce13">
            <text:p>1.101,40</text:p>
          </table:table-cell>
          <table:table-cell office:value-type="float" office:value="3238.7797348828799" table:style-name="ce13">
            <text:p>3.238,78</text:p>
          </table:table-cell>
          <table:table-cell office:value-type="float" office:value="3567192" table:style-name="ce13">
            <text:p>3.567.192,00</text:p>
          </table:table-cell>
          <table:table-cell office:value-type="float" office:value="327402" table:style-name="ce13">
            <text:p>327.402,00</text:p>
          </table:table-cell>
          <table:table-cell office:value-type="float" office:value="3239790" table:style-name="ce13">
            <text:p>3.239.79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Fuel+gas y ciclo combinado</text:p>
          </table:table-cell>
          <table:table-cell office:value-type="float" office:value="1" table:style-name="ce12">
            <text:p>1</text:p>
          </table:table-cell>
          <table:table-cell office:value-type="float" office:value="797.83" table:style-name="ce13">
            <text:p>797,83</text:p>
          </table:table-cell>
          <table:table-cell office:value-type="float" office:value="226.271260794906" table:style-name="ce13">
            <text:p>226,27</text:p>
          </table:table-cell>
          <table:table-cell office:value-type="float" office:value="180526" table:style-name="ce13">
            <text:p>180.526,00</text:p>
          </table:table-cell>
          <table:table-cell office:value-type="float" office:value="1719.9" table:style-name="ce13">
            <text:p>1.719,90</text:p>
          </table:table-cell>
          <table:table-cell office:value-type="float" office:value="178806.1" table:style-name="ce13">
            <text:p>178.806,1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Resto hidráulica</text:p>
          </table:table-cell>
          <table:table-cell office:value-type="float" office:value="8" table:style-name="ce12">
            <text:p>8</text:p>
          </table:table-cell>
          <table:table-cell office:value-type="float" office:value="8.6999999999999993" table:style-name="ce13">
            <text:p>8,70</text:p>
          </table:table-cell>
          <table:table-cell office:value-type="float" office:value="1040.94252873563" table:style-name="ce13">
            <text:p>1.040,94</text:p>
          </table:table-cell>
          <table:table-cell office:value-type="float" office:value="9056.2000000000007" table:style-name="ce13">
            <text:p>9.056,20</text:p>
          </table:table-cell>
          <table:table-cell office:value-type="float" office:value="336.43" table:style-name="ce13">
            <text:p>336,43</text:p>
          </table:table-cell>
          <table:table-cell office:value-type="float" office:value="8719.77" table:style-name="ce13">
            <text:p>8.719,77</text:p>
          </table:table-cell>
          <table:table-cell office:value-type="float" office:value="56" table:style-name="ce13">
            <text:p>56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7" table:style-name="ce12">
            <text:p>7</text:p>
          </table:table-cell>
          <table:table-cell office:value-type="float" office:value="216.57" table:style-name="ce13">
            <text:p>216,57</text:p>
          </table:table-cell>
          <table:table-cell office:value-type="float" office:value="2218.2368749134198" table:style-name="ce13">
            <text:p>2.218,24</text:p>
          </table:table-cell>
          <table:table-cell office:value-type="float" office:value="480403.56" table:style-name="ce13">
            <text:p>480.403,56</text:p>
          </table:table-cell>
          <table:table-cell office:value-type="float" office:value="8336.17" table:style-name="ce13">
            <text:p>8.336,17</text:p>
          </table:table-cell>
          <table:table-cell office:value-type="float" office:value="472067.39" table:style-name="ce13">
            <text:p>472.067,39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412" table:style-name="ce12">
            <text:p>412</text:p>
          </table:table-cell>
          <table:table-cell office:value-type="float" office:value="27.76" table:style-name="ce13">
            <text:p>27,76</text:p>
          </table:table-cell>
          <table:table-cell office:value-type="float" office:value="1801.69524495677" table:style-name="ce13">
            <text:p>1.801,70</text:p>
          </table:table-cell>
          <table:table-cell office:value-type="float" office:value="50015.06" table:style-name="ce13">
            <text:p>50.015,06</text:p>
          </table:table-cell>
          <table:table-cell office:value-type="float" office:value="495.2" table:style-name="ce13">
            <text:p>495,20</text:p>
          </table:table-cell>
          <table:table-cell office:value-type="float" office:value="49519.86" table:style-name="ce13">
            <text:p>49.519,86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ogeneración</text:p>
          </table:table-cell>
          <table:table-cell office:value-type="float" office:value="2" table:style-name="ce12">
            <text:p>2</text:p>
          </table:table-cell>
          <table:table-cell office:value-type="float" office:value="25.92" table:style-name="ce13">
            <text:p>25,92</text:p>
          </table:table-cell>
          <table:table-cell office:value-type="float" office:value="4652.9502314814799" table:style-name="ce13">
            <text:p>4.652,95</text:p>
          </table:table-cell>
          <table:table-cell office:value-type="float" office:value="120604.47" table:style-name="ce13">
            <text:p>120.604,47</text:p>
          </table:table-cell>
          <table:table-cell office:value-type="float" office:value="9302.56" table:style-name="ce13">
            <text:p>9.302,56</text:p>
          </table:table-cell>
          <table:table-cell office:value-type="float" office:value="111301.91" table:style-name="ce13">
            <text:p>111.301,91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érmica renovable y rest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434" table:style-name="ce12">
            <text:p>434</text:p>
          </table:table-cell>
          <table:table-cell office:value-type="float" office:value="2194.96" table:style-name="ce13">
            <text:p>2.194,96</text:p>
          </table:table-cell>
          <table:table-cell office:value-type="float" office:value="2010.2607291249001" table:style-name="ce13">
            <text:p>2.010,26</text:p>
          </table:table-cell>
          <table:table-cell office:value-type="float" office:value="4412441.8899999997" table:style-name="ce13">
            <text:p>4.412.441,89</text:p>
          </table:table-cell>
          <table:table-cell office:value-type="float" office:value="347661.85" table:style-name="ce13">
            <text:p>347.661,85</text:p>
          </table:table-cell>
          <table:table-cell office:value-type="float" office:value="4064780.04" table:style-name="ce13">
            <text:p>4.064.780,04</text:p>
          </table:table-cell>
          <table:table-cell office:value-type="float" office:value="56" table:style-name="ce13">
            <text:p>56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TOLEDO" table:style-name="ta3">
        <table:table-column table:style-name="co4" table:default-cell-style-name="ce2"/>
        <table:table-column table:style-name="co5" table:default-cell-style-name="ce2"/>
        <table:table-column table:style-name="co9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2" table:number-columns-repeated="16375" table:default-cell-style-name="ce2"/>
        <table:table-row table:style-name="ro2">
          <table:table-cell office:value-type="string" table:style-name="ce8">
            <text:p>DESCRIPCION_FILA</text:p>
          </table:table-cell>
          <table:table-cell office:value-type="string" table:style-name="ce8">
            <text:p>CENTRALES ACTIVAS</text:p>
          </table:table-cell>
          <table:table-cell office:value-type="string" table:style-name="ce8">
            <text:p>POTENCIA ACTIVA (MW)</text:p>
          </table:table-cell>
          <table:table-cell office:value-type="string" table:style-name="ce8">
            <text:p>HORAS UTILIZACION</text:p>
          </table:table-cell>
          <table:table-cell office:value-type="string" table:style-name="ce8">
            <text:p>PRODUCCION EN BORNES DE LOS GENERADORES (MWh)</text:p>
          </table:table-cell>
          <table:table-cell office:value-type="string" table:style-name="ce8">
            <text:p>CONSUMOS EN GENERACION (MWh)</text:p>
          </table:table-cell>
          <table:table-cell office:value-type="string" table:style-name="ce8">
            <text:p>PRODUCCION NETA (MWH)</text:p>
          </table:table-cell>
          <table:table-cell office:value-type="string" table:style-name="ce8">
            <text:p>AUTOCONSUMOS (MWh)</text:p>
          </table:table-cell>
          <table:table-cell office:value-type="string" table:style-name="ce8">
            <text:p>CONSUMOS EN BOMBEO (MWh)</text:p>
          </table:table-cell>
          <table:table-cell table:number-columns-repeated="16375" table:style-name="ce10"/>
        </table:table-row>
        <table:table-row table:style-name="ro2">
          <table:table-cell office:value-type="string" table:style-name="ce11">
            <text:p>Hidraúlica</text:p>
          </table:table-cell>
          <table:table-cell office:value-type="float" office:value="3" table:style-name="ce12">
            <text:p>3</text:p>
          </table:table-cell>
          <table:table-cell office:value-type="float" office:value="261.41000000000003" table:style-name="ce13">
            <text:p>261,41</text:p>
          </table:table-cell>
          <table:table-cell office:value-type="float" office:value="739.49252132665197" table:style-name="ce13">
            <text:p>739,49</text:p>
          </table:table-cell>
          <table:table-cell office:value-type="float" office:value="193310.74" table:style-name="ce13">
            <text:p>193.310,74</text:p>
          </table:table-cell>
          <table:table-cell office:value-type="float" office:value="2374.83" table:style-name="ce13">
            <text:p>2.374,83</text:p>
          </table:table-cell>
          <table:table-cell office:value-type="float" office:value="190935.91" table:style-name="ce13">
            <text:p>190.935,91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pur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mixt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Nuclear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arbón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Fuel+gas y ciclo combinado</text:p>
          </table:table-cell>
          <table:table-cell office:value-type="float" office:value="2" table:style-name="ce12">
            <text:p>2</text:p>
          </table:table-cell>
          <table:table-cell office:value-type="float" office:value="770.83" table:style-name="ce13">
            <text:p>770,83</text:p>
          </table:table-cell>
          <table:table-cell office:value-type="float" office:value="1708.46606904246" table:style-name="ce13">
            <text:p>1.708,47</text:p>
          </table:table-cell>
          <table:table-cell office:value-type="float" office:value="1316936.8999999999" table:style-name="ce13">
            <text:p>1.316.936,90</text:p>
          </table:table-cell>
          <table:table-cell office:value-type="float" office:value="51778.63" table:style-name="ce13">
            <text:p>51.778,63</text:p>
          </table:table-cell>
          <table:table-cell office:value-type="float" office:value="1265158.27" table:style-name="ce13">
            <text:p>1.265.158,27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Resto hidráulica</text:p>
          </table:table-cell>
          <table:table-cell office:value-type="float" office:value="11" table:style-name="ce12">
            <text:p>11</text:p>
          </table:table-cell>
          <table:table-cell office:value-type="float" office:value="21.27" table:style-name="ce13">
            <text:p>21,27</text:p>
          </table:table-cell>
          <table:table-cell office:value-type="float" office:value="3033.5213916314101" table:style-name="ce13">
            <text:p>3.033,52</text:p>
          </table:table-cell>
          <table:table-cell office:value-type="float" office:value="64523" table:style-name="ce13">
            <text:p>64.523,00</text:p>
          </table:table-cell>
          <table:table-cell office:value-type="float" office:value="410" table:style-name="ce13">
            <text:p>410,00</text:p>
          </table:table-cell>
          <table:table-cell office:value-type="float" office:value="64113" table:style-name="ce13">
            <text:p>64.113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7" table:style-name="ce12">
            <text:p>7</text:p>
          </table:table-cell>
          <table:table-cell office:value-type="float" office:value="89.7" table:style-name="ce13">
            <text:p>89,70</text:p>
          </table:table-cell>
          <table:table-cell office:value-type="float" office:value="2113.6484949832802" table:style-name="ce13">
            <text:p>2.113,65</text:p>
          </table:table-cell>
          <table:table-cell office:value-type="float" office:value="189594.27" table:style-name="ce13">
            <text:p>189.594,27</text:p>
          </table:table-cell>
          <table:table-cell office:value-type="float" office:value="2913.19" table:style-name="ce13">
            <text:p>2.913,19</text:p>
          </table:table-cell>
          <table:table-cell office:value-type="float" office:value="186681.08" table:style-name="ce13">
            <text:p>186.681,08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1921" table:style-name="ce12">
            <text:p>1.921</text:p>
          </table:table-cell>
          <table:table-cell office:value-type="float" office:value="180.92" table:style-name="ce13">
            <text:p>180,92</text:p>
          </table:table-cell>
          <table:table-cell office:value-type="float" office:value="1679.51497899624" table:style-name="ce13">
            <text:p>1.679,51</text:p>
          </table:table-cell>
          <table:table-cell office:value-type="float" office:value="303857.84999999998" table:style-name="ce13">
            <text:p>303.857,85</text:p>
          </table:table-cell>
          <table:table-cell office:value-type="float" office:value="3008.5" table:style-name="ce13">
            <text:p>3.008,50</text:p>
          </table:table-cell>
          <table:table-cell office:value-type="float" office:value="300849.34999999998" table:style-name="ce13">
            <text:p>300.849,35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ogeneración</text:p>
          </table:table-cell>
          <table:table-cell office:value-type="float" office:value="15" table:style-name="ce12">
            <text:p>15</text:p>
          </table:table-cell>
          <table:table-cell office:value-type="float" office:value="28.17" table:style-name="ce13">
            <text:p>28,17</text:p>
          </table:table-cell>
          <table:table-cell office:value-type="float" office:value="3876.7777777777801" table:style-name="ce13">
            <text:p>3.876,78</text:p>
          </table:table-cell>
          <table:table-cell office:value-type="float" office:value="109208.83" table:style-name="ce13">
            <text:p>109.208,83</text:p>
          </table:table-cell>
          <table:table-cell office:value-type="float" office:value="3831.04" table:style-name="ce13">
            <text:p>3.831,04</text:p>
          </table:table-cell>
          <table:table-cell office:value-type="float" office:value="105377.79" table:style-name="ce13">
            <text:p>105.377,79</text:p>
          </table:table-cell>
          <table:table-cell office:value-type="float" office:value="5077.78" table:style-name="ce13">
            <text:p>5.077,78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érmica renovable y resto</text:p>
          </table:table-cell>
          <table:table-cell office:value-type="float" office:value="3" table:style-name="ce12">
            <text:p>3</text:p>
          </table:table-cell>
          <table:table-cell office:value-type="float" office:value="12.98" table:style-name="ce13">
            <text:p>12,98</text:p>
          </table:table-cell>
          <table:table-cell office:value-type="float" office:value="6264.0939907550101" table:style-name="ce13">
            <text:p>6.264,09</text:p>
          </table:table-cell>
          <table:table-cell office:value-type="float" office:value="81307.94" table:style-name="ce13">
            <text:p>81.307,94</text:p>
          </table:table-cell>
          <table:table-cell office:value-type="float" office:value="6909.72" table:style-name="ce13">
            <text:p>6.909,72</text:p>
          </table:table-cell>
          <table:table-cell office:value-type="float" office:value="74398.22" table:style-name="ce13">
            <text:p>74.398,22</text:p>
          </table:table-cell>
          <table:table-cell office:value-type="float" office:value="795.06" table:style-name="ce13">
            <text:p>795,06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1962" table:style-name="ce12">
            <text:p>1.962</text:p>
          </table:table-cell>
          <table:table-cell office:value-type="float" office:value="1365.28" table:style-name="ce13">
            <text:p>1.365,28</text:p>
          </table:table-cell>
          <table:table-cell office:value-type="float" office:value="1654.4148672799699" table:style-name="ce13">
            <text:p>1.654,41</text:p>
          </table:table-cell>
          <table:table-cell office:value-type="float" office:value="2258739.5299999998" table:style-name="ce13">
            <text:p>2.258.739,53</text:p>
          </table:table-cell>
          <table:table-cell office:value-type="float" office:value="71225.91" table:style-name="ce13">
            <text:p>71.225,91</text:p>
          </table:table-cell>
          <table:table-cell office:value-type="float" office:value="2187513.62" table:style-name="ce13">
            <text:p>2.187.513,62</text:p>
          </table:table-cell>
          <table:table-cell office:value-type="float" office:value="5872.84" table:style-name="ce13">
            <text:p>5.872,84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VALENCIA-VALÈNCIA" table:style-name="ta3">
        <table:table-column table:style-name="co4" table:default-cell-style-name="ce2"/>
        <table:table-column table:style-name="co5" table:default-cell-style-name="ce2"/>
        <table:table-column table:style-name="co9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2" table:number-columns-repeated="16375" table:default-cell-style-name="ce2"/>
        <table:table-row table:style-name="ro2">
          <table:table-cell office:value-type="string" table:style-name="ce8">
            <text:p>DESCRIPCION_FILA</text:p>
          </table:table-cell>
          <table:table-cell office:value-type="string" table:style-name="ce8">
            <text:p>CENTRALES ACTIVAS</text:p>
          </table:table-cell>
          <table:table-cell office:value-type="string" table:style-name="ce8">
            <text:p>POTENCIA ACTIVA (MW)</text:p>
          </table:table-cell>
          <table:table-cell office:value-type="string" table:style-name="ce8">
            <text:p>HORAS UTILIZACION</text:p>
          </table:table-cell>
          <table:table-cell office:value-type="string" table:style-name="ce8">
            <text:p>PRODUCCION EN BORNES DE LOS GENERADORES (MWh)</text:p>
          </table:table-cell>
          <table:table-cell office:value-type="string" table:style-name="ce8">
            <text:p>CONSUMOS EN GENERACION (MWh)</text:p>
          </table:table-cell>
          <table:table-cell office:value-type="string" table:style-name="ce8">
            <text:p>PRODUCCION NETA (MWH)</text:p>
          </table:table-cell>
          <table:table-cell office:value-type="string" table:style-name="ce8">
            <text:p>AUTOCONSUMOS (MWh)</text:p>
          </table:table-cell>
          <table:table-cell office:value-type="string" table:style-name="ce8">
            <text:p>CONSUMOS EN BOMBEO (MWh)</text:p>
          </table:table-cell>
          <table:table-cell table:number-columns-repeated="16375" table:style-name="ce10"/>
        </table:table-row>
        <table:table-row table:style-name="ro2">
          <table:table-cell office:value-type="string" table:style-name="ce11">
            <text:p>Hidraúlica</text:p>
          </table:table-cell>
          <table:table-cell office:value-type="float" office:value="13" table:style-name="ce12">
            <text:p>13</text:p>
          </table:table-cell>
          <table:table-cell office:value-type="float" office:value="1184.25" table:style-name="ce13">
            <text:p>1.184,25</text:p>
          </table:table-cell>
          <table:table-cell office:value-type="float" office:value="918.84827527971299" table:style-name="ce13">
            <text:p>918,85</text:p>
          </table:table-cell>
          <table:table-cell office:value-type="float" office:value="1088146.07" table:style-name="ce13">
            <text:p>1.088.146,07</text:p>
          </table:table-cell>
          <table:table-cell office:value-type="float" office:value="6477.78" table:style-name="ce13">
            <text:p>6.477,78</text:p>
          </table:table-cell>
          <table:table-cell office:value-type="float" office:value="1081668.29" table:style-name="ce13">
            <text:p>1.081.668,29</text:p>
          </table:table-cell>
          <table:table-cell office:value-type="float" office:value="0" table:style-name="ce13">
            <text:p>0,00</text:p>
          </table:table-cell>
          <table:table-cell office:value-type="float" office:value="889870" table:style-name="ce13">
            <text:p>889.87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puro</text:p>
          </table:table-cell>
          <table:table-cell office:value-type="float" office:value="1" table:style-name="ce12">
            <text:p>1</text:p>
          </table:table-cell>
          <table:table-cell office:value-type="float" office:value="628.35" table:style-name="ce13">
            <text:p>628,35</text:p>
          </table:table-cell>
          <table:table-cell office:value-type="float" office:value="953.626163762234" table:style-name="ce13">
            <text:p>953,63</text:p>
          </table:table-cell>
          <table:table-cell office:value-type="float" office:value="599211" table:style-name="ce13">
            <text:p>599.211,00</text:p>
          </table:table-cell>
          <table:table-cell office:value-type="float" office:value="3098" table:style-name="ce13">
            <text:p>3.098,00</text:p>
          </table:table-cell>
          <table:table-cell office:value-type="float" office:value="596113" table:style-name="ce13">
            <text:p>596.113,00</text:p>
          </table:table-cell>
          <table:table-cell office:value-type="float" office:value="0" table:style-name="ce13">
            <text:p>0,00</text:p>
          </table:table-cell>
          <table:table-cell office:value-type="float" office:value="889870" table:style-name="ce13">
            <text:p>889.87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mixt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Nuclear</text:p>
          </table:table-cell>
          <table:table-cell office:value-type="float" office:value="1" table:style-name="ce12">
            <text:p>1</text:p>
          </table:table-cell>
          <table:table-cell office:value-type="float" office:value="1092.02" table:style-name="ce13">
            <text:p>1.092,02</text:p>
          </table:table-cell>
          <table:table-cell office:value-type="float" office:value="8737.4828299847995" table:style-name="ce13">
            <text:p>8.737,48</text:p>
          </table:table-cell>
          <table:table-cell office:value-type="float" office:value="9541506" table:style-name="ce13">
            <text:p>9.541.506,00</text:p>
          </table:table-cell>
          <table:table-cell office:value-type="float" office:value="363243" table:style-name="ce13">
            <text:p>363.243,00</text:p>
          </table:table-cell>
          <table:table-cell office:value-type="float" office:value="9178263" table:style-name="ce13">
            <text:p>9.178.263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arbón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Fuel+gas y ciclo combinado</text:p>
          </table:table-cell>
          <table:table-cell office:value-type="float" office:value="3" table:style-name="ce12">
            <text:p>3</text:p>
          </table:table-cell>
          <table:table-cell office:value-type="float" office:value="1255.42" table:style-name="ce13">
            <text:p>1.255,42</text:p>
          </table:table-cell>
          <table:table-cell office:value-type="float" office:value="2527.14143473897" table:style-name="ce13">
            <text:p>2.527,14</text:p>
          </table:table-cell>
          <table:table-cell office:value-type="float" office:value="3172623.9" table:style-name="ce13">
            <text:p>3.172.623,90</text:p>
          </table:table-cell>
          <table:table-cell office:value-type="float" office:value="94100.7" table:style-name="ce13">
            <text:p>94.100,70</text:p>
          </table:table-cell>
          <table:table-cell office:value-type="float" office:value="3078523.2" table:style-name="ce13">
            <text:p>3.078.523,2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Resto hidráulica</text:p>
          </table:table-cell>
          <table:table-cell office:value-type="float" office:value="4" table:style-name="ce12">
            <text:p>4</text:p>
          </table:table-cell>
          <table:table-cell office:value-type="float" office:value="29.34" table:style-name="ce13">
            <text:p>29,34</text:p>
          </table:table-cell>
          <table:table-cell office:value-type="float" office:value="1059.30470347648" table:style-name="ce13">
            <text:p>1.059,30</text:p>
          </table:table-cell>
          <table:table-cell office:value-type="float" office:value="31080" table:style-name="ce13">
            <text:p>31.080,00</text:p>
          </table:table-cell>
          <table:table-cell office:value-type="float" office:value="2" table:style-name="ce13">
            <text:p>2,00</text:p>
          </table:table-cell>
          <table:table-cell office:value-type="float" office:value="31078" table:style-name="ce13">
            <text:p>31.078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18" table:style-name="ce12">
            <text:p>18</text:p>
          </table:table-cell>
          <table:table-cell office:value-type="float" office:value="602.46" table:style-name="ce13">
            <text:p>602,46</text:p>
          </table:table-cell>
          <table:table-cell office:value-type="float" office:value="1713.4311987517799" table:style-name="ce13">
            <text:p>1.713,43</text:p>
          </table:table-cell>
          <table:table-cell office:value-type="float" office:value="1032273.76" table:style-name="ce13">
            <text:p>1.032.273,76</text:p>
          </table:table-cell>
          <table:table-cell office:value-type="float" office:value="5477.98" table:style-name="ce13">
            <text:p>5.477,98</text:p>
          </table:table-cell>
          <table:table-cell office:value-type="float" office:value="1026795.78" table:style-name="ce13">
            <text:p>1.026.795,78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2877" table:style-name="ce12">
            <text:p>2.877</text:p>
          </table:table-cell>
          <table:table-cell office:value-type="float" office:value="162.38999999999999" table:style-name="ce13">
            <text:p>162,39</text:p>
          </table:table-cell>
          <table:table-cell office:value-type="float" office:value="1433.0623806884701" table:style-name="ce13">
            <text:p>1.433,06</text:p>
          </table:table-cell>
          <table:table-cell office:value-type="float" office:value="232715" table:style-name="ce13">
            <text:p>232.715,00</text:p>
          </table:table-cell>
          <table:table-cell office:value-type="float" office:value="2304.1" table:style-name="ce13">
            <text:p>2.304,10</text:p>
          </table:table-cell>
          <table:table-cell office:value-type="float" office:value="230410.9" table:style-name="ce13">
            <text:p>230.410,9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ogeneración</text:p>
          </table:table-cell>
          <table:table-cell office:value-type="float" office:value="27" table:style-name="ce12">
            <text:p>27</text:p>
          </table:table-cell>
          <table:table-cell office:value-type="float" office:value="65.540000000000006" table:style-name="ce13">
            <text:p>65,54</text:p>
          </table:table-cell>
          <table:table-cell office:value-type="float" office:value="4793.4052487030804" table:style-name="ce13">
            <text:p>4.793,41</text:p>
          </table:table-cell>
          <table:table-cell office:value-type="float" office:value="314159.78000000003" table:style-name="ce13">
            <text:p>314.159,78</text:p>
          </table:table-cell>
          <table:table-cell office:value-type="float" office:value="17366.89" table:style-name="ce13">
            <text:p>17.366,89</text:p>
          </table:table-cell>
          <table:table-cell office:value-type="float" office:value="296792.89" table:style-name="ce13">
            <text:p>296.792,89</text:p>
          </table:table-cell>
          <table:table-cell office:value-type="float" office:value="73791.679999999993" table:style-name="ce13">
            <text:p>73.791,68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érmica renovable y resto</text:p>
          </table:table-cell>
          <table:table-cell office:value-type="float" office:value="4" table:style-name="ce12">
            <text:p>4</text:p>
          </table:table-cell>
          <table:table-cell office:value-type="float" office:value="12.65" table:style-name="ce13">
            <text:p>12,65</text:p>
          </table:table-cell>
          <table:table-cell office:value-type="float" office:value="4331.1778656126498" table:style-name="ce13">
            <text:p>4.331,18</text:p>
          </table:table-cell>
          <table:table-cell office:value-type="float" office:value="54789.4" table:style-name="ce13">
            <text:p>54.789,40</text:p>
          </table:table-cell>
          <table:table-cell office:value-type="float" office:value="2198.4899999999998" table:style-name="ce13">
            <text:p>2.198,49</text:p>
          </table:table-cell>
          <table:table-cell office:value-type="float" office:value="52590.91" table:style-name="ce13">
            <text:p>52.590,91</text:p>
          </table:table-cell>
          <table:table-cell office:value-type="float" office:value="34114" table:style-name="ce13">
            <text:p>34.114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2947" table:style-name="ce12">
            <text:p>2.947</text:p>
          </table:table-cell>
          <table:table-cell office:value-type="float" office:value="4404.07" table:style-name="ce13">
            <text:p>4.404,07</text:p>
          </table:table-cell>
          <table:table-cell office:value-type="float" office:value="3512.04542843324" table:style-name="ce13">
            <text:p>3.512,05</text:p>
          </table:table-cell>
          <table:table-cell office:value-type="float" office:value="15467293.91" table:style-name="ce13">
            <text:p>15.467.293,91</text:p>
          </table:table-cell>
          <table:table-cell office:value-type="float" office:value="491170.94" table:style-name="ce13">
            <text:p>491.170,94</text:p>
          </table:table-cell>
          <table:table-cell office:value-type="float" office:value="14976122.970000001" table:style-name="ce13">
            <text:p>14.976.122,97</text:p>
          </table:table-cell>
          <table:table-cell office:value-type="float" office:value="107905.68" table:style-name="ce13">
            <text:p>107.905,68</text:p>
          </table:table-cell>
          <table:table-cell office:value-type="float" office:value="889870" table:style-name="ce13">
            <text:p>889.87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VALLADOLID" table:style-name="ta3">
        <table:table-column table:style-name="co4" table:default-cell-style-name="ce2"/>
        <table:table-column table:style-name="co5" table:default-cell-style-name="ce2"/>
        <table:table-column table:style-name="co9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2" table:number-columns-repeated="16375" table:default-cell-style-name="ce2"/>
        <table:table-row table:style-name="ro2">
          <table:table-cell office:value-type="string" table:style-name="ce8">
            <text:p>DESCRIPCION_FILA</text:p>
          </table:table-cell>
          <table:table-cell office:value-type="string" table:style-name="ce8">
            <text:p>CENTRALES ACTIVAS</text:p>
          </table:table-cell>
          <table:table-cell office:value-type="string" table:style-name="ce8">
            <text:p>POTENCIA ACTIVA (MW)</text:p>
          </table:table-cell>
          <table:table-cell office:value-type="string" table:style-name="ce8">
            <text:p>HORAS UTILIZACION</text:p>
          </table:table-cell>
          <table:table-cell office:value-type="string" table:style-name="ce8">
            <text:p>PRODUCCION EN BORNES DE LOS GENERADORES (MWh)</text:p>
          </table:table-cell>
          <table:table-cell office:value-type="string" table:style-name="ce8">
            <text:p>CONSUMOS EN GENERACION (MWh)</text:p>
          </table:table-cell>
          <table:table-cell office:value-type="string" table:style-name="ce8">
            <text:p>PRODUCCION NETA (MWH)</text:p>
          </table:table-cell>
          <table:table-cell office:value-type="string" table:style-name="ce8">
            <text:p>AUTOCONSUMOS (MWh)</text:p>
          </table:table-cell>
          <table:table-cell office:value-type="string" table:style-name="ce8">
            <text:p>CONSUMOS EN BOMBEO (MWh)</text:p>
          </table:table-cell>
          <table:table-cell table:number-columns-repeated="16375" table:style-name="ce10"/>
        </table:table-row>
        <table:table-row table:style-name="ro2">
          <table:table-cell office:value-type="string" table:style-name="ce11">
            <text:p>Hidraúlica</text:p>
          </table:table-cell>
          <table:table-cell office:value-type="float" office:value="2" table:style-name="ce12">
            <text:p>2</text:p>
          </table:table-cell>
          <table:table-cell office:value-type="float" office:value="2.83" table:style-name="ce13">
            <text:p>2,83</text:p>
          </table:table-cell>
          <table:table-cell office:value-type="float" office:value="3016.6077738515901" table:style-name="ce13">
            <text:p>3.016,61</text:p>
          </table:table-cell>
          <table:table-cell office:value-type="float" office:value="8537" table:style-name="ce13">
            <text:p>8.537,00</text:p>
          </table:table-cell>
          <table:table-cell office:value-type="float" office:value="48" table:style-name="ce13">
            <text:p>48,00</text:p>
          </table:table-cell>
          <table:table-cell office:value-type="float" office:value="8489" table:style-name="ce13">
            <text:p>8.489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pur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mixt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Nuclear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arbón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Fuel+gas y ciclo combinad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Resto hidráulica</text:p>
          </table:table-cell>
          <table:table-cell office:value-type="float" office:value="17" table:style-name="ce12">
            <text:p>17</text:p>
          </table:table-cell>
          <table:table-cell office:value-type="float" office:value="25.67" table:style-name="ce13">
            <text:p>25,67</text:p>
          </table:table-cell>
          <table:table-cell office:value-type="float" office:value="3736.1589403973499" table:style-name="ce13">
            <text:p>3.736,16</text:p>
          </table:table-cell>
          <table:table-cell office:value-type="float" office:value="95907.199999999997" table:style-name="ce13">
            <text:p>95.907,20</text:p>
          </table:table-cell>
          <table:table-cell office:value-type="float" office:value="544" table:style-name="ce13">
            <text:p>544,00</text:p>
          </table:table-cell>
          <table:table-cell office:value-type="float" office:value="95363.199999999997" table:style-name="ce13">
            <text:p>95.363,2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7" table:style-name="ce12">
            <text:p>7</text:p>
          </table:table-cell>
          <table:table-cell office:value-type="float" office:value="257.88" table:style-name="ce13">
            <text:p>257,88</text:p>
          </table:table-cell>
          <table:table-cell office:value-type="float" office:value="1405.6188925081401" table:style-name="ce13">
            <text:p>1.405,62</text:p>
          </table:table-cell>
          <table:table-cell office:value-type="float" office:value="362481" table:style-name="ce13">
            <text:p>362.481,00</text:p>
          </table:table-cell>
          <table:table-cell office:value-type="float" office:value="10002" table:style-name="ce13">
            <text:p>10.002,00</text:p>
          </table:table-cell>
          <table:table-cell office:value-type="float" office:value="352479" table:style-name="ce13">
            <text:p>352.479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1182" table:style-name="ce12">
            <text:p>1.182</text:p>
          </table:table-cell>
          <table:table-cell office:value-type="float" office:value="137.09" table:style-name="ce13">
            <text:p>137,09</text:p>
          </table:table-cell>
          <table:table-cell office:value-type="float" office:value="1712.8113647968501" table:style-name="ce13">
            <text:p>1.712,81</text:p>
          </table:table-cell>
          <table:table-cell office:value-type="float" office:value="234809.31" table:style-name="ce13">
            <text:p>234.809,31</text:p>
          </table:table-cell>
          <table:table-cell office:value-type="float" office:value="2324.84" table:style-name="ce13">
            <text:p>2.324,84</text:p>
          </table:table-cell>
          <table:table-cell office:value-type="float" office:value="232484.47" table:style-name="ce13">
            <text:p>232.484,47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ogeneración</text:p>
          </table:table-cell>
          <table:table-cell office:value-type="float" office:value="8" table:style-name="ce12">
            <text:p>8</text:p>
          </table:table-cell>
          <table:table-cell office:value-type="float" office:value="79.03" table:style-name="ce13">
            <text:p>79,03</text:p>
          </table:table-cell>
          <table:table-cell office:value-type="float" office:value="5908.8066557003704" table:style-name="ce13">
            <text:p>5.908,81</text:p>
          </table:table-cell>
          <table:table-cell office:value-type="float" office:value="466972.99" table:style-name="ce13">
            <text:p>466.972,99</text:p>
          </table:table-cell>
          <table:table-cell office:value-type="float" office:value="2452.9299999999998" table:style-name="ce13">
            <text:p>2.452,93</text:p>
          </table:table-cell>
          <table:table-cell office:value-type="float" office:value="464520.06" table:style-name="ce13">
            <text:p>464.520,06</text:p>
          </table:table-cell>
          <table:table-cell office:value-type="float" office:value="61496.71" table:style-name="ce13">
            <text:p>61.496,71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érmica renovable y resto</text:p>
          </table:table-cell>
          <table:table-cell office:value-type="float" office:value="2" table:style-name="ce12">
            <text:p>2</text:p>
          </table:table-cell>
          <table:table-cell office:value-type="float" office:value="1.96" table:style-name="ce13">
            <text:p>1,96</text:p>
          </table:table-cell>
          <table:table-cell office:value-type="float" office:value="5573.26020408163" table:style-name="ce13">
            <text:p>5.573,26</text:p>
          </table:table-cell>
          <table:table-cell office:value-type="float" office:value="10923.59" table:style-name="ce13">
            <text:p>10.923,59</text:p>
          </table:table-cell>
          <table:table-cell office:value-type="float" office:value="335.51" table:style-name="ce13">
            <text:p>335,51</text:p>
          </table:table-cell>
          <table:table-cell office:value-type="float" office:value="10588.08" table:style-name="ce13">
            <text:p>10.588,08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1218" table:style-name="ce12">
            <text:p>1.218</text:p>
          </table:table-cell>
          <table:table-cell office:value-type="float" office:value="504.46" table:style-name="ce13">
            <text:p>504,46</text:p>
          </table:table-cell>
          <table:table-cell office:value-type="float" office:value="2338.40361971217" table:style-name="ce13">
            <text:p>2.338,40</text:p>
          </table:table-cell>
          <table:table-cell office:value-type="float" office:value="1179631.0900000001" table:style-name="ce13">
            <text:p>1.179.631,09</text:p>
          </table:table-cell>
          <table:table-cell office:value-type="float" office:value="15707.28" table:style-name="ce13">
            <text:p>15.707,28</text:p>
          </table:table-cell>
          <table:table-cell office:value-type="float" office:value="1163923.81" table:style-name="ce13">
            <text:p>1.163.923,81</text:p>
          </table:table-cell>
          <table:table-cell office:value-type="float" office:value="61496.71" table:style-name="ce13">
            <text:p>61.496,71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BIZKAIA" table:style-name="ta3">
        <table:table-column table:style-name="co4" table:default-cell-style-name="ce2"/>
        <table:table-column table:style-name="co5" table:default-cell-style-name="ce2"/>
        <table:table-column table:style-name="co9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2" table:number-columns-repeated="16375" table:default-cell-style-name="ce2"/>
        <table:table-row table:style-name="ro2">
          <table:table-cell office:value-type="string" table:style-name="ce8">
            <text:p>DESCRIPCION_FILA</text:p>
          </table:table-cell>
          <table:table-cell office:value-type="string" table:style-name="ce8">
            <text:p>CENTRALES ACTIVAS</text:p>
          </table:table-cell>
          <table:table-cell office:value-type="string" table:style-name="ce8">
            <text:p>POTENCIA ACTIVA (MW)</text:p>
          </table:table-cell>
          <table:table-cell office:value-type="string" table:style-name="ce8">
            <text:p>HORAS UTILIZACION</text:p>
          </table:table-cell>
          <table:table-cell office:value-type="string" table:style-name="ce8">
            <text:p>PRODUCCION EN BORNES DE LOS GENERADORES (MWh)</text:p>
          </table:table-cell>
          <table:table-cell office:value-type="string" table:style-name="ce8">
            <text:p>CONSUMOS EN GENERACION (MWh)</text:p>
          </table:table-cell>
          <table:table-cell office:value-type="string" table:style-name="ce8">
            <text:p>PRODUCCION NETA (MWH)</text:p>
          </table:table-cell>
          <table:table-cell office:value-type="string" table:style-name="ce8">
            <text:p>AUTOCONSUMOS (MWh)</text:p>
          </table:table-cell>
          <table:table-cell office:value-type="string" table:style-name="ce8">
            <text:p>CONSUMOS EN BOMBEO (MWh)</text:p>
          </table:table-cell>
          <table:table-cell table:number-columns-repeated="16375" table:style-name="ce10"/>
        </table:table-row>
        <table:table-row table:style-name="ro2">
          <table:table-cell office:value-type="string" table:style-name="ce11">
            <text:p>Hidraúlica</text:p>
          </table:table-cell>
          <table:table-cell office:value-type="float" office:value="3" table:style-name="ce12">
            <text:p>3</text:p>
          </table:table-cell>
          <table:table-cell office:value-type="float" office:value="84.33" table:style-name="ce13">
            <text:p>84,33</text:p>
          </table:table-cell>
          <table:table-cell office:value-type="float" office:value="1334.4098185698999" table:style-name="ce13">
            <text:p>1.334,41</text:p>
          </table:table-cell>
          <table:table-cell office:value-type="float" office:value="112530.78" table:style-name="ce13">
            <text:p>112.530,78</text:p>
          </table:table-cell>
          <table:table-cell office:value-type="float" office:value="781" table:style-name="ce13">
            <text:p>781,00</text:p>
          </table:table-cell>
          <table:table-cell office:value-type="float" office:value="111749.78" table:style-name="ce13">
            <text:p>111.749,78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pur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mixt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Nuclear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arbón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Fuel+gas y ciclo combinado</text:p>
          </table:table-cell>
          <table:table-cell office:value-type="float" office:value="2" table:style-name="ce12">
            <text:p>2</text:p>
          </table:table-cell>
          <table:table-cell office:value-type="float" office:value="1550.3" table:style-name="ce13">
            <text:p>1.550,30</text:p>
          </table:table-cell>
          <table:table-cell office:value-type="float" office:value="1278.05050635361" table:style-name="ce13">
            <text:p>1.278,05</text:p>
          </table:table-cell>
          <table:table-cell office:value-type="float" office:value="1981361.7" table:style-name="ce13">
            <text:p>1.981.361,70</text:p>
          </table:table-cell>
          <table:table-cell office:value-type="float" office:value="52102.78" table:style-name="ce13">
            <text:p>52.102,78</text:p>
          </table:table-cell>
          <table:table-cell office:value-type="float" office:value="1929258.92" table:style-name="ce13">
            <text:p>1.929.258,92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Resto hidráulica</text:p>
          </table:table-cell>
          <table:table-cell office:value-type="float" office:value="19" table:style-name="ce12">
            <text:p>19</text:p>
          </table:table-cell>
          <table:table-cell office:value-type="float" office:value="8.7100000000000009" table:style-name="ce13">
            <text:p>8,71</text:p>
          </table:table-cell>
          <table:table-cell office:value-type="float" office:value="1628.4087256027599" table:style-name="ce13">
            <text:p>1.628,41</text:p>
          </table:table-cell>
          <table:table-cell office:value-type="float" office:value="14183.44" table:style-name="ce13">
            <text:p>14.183,44</text:p>
          </table:table-cell>
          <table:table-cell office:value-type="float" office:value="242.13" table:style-name="ce13">
            <text:p>242,13</text:p>
          </table:table-cell>
          <table:table-cell office:value-type="float" office:value="13941.31" table:style-name="ce13">
            <text:p>13.941,31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2" table:style-name="ce12">
            <text:p>2</text:p>
          </table:table-cell>
          <table:table-cell office:value-type="float" office:value="44" table:style-name="ce13">
            <text:p>44,00</text:p>
          </table:table-cell>
          <table:table-cell office:value-type="float" office:value="1834.1009090909099" table:style-name="ce13">
            <text:p>1.834,10</text:p>
          </table:table-cell>
          <table:table-cell office:value-type="float" office:value="80700.44" table:style-name="ce13">
            <text:p>80.700,44</text:p>
          </table:table-cell>
          <table:table-cell office:value-type="float" office:value="1110" table:style-name="ce13">
            <text:p>1.110,00</text:p>
          </table:table-cell>
          <table:table-cell office:value-type="float" office:value="79590.44" table:style-name="ce13">
            <text:p>79.590,44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408" table:style-name="ce12">
            <text:p>408</text:p>
          </table:table-cell>
          <table:table-cell office:value-type="float" office:value="4.6900000000000004" table:style-name="ce13">
            <text:p>4,69</text:p>
          </table:table-cell>
          <table:table-cell office:value-type="float" office:value="956.01918976545801" table:style-name="ce13">
            <text:p>956,02</text:p>
          </table:table-cell>
          <table:table-cell office:value-type="float" office:value="4483.7299999999996" table:style-name="ce13">
            <text:p>4.483,73</text:p>
          </table:table-cell>
          <table:table-cell office:value-type="float" office:value="44.39" table:style-name="ce13">
            <text:p>44,39</text:p>
          </table:table-cell>
          <table:table-cell office:value-type="float" office:value="4439.34" table:style-name="ce13">
            <text:p>4.439,34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ogeneración</text:p>
          </table:table-cell>
          <table:table-cell office:value-type="float" office:value="18" table:style-name="ce12">
            <text:p>18</text:p>
          </table:table-cell>
          <table:table-cell office:value-type="float" office:value="149.31" table:style-name="ce13">
            <text:p>149,31</text:p>
          </table:table-cell>
          <table:table-cell office:value-type="float" office:value="6767.2895318464898" table:style-name="ce13">
            <text:p>6.767,29</text:p>
          </table:table-cell>
          <table:table-cell office:value-type="float" office:value="1010424" table:style-name="ce13">
            <text:p>1.010.424,00</text:p>
          </table:table-cell>
          <table:table-cell office:value-type="float" office:value="26331.58" table:style-name="ce13">
            <text:p>26.331,58</text:p>
          </table:table-cell>
          <table:table-cell office:value-type="float" office:value="984092.42" table:style-name="ce13">
            <text:p>984.092,42</text:p>
          </table:table-cell>
          <table:table-cell office:value-type="float" office:value="24832.73" table:style-name="ce13">
            <text:p>24.832,73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érmica renovable y resto</text:p>
          </table:table-cell>
          <table:table-cell office:value-type="float" office:value="6" table:style-name="ce12">
            <text:p>6</text:p>
          </table:table-cell>
          <table:table-cell office:value-type="float" office:value="140.66999999999999" table:style-name="ce13">
            <text:p>140,67</text:p>
          </table:table-cell>
          <table:table-cell office:value-type="float" office:value="4754.0243833084496" table:style-name="ce13">
            <text:p>4.754,02</text:p>
          </table:table-cell>
          <table:table-cell office:value-type="float" office:value="668748.61" table:style-name="ce13">
            <text:p>668.748,61</text:p>
          </table:table-cell>
          <table:table-cell office:value-type="float" office:value="38092.94" table:style-name="ce13">
            <text:p>38.092,94</text:p>
          </table:table-cell>
          <table:table-cell office:value-type="float" office:value="630655.67000000004" table:style-name="ce13">
            <text:p>630.655,67</text:p>
          </table:table-cell>
          <table:table-cell office:value-type="float" office:value="81139.87" table:style-name="ce13">
            <text:p>81.139,87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458" table:style-name="ce12">
            <text:p>458</text:p>
          </table:table-cell>
          <table:table-cell office:value-type="float" office:value="1982.01" table:style-name="ce13">
            <text:p>1.982,01</text:p>
          </table:table-cell>
          <table:table-cell office:value-type="float" office:value="1953.7906973224201" table:style-name="ce13">
            <text:p>1.953,79</text:p>
          </table:table-cell>
          <table:table-cell office:value-type="float" office:value="3872432.7" table:style-name="ce13">
            <text:p>3.872.432,70</text:p>
          </table:table-cell>
          <table:table-cell office:value-type="float" office:value="118704.82" table:style-name="ce13">
            <text:p>118.704,82</text:p>
          </table:table-cell>
          <table:table-cell office:value-type="float" office:value="3753727.88" table:style-name="ce13">
            <text:p>3.753.727,88</text:p>
          </table:table-cell>
          <table:table-cell office:value-type="float" office:value="105972.6" table:style-name="ce13">
            <text:p>105.972,6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ZAMORA" table:style-name="ta3">
        <table:table-column table:style-name="co4" table:default-cell-style-name="ce2"/>
        <table:table-column table:style-name="co5" table:default-cell-style-name="ce2"/>
        <table:table-column table:style-name="co9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2" table:number-columns-repeated="16375" table:default-cell-style-name="ce2"/>
        <table:table-row table:style-name="ro2">
          <table:table-cell office:value-type="string" table:style-name="ce8">
            <text:p>DESCRIPCION_FILA</text:p>
          </table:table-cell>
          <table:table-cell office:value-type="string" table:style-name="ce8">
            <text:p>CENTRALES ACTIVAS</text:p>
          </table:table-cell>
          <table:table-cell office:value-type="string" table:style-name="ce8">
            <text:p>POTENCIA ACTIVA (MW)</text:p>
          </table:table-cell>
          <table:table-cell office:value-type="string" table:style-name="ce8">
            <text:p>HORAS UTILIZACION</text:p>
          </table:table-cell>
          <table:table-cell office:value-type="string" table:style-name="ce8">
            <text:p>PRODUCCION EN BORNES DE LOS GENERADORES (MWh)</text:p>
          </table:table-cell>
          <table:table-cell office:value-type="string" table:style-name="ce8">
            <text:p>CONSUMOS EN GENERACION (MWh)</text:p>
          </table:table-cell>
          <table:table-cell office:value-type="string" table:style-name="ce8">
            <text:p>PRODUCCION NETA (MWH)</text:p>
          </table:table-cell>
          <table:table-cell office:value-type="string" table:style-name="ce8">
            <text:p>AUTOCONSUMOS (MWh)</text:p>
          </table:table-cell>
          <table:table-cell office:value-type="string" table:style-name="ce8">
            <text:p>CONSUMOS EN BOMBEO (MWh)</text:p>
          </table:table-cell>
          <table:table-cell table:number-columns-repeated="16375" table:style-name="ce10"/>
        </table:table-row>
        <table:table-row table:style-name="ro2">
          <table:table-cell office:value-type="string" table:style-name="ce11">
            <text:p>Hidraúlica</text:p>
          </table:table-cell>
          <table:table-cell office:value-type="float" office:value="13" table:style-name="ce12">
            <text:p>13</text:p>
          </table:table-cell>
          <table:table-cell office:value-type="float" office:value="885.72" table:style-name="ce13">
            <text:p>885,72</text:p>
          </table:table-cell>
          <table:table-cell office:value-type="float" office:value="3329.7915819897898" table:style-name="ce13">
            <text:p>3.329,79</text:p>
          </table:table-cell>
          <table:table-cell office:value-type="float" office:value="2949263" table:style-name="ce13">
            <text:p>2.949.263,00</text:p>
          </table:table-cell>
          <table:table-cell office:value-type="float" office:value="17262" table:style-name="ce13">
            <text:p>17.262,00</text:p>
          </table:table-cell>
          <table:table-cell office:value-type="float" office:value="2932001" table:style-name="ce13">
            <text:p>2.932.001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pur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mixt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Nuclear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arbón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Fuel+gas y ciclo combinad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Resto hidráulica</text:p>
          </table:table-cell>
          <table:table-cell office:value-type="float" office:value="8" table:style-name="ce12">
            <text:p>8</text:p>
          </table:table-cell>
          <table:table-cell office:value-type="float" office:value="25.21" table:style-name="ce13">
            <text:p>25,21</text:p>
          </table:table-cell>
          <table:table-cell office:value-type="float" office:value="2304.4823482744901" table:style-name="ce13">
            <text:p>2.304,48</text:p>
          </table:table-cell>
          <table:table-cell office:value-type="float" office:value="58096" table:style-name="ce13">
            <text:p>58.096,00</text:p>
          </table:table-cell>
          <table:table-cell office:value-type="float" office:value="632" table:style-name="ce13">
            <text:p>632,00</text:p>
          </table:table-cell>
          <table:table-cell office:value-type="float" office:value="57464" table:style-name="ce13">
            <text:p>57.464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27" table:style-name="ce12">
            <text:p>27</text:p>
          </table:table-cell>
          <table:table-cell office:value-type="float" office:value="568.91" table:style-name="ce13">
            <text:p>568,91</text:p>
          </table:table-cell>
          <table:table-cell office:value-type="float" office:value="1851.39273347278" table:style-name="ce13">
            <text:p>1.851,39</text:p>
          </table:table-cell>
          <table:table-cell office:value-type="float" office:value="1053275.8400000001" table:style-name="ce13">
            <text:p>1.053.275,84</text:p>
          </table:table-cell>
          <table:table-cell office:value-type="float" office:value="15584.18" table:style-name="ce13">
            <text:p>15.584,18</text:p>
          </table:table-cell>
          <table:table-cell office:value-type="float" office:value="1037691.66" table:style-name="ce13">
            <text:p>1.037.691,66</text:p>
          </table:table-cell>
          <table:table-cell office:value-type="float" office:value="1523.94" table:style-name="ce13">
            <text:p>1.523,94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988" table:style-name="ce12">
            <text:p>988</text:p>
          </table:table-cell>
          <table:table-cell office:value-type="float" office:value="82.53" table:style-name="ce13">
            <text:p>82,53</text:p>
          </table:table-cell>
          <table:table-cell office:value-type="float" office:value="1668.2287652974701" table:style-name="ce13">
            <text:p>1.668,23</text:p>
          </table:table-cell>
          <table:table-cell office:value-type="float" office:value="137678.92000000001" table:style-name="ce13">
            <text:p>137.678,92</text:p>
          </table:table-cell>
          <table:table-cell office:value-type="float" office:value="1363.16" table:style-name="ce13">
            <text:p>1.363,16</text:p>
          </table:table-cell>
          <table:table-cell office:value-type="float" office:value="136315.76" table:style-name="ce13">
            <text:p>136.315,76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ogeneración</text:p>
          </table:table-cell>
          <table:table-cell office:value-type="float" office:value="4" table:style-name="ce12">
            <text:p>4</text:p>
          </table:table-cell>
          <table:table-cell office:value-type="float" office:value="18.95" table:style-name="ce13">
            <text:p>18,95</text:p>
          </table:table-cell>
          <table:table-cell office:value-type="float" office:value="2405.3746701846999" table:style-name="ce13">
            <text:p>2.405,37</text:p>
          </table:table-cell>
          <table:table-cell office:value-type="float" office:value="45581.85" table:style-name="ce13">
            <text:p>45.581,85</text:p>
          </table:table-cell>
          <table:table-cell office:value-type="float" office:value="883.07" table:style-name="ce13">
            <text:p>883,07</text:p>
          </table:table-cell>
          <table:table-cell office:value-type="float" office:value="44698.78" table:style-name="ce13">
            <text:p>44.698,78</text:p>
          </table:table-cell>
          <table:table-cell office:value-type="float" office:value="21029.24" table:style-name="ce13">
            <text:p>21.029,24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érmica renovable y rest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1040" table:style-name="ce12">
            <text:p>1.040</text:p>
          </table:table-cell>
          <table:table-cell office:value-type="float" office:value="1581.32" table:style-name="ce13">
            <text:p>1.581,32</text:p>
          </table:table-cell>
          <table:table-cell office:value-type="float" office:value="2683.76774466901" table:style-name="ce13">
            <text:p>2.683,77</text:p>
          </table:table-cell>
          <table:table-cell office:value-type="float" office:value="4243895.6100000003" table:style-name="ce13">
            <text:p>4.243.895,61</text:p>
          </table:table-cell>
          <table:table-cell office:value-type="float" office:value="35724.410000000003" table:style-name="ce13">
            <text:p>35.724,41</text:p>
          </table:table-cell>
          <table:table-cell office:value-type="float" office:value="4208171.2" table:style-name="ce13">
            <text:p>4.208.171,20</text:p>
          </table:table-cell>
          <table:table-cell office:value-type="float" office:value="22553.18" table:style-name="ce13">
            <text:p>22.553,18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ZARAGOZA" table:style-name="ta3">
        <table:table-column table:style-name="co4" table:default-cell-style-name="ce2"/>
        <table:table-column table:style-name="co5" table:default-cell-style-name="ce2"/>
        <table:table-column table:style-name="co9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2" table:number-columns-repeated="16375" table:default-cell-style-name="ce2"/>
        <table:table-row table:style-name="ro2">
          <table:table-cell office:value-type="string" table:style-name="ce8">
            <text:p>DESCRIPCION_FILA</text:p>
          </table:table-cell>
          <table:table-cell office:value-type="string" table:style-name="ce8">
            <text:p>CENTRALES ACTIVAS</text:p>
          </table:table-cell>
          <table:table-cell office:value-type="string" table:style-name="ce8">
            <text:p>POTENCIA ACTIVA (MW)</text:p>
          </table:table-cell>
          <table:table-cell office:value-type="string" table:style-name="ce8">
            <text:p>HORAS UTILIZACION</text:p>
          </table:table-cell>
          <table:table-cell office:value-type="string" table:style-name="ce8">
            <text:p>PRODUCCION EN BORNES DE LOS GENERADORES (MWh)</text:p>
          </table:table-cell>
          <table:table-cell office:value-type="string" table:style-name="ce8">
            <text:p>CONSUMOS EN GENERACION (MWh)</text:p>
          </table:table-cell>
          <table:table-cell office:value-type="string" table:style-name="ce8">
            <text:p>PRODUCCION NETA (MWH)</text:p>
          </table:table-cell>
          <table:table-cell office:value-type="string" table:style-name="ce8">
            <text:p>AUTOCONSUMOS (MWh)</text:p>
          </table:table-cell>
          <table:table-cell office:value-type="string" table:style-name="ce8">
            <text:p>CONSUMOS EN BOMBEO (MWh)</text:p>
          </table:table-cell>
          <table:table-cell table:number-columns-repeated="16375" table:style-name="ce10"/>
        </table:table-row>
        <table:table-row table:style-name="ro2">
          <table:table-cell office:value-type="string" table:style-name="ce11">
            <text:p>Hidraúlica</text:p>
          </table:table-cell>
          <table:table-cell office:value-type="float" office:value="7" table:style-name="ce12">
            <text:p>7</text:p>
          </table:table-cell>
          <table:table-cell office:value-type="float" office:value="336.41" table:style-name="ce13">
            <text:p>336,41</text:p>
          </table:table-cell>
          <table:table-cell office:value-type="float" office:value="2212.9715525697802" table:style-name="ce13">
            <text:p>2.212,97</text:p>
          </table:table-cell>
          <table:table-cell office:value-type="float" office:value="744465.76" table:style-name="ce13">
            <text:p>744.465,76</text:p>
          </table:table-cell>
          <table:table-cell office:value-type="float" office:value="6905.96" table:style-name="ce13">
            <text:p>6.905,96</text:p>
          </table:table-cell>
          <table:table-cell office:value-type="float" office:value="737559.8" table:style-name="ce13">
            <text:p>737.559,8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pur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mixt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Nuclear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arbón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Fuel+gas y ciclo combinado</text:p>
          </table:table-cell>
          <table:table-cell office:value-type="float" office:value="1" table:style-name="ce12">
            <text:p>1</text:p>
          </table:table-cell>
          <table:table-cell office:value-type="float" office:value="282.22000000000003" table:style-name="ce13">
            <text:p>282,22</text:p>
          </table:table-cell>
          <table:table-cell office:value-type="float" office:value="46.0195592091276" table:style-name="ce13">
            <text:p>46,02</text:p>
          </table:table-cell>
          <table:table-cell office:value-type="float" office:value="12987.64" table:style-name="ce13">
            <text:p>12.987,64</text:p>
          </table:table-cell>
          <table:table-cell office:value-type="float" office:value="862.64" table:style-name="ce13">
            <text:p>862,64</text:p>
          </table:table-cell>
          <table:table-cell office:value-type="float" office:value="12125" table:style-name="ce13">
            <text:p>12.125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Resto hidráulica</text:p>
          </table:table-cell>
          <table:table-cell office:value-type="float" office:value="13" table:style-name="ce12">
            <text:p>13</text:p>
          </table:table-cell>
          <table:table-cell office:value-type="float" office:value="72.959999999999994" table:style-name="ce13">
            <text:p>72,96</text:p>
          </table:table-cell>
          <table:table-cell office:value-type="float" office:value="3342.70339912281" table:style-name="ce13">
            <text:p>3.342,70</text:p>
          </table:table-cell>
          <table:table-cell office:value-type="float" office:value="243883.64" table:style-name="ce13">
            <text:p>243.883,64</text:p>
          </table:table-cell>
          <table:table-cell office:value-type="float" office:value="660.95" table:style-name="ce13">
            <text:p>660,95</text:p>
          </table:table-cell>
          <table:table-cell office:value-type="float" office:value="243222.69" table:style-name="ce13">
            <text:p>243.222,69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63" table:style-name="ce12">
            <text:p>63</text:p>
          </table:table-cell>
          <table:table-cell office:value-type="float" office:value="1396.63" table:style-name="ce13">
            <text:p>1.396,63</text:p>
          </table:table-cell>
          <table:table-cell office:value-type="float" office:value="2437.6839678368601" table:style-name="ce13">
            <text:p>2.437,68</text:p>
          </table:table-cell>
          <table:table-cell office:value-type="float" office:value="3404542.56" table:style-name="ce13">
            <text:p>3.404.542,56</text:p>
          </table:table-cell>
          <table:table-cell office:value-type="float" office:value="60258.21" table:style-name="ce13">
            <text:p>60.258,21</text:p>
          </table:table-cell>
          <table:table-cell office:value-type="float" office:value="3344284.35" table:style-name="ce13">
            <text:p>3.344.284,35</text:p>
          </table:table-cell>
          <table:table-cell office:value-type="float" office:value="219.01" table:style-name="ce13">
            <text:p>219,01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980" table:style-name="ce12">
            <text:p>980</text:p>
          </table:table-cell>
          <table:table-cell office:value-type="float" office:value="108.51" table:style-name="ce13">
            <text:p>108,51</text:p>
          </table:table-cell>
          <table:table-cell office:value-type="float" office:value="1724.7034374712" table:style-name="ce13">
            <text:p>1.724,70</text:p>
          </table:table-cell>
          <table:table-cell office:value-type="float" office:value="187147.57" table:style-name="ce13">
            <text:p>187.147,57</text:p>
          </table:table-cell>
          <table:table-cell office:value-type="float" office:value="1852.95" table:style-name="ce13">
            <text:p>1.852,95</text:p>
          </table:table-cell>
          <table:table-cell office:value-type="float" office:value="185294.62" table:style-name="ce13">
            <text:p>185.294,62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ogeneración</text:p>
          </table:table-cell>
          <table:table-cell office:value-type="float" office:value="13" table:style-name="ce12">
            <text:p>13</text:p>
          </table:table-cell>
          <table:table-cell office:value-type="float" office:value="288.92" table:style-name="ce13">
            <text:p>288,92</text:p>
          </table:table-cell>
          <table:table-cell office:value-type="float" office:value="7386.9237505191804" table:style-name="ce13">
            <text:p>7.386,92</text:p>
          </table:table-cell>
          <table:table-cell office:value-type="float" office:value="2134230.0099999998" table:style-name="ce13">
            <text:p>2.134.230,01</text:p>
          </table:table-cell>
          <table:table-cell office:value-type="float" office:value="60675.6" table:style-name="ce13">
            <text:p>60.675,60</text:p>
          </table:table-cell>
          <table:table-cell office:value-type="float" office:value="2073554.41" table:style-name="ce13">
            <text:p>2.073.554,41</text:p>
          </table:table-cell>
          <table:table-cell office:value-type="float" office:value="11056.51" table:style-name="ce13">
            <text:p>11.056,51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érmica renovable y resto</text:p>
          </table:table-cell>
          <table:table-cell office:value-type="float" office:value="3" table:style-name="ce12">
            <text:p>3</text:p>
          </table:table-cell>
          <table:table-cell office:value-type="float" office:value="55.82" table:style-name="ce13">
            <text:p>55,82</text:p>
          </table:table-cell>
          <table:table-cell office:value-type="float" office:value="5888.1746685775697" table:style-name="ce13">
            <text:p>5.888,17</text:p>
          </table:table-cell>
          <table:table-cell office:value-type="float" office:value="328677.90999999997" table:style-name="ce13">
            <text:p>328.677,91</text:p>
          </table:table-cell>
          <table:table-cell office:value-type="float" office:value="50814.55" table:style-name="ce13">
            <text:p>50.814,55</text:p>
          </table:table-cell>
          <table:table-cell office:value-type="float" office:value="277863.36" table:style-name="ce13">
            <text:p>277.863,36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1080" table:style-name="ce12">
            <text:p>1.080</text:p>
          </table:table-cell>
          <table:table-cell office:value-type="float" office:value="2541.4699999999998" table:style-name="ce13">
            <text:p>2.541,47</text:p>
          </table:table-cell>
          <table:table-cell office:value-type="float" office:value="2776.3204326629898" table:style-name="ce13">
            <text:p>2.776,32</text:p>
          </table:table-cell>
          <table:table-cell office:value-type="float" office:value="7055935.0899999999" table:style-name="ce13">
            <text:p>7.055.935,09</text:p>
          </table:table-cell>
          <table:table-cell office:value-type="float" office:value="182030.86" table:style-name="ce13">
            <text:p>182.030,86</text:p>
          </table:table-cell>
          <table:table-cell office:value-type="float" office:value="6873904.2300000004" table:style-name="ce13">
            <text:p>6.873.904,23</text:p>
          </table:table-cell>
          <table:table-cell office:value-type="float" office:value="11275.52" table:style-name="ce13">
            <text:p>11.275,52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CEUTA" table:style-name="ta3">
        <table:table-column table:style-name="co4" table:default-cell-style-name="ce2"/>
        <table:table-column table:style-name="co5" table:default-cell-style-name="ce2"/>
        <table:table-column table:style-name="co9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2" table:number-columns-repeated="16375" table:default-cell-style-name="ce2"/>
        <table:table-row table:style-name="ro2">
          <table:table-cell office:value-type="string" table:style-name="ce8">
            <text:p>DESCRIPCION_FILA</text:p>
          </table:table-cell>
          <table:table-cell office:value-type="string" table:style-name="ce8">
            <text:p>CENTRALES ACTIVAS</text:p>
          </table:table-cell>
          <table:table-cell office:value-type="string" table:style-name="ce8">
            <text:p>POTENCIA ACTIVA (MW)</text:p>
          </table:table-cell>
          <table:table-cell office:value-type="string" table:style-name="ce8">
            <text:p>HORAS UTILIZACION</text:p>
          </table:table-cell>
          <table:table-cell office:value-type="string" table:style-name="ce8">
            <text:p>PRODUCCION EN BORNES DE LOS GENERADORES (MWh)</text:p>
          </table:table-cell>
          <table:table-cell office:value-type="string" table:style-name="ce8">
            <text:p>CONSUMOS EN GENERACION (MWh)</text:p>
          </table:table-cell>
          <table:table-cell office:value-type="string" table:style-name="ce8">
            <text:p>PRODUCCION NETA (MWH)</text:p>
          </table:table-cell>
          <table:table-cell office:value-type="string" table:style-name="ce8">
            <text:p>AUTOCONSUMOS (MWh)</text:p>
          </table:table-cell>
          <table:table-cell office:value-type="string" table:style-name="ce8">
            <text:p>CONSUMOS EN BOMBEO (MWh)</text:p>
          </table:table-cell>
          <table:table-cell table:number-columns-repeated="16375" table:style-name="ce10"/>
        </table:table-row>
        <table:table-row table:style-name="ro2">
          <table:table-cell office:value-type="string" table:style-name="ce11">
            <text:p>Hidraúl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pur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mixt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Nuclear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arbón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Fuel+gas y ciclo combinado</text:p>
          </table:table-cell>
          <table:table-cell office:value-type="float" office:value="1" table:style-name="ce12">
            <text:p>1</text:p>
          </table:table-cell>
          <table:table-cell office:value-type="float" office:value="97.36" table:style-name="ce13">
            <text:p>97,36</text:p>
          </table:table-cell>
          <table:table-cell office:value-type="float" office:value="2357.4157764995898" table:style-name="ce13">
            <text:p>2.357,42</text:p>
          </table:table-cell>
          <table:table-cell office:value-type="float" office:value="229518" table:style-name="ce13">
            <text:p>229.518,00</text:p>
          </table:table-cell>
          <table:table-cell office:value-type="float" office:value="18824" table:style-name="ce13">
            <text:p>18.824,00</text:p>
          </table:table-cell>
          <table:table-cell office:value-type="float" office:value="210694" table:style-name="ce13">
            <text:p>210.694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Resto hidrául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ogeneración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érmica renovable y rest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1" table:style-name="ce12">
            <text:p>1</text:p>
          </table:table-cell>
          <table:table-cell office:value-type="float" office:value="97.36" table:style-name="ce13">
            <text:p>97,36</text:p>
          </table:table-cell>
          <table:table-cell office:value-type="float" office:value="2357.4157764995898" table:style-name="ce13">
            <text:p>2.357,42</text:p>
          </table:table-cell>
          <table:table-cell office:value-type="float" office:value="229518" table:style-name="ce13">
            <text:p>229.518,00</text:p>
          </table:table-cell>
          <table:table-cell office:value-type="float" office:value="18824" table:style-name="ce13">
            <text:p>18.824,00</text:p>
          </table:table-cell>
          <table:table-cell office:value-type="float" office:value="210694" table:style-name="ce13">
            <text:p>210.694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MELILLA" table:style-name="ta3">
        <table:table-column table:style-name="co4" table:default-cell-style-name="ce2"/>
        <table:table-column table:style-name="co5" table:default-cell-style-name="ce2"/>
        <table:table-column table:style-name="co9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2" table:number-columns-repeated="16375" table:default-cell-style-name="ce2"/>
        <table:table-row table:style-name="ro2">
          <table:table-cell office:value-type="string" table:style-name="ce8">
            <text:p>DESCRIPCION_FILA</text:p>
          </table:table-cell>
          <table:table-cell office:value-type="string" table:style-name="ce8">
            <text:p>CENTRALES ACTIVAS</text:p>
          </table:table-cell>
          <table:table-cell office:value-type="string" table:style-name="ce8">
            <text:p>POTENCIA ACTIVA (MW)</text:p>
          </table:table-cell>
          <table:table-cell office:value-type="string" table:style-name="ce8">
            <text:p>HORAS UTILIZACION</text:p>
          </table:table-cell>
          <table:table-cell office:value-type="string" table:style-name="ce8">
            <text:p>PRODUCCION EN BORNES DE LOS GENERADORES (MWh)</text:p>
          </table:table-cell>
          <table:table-cell office:value-type="string" table:style-name="ce8">
            <text:p>CONSUMOS EN GENERACION (MWh)</text:p>
          </table:table-cell>
          <table:table-cell office:value-type="string" table:style-name="ce8">
            <text:p>PRODUCCION NETA (MWH)</text:p>
          </table:table-cell>
          <table:table-cell office:value-type="string" table:style-name="ce8">
            <text:p>AUTOCONSUMOS (MWh)</text:p>
          </table:table-cell>
          <table:table-cell office:value-type="string" table:style-name="ce8">
            <text:p>CONSUMOS EN BOMBEO (MWh)</text:p>
          </table:table-cell>
          <table:table-cell table:number-columns-repeated="16375" table:style-name="ce10"/>
        </table:table-row>
        <table:table-row table:style-name="ro2">
          <table:table-cell office:value-type="string" table:style-name="ce11">
            <text:p>Hidraúl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pur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<text:s text:c="8"/>Bombeo mixto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Nuclear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arbón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Fuel+gas y ciclo combinado</text:p>
          </table:table-cell>
          <table:table-cell office:value-type="float" office:value="1" table:style-name="ce12">
            <text:p>1</text:p>
          </table:table-cell>
          <table:table-cell office:value-type="float" office:value="84.2" table:style-name="ce13">
            <text:p>84,20</text:p>
          </table:table-cell>
          <table:table-cell office:value-type="float" office:value="2528.9786223277902" table:style-name="ce13">
            <text:p>2.528,98</text:p>
          </table:table-cell>
          <table:table-cell office:value-type="float" office:value="212940" table:style-name="ce13">
            <text:p>212.940,00</text:p>
          </table:table-cell>
          <table:table-cell office:value-type="float" office:value="14434" table:style-name="ce13">
            <text:p>14.434,00</text:p>
          </table:table-cell>
          <table:table-cell office:value-type="float" office:value="198506" table:style-name="ce13">
            <text:p>198.506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Resto hidrául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Eól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fotovoltaica</text:p>
          </table:table-cell>
          <table:table-cell office:value-type="float" office:value="2" table:style-name="ce12">
            <text:p>2</text:p>
          </table:table-cell>
          <table:table-cell office:value-type="float" office:value="0.06" table:style-name="ce13">
            <text:p>0,06</text:p>
          </table:table-cell>
          <table:table-cell office:value-type="float" office:value="1352.3333333333301" table:style-name="ce13">
            <text:p>1.352,33</text:p>
          </table:table-cell>
          <table:table-cell office:value-type="float" office:value="81.14" table:style-name="ce13">
            <text:p>81,14</text:p>
          </table:table-cell>
          <table:table-cell office:value-type="float" office:value="0.81" table:style-name="ce13">
            <text:p>0,81</text:p>
          </table:table-cell>
          <table:table-cell office:value-type="float" office:value="80.33" table:style-name="ce13">
            <text:p>80,33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Solar térmica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Cogeneración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érmica renovable y resto</text:p>
          </table:table-cell>
          <table:table-cell office:value-type="float" office:value="1" table:style-name="ce12">
            <text:p>1</text:p>
          </table:table-cell>
          <table:table-cell office:value-type="float" office:value="2.17" table:style-name="ce13">
            <text:p>2,17</text:p>
          </table:table-cell>
          <table:table-cell office:value-type="float" office:value="6061.22580645161" table:style-name="ce13">
            <text:p>6.061,23</text:p>
          </table:table-cell>
          <table:table-cell office:value-type="float" office:value="13152.86" table:style-name="ce13">
            <text:p>13.152,86</text:p>
          </table:table-cell>
          <table:table-cell office:value-type="float" office:value="3277.58" table:style-name="ce13">
            <text:p>3.277,58</text:p>
          </table:table-cell>
          <table:table-cell office:value-type="float" office:value="9875.2800000000007" table:style-name="ce13">
            <text:p>9.875,28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11">
            <text:p>TOTAL</text:p>
          </table:table-cell>
          <table:table-cell office:value-type="float" office:value="4" table:style-name="ce12">
            <text:p>4</text:p>
          </table:table-cell>
          <table:table-cell office:value-type="float" office:value="86.43" table:style-name="ce13">
            <text:p>86,43</text:p>
          </table:table-cell>
          <table:table-cell office:value-type="float" office:value="2616.8460025454101" table:style-name="ce13">
            <text:p>2.616,85</text:p>
          </table:table-cell>
          <table:table-cell office:value-type="float" office:value="226174" table:style-name="ce13">
            <text:p>226.174,00</text:p>
          </table:table-cell>
          <table:table-cell office:value-type="float" office:value="17712.39" table:style-name="ce13">
            <text:p>17.712,39</text:p>
          </table:table-cell>
          <table:table-cell office:value-type="float" office:value="208461.61" table:style-name="ce13">
            <text:p>208.461,61</text:p>
          </table:table-cell>
          <table:table-cell office:value-type="float" office:value="0" table:style-name="ce13">
            <text:p>0,00</text:p>
          </table:table-cell>
          <table:table-cell office:value-type="float" office:value="0" table:style-name="ce13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99%" style:table-centering="none" style:print="objects charts drawings"/>
      <style:header-style>
        <style:header-footer-properties fo:min-height="0.25in" fo:margin-left="0.75in" fo:margin-right="0.75in" fo:margin-bottom="0in"/>
      </style:header-style>
      <style:footer-style>
        <style:header-footer-properties fo:min-height="0in" fo:margin-left="0.75in" fo:margin-right="0.75in" fo:margin-top="0in"/>
      </style:footer-style>
    </style:page-layout>
    <style:page-layout style:name="pm2">
      <style:page-layout-properties fo:margin-top="0.511811023622047in" fo:margin-bottom="0.511811023622047in" fo:margin-left="0.748031496062992in" fo:margin-right="0.748031496062992in" style:print-orientation="landscape" style:print-page-order="ttb" style:first-page-number="continue" style:scale-to="100%" style:table-centering="none" style:print="objects charts drawings"/>
      <style:header-style>
        <style:header-footer-properties fo:min-height="0.236220472440945in" fo:margin-left="0.748031496062992in" fo:margin-right="0.748031496062992in" fo:margin-bottom="0in"/>
      </style:header-style>
      <style:footer-style>
        <style:header-footer-properties fo:min-height="0in" fo:margin-left="0.748031496062992in" fo:margin-right="0.748031496062992in" fo:margin-top="0in"/>
      </style:footer-style>
    </style:page-layout>
    <style:page-layout style:name="pm3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5in" fo:margin-left="0.75in" fo:margin-right="0.75in" fo:margin-bottom="0in"/>
      </style:header-style>
      <style:footer-style>
        <style:header-footer-properties fo:min-height="0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/>
    <meta:creation-date>2017-12-11T11:55:38Z</meta:creation-date>
    <dc:date>2017-12-11T11:55:45Z</dc:date>
  </office:meta>
</office:document-meta>
</file>